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0.2071in"/>
    </style:style>
    <style:style style:name="co22" style:family="table-column">
      <style:table-column-properties fo:break-before="auto" style:column-width="0.7583in"/>
    </style:style>
    <style:style style:name="co23" style:family="table-column">
      <style:table-column-properties fo:break-before="auto" style:column-width="0.6307in"/>
    </style:style>
    <style:style style:name="co35" style:family="table-column">
      <style:table-column-properties fo:break-before="auto" style:column-width="0.9138in"/>
    </style:style>
    <style:style style:name="co37" style:family="table-column">
      <style:table-column-properties fo:break-before="auto" style:column-width="0.5535in"/>
    </style:style>
    <style:style style:name="co39" style:family="table-column">
      <style:table-column-properties fo:break-before="auto" style:column-width="0.352in"/>
    </style:style>
    <style:style style:name="co40" style:family="table-column">
      <style:table-column-properties fo:break-before="auto" style:column-width="0.5945in"/>
    </style:style>
    <style:style style:name="co41" style:family="table-column">
      <style:table-column-properties fo:break-before="auto" style:column-width="0.3634in"/>
    </style:style>
    <style:style style:name="co42" style:family="table-column">
      <style:table-column-properties fo:break-before="auto" style:column-width="0.4736in"/>
    </style:style>
    <style:style style:name="co43" style:family="table-column">
      <style:table-column-properties fo:break-before="auto" style:column-width="0.7264in"/>
    </style:style>
    <style:style style:name="co44" style:family="table-column">
      <style:table-column-properties fo:break-before="auto" style:column-width="0.2201in"/>
    </style:style>
    <style:style style:name="co45" style:family="table-column">
      <style:table-column-properties fo:break-before="auto" style:column-width="0.7598in"/>
    </style:style>
    <style:style style:name="co46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6984in"/>
    </style:style>
    <style:style style:name="co47" style:family="table-column">
      <style:table-column-properties fo:break-before="auto" style:column-width="1.1016in"/>
    </style:style>
    <style:style style:name="co48" style:family="table-column">
      <style:table-column-properties fo:break-before="auto" style:column-width="0.4516in"/>
    </style:style>
    <style:style style:name="co49" style:family="table-column">
      <style:table-column-properties fo:break-before="auto" style:column-width="0.9264in"/>
    </style:style>
    <style:style style:name="co54" style:family="table-column">
      <style:table-column-properties fo:break-before="auto" style:column-width="4.2681in"/>
    </style:style>
    <style:style style:name="co55" style:family="table-column">
      <style:table-column-properties fo:break-before="auto" style:column-width="1.6209in"/>
    </style:style>
    <style:style style:name="co56" style:family="table-column">
      <style:table-column-properties fo:break-before="auto" style:column-width="3.0598in"/>
    </style:style>
    <style:style style:name="co57" style:family="table-column">
      <style:table-column-properties fo:break-before="auto" style:column-width="2.3016in"/>
    </style:style>
    <style:style style:name="co58" style:family="table-column">
      <style:table-column-properties fo:break-before="auto" style:column-width="0.25in"/>
    </style:style>
    <style:style style:name="co59" style:family="table-column">
      <style:table-column-properties fo:break-before="auto" style:column-width="0.4764in"/>
    </style:style>
    <style:style style:name="co60" style:family="table-column">
      <style:table-column-properties fo:break-before="auto" style:column-width="0.952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6563in"/>
    </style:style>
    <style:style style:name="co63" style:family="table-column">
      <style:table-column-properties fo:break-before="auto" style:column-width="0.7465in"/>
    </style:style>
    <style:style style:name="co64" style:family="table-column">
      <style:table-column-properties fo:break-before="auto" style:column-width="0.8492in"/>
    </style:style>
    <style:style style:name="co4" style:family="table-column">
      <style:table-column-properties fo:break-before="auto" style:column-width="0.8925in"/>
    </style:style>
    <style:style style:name="co50" style:family="table-column">
      <style:table-column-properties fo:break-before="auto" style:column-width="1.3764in"/>
    </style:style>
    <style:style style:name="co36" style:family="table-column">
      <style:table-column-properties fo:break-before="auto" style:column-width="0.6492in"/>
    </style:style>
    <style:style style:name="co51" style:family="table-column">
      <style:table-column-properties fo:break-before="auto" style:column-width="0.6717in"/>
    </style:style>
    <style:style style:name="co52" style:family="table-column">
      <style:table-column-properties fo:break-before="auto" style:column-width="0.4291in"/>
    </style:style>
    <style:style style:name="co38" style:family="table-column">
      <style:table-column-properties fo:break-before="auto" style:column-width="0.8807in"/>
    </style:style>
    <style:style style:name="co70" style:family="table-column">
      <style:table-column-properties fo:break-before="auto" style:column-width="0.4075in"/>
    </style:style>
    <style:style style:name="co71" style:family="table-column">
      <style:table-column-properties fo:break-before="auto" style:column-width="0.628in"/>
    </style:style>
    <style:style style:name="co72" style:family="table-column">
      <style:table-column-properties fo:break-before="auto" style:column-width="0.4626in"/>
    </style:style>
    <style:style style:name="co73" style:family="table-column">
      <style:table-column-properties fo:break-before="auto" style:column-width="0.5618in"/>
    </style:style>
    <style:style style:name="co74" style:family="table-column">
      <style:table-column-properties fo:break-before="auto" style:column-width="0.572in"/>
    </style:style>
    <style:style style:name="co75" style:family="table-column">
      <style:table-column-properties fo:break-before="auto" style:column-width="0.5508in"/>
    </style:style>
    <style:style style:name="co76" style:family="table-column">
      <style:table-column-properties fo:break-before="auto" style:column-width="0.5398in"/>
    </style:style>
    <style:style style:name="co77" style:family="table-column">
      <style:table-column-properties fo:break-before="auto" style:column-width="1.1673in"/>
    </style:style>
    <style:style style:name="co78" style:family="table-column">
      <style:table-column-properties fo:break-before="auto" style:column-width="4.1846in"/>
    </style:style>
    <style:style style:name="co79" style:family="table-column">
      <style:table-column-properties fo:break-before="auto" style:column-width="0.6953in"/>
    </style:style>
    <style:style style:name="co80" style:family="table-column">
      <style:table-column-properties fo:break-before="auto" style:column-width="0.7846in"/>
    </style:style>
    <style:style style:name="co81" style:family="table-column">
      <style:table-column-properties fo:break-before="auto" style:column-width="0.2in"/>
    </style:style>
    <style:style style:name="co82" style:family="table-column">
      <style:table-column-properties fo:break-before="auto" style:column-width="0.4126in"/>
    </style:style>
    <style:style style:name="co83" style:family="table-column">
      <style:table-column-properties fo:break-before="auto" style:column-width="0.5154in"/>
    </style:style>
    <style:style style:name="co84" style:family="table-column">
      <style:table-column-properties fo:break-before="auto" style:column-width="0.6693in"/>
    </style:style>
    <style:style style:name="co85" style:family="table-column">
      <style:table-column-properties fo:break-before="auto" style:column-width="0.6819in"/>
    </style:style>
    <style:style style:name="co86" style:family="table-column">
      <style:table-column-properties fo:break-before="auto" style:column-width="1.1965in"/>
    </style:style>
    <style:style style:name="co87" style:family="table-column">
      <style:table-column-properties fo:break-before="auto" style:column-width="0.8626in"/>
    </style:style>
    <style:style style:name="co88" style:family="table-column">
      <style:table-column-properties fo:break-before="auto" style:column-width="0.4in"/>
    </style:style>
    <style:style style:name="co89" style:family="table-column">
      <style:table-column-properties fo:break-before="auto" style:column-width="1.4146in"/>
    </style:style>
    <style:style style:name="co90" style:family="table-column">
      <style:table-column-properties fo:break-before="auto" style:column-width="1.0937in"/>
    </style:style>
    <style:style style:name="co91" style:family="table-column">
      <style:table-column-properties fo:break-before="auto" style:column-width="1.5429in"/>
    </style:style>
    <style:style style:name="co92" style:family="table-column">
      <style:table-column-properties fo:break-before="auto" style:column-width="1.5047in"/>
    </style:style>
    <style:style style:name="co93" style:family="table-column">
      <style:table-column-properties fo:break-before="auto" style:column-width="2.4307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7" style:family="table-row">
      <style:table-row-properties style:row-height="0.1827in" fo:break-before="auto" style:use-optimal-row-height="true"/>
    </style:style>
    <style:style style:name="ro8" style:family="table-row">
      <style:table-row-properties style:row-height="0.1736in" fo:break-before="auto" style:use-optimal-row-height="true"/>
    </style:style>
    <style:style style:name="ta6" style:family="table" style:master-page-name="PageStyle_5f_mode">
      <style:table-properties table:display="true" style:writing-mode="lr-tb"/>
    </style:style>
    <style:style style:name="ta9" style:family="table" style:master-page-name="PageStyle_5f_label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8" style:family="table" style:master-page-name="PageStyle_5f_notes">
      <style:table-properties table:display="true" style:writing-mode="lr-tb"/>
    </style:style>
    <style:style style:name="ta11" style:family="table" style:master-page-name="PageStyle_5f_stats">
      <style:table-properties table:display="true" style:writing-mode="lr-tb"/>
    </style:style>
    <style:style style:name="ta10" style:family="table" style:master-page-name="PageStyle_5f_summary">
      <style:table-properties table:display="true" style:writing-mode="lr-tb"/>
    </style:style>
    <style:style style:name="ta12" style:family="table" style:master-page-name="PageStyle_5f_numbers">
      <style:table-properties table:display="true" style:writing-mode="lr-tb"/>
    </style:style>
    <style:style style:name="ta13" style:family="table" style:master-page-name="PageStyle_5f_skill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 style:data-style-name="N143"/>
    <style:style style:name="ce14" style:family="table-cell" style:parent-style-name="Default" style:data-style-name="N2"/>
    <style:style style:name="ce15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16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17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19" style:family="table-cell" style:parent-style-name="Default" style:data-style-name="N2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ackground-color="#ffffcc"/>
    </style:style>
    <style:style style:name="ce24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27" style:family="table-cell" style:parent-style-name="Default" style:data-style-name="N2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28" style:family="table-cell" style:parent-style-name="Default" style:data-style-name="N2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5f_BuiltIn_5f_Percent" style:data-style-name="N1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3">
      <style:text-properties fo:color="#000000"/>
    </style:style>
    <style:style style:name="ce35" style:family="table-cell" style:parent-style-name="Default" style:data-style-name="N3">
      <style:table-cell-properties fo:background-color="#ffffcc"/>
      <style:text-properties fo:color="#000000"/>
    </style:style>
    <style:style style:name="ce1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  <style:style style:name="ce54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5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" style:family="table-cell" style:parent-style-name="Default" style:data-style-name="N4"/>
    <style:style style:name="ce23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47" style:family="table-cell" style:parent-style-name="Default" style:data-style-name="N0"/>
    <style:style style:name="ce50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#aecf00"/>
    </style:style>
    <style:style style:name="ce70" style:family="table-cell" style:parent-style-name="Default">
      <style:table-cell-properties fo:background-color="#ccffff"/>
    </style:style>
    <style:style style:name="ce71" style:family="table-cell" style:parent-style-name="Default">
      <style:table-cell-properties fo:background-color="#99ccff"/>
    </style:style>
    <style:style style:name="ce72" style:family="table-cell" style:parent-style-name="Excel_5f_BuiltIn_5f_Comma" style:data-style-name="N144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5f_BuiltIn_5f_Comma" style:data-style-name="N144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5f_BuiltIn_5f_Comma" style:data-style-name="N3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3">
      <style:table-cell-properties fo:background-color="transparent"/>
    </style:style>
    <style:style style:name="ce76" style:family="table-cell" style:parent-style-name="Default" style:data-style-name="N144"/>
    <style:style style:name="ce77" style:family="table-cell" style:parent-style-name="Default" style:data-style-name="N3">
      <style:table-cell-properties fo:background-color="#99ccff"/>
    </style:style>
    <style:style style:name="ce78" style:family="table-cell" style:parent-style-name="Default">
      <style:table-cell-properties fo:border-bottom="0.0138in solid #000000" style:diagonal-bl-tr="none" style:diagonal-tl-br="none" fo:background-color="transparent" fo:border-left="none" fo:border-right="none" style:rotation-align="none" fo:border-top="none"/>
    </style:style>
    <style:style style:name="ce79" style:family="table-cell" style:parent-style-name="Default" style:data-style-name="N37"/>
    <style:style style:name="ce60" style:family="table-cell" style:parent-style-name="Default" style:data-style-name="N0">
      <style:table-cell-properties style:diagonal-bl-tr="none" style:diagonal-tl-br="none" fo:border="none" style:rotation-align="none"/>
    </style:style>
    <style:style style:name="ce61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5f_BuiltIn_5f_Comma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5f_BuiltIn_5f_Comma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5f_BuiltIn_5f_Comma" style:data-style-name="N144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5f_BuiltIn_5f_Percen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c0c0c0" style:diagonal-bl-tr="none" style:diagonal-tl-br="none" fo:border="none" style:rotation-align="none"/>
    </style:style>
    <style:style style:name="ce68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80" style:family="table-cell" style:parent-style-name="Excel_5f_BuiltIn_5f_Comma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Excel_5f_BuiltIn_5f_Percen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Excel_5f_BuiltIn_5f_Percent" style:data-style-name="N11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fo:background-color="#ccffff"/>
      <style:text-properties fo:color="#000000"/>
    </style:style>
    <style:style style:name="ce86" style:family="table-cell" style:parent-style-name="Default">
      <style:table-cell-properties fo:background-color="#ffffcc"/>
      <style:text-properties fo:color="#000000"/>
    </style:style>
    <style:style style:name="ce87" style:family="table-cell" style:parent-style-name="Default">
      <style:table-cell-properties fo:background-color="#9999ff"/>
      <style:text-properties fo:color="#000000"/>
    </style:style>
    <style:style style:name="ce88" style:family="table-cell" style:parent-style-name="Default">
      <style:table-cell-properties fo:background-color="#c0c0c0"/>
      <style:text-properties fo:color="#000000"/>
    </style:style>
    <style:style style:name="ce89" style:family="table-cell" style:parent-style-name="Default">
      <style:table-cell-properties fo:background-color="#ff950e"/>
      <style:text-properties fo:color="#000000"/>
    </style:style>
    <style:style style:name="ce90" style:family="table-cell" style:parent-style-name="Default" style:data-style-name="N4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 style:data-style-name="N3">
      <style:text-properties fo:font-weight="bold" style:font-weight-asian="bold" style:font-weight-complex="bold"/>
    </style:style>
    <style:style style:name="ce92" style:family="table-cell" style:parent-style-name="Excel_5f_BuiltIn_5f_Comma" style:data-style-name="N144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Excel_5f_BuiltIn_5f_Comma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MAX([.$D$2:.$D$22])" style:apply-style-name="Untitled3" style:base-cell-address="numbers.D2"/>
      <style:map style:condition="cell-content()=MIN([.$D$2:.$D$22])" style:apply-style-name="Untitled4" style:base-cell-address="numbers.D2"/>
    </style:style>
    <style:style style:name="ce94" style:family="table-cell" style:parent-style-name="Excel_5f_BuiltIn_5f_Comma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MAX([.$D$30:.$D$50])" style:apply-style-name="Untitled3" style:base-cell-address="numbers.D50"/>
      <style:map style:condition="cell-content()=MIN([.$D$30:.$D$50])" style:apply-style-name="Untitled4" style:base-cell-address="numbers.D50"/>
    </style:style>
    <style:style style:name="ce95" style:family="table-cell" style:parent-style-name="Default" style:data-style-name="N143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0" table:print="false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3" table:number-columns-repeated="254" table:default-cell-style-name="Default"/>
        <table:table-row table:style-name="ro3">
          <table:table-cell table:style-name="ce1" office:value-type="string">
            <text:p>power</text:p>
          </table:table-cell>
          <table:table-cell table:style-name="ce1" office:value-type="string">
            <text:p>notes</text:p>
          </table:table-cell>
          <table:table-cell/>
          <table:table-cell office:value-type="string">
            <text:p>pros</text:p>
          </table:table-cell>
          <table:table-cell table:number-columns-repeated="4"/>
          <table:table-cell office:value-type="string">
            <text:p>cons</text:p>
          </table:table-cell>
          <table:table-cell table:number-columns-repeated="247"/>
        </table:table-row>
        <table:table-row table:style-name="ro3">
          <table:table-cell office:value-type="string">
            <text:p>globe</text:p>
          </table:table-cell>
          <table:table-cell office:value-type="string">
            <text:p>gives light</text:p>
          </table:table-cell>
          <table:table-cell/>
          <table:table-cell office:value-type="string">
            <text:p>awesome theme, and overall they're a good guild</text:p>
          </table:table-cell>
          <table:table-cell table:number-columns-repeated="4"/>
          <table:table-cell office:value-type="string">
            <text:p>can be dry, you have all powers early and you're just making them better</text:p>
          </table:table-cell>
          <table:table-cell table:number-columns-repeated="247"/>
        </table:table-row>
        <table:table-row table:style-name="ro7">
          <table:table-cell office:value-type="string">
            <text:p>agony</text:p>
          </table:table-cell>
          <table:table-cell office:value-type="string">
            <text:p>causes mind dmg, based on pain, ilm, fiqh</text:p>
          </table:table-cell>
          <table:table-cell table:number-columns-repeated="6"/>
          <table:table-cell office:value-type="string">
            <text:p>suck at top end apparently against specials</text:p>
          </table:table-cell>
          <table:table-cell table:number-columns-repeated="247"/>
        </table:table-row>
        <table:table-row table:style-name="ro3">
          <table:table-cell office:value-type="string">
            <text:p>voice</text:p>
          </table:table-cell>
          <table:table-cell office:value-type="string">
            <text:p>hold/fear/peace/flee mob</text:p>
          </table:table-cell>
          <table:table-cell table:number-columns-repeated="254"/>
        </table:table-row>
        <table:table-row table:style-name="ro3">
          <table:table-cell office:value-type="string">
            <text:p>stun</text:p>
          </table:table-cell>
          <table:table-cell office:value-type="string">
            <text:p>slow mob for a time</text:p>
          </table:table-cell>
          <table:table-cell table:number-columns-repeated="254"/>
        </table:table-row>
        <table:table-row table:style-name="ro3">
          <table:table-cell office:value-type="string">
            <text:p>ambush</text:p>
          </table:table-cell>
          <table:table-cell office:value-type="string">
            <text:p>backstab for big hit/poison to help powers</text:p>
          </table:table-cell>
          <table:table-cell table:number-columns-repeated="254"/>
        </table:table-row>
        <table:table-row table:style-name="ro3">
          <table:table-cell office:value-type="string">
            <text:p>poison</text:p>
          </table:table-cell>
          <table:table-cell office:value-type="string">
            <text:p>lowers mobs resistance to stun/voice, might lower ac/wc</text:p>
          </table:table-cell>
          <table:table-cell table:number-columns-repeated="254"/>
        </table:table-row>
        <table:table-row table:style-name="ro3">
          <table:table-cell office:value-type="string">
            <text:p>litany</text:p>
          </table:table-cell>
          <table:table-cell office:value-type="string">
            <text:p>defense against all dmg types</text:p>
          </table:table-cell>
          <table:table-cell table:number-columns-repeated="254"/>
        </table:table-row>
        <table:table-row table:style-name="ro3">
          <table:table-cell office:value-type="string">
            <text:p>desert hardening</text:p>
          </table:table-cell>
          <table:table-cell office:value-type="string">
            <text:p>skill raises all ac</text:p>
          </table:table-cell>
          <table:table-cell table:number-columns-repeated="254"/>
        </table:table-row>
        <table:table-row table:style-name="ro3">
          <table:table-cell office:value-type="string">
            <text:p>nerve</text:p>
          </table:table-cell>
          <table:table-cell office:value-type="string">
            <text:p>boosts con as it's raised</text:p>
          </table:table-cell>
          <table:table-cell table:number-columns-repeated="254"/>
        </table:table-row>
        <table:table-row table:style-name="ro3">
          <table:table-cell office:value-type="string">
            <text:p>hide</text:p>
          </table:table-cell>
          <table:table-cell office:value-type="string">
            <text:p>makes you invis</text:p>
          </table:table-cell>
          <table:table-cell table:number-columns-repeated="254"/>
        </table:table-row>
        <table:table-row table:style-name="ro3">
          <table:table-cell office:value-type="string">
            <text:p>cache</text:p>
          </table:table-cell>
          <table:table-cell office:value-type="string">
            <text:p>make a box in a room</text:p>
          </table:table-cell>
          <table:table-cell table:number-columns-repeated="254"/>
        </table:table-row>
        <table:table-row table:style-name="ro3">
          <table:table-cell office:value-type="string">
            <text:p>tsand</text:p>
          </table:table-cell>
          <table:table-cell office:value-type="string">
            <text:p>blind mob and then you can run away (from hunters)</text:p>
          </table:table-cell>
          <table:table-cell table:number-columns-repeated="254"/>
        </table:table-row>
        <table:table-row table:style-name="ro3">
          <table:table-cell office:value-type="string">
            <text:p>attacks</text:p>
          </table:table-cell>
          <table:table-cell office:value-type="string">
            <text:p>normal, quick, fast, lightning, blinding (1, 1.5, 2, 2.5, 3) attacks</text:p>
          </table:table-cell>
          <table:table-cell table:number-columns-repeated="254"/>
        </table:table-row>
        <table:table-row table:style-name="ro3">
          <table:table-cell office:value-type="string">
            <text:p>reflexes</text:p>
          </table:table-cell>
          <table:table-cell office:value-type="string">
            <text:p>same as above but increases dodge chance</text:p>
          </table:table-cell>
          <table:table-cell table:number-columns-repeated="254"/>
        </table:table-row>
        <table:table-row table:style-name="ro3">
          <table:table-cell office:value-type="string">
            <text:p>vision</text:p>
          </table:table-cell>
          <table:table-cell office:value-type="string">
            <text:p>eval a monster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2" office:value-type="string">
            <text:p>healing</text:p>
          </table:table-cell>
          <table:table-cell table:number-columns-repeated="255"/>
        </table:table-row>
        <table:table-row table:style-name="ro3">
          <table:table-cell office:value-type="string">
            <text:p>prana</text:p>
          </table:table-cell>
          <table:table-cell office:value-type="string">
            <text:p>regens hps</text:p>
          </table:table-cell>
          <table:table-cell table:number-columns-repeated="254"/>
        </table:table-row>
        <table:table-row table:style-name="ro3">
          <table:table-cell office:value-type="string">
            <text:p>bindu</text:p>
          </table:table-cell>
          <table:table-cell office:value-type="string">
            <text:p>regens sps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2" office:value-type="string">
            <text:p>weapons</text:p>
          </table:table-cell>
          <table:table-cell table:number-columns-repeated="255"/>
        </table:table-row>
        <table:table-row table:style-name="ro3">
          <table:table-cell office:value-type="string">
            <text:p>crysknife</text:p>
          </table:table-cell>
          <table:table-cell office:value-type="string">
            <text:p>edged dmg, gives penetration with higher skill lvl</text:p>
          </table:table-cell>
          <table:table-cell table:number-columns-repeated="254"/>
        </table:table-row>
        <table:table-row table:style-name="ro3">
          <table:table-cell office:value-type="string">
            <text:p>maula</text:p>
          </table:table-cell>
          <table:table-cell office:value-type="string">
            <text:p>single poison dmg, based on projectile skill</text:p>
          </table:table-cell>
          <table:table-cell table:number-columns-repeated="254"/>
        </table:table-row>
        <table:table-row table:style-name="ro3">
          <table:table-cell office:value-type="string">
            <text:p>lasgun</text:p>
          </table:table-cell>
          <table:table-cell office:value-type="string">
            <text:p>single radiation or fire/radiation dmg based on projectile</text:p>
          </table:table-cell>
          <table:table-cell table:number-columns-repeated="254"/>
        </table:table-row>
        <table:table-row table:style-name="ro3">
          <table:table-cell office:value-type="string">
            <text:p>sword</text:p>
          </table:table-cell>
          <table:table-cell office:value-type="string">
            <text:p>first hit is hardest (energy), based on devices</text:p>
          </table:table-cell>
          <table:table-cell table:number-columns-repeated="254"/>
        </table:table-row>
      </table:table>
      <table:table table:name="mode" table:style-name="ta6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ce13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5" table:default-cell-style-name="Default"/>
        <table:table-column table:style-name="co3" table:number-columns-repeated="235" table:default-cell-style-name="Default"/>
        <table:table-row table:style-name="ro2">
          <table:table-cell table:style-name="ce11" office:value-type="float" office:value="1">
            <text:p>1</text:p>
          </table:table-cell>
          <table:table-cell table:style-name="ce12" office:value-type="string">
            <text:p>mode</text:p>
          </table:table-cell>
          <table:table-cell table:style-name="ce12" office:value-type="string">
            <text:p>Use</text:p>
          </table:table-cell>
          <table:table-cell table:style-name="ce12" office:value-type="string">
            <text:p>points</text:p>
          </table:table-cell>
          <table:table-cell table:style-name="ce31" office:value-type="string">
            <text:p>regen</text:p>
          </table:table-cell>
          <table:table-cell/>
          <table:table-cell office:value-type="string">
            <text:p>Glvl 90+</text:p>
          </table:table-cell>
          <table:table-cell table:number-columns-repeated="11"/>
          <table:table-cell office:value-type="string">
            <text:p>mode</text:p>
          </table:table-cell>
          <table:table-cell table:style-name="ce32" office:value-type="string">
            <text:p>%</text:p>
          </table:table-cell>
          <table:table-cell office:value-type="string">
            <text:p>Prana Regen</text:p>
          </table:table-cell>
          <table:table-cell office:value-type="string">
            <text:p>Bindu Regen</text:p>
          </table:table-cell>
          <table:table-cell table:style-name="ce31" office:value-type="string">
            <text:p>Max P</text:p>
          </table:table-cell>
          <table:table-cell table:style-name="ce31" office:value-type="string">
            <text:p>Max B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Assault</text:p>
          </table:table-cell>
          <table:table-cell office:value-type="string">
            <text:p>all</text:p>
          </table:table-cell>
          <table:table-cell table:formula="of:=LOOKUP([.C2];[.$G$2:.$H$18])*[$skills.$C$3]" office:value-type="float" office:value="25">
            <text:p>25.0</text:p>
          </table:table-cell>
          <table:table-cell table:number-columns-repeated="2"/>
          <table:table-cell office:value-type="string">
            <text:p>all</text:p>
          </table:table-cell>
          <table:table-cell table:style-name="ce14" table:formula="of:=16/16" office:value-type="float" office:value="1">
            <text:p>1.00</text:p>
          </table:table-cell>
          <table:table-cell/>
          <table:table-cell table:style-name="ce15" office:value-type="string">
            <text:p>Glvl 1 - 69</text:p>
          </table:table-cell>
          <table:table-cell table:style-name="ce18" table:number-columns-repeated="2"/>
          <table:table-cell table:style-name="ce18" office:value-type="string">
            <text:p>Glvl 70 -89</text:p>
          </table:table-cell>
          <table:table-cell table:style-name="ce18" table:number-columns-repeated="2"/>
          <table:table-cell table:style-name="ce18" office:value-type="string">
            <text:p>Glvl 90+</text:p>
          </table:table-cell>
          <table:table-cell table:style-name="ce26"/>
          <table:table-cell/>
          <table:table-cell office:value-type="string">
            <text:p>all</text:p>
          </table:table-cell>
          <table:table-cell table:style-name="ce32" office:value-type="percentage" office:value="1">
            <text:p>100%</text:p>
          </table:table-cell>
          <table:table-cell table:style-name="ce34" table:formula="of:=ROUNDDOWN([$skills.$C$4]/3*2*[.T2])" office:value-type="float" office:value="12">
            <text:p>12</text:p>
          </table:table-cell>
          <table:table-cell table:style-name="ce34" table:formula="of:=ROUNDDOWN([$skills.$C$4]/3*2*[.T2])" office:value-type="float" office:value="12">
            <text:p>12</text:p>
          </table:table-cell>
          <table:table-cell table:style-name="ce31" table:formula="of:=ROUNDDOWN(66*[.T2])" office:value-type="float" office:value="66">
            <text:p>66</text:p>
          </table:table-cell>
          <table:table-cell table:style-name="ce31" table:formula="of:=ROUNDDOWN((1-[.T2])*66)" office:value-type="float" office:value="0">
            <text:p>0</text:p>
          </table:table-cell>
          <table:table-cell table:number-columns-repeated="233"/>
        </table:table-row>
        <table:table-row table:style-name="ro1">
          <table:table-cell/>
          <table:table-cell office:value-type="string">
            <text:p>Litany</text:p>
          </table:table-cell>
          <table:table-cell office:value-type="string">
            <text:p>none</text:p>
          </table:table-cell>
          <table:table-cell table:formula="of:=LOOKUP([.C3];[.$G$2:.$H$18])*[$skills.$C$14]" office:value-type="float" office:value="0">
            <text:p>0.0</text:p>
          </table:table-cell>
          <table:table-cell table:formula="of:=[.D3]*-1" office:value-type="float" office:value="-0">
            <text:p>-0</text:p>
          </table:table-cell>
          <table:table-cell/>
          <table:table-cell office:value-type="string">
            <text:p>half</text:p>
          </table:table-cell>
          <table:table-cell table:style-name="ce14" table:formula="of:=8/16" office:value-type="float" office:value="0.5">
            <text:p>0.50</text:p>
          </table:table-cell>
          <table:table-cell/>
          <table:table-cell table:style-name="ce16" office:value-type="string">
            <text:p>none</text:p>
          </table:table-cell>
          <table:table-cell table:style-name="ce19" office:value-type="float" office:value="0">
            <text:p>0.00</text:p>
          </table:table-cell>
          <table:table-cell table:style-name="ce20"/>
          <table:table-cell table:style-name="ce20" office:value-type="string">
            <text:p>none</text:p>
          </table:table-cell>
          <table:table-cell table:style-name="ce19" office:value-type="float" office:value="0">
            <text:p>0.00</text:p>
          </table:table-cell>
          <table:table-cell table:style-name="ce20"/>
          <table:table-cell table:style-name="ce20" office:value-type="string">
            <text:p>none</text:p>
          </table:table-cell>
          <table:table-cell table:style-name="ce27" office:value-type="float" office:value="0">
            <text:p>0.00</text:p>
          </table:table-cell>
          <table:table-cell/>
          <table:table-cell office:value-type="string">
            <text:p>high+</text:p>
          </table:table-cell>
          <table:table-cell table:style-name="ce32" office:value-type="percentage" office:value="0.9375">
            <text:p>94%</text:p>
          </table:table-cell>
          <table:table-cell table:style-name="ce34" table:formula="of:=ROUNDDOWN([$skills.$C$17]/3*2*[.T3])" office:value-type="float" office:value="12">
            <text:p>12</text:p>
          </table:table-cell>
          <table:table-cell table:style-name="ce34" table:formula="of:=ROUNDDOWN([$skills.$C$4]/3*2*[.T3])" office:value-type="float" office:value="11">
            <text:p>11</text:p>
          </table:table-cell>
          <table:table-cell table:style-name="ce31" table:formula="of:=ROUNDDOWN(66*[.T3])" office:value-type="float" office:value="61">
            <text:p>61</text:p>
          </table:table-cell>
          <table:table-cell table:style-name="ce31" table:formula="of:=ROUNDDOWN((1-[.T3])*66)" office:value-type="float" office:value="4">
            <text:p>4</text:p>
          </table:table-cell>
          <table:table-cell table:number-columns-repeated="233"/>
        </table:table-row>
        <table:table-row table:style-name="ro1">
          <table:table-cell/>
          <table:table-cell office:value-type="string">
            <text:p>Pain</text:p>
          </table:table-cell>
          <table:table-cell office:value-type="string">
            <text:p>none</text:p>
          </table:table-cell>
          <table:table-cell table:formula="of:=LOOKUP([.C4];[.$G$2:.$H$18])*[$skills.$C$16]" office:value-type="float" office:value="0">
            <text:p>0.0</text:p>
          </table:table-cell>
          <table:table-cell table:number-columns-repeated="2"/>
          <table:table-cell office:value-type="string">
            <text:p>half+</text:p>
          </table:table-cell>
          <table:table-cell table:style-name="ce14" table:formula="of:=9/16" office:value-type="float" office:value="0.5625">
            <text:p>0.56</text:p>
          </table:table-cell>
          <table:table-cell/>
          <table:table-cell table:style-name="ce16" office:value-type="string">
            <text:p>some</text:p>
          </table:table-cell>
          <table:table-cell table:style-name="ce19" office:value-type="float" office:value="0.25">
            <text:p>0.25</text:p>
          </table:table-cell>
          <table:table-cell table:style-name="ce20"/>
          <table:table-cell table:style-name="ce20" office:value-type="string">
            <text:p>low</text:p>
          </table:table-cell>
          <table:table-cell table:style-name="ce19" table:formula="of:=1/8" office:value-type="float" office:value="0.125">
            <text:p>0.13</text:p>
          </table:table-cell>
          <table:table-cell table:style-name="ce20"/>
          <table:table-cell table:style-name="ce20" office:value-type="string">
            <text:p>none+</text:p>
          </table:table-cell>
          <table:table-cell table:style-name="ce27" table:formula="of:=1/16" office:value-type="float" office:value="0.0625">
            <text:p>0.06</text:p>
          </table:table-cell>
          <table:table-cell/>
          <table:table-cell office:value-type="string">
            <text:p>high</text:p>
          </table:table-cell>
          <table:table-cell table:style-name="ce32" office:value-type="percentage" office:value="0.875">
            <text:p>88%</text:p>
          </table:table-cell>
          <table:table-cell table:style-name="ce34" table:formula="of:=ROUNDDOWN([$skills.$C$17]/3*2*[.T4])" office:value-type="float" office:value="11">
            <text:p>11</text:p>
          </table:table-cell>
          <table:table-cell table:style-name="ce34" table:formula="of:=ROUNDDOWN([$skills.$C$4]/3*2*[.T4])" office:value-type="float" office:value="10">
            <text:p>10</text:p>
          </table:table-cell>
          <table:table-cell table:style-name="ce31" table:formula="of:=ROUNDDOWN(66*[.T4])" office:value-type="float" office:value="57">
            <text:p>57</text:p>
          </table:table-cell>
          <table:table-cell table:style-name="ce31" table:formula="of:=ROUNDDOWN((1-[.T4])*66)" office:value-type="float" office:value="8">
            <text:p>8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Weirding</text:p>
          </table:table-cell>
          <table:table-cell office:value-type="string">
            <text:p>all</text:p>
          </table:table-cell>
          <table:table-cell table:formula="of:=LOOKUP([.C5];[.$G$2:.$H$18])*[$skills.$C$22]" office:value-type="float" office:value="25">
            <text:p>25.0</text:p>
          </table:table-cell>
          <table:table-cell table:number-columns-repeated="2"/>
          <table:table-cell office:value-type="string">
            <text:p>high</text:p>
          </table:table-cell>
          <table:table-cell table:style-name="ce14" table:formula="of:=14/16" office:value-type="float" office:value="0.875">
            <text:p>0.88</text:p>
          </table:table-cell>
          <table:table-cell/>
          <table:table-cell table:style-name="ce16" office:value-type="string">
            <text:p>half</text:p>
          </table:table-cell>
          <table:table-cell table:style-name="ce19" office:value-type="float" office:value="0.5">
            <text:p>0.50</text:p>
          </table:table-cell>
          <table:table-cell table:style-name="ce20"/>
          <table:table-cell table:style-name="ce20" office:value-type="string">
            <text:p>some</text:p>
          </table:table-cell>
          <table:table-cell table:style-name="ce19" office:value-type="float" office:value="0.25">
            <text:p>0.25</text:p>
          </table:table-cell>
          <table:table-cell table:style-name="ce20"/>
          <table:table-cell table:style-name="ce20" office:value-type="string">
            <text:p>low</text:p>
          </table:table-cell>
          <table:table-cell table:style-name="ce27" table:formula="of:=2/16" office:value-type="float" office:value="0.125">
            <text:p>0.13</text:p>
          </table:table-cell>
          <table:table-cell/>
          <table:table-cell office:value-type="string">
            <text:p>most+</text:p>
          </table:table-cell>
          <table:table-cell table:style-name="ce32" office:value-type="percentage" office:value="0.8125">
            <text:p>81%</text:p>
          </table:table-cell>
          <table:table-cell table:style-name="ce34" table:formula="of:=ROUNDDOWN([$skills.$C$17]/3*2*[.T5])" office:value-type="float" office:value="10">
            <text:p>10</text:p>
          </table:table-cell>
          <table:table-cell table:style-name="ce34" table:formula="of:=ROUNDDOWN([$skills.$C$4]/3*2*[.T5])" office:value-type="float" office:value="9">
            <text:p>9</text:p>
          </table:table-cell>
          <table:table-cell table:style-name="ce31" table:formula="of:=ROUNDDOWN(66*[.T5])" office:value-type="float" office:value="53">
            <text:p>53</text:p>
          </table:table-cell>
          <table:table-cell table:style-name="ce31" table:formula="of:=ROUNDDOWN((1-[.T5])*66)" office:value-type="float" office:value="12">
            <text:p>12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Prana</text:p>
          </table:table-cell>
          <table:table-cell office:value-type="string">
            <text:p>all</text:p>
          </table:table-cell>
          <table:table-cell table:formula="of:=LOOKUP([.C6];[.G$2:.H$18])*[$skills.$C$17]" office:value-type="float" office:value="20">
            <text:p>20.0</text:p>
          </table:table-cell>
          <table:table-cell table:formula="of:=ROUNDDOWN([.D6]/3*2)" office:value-type="float" office:value="13">
            <text:p>13</text:p>
          </table:table-cell>
          <table:table-cell/>
          <table:table-cell office:value-type="string">
            <text:p>high+</text:p>
          </table:table-cell>
          <table:table-cell table:style-name="ce14" table:formula="of:=15/16" office:value-type="float" office:value="0.9375">
            <text:p>0.94</text:p>
          </table:table-cell>
          <table:table-cell/>
          <table:table-cell table:style-name="ce16" office:value-type="string">
            <text:p>most</text:p>
          </table:table-cell>
          <table:table-cell table:style-name="ce19" office:value-type="float" office:value="0.75">
            <text:p>0.75</text:p>
          </table:table-cell>
          <table:table-cell table:style-name="ce20"/>
          <table:table-cell table:style-name="ce20" office:value-type="string">
            <text:p>minor</text:p>
          </table:table-cell>
          <table:table-cell table:style-name="ce19" table:formula="of:=3/8" office:value-type="float" office:value="0.375">
            <text:p>0.38</text:p>
          </table:table-cell>
          <table:table-cell table:style-name="ce20"/>
          <table:table-cell table:style-name="ce20" office:value-type="string">
            <text:p>low+</text:p>
          </table:table-cell>
          <table:table-cell table:style-name="ce27" table:formula="of:=3/16" office:value-type="float" office:value="0.1875">
            <text:p>0.19</text:p>
          </table:table-cell>
          <table:table-cell/>
          <table:table-cell office:value-type="string">
            <text:p>most</text:p>
          </table:table-cell>
          <table:table-cell table:style-name="ce32" office:value-type="percentage" office:value="0.75">
            <text:p>75%</text:p>
          </table:table-cell>
          <table:table-cell table:style-name="ce34" table:formula="of:=ROUNDDOWN([$skills.$C$17]/3*2*[.T6])" office:value-type="float" office:value="10">
            <text:p>10</text:p>
          </table:table-cell>
          <table:table-cell table:style-name="ce34" table:formula="of:=ROUNDDOWN([$skills.$C$4]/3*2*[.T6])" office:value-type="float" office:value="9">
            <text:p>9</text:p>
          </table:table-cell>
          <table:table-cell table:style-name="ce31" table:formula="of:=ROUNDDOWN(66*[.T6])" office:value-type="float" office:value="49">
            <text:p>49</text:p>
          </table:table-cell>
          <table:table-cell table:style-name="ce31" table:formula="of:=ROUNDDOWN((1-[.T6])*66)" office:value-type="float" office:value="16">
            <text:p>16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Bindu</text:p>
          </table:table-cell>
          <table:table-cell office:value-type="string">
            <text:p>none</text:p>
          </table:table-cell>
          <table:table-cell table:formula="of:=LOOKUP([.C7];[.G$2:.H$18])*[$skills.$C$4]" office:value-type="float" office:value="0">
            <text:p>0.0</text:p>
          </table:table-cell>
          <table:table-cell table:formula="of:=ROUNDDOWN([.D7]/3*2)" office:value-type="float" office:value="0">
            <text:p>0</text:p>
          </table:table-cell>
          <table:table-cell/>
          <table:table-cell office:value-type="string">
            <text:p>low</text:p>
          </table:table-cell>
          <table:table-cell table:style-name="ce14" table:formula="of:=2/16" office:value-type="float" office:value="0.125">
            <text:p>0.13</text:p>
          </table:table-cell>
          <table:table-cell/>
          <table:table-cell table:style-name="ce16" office:value-type="string">
            <text:p>all</text:p>
          </table:table-cell>
          <table:table-cell table:style-name="ce19" office:value-type="float" office:value="1">
            <text:p>1.00</text:p>
          </table:table-cell>
          <table:table-cell table:style-name="ce20"/>
          <table:table-cell table:style-name="ce20" office:value-type="string">
            <text:p>half</text:p>
          </table:table-cell>
          <table:table-cell table:style-name="ce19" office:value-type="float" office:value="0.5">
            <text:p>0.50</text:p>
          </table:table-cell>
          <table:table-cell table:style-name="ce20"/>
          <table:table-cell table:style-name="ce20" office:value-type="string">
            <text:p>some</text:p>
          </table:table-cell>
          <table:table-cell table:style-name="ce27" table:formula="of:=4/16" office:value-type="float" office:value="0.25">
            <text:p>0.25</text:p>
          </table:table-cell>
          <table:table-cell/>
          <table:table-cell office:value-type="string">
            <text:p>major+</text:p>
          </table:table-cell>
          <table:table-cell table:style-name="ce32" office:value-type="percentage" office:value="0.6875">
            <text:p>69%</text:p>
          </table:table-cell>
          <table:table-cell table:style-name="ce34" table:formula="of:=ROUNDDOWN([$skills.$C$17]/3*2*[.T7])" office:value-type="float" office:value="9">
            <text:p>9</text:p>
          </table:table-cell>
          <table:table-cell table:style-name="ce34" table:formula="of:=ROUNDDOWN([$skills.$C$4]/3*2*[.T7])" office:value-type="float" office:value="8">
            <text:p>8</text:p>
          </table:table-cell>
          <table:table-cell table:style-name="ce31" table:formula="of:=ROUNDDOWN(66*[.T7])" office:value-type="float" office:value="45">
            <text:p>45</text:p>
          </table:table-cell>
          <table:table-cell table:style-name="ce31" table:formula="of:=ROUNDDOWN((1-[.T7])*66)" office:value-type="float" office:value="20">
            <text:p>20</text:p>
          </table:table-cell>
          <table:table-cell table:number-columns-repeated="23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>
            <text:p>low+</text:p>
          </table:table-cell>
          <table:table-cell table:style-name="ce14" table:formula="of:=3/16" office:value-type="float" office:value="0.1875">
            <text:p>0.19</text:p>
          </table:table-cell>
          <table:table-cell/>
          <table:table-cell table:style-name="ce16"/>
          <table:table-cell table:style-name="ce20" table:number-columns-repeated="2"/>
          <table:table-cell table:style-name="ce20" office:value-type="string">
            <text:p>major</text:p>
          </table:table-cell>
          <table:table-cell table:style-name="ce19" table:formula="of:=5/8" office:value-type="float" office:value="0.625">
            <text:p>0.63</text:p>
          </table:table-cell>
          <table:table-cell table:style-name="ce20"/>
          <table:table-cell table:style-name="ce20" office:value-type="string">
            <text:p>some+</text:p>
          </table:table-cell>
          <table:table-cell table:style-name="ce27" table:formula="of:=5/16" office:value-type="float" office:value="0.3125">
            <text:p>0.31</text:p>
          </table:table-cell>
          <table:table-cell/>
          <table:table-cell office:value-type="string">
            <text:p>major</text:p>
          </table:table-cell>
          <table:table-cell table:style-name="ce32" office:value-type="percentage" office:value="0.625">
            <text:p>63%</text:p>
          </table:table-cell>
          <table:table-cell table:style-name="ce34" table:formula="of:=ROUNDDOWN([$skills.$C$17]/3*2*[.T8])" office:value-type="float" office:value="8">
            <text:p>8</text:p>
          </table:table-cell>
          <table:table-cell table:style-name="ce34" table:formula="of:=ROUNDDOWN([$skills.$C$4]/3*2*[.T8])" office:value-type="float" office:value="7">
            <text:p>7</text:p>
          </table:table-cell>
          <table:table-cell table:style-name="ce31" table:formula="of:=ROUNDDOWN(66*[.T8])" office:value-type="float" office:value="41">
            <text:p>41</text:p>
          </table:table-cell>
          <table:table-cell table:style-name="ce31" table:formula="of:=ROUNDDOWN((1-[.T8])*66)" office:value-type="float" office:value="24">
            <text:p>24</text:p>
          </table:table-cell>
          <table:table-cell table:number-columns-repeated="233"/>
        </table:table-row>
        <table:table-row table:style-name="ro2">
          <table:table-cell table:style-name="ce11" office:value-type="float" office:value="2">
            <text:p>2</text:p>
          </table:table-cell>
          <table:table-cell table:style-name="ce12" office:value-type="string">
            <text:p>mode</text:p>
          </table:table-cell>
          <table:table-cell table:style-name="ce12" office:value-type="string">
            <text:p>Use</text:p>
          </table:table-cell>
          <table:table-cell table:style-name="ce12" office:value-type="string">
            <text:p>points</text:p>
          </table:table-cell>
          <table:table-cell table:style-name="ce31" office:value-type="string">
            <text:p>regen</text:p>
          </table:table-cell>
          <table:table-cell/>
          <table:table-cell office:value-type="string">
            <text:p>major</text:p>
          </table:table-cell>
          <table:table-cell table:style-name="ce14" table:formula="of:=10/16" office:value-type="float" office:value="0.625">
            <text:p>0.63</text:p>
          </table:table-cell>
          <table:table-cell/>
          <table:table-cell table:style-name="ce16"/>
          <table:table-cell table:style-name="ce20" table:number-columns-repeated="2"/>
          <table:table-cell table:style-name="ce20" office:value-type="string">
            <text:p>most</text:p>
          </table:table-cell>
          <table:table-cell table:style-name="ce19" office:value-type="float" office:value="0.75">
            <text:p>0.75</text:p>
          </table:table-cell>
          <table:table-cell table:style-name="ce20"/>
          <table:table-cell table:style-name="ce20" office:value-type="string">
            <text:p>minor</text:p>
          </table:table-cell>
          <table:table-cell table:style-name="ce27" table:formula="of:=6/16" office:value-type="float" office:value="0.375">
            <text:p>0.38</text:p>
          </table:table-cell>
          <table:table-cell/>
          <table:table-cell office:value-type="string">
            <text:p>half+</text:p>
          </table:table-cell>
          <table:table-cell table:style-name="ce32" office:value-type="percentage" office:value="0.5625">
            <text:p>56%</text:p>
          </table:table-cell>
          <table:table-cell table:style-name="ce34" table:formula="of:=ROUNDDOWN([$skills.$C$17]/3*2*[.T9])" office:value-type="float" office:value="7">
            <text:p>7</text:p>
          </table:table-cell>
          <table:table-cell table:style-name="ce34" table:formula="of:=ROUNDDOWN([$skills.$C$4]/3*2*[.T9])" office:value-type="float" office:value="6">
            <text:p>6</text:p>
          </table:table-cell>
          <table:table-cell table:style-name="ce31" table:formula="of:=ROUNDDOWN(66*[.T9])" office:value-type="float" office:value="37">
            <text:p>37</text:p>
          </table:table-cell>
          <table:table-cell table:style-name="ce31" table:formula="of:=ROUNDDOWN((1-[.T9])*66)" office:value-type="float" office:value="28">
            <text:p>28</text:p>
          </table:table-cell>
          <table:table-cell table:number-columns-repeated="233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high</text:p>
          </table:table-cell>
          <table:table-cell table:formula="of:=LOOKUP([.C10];[.$G$2:.$H$18])*[$skills.$C$3]" office:value-type="float" office:value="21.875">
            <text:p>21.9</text:p>
          </table:table-cell>
          <table:table-cell table:number-columns-repeated="2"/>
          <table:table-cell office:value-type="string">
            <text:p>major+</text:p>
          </table:table-cell>
          <table:table-cell table:style-name="ce14" table:formula="of:=11/16" office:value-type="float" office:value="0.6875">
            <text:p>0.69</text:p>
          </table:table-cell>
          <table:table-cell/>
          <table:table-cell table:style-name="ce16"/>
          <table:table-cell table:style-name="ce20" table:number-columns-repeated="2"/>
          <table:table-cell table:style-name="ce20" office:value-type="string">
            <text:p>high</text:p>
          </table:table-cell>
          <table:table-cell table:style-name="ce19" table:formula="of:=7/8" office:value-type="float" office:value="0.875">
            <text:p>0.88</text:p>
          </table:table-cell>
          <table:table-cell table:style-name="ce20"/>
          <table:table-cell table:style-name="ce20" office:value-type="string">
            <text:p>minor+</text:p>
          </table:table-cell>
          <table:table-cell table:style-name="ce27" table:formula="of:=7/16" office:value-type="float" office:value="0.4375">
            <text:p>0.44</text:p>
          </table:table-cell>
          <table:table-cell/>
          <table:table-cell table:style-name="ce21" office:value-type="string">
            <text:p>half</text:p>
          </table:table-cell>
          <table:table-cell table:style-name="ce33" office:value-type="percentage" office:value="0.5">
            <text:p>50%</text:p>
          </table:table-cell>
          <table:table-cell table:style-name="ce35" table:formula="of:=ROUNDDOWN([$skills.$C$17]/3*2*[.T10])" office:value-type="float" office:value="6">
            <text:p>6</text:p>
          </table:table-cell>
          <table:table-cell table:style-name="ce35" table:formula="of:=ROUNDDOWN([$skills.$C$4]/3*2*[.T10])" office:value-type="float" office:value="6">
            <text:p>6</text:p>
          </table:table-cell>
          <table:table-cell table:style-name="ce11" table:formula="of:=ROUNDDOWN(66*[.T10])" office:value-type="float" office:value="33">
            <text:p>33</text:p>
          </table:table-cell>
          <table:table-cell table:style-name="ce11" table:formula="of:=ROUNDDOWN((1-[.T10])*66)" office:value-type="float" office:value="33">
            <text:p>33</text:p>
          </table:table-cell>
          <table:table-cell table:number-columns-repeated="233"/>
        </table:table-row>
        <table:table-row table:style-name="ro1">
          <table:table-cell/>
          <table:table-cell office:value-type="string">
            <text:p>Litany</text:p>
          </table:table-cell>
          <table:table-cell office:value-type="string">
            <text:p>low</text:p>
          </table:table-cell>
          <table:table-cell table:formula="of:=LOOKUP([.C11];[.$G$2:.$H$18])*[$skills.$C$14]" office:value-type="float" office:value="2.25">
            <text:p>2.3</text:p>
          </table:table-cell>
          <table:table-cell table:formula="of:=[.D11]*-1" office:value-type="float" office:value="-2.25">
            <text:p>-2.25</text:p>
          </table:table-cell>
          <table:table-cell/>
          <table:table-cell office:value-type="string">
            <text:p>minor</text:p>
          </table:table-cell>
          <table:table-cell table:style-name="ce14" table:formula="of:=6/16" office:value-type="float" office:value="0.375">
            <text:p>0.38</text:p>
          </table:table-cell>
          <table:table-cell/>
          <table:table-cell table:style-name="ce16"/>
          <table:table-cell table:style-name="ce20" table:number-columns-repeated="2"/>
          <table:table-cell table:style-name="ce20" office:value-type="string">
            <text:p>all</text:p>
          </table:table-cell>
          <table:table-cell table:style-name="ce19" office:value-type="float" office:value="1">
            <text:p>1.00</text:p>
          </table:table-cell>
          <table:table-cell table:style-name="ce20"/>
          <table:table-cell table:style-name="ce20" office:value-type="string">
            <text:p>half</text:p>
          </table:table-cell>
          <table:table-cell table:style-name="ce27" table:formula="of:=8/16" office:value-type="float" office:value="0.5">
            <text:p>0.50</text:p>
          </table:table-cell>
          <table:table-cell/>
          <table:table-cell office:value-type="string">
            <text:p>minor+</text:p>
          </table:table-cell>
          <table:table-cell table:style-name="ce32" office:value-type="percentage" office:value="0.4375">
            <text:p>44%</text:p>
          </table:table-cell>
          <table:table-cell table:style-name="ce34" table:formula="of:=ROUNDDOWN([$skills.$C$17]/3*2*[.T11])" office:value-type="float" office:value="5">
            <text:p>5</text:p>
          </table:table-cell>
          <table:table-cell table:style-name="ce34" table:formula="of:=ROUNDDOWN([$skills.$C$4]/3*2*[.T11])" office:value-type="float" office:value="5">
            <text:p>5</text:p>
          </table:table-cell>
          <table:table-cell table:style-name="ce31" table:formula="of:=ROUNDDOWN(66*[.T11])" office:value-type="float" office:value="28">
            <text:p>28</text:p>
          </table:table-cell>
          <table:table-cell table:style-name="ce31" table:formula="of:=ROUNDDOWN((1-[.T11])*66)" office:value-type="float" office:value="37">
            <text:p>37</text:p>
          </table:table-cell>
          <table:table-cell table:number-columns-repeated="233"/>
        </table:table-row>
        <table:table-row table:style-name="ro1">
          <table:table-cell/>
          <table:table-cell office:value-type="string">
            <text:p>Pain</text:p>
          </table:table-cell>
          <table:table-cell office:value-type="string">
            <text:p>none</text:p>
          </table:table-cell>
          <table:table-cell table:formula="of:=LOOKUP([.C12];[.$G$2:.$H$18])*[$skills.$C$16]" office:value-type="float" office:value="0">
            <text:p>0.0</text:p>
          </table:table-cell>
          <table:table-cell table:number-columns-repeated="2"/>
          <table:table-cell office:value-type="string">
            <text:p>minor+</text:p>
          </table:table-cell>
          <table:table-cell table:style-name="ce14" table:formula="of:=7/16" office:value-type="float" office:value="0.4375">
            <text:p>0.44</text:p>
          </table:table-cell>
          <table:table-cell/>
          <table:table-cell table:style-name="ce16"/>
          <table:table-cell table:style-name="ce20" table:number-columns-repeated="5"/>
          <table:table-cell table:style-name="ce20" office:value-type="string">
            <text:p>half+</text:p>
          </table:table-cell>
          <table:table-cell table:style-name="ce27" table:formula="of:=9/16" office:value-type="float" office:value="0.5625">
            <text:p>0.56</text:p>
          </table:table-cell>
          <table:table-cell/>
          <table:table-cell office:value-type="string">
            <text:p>minor</text:p>
          </table:table-cell>
          <table:table-cell table:style-name="ce32" office:value-type="percentage" office:value="0.375">
            <text:p>38%</text:p>
          </table:table-cell>
          <table:table-cell table:style-name="ce34" table:formula="of:=ROUNDDOWN([$skills.$C$17]/3*2*[.T12])" office:value-type="float" office:value="5">
            <text:p>5</text:p>
          </table:table-cell>
          <table:table-cell table:style-name="ce34" table:formula="of:=ROUNDDOWN([$skills.$C$4]/3*2*[.T12])" office:value-type="float" office:value="4">
            <text:p>4</text:p>
          </table:table-cell>
          <table:table-cell table:style-name="ce31" table:formula="of:=ROUNDDOWN(66*[.T12])" office:value-type="float" office:value="24">
            <text:p>24</text:p>
          </table:table-cell>
          <table:table-cell table:style-name="ce31" table:formula="of:=ROUNDDOWN((1-[.T12])*66)" office:value-type="float" office:value="41">
            <text:p>41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Weirding</text:p>
          </table:table-cell>
          <table:table-cell office:value-type="string">
            <text:p>all</text:p>
          </table:table-cell>
          <table:table-cell table:formula="of:=LOOKUP([.C13];[.$G$2:.$H$18])*[$skills.$C$22]" office:value-type="float" office:value="25">
            <text:p>25.0</text:p>
          </table:table-cell>
          <table:table-cell table:number-columns-repeated="2"/>
          <table:table-cell office:value-type="string">
            <text:p>most</text:p>
          </table:table-cell>
          <table:table-cell table:style-name="ce14" table:formula="of:=12/16" office:value-type="float" office:value="0.75">
            <text:p>0.75</text:p>
          </table:table-cell>
          <table:table-cell/>
          <table:table-cell table:style-name="ce16"/>
          <table:table-cell table:style-name="ce20" table:number-columns-repeated="5"/>
          <table:table-cell table:style-name="ce20" office:value-type="string">
            <text:p>major</text:p>
          </table:table-cell>
          <table:table-cell table:style-name="ce27" table:formula="of:=10/16" office:value-type="float" office:value="0.625">
            <text:p>0.63</text:p>
          </table:table-cell>
          <table:table-cell/>
          <table:table-cell office:value-type="string">
            <text:p>some+</text:p>
          </table:table-cell>
          <table:table-cell table:style-name="ce32" office:value-type="percentage" office:value="0.3125">
            <text:p>31%</text:p>
          </table:table-cell>
          <table:table-cell table:style-name="ce34" table:formula="of:=ROUNDDOWN([$skills.$C$17]/3*2*[.T13])" office:value-type="float" office:value="4">
            <text:p>4</text:p>
          </table:table-cell>
          <table:table-cell table:style-name="ce34" table:formula="of:=ROUNDDOWN([$skills.$C$4]/3*2*[.T13])" office:value-type="float" office:value="3">
            <text:p>3</text:p>
          </table:table-cell>
          <table:table-cell table:style-name="ce31" table:formula="of:=ROUNDDOWN(66*[.T13])" office:value-type="float" office:value="20">
            <text:p>20</text:p>
          </table:table-cell>
          <table:table-cell table:style-name="ce31" table:formula="of:=ROUNDDOWN((1-[.T13])*66)" office:value-type="float" office:value="45">
            <text:p>45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Prana</text:p>
          </table:table-cell>
          <table:table-cell office:value-type="string">
            <text:p>high</text:p>
          </table:table-cell>
          <table:table-cell table:formula="of:=LOOKUP([.C14];[.G$2:.H$18])*[$skills.$C$17]" office:value-type="float" office:value="17.5">
            <text:p>17.5</text:p>
          </table:table-cell>
          <table:table-cell table:formula="of:=ROUNDDOWN([.D14]/3*2)" office:value-type="float" office:value="11">
            <text:p>11</text:p>
          </table:table-cell>
          <table:table-cell/>
          <table:table-cell office:value-type="string">
            <text:p>most+</text:p>
          </table:table-cell>
          <table:table-cell table:style-name="ce14" table:formula="of:=13/16" office:value-type="float" office:value="0.8125">
            <text:p>0.81</text:p>
          </table:table-cell>
          <table:table-cell/>
          <table:table-cell table:style-name="ce16"/>
          <table:table-cell table:style-name="ce20" table:number-columns-repeated="5"/>
          <table:table-cell table:style-name="ce20" office:value-type="string">
            <text:p>major+</text:p>
          </table:table-cell>
          <table:table-cell table:style-name="ce27" table:formula="of:=11/16" office:value-type="float" office:value="0.6875">
            <text:p>0.69</text:p>
          </table:table-cell>
          <table:table-cell/>
          <table:table-cell office:value-type="string">
            <text:p>some</text:p>
          </table:table-cell>
          <table:table-cell table:style-name="ce32" office:value-type="percentage" office:value="0.25">
            <text:p>25%</text:p>
          </table:table-cell>
          <table:table-cell table:style-name="ce34" table:formula="of:=ROUNDDOWN([$skills.$C$17]/3*2*[.T14])" office:value-type="float" office:value="3">
            <text:p>3</text:p>
          </table:table-cell>
          <table:table-cell table:style-name="ce34" table:formula="of:=ROUNDDOWN([$skills.$C$4]/3*2*[.T14])" office:value-type="float" office:value="3">
            <text:p>3</text:p>
          </table:table-cell>
          <table:table-cell table:style-name="ce31" table:formula="of:=ROUNDDOWN(66*[.T14])" office:value-type="float" office:value="16">
            <text:p>16</text:p>
          </table:table-cell>
          <table:table-cell table:style-name="ce31" table:formula="of:=ROUNDDOWN((1-[.T14])*66)" office:value-type="float" office:value="49">
            <text:p>49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Bindu</text:p>
          </table:table-cell>
          <table:table-cell office:value-type="string">
            <text:p>low</text:p>
          </table:table-cell>
          <table:table-cell table:formula="of:=LOOKUP([.C15];[.G$2:.H$18])*[$skills.$C$4]" office:value-type="float" office:value="2.25">
            <text:p>2.3</text:p>
          </table:table-cell>
          <table:table-cell table:formula="of:=ROUNDDOWN([.D15]/3*2)" office:value-type="float" office:value="1">
            <text:p>1</text:p>
          </table:table-cell>
          <table:table-cell/>
          <table:table-cell office:value-type="string">
            <text:p>none</text:p>
          </table:table-cell>
          <table:table-cell table:style-name="ce14" office:value-type="float" office:value="0">
            <text:p>0.00</text:p>
          </table:table-cell>
          <table:table-cell/>
          <table:table-cell table:style-name="ce16"/>
          <table:table-cell table:style-name="ce20" table:number-columns-repeated="5"/>
          <table:table-cell table:style-name="ce20" office:value-type="string">
            <text:p>most</text:p>
          </table:table-cell>
          <table:table-cell table:style-name="ce27" table:formula="of:=12/16" office:value-type="float" office:value="0.75">
            <text:p>0.75</text:p>
          </table:table-cell>
          <table:table-cell/>
          <table:table-cell office:value-type="string">
            <text:p>low+</text:p>
          </table:table-cell>
          <table:table-cell table:style-name="ce32" office:value-type="percentage" office:value="0.1875">
            <text:p>19%</text:p>
          </table:table-cell>
          <table:table-cell table:style-name="ce34" table:formula="of:=ROUNDDOWN([$skills.$C$17]/3*2*[.T15])" office:value-type="float" office:value="2">
            <text:p>2</text:p>
          </table:table-cell>
          <table:table-cell table:style-name="ce34" table:formula="of:=ROUNDDOWN([$skills.$C$4]/3*2*[.T15])" office:value-type="float" office:value="2">
            <text:p>2</text:p>
          </table:table-cell>
          <table:table-cell table:style-name="ce31" table:formula="of:=ROUNDDOWN(66*[.T15])" office:value-type="float" office:value="12">
            <text:p>12</text:p>
          </table:table-cell>
          <table:table-cell table:style-name="ce31" table:formula="of:=ROUNDDOWN((1-[.T15])*66)" office:value-type="float" office:value="53">
            <text:p>53</text:p>
          </table:table-cell>
          <table:table-cell table:number-columns-repeated="23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>
            <text:p>none+</text:p>
          </table:table-cell>
          <table:table-cell table:style-name="ce14" table:formula="of:=1/16" office:value-type="float" office:value="0.0625">
            <text:p>0.06</text:p>
          </table:table-cell>
          <table:table-cell/>
          <table:table-cell table:style-name="ce16"/>
          <table:table-cell table:style-name="ce20" table:number-columns-repeated="5"/>
          <table:table-cell table:style-name="ce20" office:value-type="string">
            <text:p>most+</text:p>
          </table:table-cell>
          <table:table-cell table:style-name="ce27" table:formula="of:=13/16" office:value-type="float" office:value="0.8125">
            <text:p>0.81</text:p>
          </table:table-cell>
          <table:table-cell/>
          <table:table-cell office:value-type="string">
            <text:p>low</text:p>
          </table:table-cell>
          <table:table-cell table:style-name="ce32" office:value-type="percentage" office:value="0.125">
            <text:p>13%</text:p>
          </table:table-cell>
          <table:table-cell table:style-name="ce34" table:formula="of:=ROUNDDOWN([$skills.$C$17]/3*2*[.T16])" office:value-type="float" office:value="1">
            <text:p>1</text:p>
          </table:table-cell>
          <table:table-cell table:style-name="ce34" table:formula="of:=ROUNDDOWN([$skills.$C$4]/3*2*[.T16])" office:value-type="float" office:value="1">
            <text:p>1</text:p>
          </table:table-cell>
          <table:table-cell table:style-name="ce31" table:formula="of:=ROUNDDOWN(66*[.T16])" office:value-type="float" office:value="8">
            <text:p>8</text:p>
          </table:table-cell>
          <table:table-cell table:style-name="ce31" table:formula="of:=ROUNDDOWN((1-[.T16])*66)" office:value-type="float" office:value="57">
            <text:p>57</text:p>
          </table:table-cell>
          <table:table-cell table:number-columns-repeated="233"/>
        </table:table-row>
        <table:table-row table:style-name="ro2">
          <table:table-cell table:style-name="ce11" office:value-type="float" office:value="3">
            <text:p>3</text:p>
          </table:table-cell>
          <table:table-cell table:style-name="ce12" office:value-type="string">
            <text:p>mode</text:p>
          </table:table-cell>
          <table:table-cell table:style-name="ce12" office:value-type="string">
            <text:p>Use</text:p>
          </table:table-cell>
          <table:table-cell table:style-name="ce12" office:value-type="string">
            <text:p>points</text:p>
          </table:table-cell>
          <table:table-cell table:style-name="ce31" office:value-type="string">
            <text:p>regen</text:p>
          </table:table-cell>
          <table:table-cell/>
          <table:table-cell office:value-type="string">
            <text:p>some</text:p>
          </table:table-cell>
          <table:table-cell table:style-name="ce14" table:formula="of:=4/16" office:value-type="float" office:value="0.25">
            <text:p>0.25</text:p>
          </table:table-cell>
          <table:table-cell table:style-name="ce14"/>
          <table:table-cell table:style-name="ce16"/>
          <table:table-cell table:style-name="ce20" table:number-columns-repeated="5"/>
          <table:table-cell table:style-name="ce20" office:value-type="string">
            <text:p>high</text:p>
          </table:table-cell>
          <table:table-cell table:style-name="ce27" table:formula="of:=14/16" office:value-type="float" office:value="0.875">
            <text:p>0.88</text:p>
          </table:table-cell>
          <table:table-cell/>
          <table:table-cell office:value-type="string">
            <text:p>none+</text:p>
          </table:table-cell>
          <table:table-cell table:style-name="ce32" office:value-type="percentage" office:value="0.0625">
            <text:p>6%</text:p>
          </table:table-cell>
          <table:table-cell table:style-name="ce34" table:formula="of:=ROUNDDOWN([$skills.$C$17]/3*2*[.T17])" office:value-type="float" office:value="0">
            <text:p>0</text:p>
          </table:table-cell>
          <table:table-cell table:style-name="ce34" table:formula="of:=ROUNDDOWN([$skills.$C$4]/3*2*[.T17])" office:value-type="float" office:value="0">
            <text:p>0</text:p>
          </table:table-cell>
          <table:table-cell table:style-name="ce31" table:formula="of:=ROUNDDOWN(66*[.T17])" office:value-type="float" office:value="4">
            <text:p>4</text:p>
          </table:table-cell>
          <table:table-cell table:style-name="ce31" table:formula="of:=ROUNDDOWN((1-[.T17])*66)" office:value-type="float" office:value="61">
            <text:p>61</text:p>
          </table:table-cell>
          <table:table-cell table:number-columns-repeated="233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most</text:p>
          </table:table-cell>
          <table:table-cell table:formula="of:=LOOKUP([.C18];[.$G$2:.$H$18])*[$skills.$C$3]" office:value-type="float" office:value="18.75">
            <text:p>18.8</text:p>
          </table:table-cell>
          <table:table-cell table:number-columns-repeated="2"/>
          <table:table-cell office:value-type="string">
            <text:p>some+</text:p>
          </table:table-cell>
          <table:table-cell table:style-name="ce14" table:formula="of:=5/16" office:value-type="float" office:value="0.3125">
            <text:p>0.31</text:p>
          </table:table-cell>
          <table:table-cell/>
          <table:table-cell table:style-name="ce16"/>
          <table:table-cell table:style-name="ce20"/>
          <table:table-cell table:style-name="ce19"/>
          <table:table-cell table:style-name="ce20" table:number-columns-repeated="3"/>
          <table:table-cell table:style-name="ce20" office:value-type="string">
            <text:p>high+</text:p>
          </table:table-cell>
          <table:table-cell table:style-name="ce27" table:formula="of:=15/16" office:value-type="float" office:value="0.9375">
            <text:p>0.94</text:p>
          </table:table-cell>
          <table:table-cell/>
          <table:table-cell office:value-type="string">
            <text:p>none</text:p>
          </table:table-cell>
          <table:table-cell table:style-name="ce32" office:value-type="percentage" office:value="0">
            <text:p>0%</text:p>
          </table:table-cell>
          <table:table-cell table:style-name="ce34" table:formula="of:=ROUNDDOWN([$skills.$C$17]/3*2*[.T18])" office:value-type="float" office:value="0">
            <text:p>0</text:p>
          </table:table-cell>
          <table:table-cell table:style-name="ce34" table:formula="of:=ROUNDDOWN([$skills.$C$4]/3*2*[.T18])" office:value-type="float" office:value="0">
            <text:p>0</text:p>
          </table:table-cell>
          <table:table-cell table:style-name="ce31" table:formula="of:=ROUNDDOWN(66*[.T18])" office:value-type="float" office:value="0">
            <text:p>0</text:p>
          </table:table-cell>
          <table:table-cell table:style-name="ce31" table:formula="of:=ROUNDDOWN((1-[.T18])*66)" office:value-type="float" office:value="66">
            <text:p>66</text:p>
          </table:table-cell>
          <table:table-cell table:number-columns-repeated="233"/>
        </table:table-row>
        <table:table-row table:style-name="ro1">
          <table:table-cell/>
          <table:table-cell office:value-type="string">
            <text:p>Litany</text:p>
          </table:table-cell>
          <table:table-cell office:value-type="string">
            <text:p>some</text:p>
          </table:table-cell>
          <table:table-cell table:formula="of:=LOOKUP([.C19];[.$G$2:.$H$18])*[$skills.$C$14]" office:value-type="float" office:value="4.5">
            <text:p>4.5</text:p>
          </table:table-cell>
          <table:table-cell table:formula="of:=[.D19]*-1" office:value-type="float" office:value="-4.5">
            <text:p>-4.5</text:p>
          </table:table-cell>
          <table:table-cell table:number-columns-repeated="4"/>
          <table:table-cell table:style-name="ce17"/>
          <table:table-cell table:style-name="ce24" table:number-columns-repeated="5"/>
          <table:table-cell table:style-name="ce24" office:value-type="string">
            <text:p>all</text:p>
          </table:table-cell>
          <table:table-cell table:style-name="ce28" table:formula="of:=16/16" office:value-type="float" office:value="1">
            <text:p>1.00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Pain</text:p>
          </table:table-cell>
          <table:table-cell office:value-type="string">
            <text:p>none</text:p>
          </table:table-cell>
          <table:table-cell table:formula="of:=LOOKUP([.C20];[.$G$2:.$H$18])*[$skills.$C$16]" office:value-type="float" office:value="0">
            <text:p>0.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Weirding</text:p>
          </table:table-cell>
          <table:table-cell office:value-type="string">
            <text:p>all</text:p>
          </table:table-cell>
          <table:table-cell table:formula="of:=LOOKUP([.C21];[.$G$2:.$H$18])*[$skills.$C$22]" office:value-type="float" office:value="25">
            <text:p>25.0</text:p>
          </table:table-cell>
          <table:table-cell table:number-columns-repeated="14"/>
          <table:table-cell office:value-type="string">
            <text:p>Attack/Reflexes</text:p>
          </table:table-cell>
          <table:table-cell table:number-columns-repeated="238"/>
        </table:table-row>
        <table:table-row table:style-name="ro2">
          <table:table-cell/>
          <table:table-cell office:value-type="string">
            <text:p>Prana</text:p>
          </table:table-cell>
          <table:table-cell office:value-type="string">
            <text:p>most</text:p>
          </table:table-cell>
          <table:table-cell table:formula="of:=LOOKUP([.C22];[.G$2:.H$18])*[$skills.$C$17]" office:value-type="float" office:value="15">
            <text:p>15.0</text:p>
          </table:table-cell>
          <table:table-cell table:formula="of:=ROUNDDOWN([.D22]/3*2)" office:value-type="float" office:value="10">
            <text:p>10</text:p>
          </table:table-cell>
          <table:table-cell table:number-columns-repeated="13"/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 table:number-columns-repeated="237"/>
        </table:table-row>
        <table:table-row table:style-name="ro2">
          <table:table-cell/>
          <table:table-cell office:value-type="string">
            <text:p>Bindu</text:p>
          </table:table-cell>
          <table:table-cell office:value-type="string">
            <text:p>some</text:p>
          </table:table-cell>
          <table:table-cell table:formula="of:=LOOKUP([.C23];[.G$2:.H$18])*[$skills.$C$4]" office:value-type="float" office:value="4.5">
            <text:p>4.5</text:p>
          </table:table-cell>
          <table:table-cell table:formula="of:=ROUNDDOWN([.D23]/3*2)" office:value-type="float" office:value="3">
            <text:p>3</text:p>
          </table:table-cell>
          <table:table-cell table:number-columns-repeated="13"/>
          <table:table-cell office:value-type="string">
            <text:p>Quick</text:p>
          </table:table-cell>
          <table:table-cell office:value-type="float" office:value="1">
            <text:p>1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Default"/>
          <table:table-cell table:number-columns-repeated="14"/>
          <table:table-cell office:value-type="string">
            <text:p>Fast</text:p>
          </table:table-cell>
          <table:table-cell office:value-type="float" office:value="4">
            <text:p>4</text:p>
          </table:table-cell>
          <table:table-cell table:number-columns-repeated="237"/>
        </table:table-row>
        <table:table-row table:style-name="ro2">
          <table:table-cell table:style-name="ce11" office:value-type="float" office:value="4">
            <text:p>4</text:p>
          </table:table-cell>
          <table:table-cell table:style-name="ce12" office:value-type="string">
            <text:p>mode</text:p>
          </table:table-cell>
          <table:table-cell table:style-name="ce12" office:value-type="string">
            <text:p>Use</text:p>
          </table:table-cell>
          <table:table-cell table:style-name="ce12" office:value-type="string">
            <text:p>points</text:p>
          </table:table-cell>
          <table:table-cell table:style-name="ce31" office:value-type="string">
            <text:p>regen</text:p>
          </table:table-cell>
          <table:table-cell table:number-columns-repeated="13"/>
          <table:table-cell office:value-type="string">
            <text:p>Lightning</text:p>
          </table:table-cell>
          <table:table-cell office:value-type="float" office:value="7">
            <text:p>7</text:p>
          </table:table-cell>
          <table:table-cell office:value-type="string">
            <text:p>major(most)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major</text:p>
          </table:table-cell>
          <table:table-cell table:formula="of:=LOOKUP([.C26];[.$G$2:.$H$18])*[$skills.$C$3]" office:value-type="float" office:value="15.625">
            <text:p>15.6</text:p>
          </table:table-cell>
          <table:table-cell table:number-columns-repeated="14"/>
          <table:table-cell office:value-type="string">
            <text:p>Blinding</text:p>
          </table:table-cell>
          <table:table-cell office:value-type="float" office:value="10">
            <text:p>10</text:p>
          </table:table-cell>
          <table:table-cell office:value-type="string">
            <text:p>high(all)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Litany</text:p>
          </table:table-cell>
          <table:table-cell office:value-type="string">
            <text:p>minor</text:p>
          </table:table-cell>
          <table:table-cell table:formula="of:=LOOKUP([.C27];[.$G$2:.$H$18])*[$skills.$C$14]" office:value-type="float" office:value="6.75">
            <text:p>6.8</text:p>
          </table:table-cell>
          <table:table-cell table:formula="of:=[.D27]*-1" office:value-type="float" office:value="-6.75">
            <text:p>-6.75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ain</text:p>
          </table:table-cell>
          <table:table-cell office:value-type="string">
            <text:p>none</text:p>
          </table:table-cell>
          <table:table-cell table:formula="of:=LOOKUP([.C28];[.$G$2:.$H$18])*[$skills.$C$16]" office:value-type="float" office:value="0">
            <text:p>0.0</text:p>
          </table:table-cell>
          <table:table-cell table:number-columns-repeated="3"/>
          <table:table-cell table:style-name="ce14"/>
          <table:table-cell table:number-columns-repeated="10"/>
          <table:table-cell office:value-type="string">
            <text:p>Thrax tells you: reflexes are only effective with weirding high or all, so</text:p>
          </table:table-cell>
          <table:table-cell table:number-columns-repeated="238"/>
        </table:table-row>
        <table:table-row table:style-name="ro2">
          <table:table-cell/>
          <table:table-cell office:value-type="string">
            <text:p>Weirding</text:p>
          </table:table-cell>
          <table:table-cell office:value-type="string">
            <text:p>all</text:p>
          </table:table-cell>
          <table:table-cell table:formula="of:=LOOKUP([.C29];[.$G$2:.$H$18])*[$skills.$C$22]" office:value-type="float" office:value="25">
            <text:p>25.0</text:p>
          </table:table-cell>
          <table:table-cell table:number-columns-repeated="3"/>
          <table:table-cell table:style-name="ce14"/>
          <table:table-cell table:number-columns-repeated="10"/>
          <table:table-cell office:value-type="string">
            <text:p><text:s text:c="8"/>I start with weirding all, then whatever I need for litany, and</text:p>
          </table:table-cell>
          <table:table-cell table:number-columns-repeated="238"/>
        </table:table-row>
        <table:table-row table:style-name="ro2">
          <table:table-cell/>
          <table:table-cell office:value-type="string">
            <text:p>Prana</text:p>
          </table:table-cell>
          <table:table-cell office:value-type="string">
            <text:p>major</text:p>
          </table:table-cell>
          <table:table-cell table:formula="of:=LOOKUP([.C30];[.G$2:.H$18])*[$skills.$C$17]" office:value-type="float" office:value="12.5">
            <text:p>12.5</text:p>
          </table:table-cell>
          <table:table-cell table:formula="of:=ROUNDDOWN([.D30]/3*2)" office:value-type="float" office:value="8">
            <text:p>8</text:p>
          </table:table-cell>
          <table:table-cell table:number-columns-repeated="2"/>
          <table:table-cell table:style-name="ce14"/>
          <table:table-cell table:number-columns-repeated="10"/>
          <table:table-cell office:value-type="string">
            <text:p><text:s text:c="8"/>finally whatever is left for assault. <text:s/>I've pretty much always run</text:p>
          </table:table-cell>
          <table:table-cell table:number-columns-repeated="238"/>
        </table:table-row>
        <table:table-row table:style-name="ro2">
          <table:table-cell/>
          <table:table-cell office:value-type="string">
            <text:p>Bindu</text:p>
          </table:table-cell>
          <table:table-cell office:value-type="string">
            <text:p>minor</text:p>
          </table:table-cell>
          <table:table-cell table:formula="of:=LOOKUP([.C31];[.G$2:.H$18])*[$skills.$C$4]" office:value-type="float" office:value="6.75">
            <text:p>6.8</text:p>
          </table:table-cell>
          <table:table-cell table:formula="of:=ROUNDDOWN([.D31]/3*2)" office:value-type="float" office:value="4">
            <text:p>4</text:p>
          </table:table-cell>
          <table:table-cell table:number-columns-repeated="2"/>
          <table:table-cell table:style-name="ce14"/>
          <table:table-cell table:number-columns-repeated="10"/>
          <table:table-cell office:value-type="string">
            <text:p><text:s text:c="8"/>modes similar to what I run now, which is weirding all litany some+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4"/>
          <table:table-cell table:number-columns-repeated="10"/>
          <table:table-cell office:value-type="string">
            <text:p><text:s text:c="8"/>or minor, and assault all. <text:s/>for a time I was able to sustain as</text:p>
          </table:table-cell>
          <table:table-cell table:number-columns-repeated="238"/>
        </table:table-row>
        <table:table-row table:style-name="ro2">
          <table:table-cell table:style-name="ce11" office:value-type="float" office:value="5">
            <text:p>5</text:p>
          </table:table-cell>
          <table:table-cell table:style-name="ce12" office:value-type="string">
            <text:p>mode</text:p>
          </table:table-cell>
          <table:table-cell table:style-name="ce12" office:value-type="string">
            <text:p>Use</text:p>
          </table:table-cell>
          <table:table-cell table:style-name="ce12" office:value-type="string">
            <text:p>points</text:p>
          </table:table-cell>
          <table:table-cell table:style-name="ce31" office:value-type="string">
            <text:p>regen</text:p>
          </table:table-cell>
          <table:table-cell table:number-columns-repeated="2"/>
          <table:table-cell table:style-name="ce14"/>
          <table:table-cell table:number-columns-repeated="10"/>
          <table:table-cell office:value-type="string">
            <text:p><text:s text:c="8"/>high as half+ litany, but usually thast not required. <text:s/>Only when im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half</text:p>
          </table:table-cell>
          <table:table-cell table:formula="of:=LOOKUP([.C34];[.$G$2:.$H$18])*[$skills.$C$3]" office:value-type="float" office:value="12.5">
            <text:p>12.5</text:p>
          </table:table-cell>
          <table:table-cell table:number-columns-repeated="3"/>
          <table:table-cell table:style-name="ce14"/>
          <table:table-cell table:number-columns-repeated="10"/>
          <table:table-cell office:value-type="string">
            <text:p><text:s text:c="8"/>fighting seriously hard things did I have to turn down assault to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Litany</text:p>
          </table:table-cell>
          <table:table-cell office:value-type="string">
            <text:p>half</text:p>
          </table:table-cell>
          <table:table-cell table:formula="of:=LOOKUP([.C35];[.$G$2:.$H$18])*[$skills.$C$14]" office:value-type="float" office:value="9">
            <text:p>9.0</text:p>
          </table:table-cell>
          <table:table-cell table:formula="of:=[.D35]*-1" office:value-type="float" office:value="-9">
            <text:p>-9</text:p>
          </table:table-cell>
          <table:table-cell table:number-columns-repeated="13"/>
          <table:table-cell office:value-type="string">
            <text:p><text:s text:c="8"/>make room for more litany, but it does happen.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Pain</text:p>
          </table:table-cell>
          <table:table-cell office:value-type="string">
            <text:p>none</text:p>
          </table:table-cell>
          <table:table-cell table:formula="of:=LOOKUP([.C36];[.$G$2:.$H$18])*[$skills.$C$16]" office:value-type="float" office:value="0">
            <text:p>0.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Weirding</text:p>
          </table:table-cell>
          <table:table-cell office:value-type="string">
            <text:p>all</text:p>
          </table:table-cell>
          <table:table-cell table:formula="of:=LOOKUP([.C37];[.$G$2:.$H$18])*[$skills.$C$22]" office:value-type="float" office:value="25">
            <text:p>25.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Prana</text:p>
          </table:table-cell>
          <table:table-cell office:value-type="string">
            <text:p>half</text:p>
          </table:table-cell>
          <table:table-cell table:formula="of:=LOOKUP([.C38];[.G$2:.H$18])*[$skills.$C$17]" office:value-type="float" office:value="10">
            <text:p>10.0</text:p>
          </table:table-cell>
          <table:table-cell table:formula="of:=ROUNDDOWN([.D38]/3*2)" office:value-type="float" office:value="6">
            <text:p>6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indu</text:p>
          </table:table-cell>
          <table:table-cell office:value-type="string">
            <text:p>half</text:p>
          </table:table-cell>
          <table:table-cell table:formula="of:=LOOKUP([.C39];[.G$2:.H$18])*[$skills.$C$4]" office:value-type="float" office:value="9">
            <text:p>9.0</text:p>
          </table:table-cell>
          <table:table-cell table:formula="of:=ROUNDDOWN([.D39]/3*2)"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2" office:value-type="string">
            <text:p>mode</text:p>
          </table:table-cell>
          <table:table-cell table:style-name="ce12" office:value-type="string">
            <text:p>Use</text:p>
          </table:table-cell>
          <table:table-cell table:style-name="ce12" office:value-type="string">
            <text:p>points</text:p>
          </table:table-cell>
          <table:table-cell table:style-name="ce31" office:value-type="string">
            <text:p>regen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minor</text:p>
          </table:table-cell>
          <table:table-cell table:formula="of:=LOOKUP([.C42];[.$G$2:.$H$18])*[$skills.$C$3]" office:value-type="float" office:value="9.375">
            <text:p>9.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any</text:p>
          </table:table-cell>
          <table:table-cell office:value-type="string">
            <text:p>major</text:p>
          </table:table-cell>
          <table:table-cell table:formula="of:=LOOKUP([.C43];[.$G$2:.$H$18])*[$skills.$C$14]" office:value-type="float" office:value="11.25">
            <text:p>11.3</text:p>
          </table:table-cell>
          <table:table-cell table:formula="of:=[.D43]*-1" office:value-type="float" office:value="-11.25">
            <text:p>-11.2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in</text:p>
          </table:table-cell>
          <table:table-cell office:value-type="string">
            <text:p>none</text:p>
          </table:table-cell>
          <table:table-cell table:formula="of:=LOOKUP([.C44];[.$G$2:.$H$18])*[$skills.$C$16]" office:value-type="float" office:value="0">
            <text:p>0.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Weirding</text:p>
          </table:table-cell>
          <table:table-cell office:value-type="string">
            <text:p>all</text:p>
          </table:table-cell>
          <table:table-cell table:formula="of:=LOOKUP([.C45];[.$G$2:.$H$18])*[$skills.$C$22]" office:value-type="float" office:value="25">
            <text:p>25.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Prana</text:p>
          </table:table-cell>
          <table:table-cell office:value-type="string">
            <text:p>minor</text:p>
          </table:table-cell>
          <table:table-cell table:formula="of:=LOOKUP([.C46];[.G$2:.H$18])*[$skills.$C$17]" office:value-type="float" office:value="7.5">
            <text:p>7.5</text:p>
          </table:table-cell>
          <table:table-cell table:formula="of:=ROUNDDOWN([.D46]/3*2)" office:value-type="float" office:value="5">
            <text:p>5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indu</text:p>
          </table:table-cell>
          <table:table-cell office:value-type="string">
            <text:p>major</text:p>
          </table:table-cell>
          <table:table-cell table:formula="of:=LOOKUP([.C47];[.G$2:.H$18])*[$skills.$C$4]" office:value-type="float" office:value="11.25">
            <text:p>11.3</text:p>
          </table:table-cell>
          <table:table-cell table:formula="of:=ROUNDDOWN([.D47]/3*2)"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/>
          <table:table-cell table:number-columns-repeated="253"/>
        </table:table-row>
        <table:table-row table:style-name="ro2">
          <table:table-cell/>
          <table:table-cell table:style-name="ce12" office:value-type="string">
            <text:p>mode</text:p>
          </table:table-cell>
          <table:table-cell table:style-name="ce12" office:value-type="string">
            <text:p>Use</text:p>
          </table:table-cell>
          <table:table-cell table:style-name="ce12" office:value-type="string">
            <text:p>points</text:p>
          </table:table-cell>
          <table:table-cell table:style-name="ce31" office:value-type="string">
            <text:p>regen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some</text:p>
          </table:table-cell>
          <table:table-cell table:formula="of:=LOOKUP([.C50];[.$G$2:.$H$18])*[$skills.$C$3]" office:value-type="float" office:value="6.25">
            <text:p>6.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any</text:p>
          </table:table-cell>
          <table:table-cell office:value-type="string">
            <text:p>most</text:p>
          </table:table-cell>
          <table:table-cell table:formula="of:=LOOKUP([.C51];[.$G$2:.$H$18])*[$skills.$C$14]" office:value-type="float" office:value="13.5">
            <text:p>13.5</text:p>
          </table:table-cell>
          <table:table-cell table:formula="of:=[.D51]*-1" office:value-type="float" office:value="-13.5">
            <text:p>-13.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in</text:p>
          </table:table-cell>
          <table:table-cell office:value-type="string">
            <text:p>none</text:p>
          </table:table-cell>
          <table:table-cell table:formula="of:=LOOKUP([.C52];[.$G$2:.$H$18])*[$skills.$C$16]" office:value-type="float" office:value="0">
            <text:p>0.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Weirding</text:p>
          </table:table-cell>
          <table:table-cell office:value-type="string">
            <text:p>all</text:p>
          </table:table-cell>
          <table:table-cell table:formula="of:=LOOKUP([.C53];[.$G$2:.$H$18])*[$skills.$C$22]" office:value-type="float" office:value="25">
            <text:p>25.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Prana</text:p>
          </table:table-cell>
          <table:table-cell office:value-type="string">
            <text:p>some</text:p>
          </table:table-cell>
          <table:table-cell table:formula="of:=LOOKUP([.C54];[.G$2:.H$18])*[$skills.$C$17]" office:value-type="float" office:value="5">
            <text:p>5.0</text:p>
          </table:table-cell>
          <table:table-cell table:formula="of:=ROUNDDOWN([.D54]/3*2)" office:value-type="float" office:value="3">
            <text:p>3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indu</text:p>
          </table:table-cell>
          <table:table-cell office:value-type="string">
            <text:p>most</text:p>
          </table:table-cell>
          <table:table-cell table:formula="of:=LOOKUP([.C55];[.G$2:.H$18])*[$skills.$C$4]" office:value-type="float" office:value="13.5">
            <text:p>13.5</text:p>
          </table:table-cell>
          <table:table-cell table:formula="of:=ROUNDDOWN([.D55]/3*2)" office:value-type="float" office:value="9">
            <text:p>9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Default"/>
          <table:table-cell table:number-columns-repeated="253"/>
        </table:table-row>
        <table:table-row table:style-name="ro2">
          <table:table-cell table:style-name="ce21" office:value-type="float" office:value="0">
            <text:p>0</text:p>
          </table:table-cell>
          <table:table-cell table:style-name="ce12" office:value-type="string">
            <text:p>mode</text:p>
          </table:table-cell>
          <table:table-cell table:style-name="ce12" office:value-type="string">
            <text:p>Use</text:p>
          </table:table-cell>
          <table:table-cell table:style-name="ce12" office:value-type="string">
            <text:p>points</text:p>
          </table:table-cell>
          <table:table-cell table:style-name="ce31" office:value-type="string">
            <text:p>regen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ssault</text:p>
          </table:table-cell>
          <table:table-cell office:value-type="string">
            <text:p>none</text:p>
          </table:table-cell>
          <table:table-cell table:formula="of:=LOOKUP([.C58];[.$G$2:.$H$18])*[$skills.$C$3]" office:value-type="float" office:value="0">
            <text:p>0.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any</text:p>
          </table:table-cell>
          <table:table-cell office:value-type="string">
            <text:p>all</text:p>
          </table:table-cell>
          <table:table-cell table:formula="of:=LOOKUP([.C59];[.$G$2:.$H$18])*[$skills.$C$14]" office:value-type="float" office:value="18">
            <text:p>18.0</text:p>
          </table:table-cell>
          <table:table-cell table:formula="of:=[.D59]*-1" office:value-type="float" office:value="-18">
            <text:p>-18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in</text:p>
          </table:table-cell>
          <table:table-cell office:value-type="string">
            <text:p>none</text:p>
          </table:table-cell>
          <table:table-cell table:formula="of:=LOOKUP([.C60];[.$G$2:.$H$18])*[$skills.$C$16]" office:value-type="float" office:value="0">
            <text:p>0.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Weirding</text:p>
          </table:table-cell>
          <table:table-cell office:value-type="string">
            <text:p>all</text:p>
          </table:table-cell>
          <table:table-cell table:formula="of:=LOOKUP([.C61];[.$G$2:.$H$18])*[$skills.$C$22]" office:value-type="float" office:value="25">
            <text:p>25.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Prana</text:p>
          </table:table-cell>
          <table:table-cell office:value-type="string">
            <text:p>low</text:p>
          </table:table-cell>
          <table:table-cell table:formula="of:=LOOKUP([.C62];[.G$2:.H$18])*[$skills.$C$17]" office:value-type="float" office:value="2.5">
            <text:p>2.5</text:p>
          </table:table-cell>
          <table:table-cell table:formula="of:=ROUNDDOWN([.D62]/3*2)" office:value-type="float" office:value="1">
            <text:p>1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indu</text:p>
          </table:table-cell>
          <table:table-cell office:value-type="string">
            <text:p>high</text:p>
          </table:table-cell>
          <table:table-cell table:formula="of:=LOOKUP([.C63];[.G$2:.H$18])*[$skills.$C$4]" office:value-type="float" office:value="15.75">
            <text:p>15.8</text:p>
          </table:table-cell>
          <table:table-cell table:formula="of:=ROUNDDOWN([.D63]/3*2)" office:value-type="float" office:value="10">
            <text:p>10</text:p>
          </table:table-cell>
          <table:table-cell table:number-columns-repeated="252"/>
        </table:table-row>
      </table:table>
      <table:table table:name="labels" table:style-name="ta9" table:print="false">
        <office:forms form:automatic-focus="false" form:apply-design-mode="false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3">
          <table:table-cell table:style-name="ce54" office:value-type="string">
            <text:p>knife</text:p>
          </table:table-cell>
          <table:table-cell table:style-name="ce2" office:value-type="string">
            <text:p>sword</text:p>
          </table:table-cell>
          <table:table-cell table:style-name="ce2" office:value-type="string">
            <text:p>lasgun</text:p>
          </table:table-cell>
          <table:table-cell table:style-name="ce2" office:value-type="string">
            <text:p>maula</text:p>
          </table:table-cell>
          <table:table-cell/>
          <table:table-cell office:value-type="string">
            <text:p>ranks</text:p>
          </table:table-cell>
          <table:table-cell table:number-columns-repeated="4"/>
          <table:table-cell table:style-name="ce2" office:value-type="string">
            <text:p>suspension</text:p>
          </table:table-cell>
        </table:table-row>
        <table:table-row table:style-name="ro3">
          <table:table-cell office:value-type="string">
            <text:p>strike was ineffective</text:p>
          </table:table-cell>
          <table:table-cell table:number-columns-repeated="4"/>
          <table:table-cell office:value-type="string">
            <text:p>Glvl</text:p>
          </table:table-cell>
          <table:table-cell office:value-type="string">
            <text:p>Fedaykin</text:p>
          </table:table-cell>
          <table:table-cell office:value-type="string">
            <text:p>Fremen</text:p>
          </table:table-cell>
          <table:table-cell office:value-type="string">
            <text:p>Qizarate</text:p>
          </table:table-cell>
          <table:table-cell office:value-type="string">
            <text:p>Zensunni</text:p>
          </table:table-cell>
          <table:table-cell office:value-type="string">
            <text:p>luminous</text:p>
          </table:table-cell>
        </table:table-row>
        <table:table-row table:style-name="ro3">
          <table:table-cell office:value-type="string">
            <text:p>blow was deflected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Wali</text:p>
          </table:table-cell>
          <table:table-cell table:number-columns-repeated="2" office:value-type="string">
            <text:p>none</text:p>
          </table:table-cell>
          <table:table-cell office:value-type="string">
            <text:p>lucid</text:p>
          </table:table-cell>
        </table:table-row>
        <table:table-row table:style-name="ro3">
          <table:table-cell office:value-type="string">
            <text:p>barely scratch with the tip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Trainee</text:p>
          </table:table-cell>
          <table:table-cell office:value-type="string">
            <text:p>Pyon</text:p>
          </table:table-cell>
          <table:table-cell office:value-type="string">
            <text:p>Initiate</text:p>
          </table:table-cell>
          <table:table-cell office:value-type="string">
            <text:p>Misr</text:p>
          </table:table-cell>
          <table:table-cell office:value-type="string">
            <text:p>sharp</text:p>
          </table:table-cell>
        </table:table-row>
        <table:table-row table:style-name="ro3">
          <table:table-cell office:value-type="string">
            <text:p>cut deeply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string">
            <text:p>Noukker</text:p>
          </table:table-cell>
          <table:table-cell office:value-type="string">
            <text:p>Ayat</text:p>
          </table:table-cell>
          <table:table-cell office:value-type="string">
            <text:p>Acolyte</text:p>
          </table:table-cell>
          <table:table-cell office:value-type="string">
            <text:p>Umma</text:p>
          </table:table-cell>
          <table:table-cell office:value-type="string">
            <text:p>unhindered</text:p>
          </table:table-cell>
        </table:table-row>
        <table:table-row table:style-name="ro3">
          <table:table-cell office:value-type="string">
            <text:p>feint…then tear</text:p>
          </table:table-cell>
          <table:table-cell table:number-columns-repeated="4"/>
          <table:table-cell table:style-name="ce21" office:value-type="float" office:value="70">
            <text:p>70</text:p>
          </table:table-cell>
          <table:table-cell office:value-type="string">
            <text:p>Naib</text:p>
          </table:table-cell>
          <table:table-cell office:value-type="string">
            <text:p>Shadout</text:p>
          </table:table-cell>
          <table:table-cell office:value-type="string">
            <text:p>Priest</text:p>
          </table:table-cell>
          <table:table-cell office:value-type="string">
            <text:p>Wanderer</text:p>
          </table:table-cell>
          <table:table-cell office:value-type="string">
            <text:p>hindered</text:p>
          </table:table-cell>
        </table:table-row>
        <table:table-row table:style-name="ro3">
          <table:table-cell office:value-type="string">
            <text:p>taking full advantage…swiftly disect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string">
            <text:p>Bashar</text:p>
          </table:table-cell>
          <table:table-cell office:value-type="string">
            <text:p>Waterman</text:p>
          </table:table-cell>
          <table:table-cell office:value-type="string">
            <text:p>Oracle</text:p>
          </table:table-cell>
          <table:table-cell office:value-type="string">
            <text:p>Ulema</text:p>
          </table:table-cell>
          <table:table-cell office:value-type="string">
            <text:p>fatigued</text:p>
          </table:table-cell>
        </table:table-row>
        <table:table-row table:style-name="ro3">
          <table:table-cell office:value-type="string">
            <text:p>carve deeply with blinding speed and efficiency</text:p>
          </table:table-cell>
          <table:table-cell table:number-columns-repeated="4"/>
          <table:table-cell table:style-name="ce21" office:value-type="float" office:value="90">
            <text:p>90</text:p>
          </table:table-cell>
          <table:table-cell office:value-type="string">
            <text:p>Caid</text:p>
          </table:table-cell>
          <table:table-cell office:value-type="string">
            <text:p>Chosen</text:p>
          </table:table-cell>
          <table:table-cell office:value-type="string">
            <text:p>Baraka</text:p>
          </table:table-cell>
          <table:table-cell office:value-type="string">
            <text:p>Bakka</text:p>
          </table:table-cell>
          <table:table-cell office:value-type="string">
            <text:p>suffering</text:p>
          </table:table-cell>
        </table:table-row>
        <table:table-row table:style-name="ro4">
          <table:table-cell office:value-type="string">
            <text:p>with the precision of a surgeon, you cripple…with a debilitating cut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Burseg</text:p>
          </table:table-cell>
          <table:table-cell office:value-type="string">
            <text:p>Speaker</text:p>
          </table:table-cell>
          <table:table-cell office:value-type="string">
            <text:p>Apostle</text:p>
          </table:table-cell>
          <table:table-cell office:value-type="string">
            <text:p>Auliya</text:p>
          </table:table-cell>
          <table:table-cell office:value-type="string">
            <text:p>vexed</text:p>
          </table:table-cell>
        </table:table-row>
        <table:table-row table:style-name="ro3">
          <table:table-cell office:value-type="string">
            <text:p>run your &lt;wpn&gt; right through &lt;mob&gt;!</text:p>
          </table:table-cell>
          <table:table-cell table:number-columns-repeated="9"/>
          <table:table-cell office:value-type="string">
            <text:p>pained</text:p>
          </table:table-cell>
        </table:table-row>
        <table:table-row table:style-name="ro5">
          <table:table-cell table:number-columns-repeated="5"/>
          <table:table-cell office:value-type="float" office:value="110">
            <text:p>110</text:p>
          </table:table-cell>
          <table:table-cell office:value-type="string">
            <text:p>Mahdi</text:p>
          </table:table-cell>
          <table:table-cell table:number-columns-repeated="3"/>
          <table:table-cell office:value-type="string">
            <text:p>wracked</text:p>
          </table:table-cell>
        </table:table-row>
        <table:table-row table:style-name="ro5">
          <table:table-cell table:number-columns-repeated="5"/>
          <table:table-cell office:value-type="float" office:value="120">
            <text:p>120</text:p>
          </table:table-cell>
          <table:table-cell office:value-type="string">
            <text:p>Demon</text:p>
          </table:table-cell>
          <table:table-cell table:number-columns-repeated="4"/>
        </table:table-row>
        <table:table-row table:style-name="ro5">
          <table:table-cell/>
          <table:table-cell table:style-name="ce55"/>
          <table:table-cell table:number-columns-repeated="3"/>
          <table:table-cell office:value-type="float" office:value="130">
            <text:p>130</text:p>
          </table:table-cell>
          <table:table-cell office:value-type="string">
            <text:p>Demi-God</text:p>
          </table:table-cell>
          <table:table-cell table:number-columns-repeated="4"/>
        </table:table-row>
        <table:table-row table:style-name="ro5">
          <table:table-cell table:number-columns-repeated="5"/>
          <table:table-cell office:value-type="float" office:value="140">
            <text:p>140</text:p>
          </table:table-cell>
          <table:table-cell office:value-type="string">
            <text:p>God-Emperor</text:p>
          </table:table-cell>
          <table:table-cell table:number-columns-repeated="4"/>
        </table:table-row>
        <table:table-row table:style-name="ro3">
          <table:table-cell table:style-name="ce54" office:value-type="string">
            <text:p>knife brief</text:p>
          </table:table-cell>
          <table:table-cell table:style-name="ce54" office:value-type="string">
            <text:p>sword brief</text:p>
          </table:table-cell>
          <table:table-cell table:style-name="ce2" office:value-type="string">
            <text:p>lasgun brief</text:p>
          </table:table-cell>
          <table:table-cell table:style-name="ce2" office:value-type="string">
            <text:p>maula brief</text:p>
          </table:table-cell>
          <table:table-cell table:number-columns-repeated="7"/>
        </table:table-row>
        <table:table-row table:style-name="ro5">
          <table:table-cell table:number-columns-repeated="11"/>
        </table:table-row>
        <table:table-row table:style-name="ro5">
          <table:table-cell office:value-type="string">
            <text:p>scratch</text:p>
          </table:table-cell>
          <table:table-cell office:value-type="string">
            <text:p>you singe &lt;mob&gt;</text:p>
          </table:table-cell>
          <table:table-cell office:value-type="string">
            <text:p>effectively irradiates</text:p>
          </table:table-cell>
          <table:table-cell office:value-type="string">
            <text:p>effectively poisons</text:p>
          </table:table-cell>
          <table:table-cell table:number-columns-repeated="7"/>
        </table:table-row>
        <table:table-row table:style-name="ro5">
          <table:table-cell office:value-type="string">
            <text:p>deeply cut</text:p>
          </table:table-cell>
          <table:table-cell office:value-type="string">
            <text:p>jolt &lt;mob&gt;</text:p>
          </table:table-cell>
          <table:table-cell office:value-type="string">
            <text:p>deeply irradiates</text:p>
          </table:table-cell>
          <table:table-cell office:value-type="string">
            <text:p>deeply poisons</text:p>
          </table:table-cell>
          <table:table-cell table:number-columns-repeated="7"/>
        </table:table-row>
        <table:table-row table:style-name="ro5">
          <table:table-cell office:value-type="string">
            <text:p>tear into &lt;mob&gt;</text:p>
          </table:table-cell>
          <table:table-cell office:value-type="string">
            <text:p>shock &lt;mob&gt;</text:p>
          </table:table-cell>
          <table:table-cell office:value-type="string">
            <text:p>inflicts &lt;mob&gt; with a painful radiation</text:p>
          </table:table-cell>
          <table:table-cell office:value-type="string">
            <text:p>inflicts &lt;mob&gt; with a painful poison</text:p>
          </table:table-cell>
          <table:table-cell table:number-columns-repeated="7"/>
        </table:table-row>
        <table:table-row table:style-name="ro5">
          <table:table-cell office:value-type="string">
            <text:p>severely wound</text:p>
          </table:table-cell>
          <table:table-cell office:value-type="string">
            <text:p>tear into &lt;mob&gt;</text:p>
          </table:table-cell>
          <table:table-cell/>
          <table:table-cell office:value-type="string">
            <text:p>causes &lt;mob&gt; to retch</text:p>
          </table:table-cell>
          <table:table-cell table:number-columns-repeated="7"/>
        </table:table-row>
        <table:table-row table:style-name="ro5">
          <table:table-cell office:value-type="string">
            <text:p>swiftly dissect</text:p>
          </table:table-cell>
          <table:table-cell office:value-type="string">
            <text:p>strike &lt;mob&gt; powerfully</text:p>
          </table:table-cell>
          <table:table-cell office:value-type="string">
            <text:p>causes severe convulsions</text:p>
          </table:table-cell>
          <table:table-cell table:number-columns-repeated="8"/>
        </table:table-row>
        <table:table-row table:style-name="ro5">
          <table:table-cell office:value-type="string">
            <text:p>carve deeply</text:p>
          </table:table-cell>
          <table:table-cell office:value-type="string">
            <text:p>burn &lt;mob&gt; severely</text:p>
          </table:table-cell>
          <table:table-cell office:value-type="string">
            <text:p>slams into &lt;mob&gt; causing it to spew vomit</text:p>
          </table:table-cell>
          <table:table-cell table:number-columns-repeated="8"/>
        </table:table-row>
        <table:table-row table:style-name="ro5">
          <table:table-cell office:value-type="string">
            <text:p>debilitatingly cut</text:p>
          </table:table-cell>
          <table:table-cell office:value-type="string">
            <text:p>you slice through</text:p>
          </table:table-cell>
          <table:table-cell office:value-type="string">
            <text:p>blows through &lt;mob&gt;, causing violent seizures</text:p>
          </table:table-cell>
          <table:table-cell table:number-columns-repeated="8"/>
        </table:table-row>
        <table:table-row table:style-name="ro5">
          <table:table-cell office:value-type="string">
            <text:p>run through</text:p>
          </table:table-cell>
          <table:table-cell table:number-columns-repeated="10"/>
        </table:table-row>
        <table:table-row table:style-name="ro5" table:number-rows-repeated="3">
          <table:table-cell table:number-columns-repeated="11"/>
        </table:table-row>
        <table:table-row table:style-name="ro5">
          <table:table-cell table:style-name="ce1" office:value-type="string">
            <text:p>pain emotes</text:p>
          </table:table-cell>
          <table:table-cell table:number-columns-repeated="10"/>
        </table:table-row>
        <table:table-row table:style-name="ro5">
          <table:table-cell office:value-type="string">
            <text:p>you probe…ineffectually</text:p>
          </table:table-cell>
          <table:table-cell office:value-type="string">
            <text:p>You cause monster to have a momentary seizure</text:p>
          </table:table-cell>
          <table:table-cell table:number-columns-repeated="9"/>
        </table:table-row>
        <table:table-row table:style-name="ro5">
          <table:table-cell office:value-type="string">
            <text:p>you probe…mind</text:p>
          </table:table-cell>
          <table:table-cell office:value-type="string">
            <text:p><text:s text:c="2"/>Your mind powers cause monster to have a seizure</text:p>
          </table:table-cell>
          <table:table-cell table:number-columns-repeated="9"/>
        </table:table-row>
        <table:table-row table:style-name="ro5">
          <table:table-cell office:value-type="string">
            <text:p>though tired, you cause some pain</text:p>
          </table:table-cell>
          <table:table-cell office:value-type="string">
            <text:p><text:s text:c="2"/>You set off monster's nerves in a dreadful seizure</text:p>
          </table:table-cell>
          <table:table-cell table:number-columns-repeated="9"/>
        </table:table-row>
        <table:table-row table:style-name="ro5">
          <table:table-cell office:value-type="string">
            <text:p>you inflict pain…</text:p>
          </table:table-cell>
          <table:table-cell office:value-type="string">
            <text:p><text:s text:c="2"/>You project your mind into monster, causing it agony</text:p>
          </table:table-cell>
          <table:table-cell table:number-columns-repeated="9"/>
        </table:table-row>
        <table:table-row table:style-name="ro5">
          <table:table-cell office:value-type="string">
            <text:p>you find …mind open to you as you cause him some pain</text:p>
          </table:table-cell>
          <table:table-cell office:value-type="string">
            <text:p><text:s text:c="2"/>You crumble the barrier between your minds and overwhelm monster.</text:p>
          </table:table-cell>
          <table:table-cell table:number-columns-repeated="9"/>
        </table:table-row>
        <table:table-row table:style-name="ro5">
          <table:table-cell office:value-type="string">
            <text:p>you invade…mind, causing pain</text:p>
          </table:table-cell>
          <table:table-cell office:value-type="string">
            <text:p><text:s text:c="2"/>You tear into monster's mind, causing intense agony</text:p>
          </table:table-cell>
          <table:table-cell table:number-columns-repeated="9"/>
        </table:table-row>
        <table:table-row table:style-name="ro5">
          <table:table-cell office:value-type="string">
            <text:p>you assail &lt;mob&gt;'s mind with wave after wave of pain</text:p>
          </table:table-cell>
          <table:table-cell office:value-type="string">
            <text:p><text:s text:c="2"/>You assail monster with wave after wave of pain</text:p>
          </table:table-cell>
          <table:table-cell table:number-columns-repeated="9"/>
        </table:table-row>
        <table:table-row table:style-name="ro5">
          <table:table-cell office:value-type="string">
            <text:p>you cause &lt;mob&gt; to have a momentary seizure!</text:p>
          </table:table-cell>
          <table:table-cell office:value-type="string">
            <text:p><text:s text:c="2"/>You unleash the full force of your anger on monster</text:p>
          </table:table-cell>
          <table:table-cell table:number-columns-repeated="9"/>
        </table:table-row>
        <table:table-row table:style-name="ro5">
          <table:table-cell office:value-type="string">
            <text:p>your mind powers cause &lt;mob&gt; to have a seizure</text:p>
          </table:table-cell>
          <table:table-cell office:value-type="string">
            <text:p><text:s text:c="2"/>Your relentless mental blows shatter monster's mind defenses</text:p>
          </table:table-cell>
          <table:table-cell table:number-columns-repeated="9"/>
        </table:table-row>
        <table:table-row table:style-name="ro5">
          <table:table-cell office:value-type="string">
            <text:p>you set off &lt;mob&gt;'s nerves in a dreadful seizure</text:p>
          </table:table-cell>
          <table:table-cell table:number-columns-repeated="10"/>
        </table:table-row>
        <table:table-row table:style-name="ro5">
          <table:table-cell office:value-type="string">
            <text:p>you project your mind into &lt;mob&gt;, causing him agony</text:p>
          </table:table-cell>
          <table:table-cell table:number-columns-repeated="10"/>
        </table:table-row>
        <table:table-row table:style-name="ro5">
          <table:table-cell office:value-type="string">
            <text:p>you tear into &lt;mob&gt;'s mind, causing intense agony!</text:p>
          </table:table-cell>
          <table:table-cell table:number-columns-repeated="10"/>
        </table:table-row>
        <table:table-row table:style-name="ro5">
          <table:table-cell office:value-type="string">
            <text:p>you crumble the barrier between your minds and overwhelm &lt;mob&gt;</text:p>
          </table:table-cell>
          <table:table-cell table:number-columns-repeated="10"/>
        </table:table-row>
        <table:table-row table:style-name="ro5">
          <table:table-cell office:value-type="string">
            <text:p>your relentless mental blows shatter &lt;mob&gt;'s mental defenses</text:p>
          </table:table-cell>
          <table:table-cell table:number-columns-repeated="10"/>
        </table:table-row>
        <table:table-row table:style-name="ro5">
          <table:table-cell office:value-type="string">
            <text:p>you unleash the full force of your anger on &lt;mob&gt;</text:p>
          </table:table-cell>
          <table:table-cell table:number-columns-repeated="10"/>
        </table:table-row>
        <table:table-row table:style-name="ro5">
          <table:table-cell office:value-type="string">
            <text:p>you force an imaginary fire to rage through &lt;mob&gt;'s mind</text:p>
          </table:table-cell>
          <table:table-cell office:value-type="string">
            <text:p><text:s text:c="2"/>You force an imaginary fire to rage through monster's mind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<text:s text:c="2"/>You invade monster's mind, sending it reeling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<text:s text:c="2"/>You crush monster's mind with a child's ease</text:p>
          </table:table-cell>
          <table:table-cell table:number-columns-repeated="9"/>
        </table:table-row>
      </table:table>
      <table:table table:name="testing" table:style-name="ta4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23"/>
        <table:table-column table:style-name="co4" table:default-cell-style-name="Default"/>
        <table:table-row table:style-name="ro1">
          <table:table-cell office:value-type="string">
            <text:p>agony testing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>
            <text:p>pain</text:p>
          </table:table-cell>
          <table:table-cell office:value-type="string">
            <text:p>fiqh</text:p>
          </table:table-cell>
          <table:table-cell table:style-name="Default" office:value-type="string">
            <text:p>cost</text:p>
          </table:table-cell>
          <table:table-cell/>
        </table:table-row>
        <table:table-row table:style-name="ro3">
          <table:table-cell table:number-columns-repeated="2" office:value-type="float" office:value="10">
            <text:p>10</text:p>
          </table:table-cell>
          <table:table-cell table:style-name="ce22" office:value-type="float" office:value="28">
            <text:p>28.00</text:p>
          </table:table-cell>
          <table:table-cell office:value-type="string">
            <text:p>as a fedaykin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3">
            <text:p>33.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8">
            <text:p>28.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6">
            <text:p>26.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4.5">
            <text:p>24.5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3">
            <text:p>23.00</text:p>
          </table:table-cell>
          <table:table-cell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22">
            <text:p>22.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4">
            <text:p>24.00</text:p>
          </table:table-cell>
          <table:table-cell/>
        </table:table-row>
      </table:table>
      <table:table table:name="notes" table:style-name="ta8" table:print="false">
        <office:forms form:automatic-focus="false" form:apply-design-mode="false"/>
        <table:table-column table:style-name="co50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number-columns-repeated="3" table:default-cell-style-name="Default"/>
        <table:table-column table:style-name="co38" table:default-cell-style-name="Default"/>
        <table:table-column table:style-name="co3" table:number-columns-repeated="249" table:default-cell-style-name="Default"/>
        <table:table-row table:style-name="ro2">
          <table:table-cell table:style-name="ce1" office:value-type="string">
            <text:p>Top List</text:p>
          </table:table-cell>
          <table:table-cell table:number-columns-repeated="9"/>
          <table:table-cell table:style-name="ce31" office:value-type="string">
            <text:p>career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31" office:value-type="string">
            <text:p>qiz/say career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table:style-name="ce47" office:value-type="string">
            <text:p>Skill</text:p>
          </table:table-cell>
          <table:table-cell table:style-name="ce47" office:value-type="string">
            <text:p>Player</text:p>
          </table:table-cell>
          <table:table-cell table:style-name="ce47" office:value-type="string">
            <text:p>Career</text:p>
          </table:table-cell>
          <table:table-cell table:style-name="ce47" office:value-type="string">
            <text:p>Level</text:p>
          </table:table-cell>
          <table:table-cell table:number-columns-repeated="6"/>
          <table:table-cell office:value-type="string">
            <text:p>Thrax tells you: VE skills get bonuses, qiz get stronger voice/pain, feds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29 TP [Zalix]: if you want to plaay qiz, dont train pain above 51, easy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Ambush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ambush dmg</text:p>
          </table:table-cell>
          <table:table-cell table:number-columns-repeated="4"/>
          <table:table-cell office:value-type="string">
            <text:p><text:s text:c="8"/>get reflexes, zens get prana/bindu bonuses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<text:s text:c="18"/>enough <text:s/>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Assault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dmg with guild weapons (not pain)</text:p>
          </table:table-cell>
          <table:table-cell table:number-columns-repeated="6"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32 TP [Zalix]: im not saying i like how it works, but its not unplayable 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Bindu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raises sp regen, el/mi/en/po ac, helps suspension</text:p>
          </table:table-cell>
          <table:table-cell table:number-columns-repeated="4"/>
          <table:table-cell office:value-type="string">
            <text:p>11:43 Vasha : well, i'll start with the basics.. raise your 4 mode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32 TP [Zalix]: they still beat the other careers <text:s text:c="24"/>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Chaumary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51">
            <text:p>51</text:p>
          </table:table-cell>
          <table:table-cell table:number-columns-repeated="6"/>
          <table:table-cell office:value-type="string">
            <text:p><text:s text:c="14"/>skills together: <text:s/>litany,pain,assault,weirding.. they all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20 TP [Zalix]: it is possible to keep up agony at full high end, as a qiz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Crysknife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string">
            <text:p><text:s text:c="14"/>pull from the same pool, and getting them off at the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21 TP [Thrax]: full assuming you don't raise it past 50 =P <text:s text:c="14"/>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Desert Hardening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90">
            <text:p>90</text:p>
          </table:table-cell>
          <table:table-cell table:number-columns-repeated="6"/>
          <table:table-cell office:value-type="string">
            <text:p><text:s text:c="14"/>beginning is just bad.. heh.. raise prana/bindu as a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21 TP [Zalix]: the trick is to leave pain trained to like 41, and get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Devices</text:p>
          </table:table-cell>
          <table:table-cell office:value-type="string">
            <text:p>Lovecraft</text:p>
          </table:table-cell>
          <table:table-cell office:value-type="string">
            <text:p>Zensunni</text:p>
          </table:table-cell>
          <table:table-cell office:value-type="float" office:value="52">
            <text:p>52</text:p>
          </table:table-cell>
          <table:table-cell table:number-columns-repeated="6"/>
          <table:table-cell office:value-type="string">
            <text:p><text:s text:c="14"/>pair.. either 2 points prana, 2 bindu, or 1 of each..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<text:s text:c="18"/>binu up to around 80, it can be very effective <text:s text:c="11"/>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Fai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string">
            <text:p>11:44 Vasha : otherwise, raise all your skills to 8, push your 2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21 TP [Zalix]: fedaykin just requires a lot less paying attention, which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Fiqh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string">
            <text:p><text:s text:c="14"/>subguild skills to 10, then raise other skills to 9, until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<text:s text:c="18"/>is good for phone muding <text:s text:c="33"/>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Hide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63">
            <text:p>63</text:p>
          </table:table-cell>
          <table:table-cell table:number-columns-repeated="6"/>
          <table:table-cell office:value-type="string">
            <text:p><text:s text:c="14"/>you can join the subguild.. after that.. raise whatever ya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22 TP [Zalix]: ive run pain at 51 full with gear, just have to fight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Huanui</text:p>
          </table:table-cell>
          <table:table-cell office:value-type="string">
            <text:p>Sinder</text:p>
          </table:table-cell>
          <table:table-cell office:value-type="string">
            <text:p>Zensunni</text:p>
          </table:table-cell>
          <table:table-cell office:value-type="float" office:value="50">
            <text:p>50</text:p>
          </table:table-cell>
          <table:table-cell table:number-columns-repeated="6"/>
          <table:table-cell office:value-type="string">
            <text:p><text:s text:c="14"/>want.. ;)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<text:s text:c="18"/>single mobs and use voice to mitigate sp loss <text:s text:c="12"/>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Ilm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23 TP [Thrax]: you find agony gxp covers the loss from not being hit? <text:s text:c="3"/>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Litany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osts 1 sp per mode point, should be same for all careers</text:p>
          </table:table-cell>
          <table:table-cell table:number-columns-repeated="4"/>
          <table:table-cell table:style-name="ce31" office:value-type="string">
            <text:p>reflexes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23 TP [Zalix]: but at like mells size you could do bindu 100, which also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Nerve</text:p>
          </table:table-cell>
          <table:table-cell office:value-type="string">
            <text:p>Thrax</text:p>
          </table:table-cell>
          <table:table-cell office:value-type="string">
            <text:p>Fedaykin</text:p>
          </table:table-cell>
          <table:table-cell office:value-type="float" office:value="43">
            <text:p>43</text:p>
          </table:table-cell>
          <table:table-cell table:number-columns-repeated="6"/>
          <table:table-cell office:value-type="string">
            <text:p>22:13 Zalix : max dodge just means you will dodge every attack so you'll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<text:s text:c="18"/>makes you suspend super fast <text:s text:c="29"/>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Pain</text:p>
          </table:table-cell>
          <table:table-cell office:value-type="string">
            <text:p>Rand</text:p>
          </table:table-cell>
          <table:table-cell office:value-type="string">
            <text:p>Zensunni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damage with pain</text:p>
          </table:table-cell>
          <table:table-cell table:number-columns-repeated="4"/>
          <table:table-cell office:value-type="string">
            <text:p><text:s text:c="14"/>reduce damage on every one.. <text:s/>It is still limited by the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2:23 TP [Thrax]: thats a far cry from a small fremen tho hehe :) <text:s text:c="10"/>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Prana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raises hp regen, e/b ac</text:p>
          </table:table-cell>
          <table:table-cell table:number-columns-repeated="4"/>
          <table:table-cell office:value-type="string">
            <text:p><text:s text:c="14"/>number of mobs you're fighting</text:p>
          </table:table-cell>
          <table:table-cell/>
          <table:table-cell table:style-name="ce25"/>
          <table:table-cell table:number-columns-repeated="2"/>
          <table:table-cell table:style-name="ce25"/>
          <table:table-cell table:number-columns-repeated="3"/>
          <table:table-cell table:style-name="ce25"/>
          <table:table-cell table:number-columns-repeated="240"/>
        </table:table-row>
        <table:table-row table:style-name="ro2">
          <table:table-cell office:value-type="string">
            <text:p>Prescience</text:p>
          </table:table-cell>
          <table:table-cell office:value-type="string">
            <text:p>Sinder</text:p>
          </table:table-cell>
          <table:table-cell office:value-type="string">
            <text:p>Fedaykin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22:13 Zalix : as far as what level you get to dodge everything using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31" office:value-type="string">
            <text:p>voice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Projectile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at 28 can stun any stunnable mob, more points makes it last longer</text:p>
          </table:table-cell>
          <table:table-cell table:number-columns-repeated="4"/>
          <table:table-cell office:value-type="string">
            <text:p><text:s text:c="14"/>blinding, I honestly can't remember. <text:s/>It's something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7:03 Vasha : it tends to go in plateau's.. voice 20 should do most mobs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Voice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string">
            <text:p><text:s text:c="14"/>pretty low though, maybe like 25?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<text:s text:c="14"/>under 100k..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Water Discipline</text:p>
          </table:table-cell>
          <table:table-cell office:value-type="string">
            <text:p>Xero</text:p>
          </table:table-cell>
          <table:table-cell office:value-type="string">
            <text:p>Qizarat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ce25"/>
          <table:table-cell table:number-columns-repeated="2"/>
          <table:table-cell table:style-name="ce25"/>
          <table:table-cell/>
          <table:table-cell office:value-type="string">
            <text:p>17:04 Vasha : voice 43, i can do most mobs 250k or below..</text:p>
          </table:table-cell>
          <table:table-cell/>
          <table:table-cell table:style-name="ce25"/>
          <table:table-cell table:number-columns-repeated="240"/>
        </table:table-row>
        <table:table-row table:style-name="ro2">
          <table:table-cell office:value-type="string">
            <text:p>Weirding</text:p>
          </table:table-cell>
          <table:table-cell office:value-type="string">
            <text:p>Sinder</text:p>
          </table:table-cell>
          <table:table-cell office:value-type="string">
            <text:p>Fedaykin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at 50/50 presci you can max dodge at lightning</text:p>
          </table:table-cell>
          <table:table-cell table:number-columns-repeated="11"/>
          <table:table-cell office:value-type="string">
            <text:p>17:04 Vasha : voice 70 or 76 (cant recall which they said), will voice</text:p>
          </table:table-cell>
          <table:table-cell table:number-columns-repeated="242"/>
        </table:table-row>
        <table:table-row table:style-name="ro2">
          <table:table-cell table:number-columns-repeated="5"/>
          <table:table-cell office:value-type="string">
            <text:p>at 100/100 presci max dodge at fast</text:p>
          </table:table-cell>
          <table:table-cell table:number-columns-repeated="11"/>
          <table:table-cell office:value-type="string">
            <text:p><text:s text:c="14"/>the class 3-4m dragons on dragon isle..</text:p>
          </table:table-cell>
          <table:table-cell table:number-columns-repeated="242"/>
        </table:table-row>
        <table:table-row table:style-name="ro2">
          <table:table-cell table:style-name="ce31" office:value-type="string">
            <text:p>general notes</text:p>
          </table:table-cell>
          <table:table-cell table:number-columns-repeated="9"/>
          <table:table-cell table:style-name="ce31" office:value-type="string">
            <text:p>stats</text:p>
          </table:table-cell>
          <table:table-cell table:number-columns-repeated="6"/>
          <table:table-cell office:value-type="string">
            <text:p>17:05 Vasha : so bigger mobs are on the menu much later on.. heh</text:p>
          </table:table-cell>
          <table:table-cell table:number-columns-repeated="242"/>
        </table:table-row>
        <table:table-row table:style-name="ro2">
          <table:table-cell office:value-type="string">
            <text:p>gxp cap is glvl * 2 * 10</text:p>
          </table:table-cell>
          <table:table-cell table:number-columns-repeated="9"/>
          <table:table-cell office:value-type="string">
            <text:p>12:04 TP [Thrax]: theres no such thing as primary stats anymore <text:s text:c="12"/></text:p>
          </table:table-cell>
          <table:table-cell table:number-columns-repeated="249"/>
        </table:table-row>
        <table:table-row table:style-name="ro2">
          <table:table-cell office:value-type="string">
            <text:p>each 6 skillls is a glvl</text:p>
          </table:table-cell>
          <table:table-cell table:number-columns-repeated="9"/>
          <table:table-cell office:value-type="string">
            <text:p>12:04 TP [Thrax]: hasn't been in over a decade <text:s text:c="29"/></text:p>
          </table:table-cell>
          <table:table-cell table:number-columns-repeated="6"/>
          <table:table-cell office:value-type="string">
            <text:p>12:32 TP [Zalix]: voice 100 is epic. fyi </text:p>
          </table:table-cell>
          <table:table-cell table:number-columns-repeated="242"/>
        </table:table-row>
        <table:table-row table:style-name="ro2">
          <table:table-cell table:number-columns-repeated="10"/>
          <table:table-cell office:value-type="string">
            <text:p>12:04 TP [Thrax]: thats all just cosmetic <text:s text:c="34"/></text:p>
          </table:table-cell>
          <table:table-cell table:number-columns-repeated="249"/>
        </table:table-row>
        <table:table-row table:style-name="ro2">
          <table:table-cell table:style-name="ce31" office:value-type="string">
            <text:p>stats</text:p>
          </table:table-cell>
          <table:table-cell table:number-columns-repeated="9"/>
          <table:table-cell office:value-type="string">
            <text:p>12:04 TP [Thrax]: most all the stats help in some way or another :) </text:p>
          </table:table-cell>
          <table:table-cell table:number-columns-repeated="6"/>
          <table:table-cell office:value-type="string">
            <text:p>10:08 Thrax : voice is pretty much the worst thing ever (for me). <text:s/>it</text:p>
          </table:table-cell>
          <table:table-cell table:number-columns-repeated="242"/>
        </table:table-row>
        <table:table-row table:style-name="ro2">
          <table:table-cell office:value-type="string">
            <text:p>dex helps stun duration</text:p>
          </table:table-cell>
          <table:table-cell table:number-columns-repeated="16"/>
          <table:table-cell office:value-type="string">
            <text:p><text:s text:c="14"/>can be good, if you train it, but with a few exceptions by</text:p>
          </table:table-cell>
          <table:table-cell table:number-columns-repeated="242"/>
        </table:table-row>
        <table:table-row table:style-name="ro1">
          <table:table-cell table:number-columns-repeated="17"/>
          <table:table-cell office:value-type="string">
            <text:p><text:s text:c="14"/>the time the skill is high enough to reliable voice</text:p>
          </table:table-cell>
          <table:table-cell table:number-columns-repeated="242"/>
        </table:table-row>
        <table:table-row table:style-name="ro2">
          <table:table-cell table:style-name="ce31" office:value-type="string">
            <text:p>regen</text:p>
          </table:table-cell>
          <table:table-cell table:number-columns-repeated="16"/>
          <table:table-cell office:value-type="string">
            <text:p><text:s text:c="14"/>something... its trivial to tank</text:p>
          </table:table-cell>
          <table:table-cell table:number-columns-repeated="242"/>
        </table:table-row>
        <table:table-row table:style-name="ro2">
          <table:table-cell office:value-type="string">
            <text:p>Thrax tells you: 2/3rd of the p/b in play for non-zens.</text:p>
          </table:table-cell>
          <table:table-cell table:number-columns-repeated="16"/>
          <table:table-cell office:value-type="string">
            <text:p>Thrax tells you: there are some exceptions, land2 winds and stuff, but I</text:p>
          </table:table-cell>
          <table:table-cell table:number-columns-repeated="242"/>
        </table:table-row>
        <table:table-row table:style-name="ro2">
          <table:table-cell office:value-type="string">
            <text:p>1:1 for zensunni</text:p>
          </table:table-cell>
          <table:table-cell table:number-columns-repeated="16"/>
          <table:table-cell office:value-type="string">
            <text:p><text:s text:c="8"/>haven't found it worth doing. <text:s/>stun lands 100% of the time unless</text:p>
          </table:table-cell>
          <table:table-cell table:number-columns-repeated="242"/>
        </table:table-row>
        <table:table-row table:style-name="ro2">
          <table:table-cell office:value-type="string">
            <text:p>max regen is 66 or 100 depending on career</text:p>
          </table:table-cell>
          <table:table-cell table:number-columns-repeated="16"/>
          <table:table-cell office:value-type="string">
            <text:p><text:s text:c="8"/>it's stun immune once you get projectile 27, duration increases</text:p>
          </table:table-cell>
          <table:table-cell table:number-columns-repeated="242"/>
        </table:table-row>
        <table:table-row table:style-name="ro2">
          <table:table-cell table:number-columns-repeated="17"/>
          <table:table-cell office:value-type="string">
            <text:p><text:s text:c="8"/>with further skill and dex, good stuff all around.</text:p>
          </table:table-cell>
          <table:table-cell table:number-columns-repeated="242"/>
        </table:table-row>
        <table:table-row table:style-name="ro1">
          <table:table-cell table:style-name="ce31" office:value-type="string">
            <text:p>quest</text:p>
          </table:table-cell>
          <table:table-cell table:number-columns-repeated="259"/>
        </table:table-row>
        <table:table-row table:style-name="ro3">
          <table:table-cell office:value-type="string">
            <text:p>3<text:span text:style-name="T1">rd</text:span> floor down, find hidden panel (hide to find it)</text:p>
          </table:table-cell>
          <table:table-cell table:number-columns-repeated="16"/>
          <table:table-cell table:style-name="ce31" office:value-type="string">
            <text:p>stun</text:p>
          </table:table-cell>
          <table:table-cell table:number-columns-repeated="242"/>
        </table:table-row>
        <table:table-row table:style-name="ro3">
          <table:table-cell office:value-type="string">
            <text:p>enter, go south, search for wooden box</text:p>
          </table:table-cell>
          <table:table-cell table:number-columns-repeated="16"/>
          <table:table-cell office:value-type="string">
            <text:p>TP [Vasha]: i believe the timer is set from when you first stun the mob..</text:p>
          </table:table-cell>
          <table:table-cell table:number-columns-repeated="242"/>
        </table:table-row>
        <table:table-row table:style-name="ro1">
          <table:table-cell office:value-type="string">
            <text:p>solve puzzle</text:p>
          </table:table-cell>
          <table:table-cell table:number-columns-repeated="16"/>
          <table:table-cell office:value-type="string">
            <text:p><text:s text:c="12"/>same reset time.. but with a longer stun time at higher levels,</text:p>
          </table:table-cell>
          <table:table-cell table:number-columns-repeated="242"/>
        </table:table-row>
        <table:table-row table:style-name="ro1">
          <table:table-cell office:value-type="string">
            <text:p>place hand in box</text:p>
          </table:table-cell>
          <table:table-cell table:number-columns-repeated="16"/>
          <table:table-cell office:value-type="string">
            <text:p><text:s text:c="12"/>you'll have less rounds between when it wears off and when you</text:p>
          </table:table-cell>
          <table:table-cell table:number-columns-repeated="242"/>
        </table:table-row>
        <table:table-row table:style-name="ro2">
          <table:table-cell table:number-columns-repeated="17"/>
          <table:table-cell office:value-type="string">
            <text:p><text:s text:c="12"/>cna stun again..</text:p>
          </table:table-cell>
          <table:table-cell table:number-columns-repeated="242"/>
        </table:table-row>
        <table:table-row table:style-name="ro2">
          <table:table-cell table:number-columns-repeated="17"/>
          <table:table-cell office:value-type="string">
            <text:p>TP [Thrax]: what vasha said is correct</text:p>
          </table:table-cell>
          <table:table-cell table:number-columns-repeated="242"/>
        </table:table-row>
        <table:table-row table:style-name="ro1">
          <table:table-cell table:number-columns-repeated="260"/>
        </table:table-row>
        <table:table-row table:style-name="ro2">
          <table:table-cell table:number-columns-repeated="17"/>
          <table:table-cell office:value-type="string">
            <text:p>10:09 Thrax : I don't use stun unless I'm partying or doing something</text:p>
          </table:table-cell>
          <table:table-cell table:number-columns-repeated="242"/>
        </table:table-row>
        <table:table-row table:style-name="ro2">
          <table:table-cell table:number-columns-repeated="17"/>
          <table:table-cell office:value-type="string">
            <text:p><text:s text:c="14"/>beyond my usual abilities though. <text:s/>gxp from tanking is</text:p>
          </table:table-cell>
          <table:table-cell table:number-columns-repeated="242"/>
        </table:table-row>
        <table:table-row table:style-name="ro1">
          <table:table-cell table:number-columns-repeated="17"/>
          <table:table-cell office:value-type="string">
            <text:p><text:s text:c="14"/>huge, not tanking or reducing hits that I'm dodging is bad</text:p>
          </table:table-cell>
          <table:table-cell table:number-columns-repeated="242"/>
        </table:table-row>
        <table:table-row table:style-name="ro2">
          <table:table-cell table:number-columns-repeated="17"/>
          <table:table-cell office:value-type="string">
            <text:p><text:s text:c="14"/>for gxp.</text:p>
          </table:table-cell>
          <table:table-cell table:number-columns-repeated="242"/>
        </table:table-row>
      </table:table>
      <table:table table:name="numbers" table:style-name="ta12" table:print="false">
        <table:table-column table:style-name="co79" table:default-cell-style-name="Default"/>
        <table:table-column table:style-name="co80" table:number-columns-repeated="5" table:default-cell-style-name="Default"/>
        <table:table-column table:style-name="co81" table:default-cell-style-name="Default"/>
        <table:table-column table:style-name="co82" table:default-cell-style-name="ce55"/>
        <table:table-column table:style-name="co80" table:default-cell-style-name="ce62"/>
        <table:table-column table:style-name="co83" table:default-cell-style-name="ce55"/>
        <table:table-column table:style-name="co84" table:default-cell-style-name="ce55"/>
        <table:table-column table:style-name="co85" table:default-cell-style-name="ce55"/>
        <table:table-column table:style-name="co80" table:default-cell-style-name="ce55"/>
        <table:table-column table:style-name="co83" table:default-cell-style-name="ce55"/>
        <table:table-column table:style-name="co84" table:default-cell-style-name="ce55"/>
        <table:table-column table:style-name="co85" table:default-cell-style-name="ce55"/>
        <table:table-column table:style-name="co80" table:default-cell-style-name="ce62"/>
        <table:table-column table:style-name="co83" table:default-cell-style-name="ce66"/>
        <table:table-column table:style-name="co84" table:default-cell-style-name="ce62"/>
        <table:table-column table:style-name="co85" table:default-cell-style-name="ce50"/>
        <table:table-column table:style-name="co80" table:default-cell-style-name="ce50"/>
        <table:table-column table:style-name="co83" table:default-cell-style-name="ce50"/>
        <table:table-column table:style-name="co84" table:default-cell-style-name="ce50"/>
        <table:table-column table:style-name="co85" table:default-cell-style-name="ce50"/>
        <table:table-column table:style-name="co80" table:default-cell-style-name="ce50"/>
        <table:table-column table:style-name="co83" table:default-cell-style-name="ce50"/>
        <table:table-column table:style-name="co84" table:default-cell-style-name="ce50"/>
        <table:table-column table:style-name="co85" table:default-cell-style-name="ce55"/>
        <table:table-column table:style-name="co4" table:number-columns-repeated="2" table:default-cell-style-name="ce55"/>
        <table:table-column table:style-name="co4" table:number-columns-repeated="5" table:default-cell-style-name="ce62"/>
        <table:table-column table:style-name="co4" table:number-columns-repeated="228" table:default-cell-style-name="ce20"/>
        <table:table-column table:style-name="co4" table:number-columns-repeated="759" table:default-cell-style-name="Default"/>
        <table:table-row table:style-name="ro3">
          <table:table-cell table:style-name="ce60" office:value-type="string">
            <text:p>summary</text:p>
          </table:table-cell>
          <table:table-cell table:style-name="ce61" table:number-columns-repeated="5"/>
          <table:table-cell table:style-name="ce60" table:number-columns-repeated="2"/>
          <table:table-cell table:style-name="ce63" office:value-type="string">
            <text:p>very easy</text:p>
          </table:table-cell>
          <table:table-cell table:style-name="ce60" table:number-columns-repeated="3"/>
          <table:table-cell table:style-name="ce67" office:value-type="string">
            <text:p>easy</text:p>
          </table:table-cell>
          <table:table-cell table:style-name="ce60" table:number-columns-repeated="3"/>
          <table:table-cell table:style-name="ce80" office:value-type="string">
            <text:p>normal</text:p>
          </table:table-cell>
          <table:table-cell table:style-name="ce81"/>
          <table:table-cell table:style-name="ce82"/>
          <table:table-cell table:style-name="ce81"/>
          <table:table-cell table:style-name="ce63" office:value-type="string">
            <text:p>hard</text:p>
          </table:table-cell>
          <table:table-cell table:style-name="ce65"/>
          <table:table-cell table:style-name="ce61"/>
          <table:table-cell table:style-name="ce65"/>
          <table:table-cell table:style-name="ce63" office:value-type="string">
            <text:p>very hard</text:p>
          </table:table-cell>
          <table:table-cell table:style-name="ce65"/>
          <table:table-cell table:style-name="ce61"/>
          <table:table-cell table:style-name="ce65" table:number-columns-repeated="2"/>
          <table:table-cell table:style-name="Default" table:number-columns-repeated="6"/>
          <table:table-cell table:style-name="ce60" table:number-columns-repeated="987"/>
        </table:table-row>
        <table:table-row table:style-name="ro3">
          <table:table-cell table:style-name="ce60" office:value-type="string">
            <text:p>level</text:p>
          </table:table-cell>
          <table:table-cell table:style-name="ce61" office:value-type="string">
            <text:p>very easy</text:p>
          </table:table-cell>
          <table:table-cell table:style-name="ce61" office:value-type="string">
            <text:p>easy</text:p>
          </table:table-cell>
          <table:table-cell table:style-name="ce61" office:value-type="string">
            <text:p>normal</text:p>
          </table:table-cell>
          <table:table-cell table:style-name="ce61" office:value-type="string">
            <text:p>hard</text:p>
          </table:table-cell>
          <table:table-cell table:style-name="ce61" office:value-type="string">
            <text:p>very hard</text:p>
          </table:table-cell>
          <table:table-cell/>
          <table:table-cell table:style-name="ce60" office:value-type="string">
            <text:p>level</text:p>
          </table:table-cell>
          <table:table-cell table:style-name="ce63" office:value-type="string">
            <text:p>cost</text:p>
          </table:table-cell>
          <table:table-cell table:style-name="ce65" office:value-type="string">
            <text:p>% inc.</text:p>
          </table:table-cell>
          <table:table-cell table:style-name="ce61" office:value-type="string">
            <text:p>del.</text:p>
          </table:table-cell>
          <table:table-cell table:style-name="ce65" office:value-type="string">
            <text:p>% del.</text:p>
          </table:table-cell>
          <table:table-cell table:style-name="ce63" office:value-type="string">
            <text:p>cost</text:p>
          </table:table-cell>
          <table:table-cell table:style-name="ce65" office:value-type="string">
            <text:p>% inc.</text:p>
          </table:table-cell>
          <table:table-cell table:style-name="ce61" office:value-type="string">
            <text:p>del.</text:p>
          </table:table-cell>
          <table:table-cell table:style-name="ce65" office:value-type="string">
            <text:p>% del.</text:p>
          </table:table-cell>
          <table:table-cell table:style-name="ce80" office:value-type="string">
            <text:p>cost</text:p>
          </table:table-cell>
          <table:table-cell table:style-name="ce81" office:value-type="string">
            <text:p>% inc.</text:p>
          </table:table-cell>
          <table:table-cell table:style-name="ce82" office:value-type="string">
            <text:p>del.</text:p>
          </table:table-cell>
          <table:table-cell table:style-name="ce81" office:value-type="string">
            <text:p>% del.</text:p>
          </table:table-cell>
          <table:table-cell table:style-name="ce63" office:value-type="string">
            <text:p>cost</text:p>
          </table:table-cell>
          <table:table-cell table:style-name="ce65" office:value-type="string">
            <text:p>% inc.</text:p>
          </table:table-cell>
          <table:table-cell table:style-name="ce61" office:value-type="string">
            <text:p>del.</text:p>
          </table:table-cell>
          <table:table-cell table:style-name="ce65" office:value-type="string">
            <text:p>% del.</text:p>
          </table:table-cell>
          <table:table-cell table:style-name="ce63" office:value-type="string">
            <text:p>cost</text:p>
          </table:table-cell>
          <table:table-cell table:style-name="ce65" office:value-type="string">
            <text:p>% inc.</text:p>
          </table:table-cell>
          <table:table-cell table:style-name="ce61" office:value-type="string">
            <text:p>del.</text:p>
          </table:table-cell>
          <table:table-cell table:style-name="ce65" office:value-type="string">
            <text:p>% del.</text:p>
          </table:table-cell>
          <table:table-cell table:style-name="ce65"/>
          <table:table-cell table:style-name="Default" table:number-columns-repeated="6"/>
          <table:table-cell table:style-name="ce61"/>
          <table:table-cell table:style-name="ce60" table:number-columns-repeated="986"/>
        </table:table-row>
        <table:table-row table:style-name="ro3">
          <table:table-cell table:style-name="ce20" office:value-type="float" office:value="1">
            <text:p>1</text:p>
          </table:table-cell>
          <table:table-cell table:number-columns-repeated="5" table:style-name="ce62" office:value-type="float" office:value="0">
            <text:p><text:s/>- </text:p>
          </table:table-cell>
          <table:table-cell/>
          <table:table-cell table:style-name="ce20" office:value-type="float" office:value="1">
            <text:p>1</text:p>
          </table:table-cell>
          <table:table-cell table:style-name="ce64"/>
          <table:table-cell table:style-name="ce66" office:value-type="percentage" office:value="0">
            <text:p>0%</text:p>
          </table:table-cell>
          <table:table-cell table:style-name="ce62" office:value-type="float" office:value="0">
            <text:p><text:s/>- </text:p>
          </table:table-cell>
          <table:table-cell table:style-name="ce50" office:value-type="percentage" office:value="0">
            <text:p>0.00%</text:p>
          </table:table-cell>
          <table:table-cell table:style-name="ce64"/>
          <table:table-cell table:style-name="ce66" office:value-type="percentage" office:value="0">
            <text:p>0%</text:p>
          </table:table-cell>
          <table:table-cell table:style-name="ce62" office:value-type="float" office:value="0">
            <text:p><text:s/>- </text:p>
          </table:table-cell>
          <table:table-cell table:style-name="ce50" office:value-type="percentage" office:value="0">
            <text:p>0.00%</text:p>
          </table:table-cell>
          <table:table-cell table:style-name="ce64" office:value-type="float" office:value="0">
            <text:p><text:s/>- </text:p>
          </table:table-cell>
          <table:table-cell office:value-type="percentage" office:value="0">
            <text:p>0%</text:p>
          </table:table-cell>
          <table:table-cell office:value-type="float" office:value="0">
            <text:p><text:s/>- </text:p>
          </table:table-cell>
          <table:table-cell office:value-type="percentage" office:value="0">
            <text:p>0.00%</text:p>
          </table:table-cell>
          <table:table-cell table:style-name="ce64"/>
          <table:table-cell table:style-name="ce66" office:value-type="percentage" office:value="0">
            <text:p>0%</text:p>
          </table:table-cell>
          <table:table-cell table:style-name="ce62" office:value-type="float" office:value="0">
            <text:p><text:s/>- </text:p>
          </table:table-cell>
          <table:table-cell office:value-type="percentage" office:value="0">
            <text:p>0.00%</text:p>
          </table:table-cell>
          <table:table-cell table:style-name="ce64"/>
          <table:table-cell table:style-name="ce66" office:value-type="percentage" office:value="0">
            <text:p>0%</text:p>
          </table:table-cell>
          <table:table-cell table:style-name="ce62" office:value-type="float" office:value="0">
            <text:p><text:s/>- </text:p>
          </table:table-cell>
          <table:table-cell table:style-name="ce50" office:value-type="percentage" office:value="0">
            <text:p>0.00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">
            <text:p>2</text:p>
          </table:table-cell>
          <table:table-cell table:style-name="ce62" table:formula="of:=[.I4]" office:value-type="float" office:value="150">
            <text:p>150 </text:p>
          </table:table-cell>
          <table:table-cell table:style-name="ce62" table:formula="of:=[.M4]" office:value-type="float" office:value="200">
            <text:p>200 </text:p>
          </table:table-cell>
          <table:table-cell table:style-name="ce62" table:formula="of:=[.Q4]" office:value-type="float" office:value="250">
            <text:p>250 </text:p>
          </table:table-cell>
          <table:table-cell table:style-name="ce62" table:formula="of:=[.U4]" office:value-type="float" office:value="300">
            <text:p>300 </text:p>
          </table:table-cell>
          <table:table-cell table:style-name="ce62" table:formula="of:=[.Y4]" office:value-type="float" office:value="350">
            <text:p>350 </text:p>
          </table:table-cell>
          <table:table-cell/>
          <table:table-cell table:style-name="ce20" office:value-type="float" office:value="2">
            <text:p>2</text:p>
          </table:table-cell>
          <table:table-cell table:style-name="ce64" office:value-type="float" office:value="150">
            <text:p>150 </text:p>
          </table:table-cell>
          <table:table-cell table:style-name="ce66" office:value-type="percentage" office:value="0">
            <text:p>0%</text:p>
          </table:table-cell>
          <table:table-cell table:style-name="ce62" table:formula="of:=[.I4]-[.I3]" office:value-type="float" office:value="150">
            <text:p>150 </text:p>
          </table:table-cell>
          <table:table-cell table:style-name="ce50" office:value-type="percentage" office:value="0">
            <text:p>0.00%</text:p>
          </table:table-cell>
          <table:table-cell table:style-name="ce64" office:value-type="float" office:value="200">
            <text:p>200 </text:p>
          </table:table-cell>
          <table:table-cell table:style-name="ce66" office:value-type="percentage" office:value="0">
            <text:p>0%</text:p>
          </table:table-cell>
          <table:table-cell table:style-name="ce62" table:formula="of:=[.M4]-[.M3]" office:value-type="float" office:value="200">
            <text:p>200 </text:p>
          </table:table-cell>
          <table:table-cell table:style-name="ce50" office:value-type="percentage" office:value="0">
            <text:p>0.00%</text:p>
          </table:table-cell>
          <table:table-cell table:style-name="ce64" office:value-type="float" office:value="250">
            <text:p>250 </text:p>
          </table:table-cell>
          <table:table-cell office:value-type="percentage" office:value="0">
            <text:p>0%</text:p>
          </table:table-cell>
          <table:table-cell table:formula="of:=[.Q4]-[.Q3]" office:value-type="float" office:value="250">
            <text:p>250 </text:p>
          </table:table-cell>
          <table:table-cell office:value-type="percentage" office:value="0">
            <text:p>0.00%</text:p>
          </table:table-cell>
          <table:table-cell table:style-name="ce64" office:value-type="float" office:value="300">
            <text:p>300 </text:p>
          </table:table-cell>
          <table:table-cell table:style-name="ce66" office:value-type="percentage" office:value="0">
            <text:p>0%</text:p>
          </table:table-cell>
          <table:table-cell table:style-name="ce62" table:formula="of:=[.U4]-[.U3]" office:value-type="float" office:value="300">
            <text:p>300 </text:p>
          </table:table-cell>
          <table:table-cell office:value-type="percentage" office:value="0">
            <text:p>0.00%</text:p>
          </table:table-cell>
          <table:table-cell table:style-name="ce64" office:value-type="float" office:value="350">
            <text:p>350 </text:p>
          </table:table-cell>
          <table:table-cell table:style-name="ce66" office:value-type="percentage" office:value="0">
            <text:p>0%</text:p>
          </table:table-cell>
          <table:table-cell table:style-name="ce62" table:formula="of:=[.Y4]-[.Y3]" office:value-type="float" office:value="350">
            <text:p>350 </text:p>
          </table:table-cell>
          <table:table-cell table:style-name="ce50" office:value-type="percentage" office:value="0">
            <text:p>0.00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">
            <text:p>3</text:p>
          </table:table-cell>
          <table:table-cell table:style-name="ce62" table:formula="of:=[.I5]" office:value-type="float" office:value="390">
            <text:p>390 </text:p>
          </table:table-cell>
          <table:table-cell table:style-name="ce62" table:formula="of:=[.M5]" office:value-type="float" office:value="520">
            <text:p>520 </text:p>
          </table:table-cell>
          <table:table-cell table:style-name="ce62" table:formula="of:=[.Q5]" office:value-type="float" office:value="650">
            <text:p>650 </text:p>
          </table:table-cell>
          <table:table-cell table:style-name="ce62" table:formula="of:=[.U5]" office:value-type="float" office:value="780">
            <text:p>780 </text:p>
          </table:table-cell>
          <table:table-cell table:style-name="ce62" table:formula="of:=[.Y5]" office:value-type="float" office:value="910">
            <text:p>910 </text:p>
          </table:table-cell>
          <table:table-cell/>
          <table:table-cell table:style-name="ce20" office:value-type="float" office:value="3">
            <text:p>3</text:p>
          </table:table-cell>
          <table:table-cell table:style-name="ce64" office:value-type="float" office:value="390">
            <text:p>390 </text:p>
          </table:table-cell>
          <table:table-cell table:style-name="ce66" table:formula="of:=([.I5]-[.I4])/[.I4]" office:value-type="percentage" office:value="1.6">
            <text:p>160%</text:p>
          </table:table-cell>
          <table:table-cell table:style-name="ce62" table:formula="of:=[.I5]-[.I4]" office:value-type="float" office:value="240">
            <text:p>240 </text:p>
          </table:table-cell>
          <table:table-cell table:style-name="ce50" table:formula="of:=([.K5]-[.K4])/[.K4]" office:value-type="percentage" office:value="0.6">
            <text:p>60.00%</text:p>
          </table:table-cell>
          <table:table-cell table:style-name="ce64" office:value-type="float" office:value="520">
            <text:p>520 </text:p>
          </table:table-cell>
          <table:table-cell table:style-name="ce66" table:formula="of:=([.M5]-[.M4])/[.M4]" office:value-type="percentage" office:value="1.6">
            <text:p>160%</text:p>
          </table:table-cell>
          <table:table-cell table:style-name="ce62" table:formula="of:=[.M5]-[.M4]" office:value-type="float" office:value="320">
            <text:p>320 </text:p>
          </table:table-cell>
          <table:table-cell table:style-name="ce50" table:formula="of:=([.O5]-[.O4])/[.O4]" office:value-type="percentage" office:value="0.6">
            <text:p>60.00%</text:p>
          </table:table-cell>
          <table:table-cell table:style-name="ce64" office:value-type="float" office:value="650">
            <text:p>650 </text:p>
          </table:table-cell>
          <table:table-cell table:formula="of:=([.Q5]-[.Q4])/[.Q4]" office:value-type="percentage" office:value="1.6">
            <text:p>160%</text:p>
          </table:table-cell>
          <table:table-cell table:formula="of:=[.Q5]-[.Q4]" office:value-type="float" office:value="400">
            <text:p>400 </text:p>
          </table:table-cell>
          <table:table-cell table:formula="of:=([.S5]-[.S4])/[.S4]" office:value-type="percentage" office:value="0.6">
            <text:p>60.00%</text:p>
          </table:table-cell>
          <table:table-cell table:style-name="ce64" office:value-type="float" office:value="780">
            <text:p>780 </text:p>
          </table:table-cell>
          <table:table-cell table:style-name="ce66" table:formula="of:=([.U5]-[.U4])/[.U4]" office:value-type="percentage" office:value="1.6">
            <text:p>160%</text:p>
          </table:table-cell>
          <table:table-cell table:style-name="ce62" table:formula="of:=[.U5]-[.U4]" office:value-type="float" office:value="480">
            <text:p>480 </text:p>
          </table:table-cell>
          <table:table-cell table:formula="of:=([.W5]-[.W4])/[.W4]" office:value-type="percentage" office:value="0.6">
            <text:p>60.00%</text:p>
          </table:table-cell>
          <table:table-cell table:style-name="ce64" office:value-type="float" office:value="910">
            <text:p>910 </text:p>
          </table:table-cell>
          <table:table-cell table:style-name="ce66" table:formula="of:=([.Y5]-[.Y4])/[.Y4]" office:value-type="percentage" office:value="1.6">
            <text:p>160%</text:p>
          </table:table-cell>
          <table:table-cell table:style-name="ce62" table:formula="of:=[.Y5]-[.Y4]" office:value-type="float" office:value="560">
            <text:p>560 </text:p>
          </table:table-cell>
          <table:table-cell table:style-name="ce50" table:formula="of:=([.AA5]-[.AA4])/[.AA4]" office:value-type="percentage" office:value="0.6">
            <text:p>60.00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">
            <text:p>4</text:p>
          </table:table-cell>
          <table:table-cell table:style-name="ce62" table:formula="of:=[.I6]" office:value-type="float" office:value="600">
            <text:p>600 </text:p>
          </table:table-cell>
          <table:table-cell table:style-name="ce62" table:formula="of:=[.M6]" office:value-type="float" office:value="800">
            <text:p>800 </text:p>
          </table:table-cell>
          <table:table-cell table:style-name="ce62" table:formula="of:=[.Q6]" office:value-type="float" office:value="1000">
            <text:p>1,000 </text:p>
          </table:table-cell>
          <table:table-cell table:style-name="ce62" table:formula="of:=[.U6]" office:value-type="float" office:value="1200">
            <text:p>1,200 </text:p>
          </table:table-cell>
          <table:table-cell table:style-name="ce62" table:formula="of:=[.Y6]" office:value-type="float" office:value="1400">
            <text:p>1,400 </text:p>
          </table:table-cell>
          <table:table-cell/>
          <table:table-cell table:style-name="ce20" office:value-type="float" office:value="4">
            <text:p>4</text:p>
          </table:table-cell>
          <table:table-cell table:style-name="ce64" office:value-type="float" office:value="600">
            <text:p>600 </text:p>
          </table:table-cell>
          <table:table-cell table:style-name="ce66" table:formula="of:=([.I6]-[.I5])/[.I5]" office:value-type="percentage" office:value="0.538461538461538">
            <text:p>54%</text:p>
          </table:table-cell>
          <table:table-cell table:style-name="ce62" table:formula="of:=[.I6]-[.I5]" office:value-type="float" office:value="210">
            <text:p>210 </text:p>
          </table:table-cell>
          <table:table-cell table:style-name="ce50" table:formula="of:=([.K6]-[.K5])/[.K5]" office:value-type="percentage" office:value="-0.125">
            <text:p>-12.50%</text:p>
          </table:table-cell>
          <table:table-cell table:style-name="ce64" office:value-type="float" office:value="800">
            <text:p>800 </text:p>
          </table:table-cell>
          <table:table-cell table:style-name="ce66" table:formula="of:=([.M6]-[.M5])/[.M5]" office:value-type="percentage" office:value="0.538461538461538">
            <text:p>54%</text:p>
          </table:table-cell>
          <table:table-cell table:style-name="ce62" table:formula="of:=[.M6]-[.M5]" office:value-type="float" office:value="280">
            <text:p>280 </text:p>
          </table:table-cell>
          <table:table-cell table:style-name="ce50" table:formula="of:=([.O6]-[.O5])/[.O5]" office:value-type="percentage" office:value="-0.125">
            <text:p>-12.50%</text:p>
          </table:table-cell>
          <table:table-cell table:style-name="ce64" office:value-type="float" office:value="1000">
            <text:p>1,000 </text:p>
          </table:table-cell>
          <table:table-cell table:formula="of:=([.Q6]-[.Q5])/[.Q5]" office:value-type="percentage" office:value="0.538461538461538">
            <text:p>54%</text:p>
          </table:table-cell>
          <table:table-cell table:formula="of:=[.Q6]-[.Q5]" office:value-type="float" office:value="350">
            <text:p>350 </text:p>
          </table:table-cell>
          <table:table-cell table:formula="of:=([.S6]-[.S5])/[.S5]" office:value-type="percentage" office:value="-0.125">
            <text:p>-12.50%</text:p>
          </table:table-cell>
          <table:table-cell table:style-name="ce64" office:value-type="float" office:value="1200">
            <text:p>1,200 </text:p>
          </table:table-cell>
          <table:table-cell table:style-name="ce66" table:formula="of:=([.U6]-[.U5])/[.U5]" office:value-type="percentage" office:value="0.538461538461538">
            <text:p>54%</text:p>
          </table:table-cell>
          <table:table-cell table:style-name="ce62" table:formula="of:=[.U6]-[.U5]" office:value-type="float" office:value="420">
            <text:p>420 </text:p>
          </table:table-cell>
          <table:table-cell table:formula="of:=([.W6]-[.W5])/[.W5]" office:value-type="percentage" office:value="-0.125">
            <text:p>-12.50%</text:p>
          </table:table-cell>
          <table:table-cell table:style-name="ce64" office:value-type="float" office:value="1400">
            <text:p>1,400 </text:p>
          </table:table-cell>
          <table:table-cell table:style-name="ce66" table:formula="of:=([.Y6]-[.Y5])/[.Y5]" office:value-type="percentage" office:value="0.538461538461538">
            <text:p>54%</text:p>
          </table:table-cell>
          <table:table-cell table:style-name="ce62" table:formula="of:=[.Y6]-[.Y5]" office:value-type="float" office:value="490">
            <text:p>490 </text:p>
          </table:table-cell>
          <table:table-cell table:style-name="ce50" table:formula="of:=([.AA6]-[.AA5])/[.AA5]" office:value-type="percentage" office:value="-0.125">
            <text:p>-12.50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">
            <text:p>5</text:p>
          </table:table-cell>
          <table:table-cell table:style-name="ce62" table:formula="of:=[.I7]" office:value-type="float" office:value="1200">
            <text:p>1,200 </text:p>
          </table:table-cell>
          <table:table-cell table:style-name="ce62" table:formula="of:=[.M7]" office:value-type="float" office:value="1600">
            <text:p>1,600 </text:p>
          </table:table-cell>
          <table:table-cell table:style-name="ce62" table:formula="of:=[.Q7]" office:value-type="float" office:value="2000">
            <text:p>2,000 </text:p>
          </table:table-cell>
          <table:table-cell table:style-name="ce62" table:formula="of:=[.U7]" office:value-type="float" office:value="2400">
            <text:p>2,400 </text:p>
          </table:table-cell>
          <table:table-cell table:style-name="ce62" table:formula="of:=[.Y7]" office:value-type="float" office:value="2800">
            <text:p>2,800 </text:p>
          </table:table-cell>
          <table:table-cell/>
          <table:table-cell table:style-name="ce20" office:value-type="float" office:value="5">
            <text:p>5</text:p>
          </table:table-cell>
          <table:table-cell table:style-name="ce64" office:value-type="float" office:value="1200">
            <text:p>1,200 </text:p>
          </table:table-cell>
          <table:table-cell table:style-name="ce66" table:formula="of:=([.I7]-[.I6])/[.I6]" office:value-type="percentage" office:value="1">
            <text:p>100%</text:p>
          </table:table-cell>
          <table:table-cell table:style-name="ce62" table:formula="of:=[.I7]-[.I6]" office:value-type="float" office:value="600">
            <text:p>600 </text:p>
          </table:table-cell>
          <table:table-cell table:style-name="ce50" table:formula="of:=([.K7]-[.K6])/[.K6]" office:value-type="percentage" office:value="1.85714285714286">
            <text:p>185.71%</text:p>
          </table:table-cell>
          <table:table-cell table:style-name="ce64" office:value-type="float" office:value="1600">
            <text:p>1,600 </text:p>
          </table:table-cell>
          <table:table-cell table:style-name="ce66" table:formula="of:=([.M7]-[.M6])/[.M6]" office:value-type="percentage" office:value="1">
            <text:p>100%</text:p>
          </table:table-cell>
          <table:table-cell table:style-name="ce62" table:formula="of:=[.M7]-[.M6]" office:value-type="float" office:value="800">
            <text:p>800 </text:p>
          </table:table-cell>
          <table:table-cell table:style-name="ce50" table:formula="of:=([.O7]-[.O6])/[.O6]" office:value-type="percentage" office:value="1.85714285714286">
            <text:p>185.71%</text:p>
          </table:table-cell>
          <table:table-cell table:style-name="ce64" office:value-type="float" office:value="2000">
            <text:p>2,000 </text:p>
          </table:table-cell>
          <table:table-cell table:formula="of:=([.Q7]-[.Q6])/[.Q6]" office:value-type="percentage" office:value="1">
            <text:p>100%</text:p>
          </table:table-cell>
          <table:table-cell table:formula="of:=[.Q7]-[.Q6]" office:value-type="float" office:value="1000">
            <text:p>1,000 </text:p>
          </table:table-cell>
          <table:table-cell table:formula="of:=([.S7]-[.S6])/[.S6]" office:value-type="percentage" office:value="1.85714285714286">
            <text:p>185.71%</text:p>
          </table:table-cell>
          <table:table-cell table:style-name="ce64" office:value-type="float" office:value="2400">
            <text:p>2,400 </text:p>
          </table:table-cell>
          <table:table-cell table:style-name="ce66" table:formula="of:=([.U7]-[.U6])/[.U6]" office:value-type="percentage" office:value="1">
            <text:p>100%</text:p>
          </table:table-cell>
          <table:table-cell table:style-name="ce62" table:formula="of:=[.U7]-[.U6]" office:value-type="float" office:value="1200">
            <text:p>1,200 </text:p>
          </table:table-cell>
          <table:table-cell table:formula="of:=([.W7]-[.W6])/[.W6]" office:value-type="percentage" office:value="1.85714285714286">
            <text:p>185.71%</text:p>
          </table:table-cell>
          <table:table-cell table:style-name="ce64" office:value-type="float" office:value="2800">
            <text:p>2,800 </text:p>
          </table:table-cell>
          <table:table-cell table:style-name="ce66" table:formula="of:=([.Y7]-[.Y6])/[.Y6]" office:value-type="percentage" office:value="1">
            <text:p>100%</text:p>
          </table:table-cell>
          <table:table-cell table:style-name="ce62" table:formula="of:=[.Y7]-[.Y6]" office:value-type="float" office:value="1400">
            <text:p>1,400 </text:p>
          </table:table-cell>
          <table:table-cell table:style-name="ce50" table:formula="of:=([.AA7]-[.AA6])/[.AA6]" office:value-type="percentage" office:value="1.85714285714286">
            <text:p>185.71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">
            <text:p>6</text:p>
          </table:table-cell>
          <table:table-cell table:style-name="ce62" table:formula="of:=[.I8]" office:value-type="float" office:value="2100">
            <text:p>2,100 </text:p>
          </table:table-cell>
          <table:table-cell table:style-name="ce62" table:formula="of:=[.M8]" office:value-type="float" office:value="2800">
            <text:p>2,800 </text:p>
          </table:table-cell>
          <table:table-cell table:style-name="ce62" table:formula="of:=[.Q8]" office:value-type="float" office:value="3500">
            <text:p>3,500 </text:p>
          </table:table-cell>
          <table:table-cell table:style-name="ce62" table:formula="of:=[.U8]" office:value-type="float" office:value="4200">
            <text:p>4,200 </text:p>
          </table:table-cell>
          <table:table-cell table:style-name="ce62" table:formula="of:=[.Y8]" office:value-type="float" office:value="4900">
            <text:p>4,900 </text:p>
          </table:table-cell>
          <table:table-cell/>
          <table:table-cell table:style-name="ce20" office:value-type="float" office:value="6">
            <text:p>6</text:p>
          </table:table-cell>
          <table:table-cell table:style-name="ce64" office:value-type="float" office:value="2100">
            <text:p>2,100 </text:p>
          </table:table-cell>
          <table:table-cell table:style-name="ce66" table:formula="of:=([.I8]-[.I7])/[.I7]" office:value-type="percentage" office:value="0.75">
            <text:p>75%</text:p>
          </table:table-cell>
          <table:table-cell table:style-name="ce62" table:formula="of:=[.I8]-[.I7]" office:value-type="float" office:value="900">
            <text:p>900 </text:p>
          </table:table-cell>
          <table:table-cell table:style-name="ce50" table:formula="of:=([.K8]-[.K7])/[.K7]" office:value-type="percentage" office:value="0.5">
            <text:p>50.00%</text:p>
          </table:table-cell>
          <table:table-cell table:style-name="ce64" office:value-type="float" office:value="2800">
            <text:p>2,800 </text:p>
          </table:table-cell>
          <table:table-cell table:style-name="ce66" table:formula="of:=([.M8]-[.M7])/[.M7]" office:value-type="percentage" office:value="0.75">
            <text:p>75%</text:p>
          </table:table-cell>
          <table:table-cell table:style-name="ce62" table:formula="of:=[.M8]-[.M7]" office:value-type="float" office:value="1200">
            <text:p>1,200 </text:p>
          </table:table-cell>
          <table:table-cell table:style-name="ce50" table:formula="of:=([.O8]-[.O7])/[.O7]" office:value-type="percentage" office:value="0.5">
            <text:p>50.00%</text:p>
          </table:table-cell>
          <table:table-cell table:style-name="ce64" office:value-type="float" office:value="3500">
            <text:p>3,500 </text:p>
          </table:table-cell>
          <table:table-cell table:formula="of:=([.Q8]-[.Q7])/[.Q7]" office:value-type="percentage" office:value="0.75">
            <text:p>75%</text:p>
          </table:table-cell>
          <table:table-cell table:formula="of:=[.Q8]-[.Q7]" office:value-type="float" office:value="1500">
            <text:p>1,500 </text:p>
          </table:table-cell>
          <table:table-cell table:formula="of:=([.S8]-[.S7])/[.S7]" office:value-type="percentage" office:value="0.5">
            <text:p>50.00%</text:p>
          </table:table-cell>
          <table:table-cell table:style-name="ce64" office:value-type="float" office:value="4200">
            <text:p>4,200 </text:p>
          </table:table-cell>
          <table:table-cell table:style-name="ce66" table:formula="of:=([.U8]-[.U7])/[.U7]" office:value-type="percentage" office:value="0.75">
            <text:p>75%</text:p>
          </table:table-cell>
          <table:table-cell table:style-name="ce62" table:formula="of:=[.U8]-[.U7]" office:value-type="float" office:value="1800">
            <text:p>1,800 </text:p>
          </table:table-cell>
          <table:table-cell table:formula="of:=([.W8]-[.W7])/[.W7]" office:value-type="percentage" office:value="0.5">
            <text:p>50.00%</text:p>
          </table:table-cell>
          <table:table-cell table:style-name="ce64" office:value-type="float" office:value="4900">
            <text:p>4,900 </text:p>
          </table:table-cell>
          <table:table-cell table:style-name="ce66" table:formula="of:=([.Y8]-[.Y7])/[.Y7]" office:value-type="percentage" office:value="0.75">
            <text:p>75%</text:p>
          </table:table-cell>
          <table:table-cell table:style-name="ce62" table:formula="of:=[.Y8]-[.Y7]" office:value-type="float" office:value="2100">
            <text:p>2,100 </text:p>
          </table:table-cell>
          <table:table-cell table:style-name="ce50" table:formula="of:=([.AA8]-[.AA7])/[.AA7]" office:value-type="percentage" office:value="0.5">
            <text:p>50.00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">
            <text:p>7</text:p>
          </table:table-cell>
          <table:table-cell table:style-name="ce62" table:formula="of:=[.I9]" office:value-type="float" office:value="3900">
            <text:p>3,900 </text:p>
          </table:table-cell>
          <table:table-cell table:style-name="ce62" table:formula="of:=[.M9]" office:value-type="float" office:value="5200">
            <text:p>5,200 </text:p>
          </table:table-cell>
          <table:table-cell table:style-name="ce62" table:formula="of:=[.Q9]" office:value-type="float" office:value="6500">
            <text:p>6,500 </text:p>
          </table:table-cell>
          <table:table-cell table:style-name="ce62" table:formula="of:=[.U9]" office:value-type="float" office:value="7800">
            <text:p>7,800 </text:p>
          </table:table-cell>
          <table:table-cell table:style-name="ce62" table:formula="of:=[.Y9]" office:value-type="float" office:value="9100">
            <text:p>9,100 </text:p>
          </table:table-cell>
          <table:table-cell/>
          <table:table-cell table:style-name="ce20" office:value-type="float" office:value="7">
            <text:p>7</text:p>
          </table:table-cell>
          <table:table-cell table:style-name="ce64" office:value-type="float" office:value="3900">
            <text:p>3,900 </text:p>
          </table:table-cell>
          <table:table-cell table:style-name="ce66" table:formula="of:=([.I9]-[.I8])/[.I8]" office:value-type="percentage" office:value="0.857142857142857">
            <text:p>86%</text:p>
          </table:table-cell>
          <table:table-cell table:style-name="ce62" table:formula="of:=[.I9]-[.I8]" office:value-type="float" office:value="1800">
            <text:p>1,800 </text:p>
          </table:table-cell>
          <table:table-cell table:style-name="ce50" table:formula="of:=([.K9]-[.K8])/[.K8]" office:value-type="percentage" office:value="1">
            <text:p>100.00%</text:p>
          </table:table-cell>
          <table:table-cell table:style-name="ce64" office:value-type="float" office:value="5200">
            <text:p>5,200 </text:p>
          </table:table-cell>
          <table:table-cell table:style-name="ce66" table:formula="of:=([.M9]-[.M8])/[.M8]" office:value-type="percentage" office:value="0.857142857142857">
            <text:p>86%</text:p>
          </table:table-cell>
          <table:table-cell table:style-name="ce62" table:formula="of:=[.M9]-[.M8]" office:value-type="float" office:value="2400">
            <text:p>2,400 </text:p>
          </table:table-cell>
          <table:table-cell table:style-name="ce50" table:formula="of:=([.O9]-[.O8])/[.O8]" office:value-type="percentage" office:value="1">
            <text:p>100.00%</text:p>
          </table:table-cell>
          <table:table-cell table:style-name="ce64" office:value-type="float" office:value="6500">
            <text:p>6,500 </text:p>
          </table:table-cell>
          <table:table-cell table:formula="of:=([.Q9]-[.Q8])/[.Q8]" office:value-type="percentage" office:value="0.857142857142857">
            <text:p>86%</text:p>
          </table:table-cell>
          <table:table-cell table:formula="of:=[.Q9]-[.Q8]" office:value-type="float" office:value="3000">
            <text:p>3,000 </text:p>
          </table:table-cell>
          <table:table-cell table:formula="of:=([.S9]-[.S8])/[.S8]" office:value-type="percentage" office:value="1">
            <text:p>100.00%</text:p>
          </table:table-cell>
          <table:table-cell table:style-name="ce64" office:value-type="float" office:value="7800">
            <text:p>7,800 </text:p>
          </table:table-cell>
          <table:table-cell table:style-name="ce66" table:formula="of:=([.U9]-[.U8])/[.U8]" office:value-type="percentage" office:value="0.857142857142857">
            <text:p>86%</text:p>
          </table:table-cell>
          <table:table-cell table:style-name="ce62" table:formula="of:=[.U9]-[.U8]" office:value-type="float" office:value="3600">
            <text:p>3,600 </text:p>
          </table:table-cell>
          <table:table-cell table:formula="of:=([.W9]-[.W8])/[.W8]" office:value-type="percentage" office:value="1">
            <text:p>100.00%</text:p>
          </table:table-cell>
          <table:table-cell table:style-name="ce64" office:value-type="float" office:value="9100">
            <text:p>9,100 </text:p>
          </table:table-cell>
          <table:table-cell table:style-name="ce66" table:formula="of:=([.Y9]-[.Y8])/[.Y8]" office:value-type="percentage" office:value="0.857142857142857">
            <text:p>86%</text:p>
          </table:table-cell>
          <table:table-cell table:style-name="ce62" table:formula="of:=[.Y9]-[.Y8]" office:value-type="float" office:value="4200">
            <text:p>4,200 </text:p>
          </table:table-cell>
          <table:table-cell table:style-name="ce50" table:formula="of:=([.AA9]-[.AA8])/[.AA8]" office:value-type="percentage" office:value="1">
            <text:p>100.00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">
            <text:p>8</text:p>
          </table:table-cell>
          <table:table-cell table:style-name="ce62" table:formula="of:=[.I10]" office:value-type="float" office:value="6600">
            <text:p>6,600 </text:p>
          </table:table-cell>
          <table:table-cell table:style-name="ce62" table:formula="of:=[.M10]" office:value-type="float" office:value="8800">
            <text:p>8,800 </text:p>
          </table:table-cell>
          <table:table-cell table:style-name="ce62" table:formula="of:=[.Q10]" office:value-type="float" office:value="11000">
            <text:p>11,000 </text:p>
          </table:table-cell>
          <table:table-cell table:style-name="ce62" table:formula="of:=[.U10]" office:value-type="float" office:value="13200">
            <text:p>13,200 </text:p>
          </table:table-cell>
          <table:table-cell table:style-name="ce62" table:formula="of:=[.Y10]" office:value-type="float" office:value="15400">
            <text:p>15,400 </text:p>
          </table:table-cell>
          <table:table-cell/>
          <table:table-cell table:style-name="ce20" office:value-type="float" office:value="8">
            <text:p>8</text:p>
          </table:table-cell>
          <table:table-cell table:style-name="ce64" office:value-type="float" office:value="6600">
            <text:p>6,600 </text:p>
          </table:table-cell>
          <table:table-cell table:style-name="ce66" table:formula="of:=([.I10]-[.I9])/[.I9]" office:value-type="percentage" office:value="0.692307692307692">
            <text:p>69%</text:p>
          </table:table-cell>
          <table:table-cell table:style-name="ce62" table:formula="of:=[.I10]-[.I9]" office:value-type="float" office:value="2700">
            <text:p>2,700 </text:p>
          </table:table-cell>
          <table:table-cell table:style-name="ce50" table:formula="of:=([.K10]-[.K9])/[.K9]" office:value-type="percentage" office:value="0.5">
            <text:p>50.00%</text:p>
          </table:table-cell>
          <table:table-cell table:style-name="ce64" office:value-type="float" office:value="8800">
            <text:p>8,800 </text:p>
          </table:table-cell>
          <table:table-cell table:style-name="ce66" table:formula="of:=([.M10]-[.M9])/[.M9]" office:value-type="percentage" office:value="0.692307692307692">
            <text:p>69%</text:p>
          </table:table-cell>
          <table:table-cell table:style-name="ce62" table:formula="of:=[.M10]-[.M9]" office:value-type="float" office:value="3600">
            <text:p>3,600 </text:p>
          </table:table-cell>
          <table:table-cell table:style-name="ce50" table:formula="of:=([.O10]-[.O9])/[.O9]" office:value-type="percentage" office:value="0.5">
            <text:p>50.00%</text:p>
          </table:table-cell>
          <table:table-cell table:style-name="ce64" office:value-type="float" office:value="11000">
            <text:p>11,000 </text:p>
          </table:table-cell>
          <table:table-cell table:formula="of:=([.Q10]-[.Q9])/[.Q9]" office:value-type="percentage" office:value="0.692307692307692">
            <text:p>69%</text:p>
          </table:table-cell>
          <table:table-cell table:formula="of:=[.Q10]-[.Q9]" office:value-type="float" office:value="4500">
            <text:p>4,500 </text:p>
          </table:table-cell>
          <table:table-cell table:formula="of:=([.S10]-[.S9])/[.S9]" office:value-type="percentage" office:value="0.5">
            <text:p>50.00%</text:p>
          </table:table-cell>
          <table:table-cell table:style-name="ce64" office:value-type="float" office:value="13200">
            <text:p>13,200 </text:p>
          </table:table-cell>
          <table:table-cell table:style-name="ce66" table:formula="of:=([.U10]-[.U9])/[.U9]" office:value-type="percentage" office:value="0.692307692307692">
            <text:p>69%</text:p>
          </table:table-cell>
          <table:table-cell table:style-name="ce62" table:formula="of:=[.U10]-[.U9]" office:value-type="float" office:value="5400">
            <text:p>5,400 </text:p>
          </table:table-cell>
          <table:table-cell table:formula="of:=([.W10]-[.W9])/[.W9]" office:value-type="percentage" office:value="0.5">
            <text:p>50.00%</text:p>
          </table:table-cell>
          <table:table-cell table:style-name="ce64" office:value-type="float" office:value="15400">
            <text:p>15,400 </text:p>
          </table:table-cell>
          <table:table-cell table:style-name="ce66" table:formula="of:=([.Y10]-[.Y9])/[.Y9]" office:value-type="percentage" office:value="0.692307692307692">
            <text:p>69%</text:p>
          </table:table-cell>
          <table:table-cell table:style-name="ce62" table:formula="of:=[.Y10]-[.Y9]" office:value-type="float" office:value="6300">
            <text:p>6,300 </text:p>
          </table:table-cell>
          <table:table-cell table:style-name="ce50" table:formula="of:=([.AA10]-[.AA9])/[.AA9]" office:value-type="percentage" office:value="0.5">
            <text:p>50.00%</text:p>
          </table:table-cell>
          <table:table-cell table:style-name="ce50"/>
          <table:table-cell table:style-name="Default" table:number-columns-repeated="6"/>
          <table:table-cell table:style-name="ce50"/>
          <table:table-cell table:number-columns-repeated="986"/>
        </table:table-row>
        <table:table-row table:style-name="ro3">
          <table:table-cell table:style-name="ce20" office:value-type="float" office:value="9">
            <text:p>9</text:p>
          </table:table-cell>
          <table:table-cell table:style-name="ce62" table:formula="of:=[.I11]" office:value-type="float" office:value="12000">
            <text:p>12,000 </text:p>
          </table:table-cell>
          <table:table-cell table:style-name="ce62" table:formula="of:=[.M11]" office:value-type="float" office:value="16000">
            <text:p>16,000 </text:p>
          </table:table-cell>
          <table:table-cell table:style-name="ce62" table:formula="of:=[.Q11]" office:value-type="float" office:value="20000">
            <text:p>20,000 </text:p>
          </table:table-cell>
          <table:table-cell table:style-name="ce62" table:formula="of:=[.U11]" office:value-type="float" office:value="24000">
            <text:p>24,000 </text:p>
          </table:table-cell>
          <table:table-cell table:style-name="ce62" table:formula="of:=[.Y11]" office:value-type="float" office:value="28000">
            <text:p>28,000 </text:p>
          </table:table-cell>
          <table:table-cell/>
          <table:table-cell table:style-name="ce20" office:value-type="float" office:value="9">
            <text:p>9</text:p>
          </table:table-cell>
          <table:table-cell table:style-name="ce64" office:value-type="float" office:value="12000">
            <text:p>12,000 </text:p>
          </table:table-cell>
          <table:table-cell table:style-name="ce66" table:formula="of:=([.I11]-[.I10])/[.I10]" office:value-type="percentage" office:value="0.818181818181818">
            <text:p>82%</text:p>
          </table:table-cell>
          <table:table-cell table:style-name="ce62" table:formula="of:=[.I11]-[.I10]" office:value-type="float" office:value="5400">
            <text:p>5,400 </text:p>
          </table:table-cell>
          <table:table-cell table:style-name="ce50" table:formula="of:=([.K11]-[.K10])/[.K10]" office:value-type="percentage" office:value="1">
            <text:p>100.00%</text:p>
          </table:table-cell>
          <table:table-cell table:style-name="ce64" office:value-type="float" office:value="16000">
            <text:p>16,000 </text:p>
          </table:table-cell>
          <table:table-cell table:style-name="ce66" table:formula="of:=([.M11]-[.M10])/[.M10]" office:value-type="percentage" office:value="0.818181818181818">
            <text:p>82%</text:p>
          </table:table-cell>
          <table:table-cell table:style-name="ce62" table:formula="of:=[.M11]-[.M10]" office:value-type="float" office:value="7200">
            <text:p>7,200 </text:p>
          </table:table-cell>
          <table:table-cell table:style-name="ce50" table:formula="of:=([.O11]-[.O10])/[.O10]" office:value-type="percentage" office:value="1">
            <text:p>100.00%</text:p>
          </table:table-cell>
          <table:table-cell table:style-name="ce64" office:value-type="float" office:value="20000">
            <text:p>20,000 </text:p>
          </table:table-cell>
          <table:table-cell table:formula="of:=([.Q11]-[.Q10])/[.Q10]" office:value-type="percentage" office:value="0.818181818181818">
            <text:p>82%</text:p>
          </table:table-cell>
          <table:table-cell table:formula="of:=[.Q11]-[.Q10]" office:value-type="float" office:value="9000">
            <text:p>9,000 </text:p>
          </table:table-cell>
          <table:table-cell table:formula="of:=([.S11]-[.S10])/[.S10]" office:value-type="percentage" office:value="1">
            <text:p>100.00%</text:p>
          </table:table-cell>
          <table:table-cell table:style-name="ce64" office:value-type="float" office:value="24000">
            <text:p>24,000 </text:p>
          </table:table-cell>
          <table:table-cell table:style-name="ce66" table:formula="of:=([.U11]-[.U10])/[.U10]" office:value-type="percentage" office:value="0.818181818181818">
            <text:p>82%</text:p>
          </table:table-cell>
          <table:table-cell table:style-name="ce62" table:formula="of:=[.U11]-[.U10]" office:value-type="float" office:value="10800">
            <text:p>10,800 </text:p>
          </table:table-cell>
          <table:table-cell table:formula="of:=([.W11]-[.W10])/[.W10]" office:value-type="percentage" office:value="1">
            <text:p>100.00%</text:p>
          </table:table-cell>
          <table:table-cell table:style-name="ce64" office:value-type="float" office:value="28000">
            <text:p>28,000 </text:p>
          </table:table-cell>
          <table:table-cell table:style-name="ce66" table:formula="of:=([.Y11]-[.Y10])/[.Y10]" office:value-type="percentage" office:value="0.818181818181818">
            <text:p>82%</text:p>
          </table:table-cell>
          <table:table-cell table:style-name="ce62" table:formula="of:=[.Y11]-[.Y10]" office:value-type="float" office:value="12600">
            <text:p>12,600 </text:p>
          </table:table-cell>
          <table:table-cell table:style-name="ce50" table:formula="of:=([.AA11]-[.AA10])/[.AA10]" office:value-type="percentage" office:value="1">
            <text:p>100.00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10">
            <text:p>10</text:p>
          </table:table-cell>
          <table:table-cell table:style-name="ce62" table:formula="of:=[.I12]" office:value-type="float" office:value="21000">
            <text:p>21,000 </text:p>
          </table:table-cell>
          <table:table-cell table:style-name="ce62" table:formula="of:=[.M12]" office:value-type="float" office:value="28000">
            <text:p>28,000 </text:p>
          </table:table-cell>
          <table:table-cell table:style-name="ce62" table:formula="of:=[.Q12]" office:value-type="float" office:value="35000">
            <text:p>35,000 </text:p>
          </table:table-cell>
          <table:table-cell table:style-name="ce62" table:formula="of:=[.U12]" office:value-type="float" office:value="42000">
            <text:p>42,000 </text:p>
          </table:table-cell>
          <table:table-cell table:style-name="ce62" table:formula="of:=[.Y12]" office:value-type="float" office:value="49000">
            <text:p>49,000 </text:p>
          </table:table-cell>
          <table:table-cell/>
          <table:table-cell table:style-name="ce20" office:value-type="float" office:value="10">
            <text:p>10</text:p>
          </table:table-cell>
          <table:table-cell table:style-name="ce64" office:value-type="float" office:value="21000">
            <text:p>21,000 </text:p>
          </table:table-cell>
          <table:table-cell table:style-name="ce66" table:formula="of:=([.I12]-[.I11])/[.I11]" office:value-type="percentage" office:value="0.75">
            <text:p>75%</text:p>
          </table:table-cell>
          <table:table-cell table:style-name="ce62" table:formula="of:=[.I12]-[.I11]" office:value-type="float" office:value="9000">
            <text:p>9,000 </text:p>
          </table:table-cell>
          <table:table-cell table:style-name="ce50" table:formula="of:=([.K12]-[.K11])/[.K11]" office:value-type="percentage" office:value="0.666666666666667">
            <text:p>66.67%</text:p>
          </table:table-cell>
          <table:table-cell table:style-name="ce64" office:value-type="float" office:value="28000">
            <text:p>28,000 </text:p>
          </table:table-cell>
          <table:table-cell table:style-name="ce66" table:formula="of:=([.M12]-[.M11])/[.M11]" office:value-type="percentage" office:value="0.75">
            <text:p>75%</text:p>
          </table:table-cell>
          <table:table-cell table:style-name="ce62" table:formula="of:=[.M12]-[.M11]" office:value-type="float" office:value="12000">
            <text:p>12,000 </text:p>
          </table:table-cell>
          <table:table-cell table:style-name="ce50" table:formula="of:=([.O12]-[.O11])/[.O11]" office:value-type="percentage" office:value="0.666666666666667">
            <text:p>66.67%</text:p>
          </table:table-cell>
          <table:table-cell table:style-name="ce64" office:value-type="float" office:value="35000">
            <text:p>35,000 </text:p>
          </table:table-cell>
          <table:table-cell table:style-name="ce32" table:formula="of:=([.Q12]-[.Q11])/[.Q11]" office:value-type="percentage" office:value="0.75">
            <text:p>75%</text:p>
          </table:table-cell>
          <table:table-cell table:formula="of:=[.Q12]-[.Q11]" office:value-type="float" office:value="15000">
            <text:p>15,000 </text:p>
          </table:table-cell>
          <table:table-cell table:formula="of:=([.S12]-[.S11])/[.S11]" office:value-type="percentage" office:value="0.666666666666667">
            <text:p>66.67%</text:p>
          </table:table-cell>
          <table:table-cell table:style-name="ce64" office:value-type="float" office:value="42000">
            <text:p>42,000 </text:p>
          </table:table-cell>
          <table:table-cell table:style-name="ce66" table:formula="of:=([.U12]-[.U11])/[.U11]" office:value-type="percentage" office:value="0.75">
            <text:p>75%</text:p>
          </table:table-cell>
          <table:table-cell table:style-name="ce62" table:formula="of:=[.U12]-[.U11]" office:value-type="float" office:value="18000">
            <text:p>18,000 </text:p>
          </table:table-cell>
          <table:table-cell table:formula="of:=([.W12]-[.W11])/[.W11]" office:value-type="percentage" office:value="0.666666666666667">
            <text:p>66.67%</text:p>
          </table:table-cell>
          <table:table-cell table:style-name="ce64" office:value-type="float" office:value="49000">
            <text:p>49,000 </text:p>
          </table:table-cell>
          <table:table-cell table:style-name="ce66" table:formula="of:=([.Y12]-[.Y11])/[.Y11]" office:value-type="percentage" office:value="0.75">
            <text:p>75%</text:p>
          </table:table-cell>
          <table:table-cell table:style-name="ce62" table:formula="of:=[.Y12]-[.Y11]" office:value-type="float" office:value="21000">
            <text:p>21,000 </text:p>
          </table:table-cell>
          <table:table-cell table:style-name="ce50" table:formula="of:=([.AA12]-[.AA11])/[.AA11]" office:value-type="percentage" office:value="0.666666666666667">
            <text:p>66.67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11">
            <text:p>11</text:p>
          </table:table-cell>
          <table:table-cell table:style-name="ce62" table:formula="of:=[.I13]" office:value-type="float" office:value="36000">
            <text:p>36,000 </text:p>
          </table:table-cell>
          <table:table-cell table:style-name="ce62" table:formula="of:=[.M13]" office:value-type="float" office:value="48000">
            <text:p>48,000 </text:p>
          </table:table-cell>
          <table:table-cell table:style-name="ce62" table:formula="of:=[.Q13]" office:value-type="float" office:value="60000">
            <text:p>60,000 </text:p>
          </table:table-cell>
          <table:table-cell table:style-name="ce62" table:formula="of:=[.U13]" office:value-type="float" office:value="72000">
            <text:p>72,000 </text:p>
          </table:table-cell>
          <table:table-cell table:style-name="ce62" table:formula="of:=[.Y13]" office:value-type="float" office:value="84000">
            <text:p>84,000 </text:p>
          </table:table-cell>
          <table:table-cell/>
          <table:table-cell table:style-name="ce20" office:value-type="float" office:value="11">
            <text:p>11</text:p>
          </table:table-cell>
          <table:table-cell table:style-name="ce64" office:value-type="float" office:value="36000">
            <text:p>36,000 </text:p>
          </table:table-cell>
          <table:table-cell table:style-name="ce66" table:formula="of:=([.I13]-[.I12])/[.I12]" office:value-type="percentage" office:value="0.714285714285714">
            <text:p>71%</text:p>
          </table:table-cell>
          <table:table-cell table:style-name="ce62" table:formula="of:=[.I13]-[.I12]" office:value-type="float" office:value="15000">
            <text:p>15,000 </text:p>
          </table:table-cell>
          <table:table-cell table:style-name="ce50" table:formula="of:=([.K13]-[.K12])/[.K12]" office:value-type="percentage" office:value="0.666666666666667">
            <text:p>66.67%</text:p>
          </table:table-cell>
          <table:table-cell table:style-name="ce64" office:value-type="float" office:value="48000">
            <text:p>48,000 </text:p>
          </table:table-cell>
          <table:table-cell table:style-name="ce66" table:formula="of:=([.M13]-[.M12])/[.M12]" office:value-type="percentage" office:value="0.714285714285714">
            <text:p>71%</text:p>
          </table:table-cell>
          <table:table-cell table:style-name="ce62" table:formula="of:=[.M13]-[.M12]" office:value-type="float" office:value="20000">
            <text:p>20,000 </text:p>
          </table:table-cell>
          <table:table-cell table:style-name="ce50" table:formula="of:=([.O13]-[.O12])/[.O12]" office:value-type="percentage" office:value="0.666666666666667">
            <text:p>66.67%</text:p>
          </table:table-cell>
          <table:table-cell table:style-name="ce64" office:value-type="float" office:value="60000">
            <text:p>60,000 </text:p>
          </table:table-cell>
          <table:table-cell table:formula="of:=([.Q13]-[.Q12])/[.Q12]" office:value-type="percentage" office:value="0.714285714285714">
            <text:p>71%</text:p>
          </table:table-cell>
          <table:table-cell table:formula="of:=[.Q13]-[.Q12]" office:value-type="float" office:value="25000">
            <text:p>25,000 </text:p>
          </table:table-cell>
          <table:table-cell table:formula="of:=([.S13]-[.S12])/[.S12]" office:value-type="percentage" office:value="0.666666666666667">
            <text:p>66.67%</text:p>
          </table:table-cell>
          <table:table-cell table:style-name="ce64" office:value-type="float" office:value="72000">
            <text:p>72,000 </text:p>
          </table:table-cell>
          <table:table-cell table:style-name="ce66" table:formula="of:=([.U13]-[.U12])/[.U12]" office:value-type="percentage" office:value="0.714285714285714">
            <text:p>71%</text:p>
          </table:table-cell>
          <table:table-cell table:style-name="ce62" table:formula="of:=[.U13]-[.U12]" office:value-type="float" office:value="30000">
            <text:p>30,000 </text:p>
          </table:table-cell>
          <table:table-cell table:formula="of:=([.W13]-[.W12])/[.W12]" office:value-type="percentage" office:value="0.666666666666667">
            <text:p>66.67%</text:p>
          </table:table-cell>
          <table:table-cell table:style-name="ce64" office:value-type="float" office:value="84000">
            <text:p>84,000 </text:p>
          </table:table-cell>
          <table:table-cell table:style-name="ce66" table:formula="of:=([.Y13]-[.Y12])/[.Y12]" office:value-type="percentage" office:value="0.714285714285714">
            <text:p>71%</text:p>
          </table:table-cell>
          <table:table-cell table:style-name="ce62" table:formula="of:=[.Y13]-[.Y12]" office:value-type="float" office:value="35000">
            <text:p>35,000 </text:p>
          </table:table-cell>
          <table:table-cell table:style-name="ce50" table:formula="of:=([.AA13]-[.AA12])/[.AA12]" office:value-type="percentage" office:value="0.666666666666667">
            <text:p>66.67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55" office:value-type="float" office:value="12">
            <text:p>12</text:p>
          </table:table-cell>
          <table:table-cell table:style-name="ce62" table:formula="of:=[.I14]" office:value-type="float" office:value="51000">
            <text:p>51,000 </text:p>
          </table:table-cell>
          <table:table-cell table:style-name="ce62" table:formula="of:=[.M14]" office:value-type="float" office:value="68000">
            <text:p>68,000 </text:p>
          </table:table-cell>
          <table:table-cell table:style-name="ce62" table:formula="of:=[.Q14]" office:value-type="float" office:value="85000">
            <text:p>85,000 </text:p>
          </table:table-cell>
          <table:table-cell table:style-name="ce62" table:formula="of:=[.U14]" office:value-type="float" office:value="102000">
            <text:p>102,000 </text:p>
          </table:table-cell>
          <table:table-cell table:style-name="ce62" table:formula="of:=[.Y14]" office:value-type="float" office:value="119000">
            <text:p>119,000 </text:p>
          </table:table-cell>
          <table:table-cell/>
          <table:table-cell office:value-type="float" office:value="12">
            <text:p>12</text:p>
          </table:table-cell>
          <table:table-cell table:style-name="ce64" office:value-type="float" office:value="51000">
            <text:p>51,000 </text:p>
          </table:table-cell>
          <table:table-cell table:style-name="ce66" table:formula="of:=([.I14]-[.I13])/[.I13]" office:value-type="percentage" office:value="0.416666666666667">
            <text:p>42%</text:p>
          </table:table-cell>
          <table:table-cell table:style-name="ce62" table:formula="of:=[.I14]-[.I13]" office:value-type="float" office:value="15000">
            <text:p>15,000 </text:p>
          </table:table-cell>
          <table:table-cell table:style-name="ce50" table:formula="of:=([.K14]-[.K13])/[.K13]" office:value-type="percentage" office:value="0">
            <text:p>0.00%</text:p>
          </table:table-cell>
          <table:table-cell table:style-name="ce64" office:value-type="float" office:value="68000">
            <text:p>68,000 </text:p>
          </table:table-cell>
          <table:table-cell table:style-name="ce66" table:formula="of:=([.M14]-[.M13])/[.M13]" office:value-type="percentage" office:value="0.416666666666667">
            <text:p>42%</text:p>
          </table:table-cell>
          <table:table-cell table:style-name="ce62" table:formula="of:=[.M14]-[.M13]" office:value-type="float" office:value="20000">
            <text:p>20,000 </text:p>
          </table:table-cell>
          <table:table-cell table:style-name="ce50" table:formula="of:=([.O14]-[.O13])/[.O13]" office:value-type="percentage" office:value="0">
            <text:p>0.00%</text:p>
          </table:table-cell>
          <table:table-cell table:style-name="ce64" office:value-type="float" office:value="85000">
            <text:p>85,000 </text:p>
          </table:table-cell>
          <table:table-cell table:formula="of:=([.Q14]-[.Q13])/[.Q13]" office:value-type="percentage" office:value="0.416666666666667">
            <text:p>42%</text:p>
          </table:table-cell>
          <table:table-cell table:formula="of:=[.Q14]-[.Q13]" office:value-type="float" office:value="25000">
            <text:p>25,000 </text:p>
          </table:table-cell>
          <table:table-cell table:formula="of:=([.S14]-[.S13])/[.S13]" office:value-type="percentage" office:value="0">
            <text:p>0.00%</text:p>
          </table:table-cell>
          <table:table-cell table:style-name="ce64" office:value-type="float" office:value="102000">
            <text:p>102,000 </text:p>
          </table:table-cell>
          <table:table-cell table:style-name="ce66" table:formula="of:=([.U14]-[.U13])/[.U13]" office:value-type="percentage" office:value="0.416666666666667">
            <text:p>42%</text:p>
          </table:table-cell>
          <table:table-cell table:style-name="ce62" table:formula="of:=[.U14]-[.U13]" office:value-type="float" office:value="30000">
            <text:p>30,000 </text:p>
          </table:table-cell>
          <table:table-cell table:formula="of:=([.W14]-[.W13])/[.W13]" office:value-type="percentage" office:value="0">
            <text:p>0.00%</text:p>
          </table:table-cell>
          <table:table-cell table:style-name="ce64" office:value-type="float" office:value="119000">
            <text:p>119,000 </text:p>
          </table:table-cell>
          <table:table-cell table:style-name="ce66" table:formula="of:=([.Y14]-[.Y13])/[.Y13]" office:value-type="percentage" office:value="0.416666666666667">
            <text:p>42%</text:p>
          </table:table-cell>
          <table:table-cell table:style-name="ce62" table:formula="of:=[.Y14]-[.Y13]" office:value-type="float" office:value="35000">
            <text:p>35,000 </text:p>
          </table:table-cell>
          <table:table-cell table:style-name="ce50" table:formula="of:=([.AA14]-[.AA13])/[.AA13]" office:value-type="percentage" office:value="0">
            <text:p>0.00%</text:p>
          </table:table-cell>
          <table:table-cell table:style-name="ce50"/>
          <table:table-cell table:style-name="Default" table:number-columns-repeated="6"/>
          <table:table-cell table:style-name="ce55" table:number-columns-repeated="987"/>
        </table:table-row>
        <table:table-row table:style-name="ro3">
          <table:table-cell table:style-name="ce55" office:value-type="float" office:value="13">
            <text:p>13</text:p>
          </table:table-cell>
          <table:table-cell table:style-name="ce62" table:formula="of:=[.I15]" office:value-type="float" office:value="66000">
            <text:p>66,000 </text:p>
          </table:table-cell>
          <table:table-cell table:style-name="ce62" table:formula="of:=[.M15]" office:value-type="float" office:value="88000">
            <text:p>88,000 </text:p>
          </table:table-cell>
          <table:table-cell table:style-name="ce62" table:formula="of:=[.Q15]" office:value-type="float" office:value="110000">
            <text:p>110,000 </text:p>
          </table:table-cell>
          <table:table-cell table:style-name="ce62" table:formula="of:=[.U15]" office:value-type="float" office:value="132000">
            <text:p>132,000 </text:p>
          </table:table-cell>
          <table:table-cell table:style-name="ce62" table:formula="of:=[.Y15]" office:value-type="float" office:value="154000">
            <text:p>154,000 </text:p>
          </table:table-cell>
          <table:table-cell/>
          <table:table-cell office:value-type="float" office:value="13">
            <text:p>13</text:p>
          </table:table-cell>
          <table:table-cell table:style-name="ce64" office:value-type="float" office:value="66000">
            <text:p>66,000 </text:p>
          </table:table-cell>
          <table:table-cell table:style-name="ce66" table:formula="of:=([.I15]-[.I14])/[.I14]" office:value-type="percentage" office:value="0.294117647058823">
            <text:p>29%</text:p>
          </table:table-cell>
          <table:table-cell table:style-name="ce62" table:formula="of:=[.I15]-[.I14]" office:value-type="float" office:value="15000">
            <text:p>15,000 </text:p>
          </table:table-cell>
          <table:table-cell table:style-name="ce50" table:formula="of:=([.K15]-[.K14])/[.K14]" office:value-type="percentage" office:value="0">
            <text:p>0.00%</text:p>
          </table:table-cell>
          <table:table-cell table:style-name="ce64" office:value-type="float" office:value="88000">
            <text:p>88,000 </text:p>
          </table:table-cell>
          <table:table-cell table:style-name="ce66" table:formula="of:=([.M15]-[.M14])/[.M14]" office:value-type="percentage" office:value="0.294117647058823">
            <text:p>29%</text:p>
          </table:table-cell>
          <table:table-cell table:style-name="ce62" table:formula="of:=[.M15]-[.M14]" office:value-type="float" office:value="20000">
            <text:p>20,000 </text:p>
          </table:table-cell>
          <table:table-cell table:style-name="ce50" table:formula="of:=([.O15]-[.O14])/[.O14]" office:value-type="percentage" office:value="0">
            <text:p>0.00%</text:p>
          </table:table-cell>
          <table:table-cell table:style-name="ce64" office:value-type="float" office:value="110000">
            <text:p>110,000 </text:p>
          </table:table-cell>
          <table:table-cell table:formula="of:=([.Q15]-[.Q14])/[.Q14]" office:value-type="percentage" office:value="0.294117647058823">
            <text:p>29%</text:p>
          </table:table-cell>
          <table:table-cell table:formula="of:=[.Q15]-[.Q14]" office:value-type="float" office:value="25000">
            <text:p>25,000 </text:p>
          </table:table-cell>
          <table:table-cell table:formula="of:=([.S15]-[.S14])/[.S14]" office:value-type="percentage" office:value="0">
            <text:p>0.00%</text:p>
          </table:table-cell>
          <table:table-cell table:style-name="ce64" office:value-type="float" office:value="132000">
            <text:p>132,000 </text:p>
          </table:table-cell>
          <table:table-cell table:style-name="ce66" table:formula="of:=([.U15]-[.U14])/[.U14]" office:value-type="percentage" office:value="0.294117647058823">
            <text:p>29%</text:p>
          </table:table-cell>
          <table:table-cell table:style-name="ce62" table:formula="of:=[.U15]-[.U14]" office:value-type="float" office:value="30000">
            <text:p>30,000 </text:p>
          </table:table-cell>
          <table:table-cell table:formula="of:=([.W15]-[.W14])/[.W14]" office:value-type="percentage" office:value="0">
            <text:p>0.00%</text:p>
          </table:table-cell>
          <table:table-cell table:style-name="ce64" office:value-type="float" office:value="154000">
            <text:p>154,000 </text:p>
          </table:table-cell>
          <table:table-cell table:style-name="ce66" table:formula="of:=([.Y15]-[.Y14])/[.Y14]" office:value-type="percentage" office:value="0.294117647058823">
            <text:p>29%</text:p>
          </table:table-cell>
          <table:table-cell table:style-name="ce62" table:formula="of:=[.Y15]-[.Y14]" office:value-type="float" office:value="35000">
            <text:p>35,000 </text:p>
          </table:table-cell>
          <table:table-cell table:style-name="ce50" table:formula="of:=([.AA15]-[.AA14])/[.AA14]" office:value-type="percentage" office:value="0">
            <text:p>0.00%</text:p>
          </table:table-cell>
          <table:table-cell table:style-name="ce50"/>
          <table:table-cell table:style-name="Default" table:number-columns-repeated="6"/>
          <table:table-cell table:style-name="ce55" table:number-columns-repeated="987"/>
        </table:table-row>
        <table:table-row table:style-name="ro3">
          <table:table-cell table:style-name="ce20" office:value-type="float" office:value="14">
            <text:p>14</text:p>
          </table:table-cell>
          <table:table-cell table:style-name="ce62" table:formula="of:=[.I16]" office:value-type="float" office:value="81000">
            <text:p>81,000 </text:p>
          </table:table-cell>
          <table:table-cell table:style-name="ce62" table:formula="of:=[.M16]" office:value-type="float" office:value="108000">
            <text:p>108,000 </text:p>
          </table:table-cell>
          <table:table-cell table:style-name="ce62" table:formula="of:=[.Q16]" office:value-type="float" office:value="135000">
            <text:p>135,000 </text:p>
          </table:table-cell>
          <table:table-cell table:style-name="ce62" table:formula="of:=[.U16]" office:value-type="float" office:value="162000">
            <text:p>162,000 </text:p>
          </table:table-cell>
          <table:table-cell table:style-name="ce62" table:formula="of:=[.Y16]" office:value-type="float" office:value="189000">
            <text:p>189,000 </text:p>
          </table:table-cell>
          <table:table-cell/>
          <table:table-cell table:style-name="ce20" office:value-type="float" office:value="14">
            <text:p>14</text:p>
          </table:table-cell>
          <table:table-cell table:style-name="ce64" office:value-type="float" office:value="81000">
            <text:p>81,000 </text:p>
          </table:table-cell>
          <table:table-cell table:style-name="ce66" table:formula="of:=([.I16]-[.I15])/[.I15]" office:value-type="percentage" office:value="0.227272727272727">
            <text:p>23%</text:p>
          </table:table-cell>
          <table:table-cell table:style-name="ce62" table:formula="of:=[.I16]-[.I15]" office:value-type="float" office:value="15000">
            <text:p>15,000 </text:p>
          </table:table-cell>
          <table:table-cell table:style-name="ce50" table:formula="of:=([.K16]-[.K15])/[.K15]" office:value-type="percentage" office:value="0">
            <text:p>0.00%</text:p>
          </table:table-cell>
          <table:table-cell table:style-name="ce64" table:formula="of:=[.M15]+[.M15]*[.J16]" office:value-type="float" office:value="108000">
            <text:p>108,000 </text:p>
          </table:table-cell>
          <table:table-cell table:style-name="ce66" table:formula="of:=([.M16]-[.M15])/[.M15]" office:value-type="percentage" office:value="0.227272727272727">
            <text:p>23%</text:p>
          </table:table-cell>
          <table:table-cell table:style-name="ce62" table:formula="of:=[.M16]-[.M15]" office:value-type="float" office:value="20000">
            <text:p>20,000 </text:p>
          </table:table-cell>
          <table:table-cell table:style-name="ce50" table:formula="of:=([.O16]-[.O15])/[.O15]" office:value-type="percentage" office:value="0">
            <text:p>0.00%</text:p>
          </table:table-cell>
          <table:table-cell table:style-name="ce64" table:formula="of:=[.Q15]+[.Q15]*[.N16]" office:value-type="float" office:value="135000">
            <text:p>135,000 </text:p>
          </table:table-cell>
          <table:table-cell table:formula="of:=([.Q16]-[.Q15])/[.Q15]" office:value-type="percentage" office:value="0.227272727272727">
            <text:p>23%</text:p>
          </table:table-cell>
          <table:table-cell table:formula="of:=[.Q16]-[.Q15]" office:value-type="float" office:value="25000">
            <text:p>25,000 </text:p>
          </table:table-cell>
          <table:table-cell table:formula="of:=([.S16]-[.S15])/[.S15]" office:value-type="percentage" office:value="0">
            <text:p>0.00%</text:p>
          </table:table-cell>
          <table:table-cell table:style-name="ce64" table:formula="of:=[.U15]+[.U15]*[.R16]" office:value-type="float" office:value="162000">
            <text:p>162,000 </text:p>
          </table:table-cell>
          <table:table-cell table:style-name="ce66" table:formula="of:=([.U16]-[.U15])/[.U15]" office:value-type="percentage" office:value="0.227272727272727">
            <text:p>23%</text:p>
          </table:table-cell>
          <table:table-cell table:style-name="ce62" table:formula="of:=[.U16]-[.U15]" office:value-type="float" office:value="30000">
            <text:p>30,000 </text:p>
          </table:table-cell>
          <table:table-cell table:formula="of:=([.W16]-[.W15])/[.W15]" office:value-type="percentage" office:value="0">
            <text:p>0.00%</text:p>
          </table:table-cell>
          <table:table-cell table:style-name="ce64" table:formula="of:=[.Y15]+[.Y15]*[.V16]" office:value-type="float" office:value="189000">
            <text:p>189,000 </text:p>
          </table:table-cell>
          <table:table-cell table:style-name="ce66" table:formula="of:=([.Y16]-[.Y15])/[.Y15]" office:value-type="percentage" office:value="0.227272727272727">
            <text:p>23%</text:p>
          </table:table-cell>
          <table:table-cell table:style-name="ce62" table:formula="of:=[.Y16]-[.Y15]" office:value-type="float" office:value="35000">
            <text:p>35,000 </text:p>
          </table:table-cell>
          <table:table-cell table:style-name="ce50" table:formula="of:=([.AA16]-[.AA15])/[.AA15]" office:value-type="percentage" office:value="0">
            <text:p>0.00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15">
            <text:p>15</text:p>
          </table:table-cell>
          <table:table-cell table:style-name="ce62" table:formula="of:=[.I17]" office:value-type="float" office:value="102000">
            <text:p>102,000 </text:p>
          </table:table-cell>
          <table:table-cell table:style-name="ce62" table:formula="of:=[.M17]" office:value-type="float" office:value="136000">
            <text:p>136,000 </text:p>
          </table:table-cell>
          <table:table-cell table:style-name="ce62" table:formula="of:=[.Q17]" office:value-type="float" office:value="170000">
            <text:p>170,000 </text:p>
          </table:table-cell>
          <table:table-cell table:style-name="ce62" table:formula="of:=[.U17]" office:value-type="float" office:value="204000">
            <text:p>204,000 </text:p>
          </table:table-cell>
          <table:table-cell table:style-name="ce62" table:formula="of:=[.Y17]" office:value-type="float" office:value="238000">
            <text:p>238,000 </text:p>
          </table:table-cell>
          <table:table-cell/>
          <table:table-cell table:style-name="ce20" office:value-type="float" office:value="15">
            <text:p>15</text:p>
          </table:table-cell>
          <table:table-cell table:style-name="ce64" office:value-type="float" office:value="102000">
            <text:p>102,000 </text:p>
          </table:table-cell>
          <table:table-cell table:style-name="ce66" table:formula="of:=([.I17]-[.I16])/[.I16]" office:value-type="percentage" office:value="0.259259259259259">
            <text:p>26%</text:p>
          </table:table-cell>
          <table:table-cell table:style-name="ce62" table:formula="of:=[.I17]-[.I16]" office:value-type="float" office:value="21000">
            <text:p>21,000 </text:p>
          </table:table-cell>
          <table:table-cell table:style-name="ce50" table:formula="of:=([.K17]-[.K16])/[.K16]" office:value-type="percentage" office:value="0.4">
            <text:p>40.00%</text:p>
          </table:table-cell>
          <table:table-cell table:style-name="ce64" table:formula="of:=[.M16]+[.M16]*[.J17]" office:value-type="float" office:value="136000">
            <text:p>136,000 </text:p>
          </table:table-cell>
          <table:table-cell table:style-name="ce66" table:formula="of:=([.M17]-[.M16])/[.M16]" office:value-type="percentage" office:value="0.259259259259259">
            <text:p>26%</text:p>
          </table:table-cell>
          <table:table-cell table:style-name="ce62" table:formula="of:=[.M17]-[.M16]" office:value-type="float" office:value="28000">
            <text:p>28,000 </text:p>
          </table:table-cell>
          <table:table-cell table:style-name="ce50" table:formula="of:=([.O17]-[.O16])/[.O16]" office:value-type="percentage" office:value="0.4">
            <text:p>40.00%</text:p>
          </table:table-cell>
          <table:table-cell table:style-name="ce64" table:formula="of:=[.Q16]+[.Q16]*[.N17]" office:value-type="float" office:value="170000">
            <text:p>170,000 </text:p>
          </table:table-cell>
          <table:table-cell table:formula="of:=([.Q17]-[.Q16])/[.Q16]" office:value-type="percentage" office:value="0.259259259259259">
            <text:p>26%</text:p>
          </table:table-cell>
          <table:table-cell table:formula="of:=[.Q17]-[.Q16]" office:value-type="float" office:value="35000">
            <text:p>35,000 </text:p>
          </table:table-cell>
          <table:table-cell table:formula="of:=([.S17]-[.S16])/[.S16]" office:value-type="percentage" office:value="0.4">
            <text:p>40.00%</text:p>
          </table:table-cell>
          <table:table-cell table:style-name="ce64" table:formula="of:=[.U16]+[.U16]*[.R17]" office:value-type="float" office:value="204000">
            <text:p>204,000 </text:p>
          </table:table-cell>
          <table:table-cell table:style-name="ce66" table:formula="of:=([.U17]-[.U16])/[.U16]" office:value-type="percentage" office:value="0.259259259259259">
            <text:p>26%</text:p>
          </table:table-cell>
          <table:table-cell table:style-name="ce62" table:formula="of:=[.U17]-[.U16]" office:value-type="float" office:value="42000">
            <text:p>42,000 </text:p>
          </table:table-cell>
          <table:table-cell table:formula="of:=([.W17]-[.W16])/[.W16]" office:value-type="percentage" office:value="0.4">
            <text:p>40.00%</text:p>
          </table:table-cell>
          <table:table-cell table:style-name="ce64" table:formula="of:=[.Y16]+[.Y16]*[.V17]" office:value-type="float" office:value="238000">
            <text:p>238,000 </text:p>
          </table:table-cell>
          <table:table-cell table:style-name="ce66" table:formula="of:=([.Y17]-[.Y16])/[.Y16]" office:value-type="percentage" office:value="0.259259259259259">
            <text:p>26%</text:p>
          </table:table-cell>
          <table:table-cell table:style-name="ce62" table:formula="of:=[.Y17]-[.Y16]" office:value-type="float" office:value="49000">
            <text:p>49,000 </text:p>
          </table:table-cell>
          <table:table-cell table:style-name="ce50" table:formula="of:=([.AA17]-[.AA16])/[.AA16]" office:value-type="percentage" office:value="0.4">
            <text:p>40.00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16">
            <text:p>16</text:p>
          </table:table-cell>
          <table:table-cell table:style-name="ce62" table:formula="of:=[.I18]" office:value-type="float" office:value="126000">
            <text:p>126,000 </text:p>
          </table:table-cell>
          <table:table-cell table:style-name="ce62" table:formula="of:=[.M18]" office:value-type="float" office:value="168000">
            <text:p>168,000 </text:p>
          </table:table-cell>
          <table:table-cell table:style-name="ce62" table:formula="of:=[.Q18]" office:value-type="float" office:value="210000">
            <text:p>210,000 </text:p>
          </table:table-cell>
          <table:table-cell table:style-name="ce62" table:formula="of:=[.U18]" office:value-type="float" office:value="252000">
            <text:p>252,000 </text:p>
          </table:table-cell>
          <table:table-cell table:style-name="ce62" table:formula="of:=[.Y18]" office:value-type="float" office:value="294000">
            <text:p>294,000 </text:p>
          </table:table-cell>
          <table:table-cell/>
          <table:table-cell table:style-name="ce20" office:value-type="float" office:value="16">
            <text:p>16</text:p>
          </table:table-cell>
          <table:table-cell table:style-name="ce64" office:value-type="float" office:value="126000">
            <text:p>126,000 </text:p>
          </table:table-cell>
          <table:table-cell table:style-name="ce66" table:formula="of:=([.I18]-[.I17])/[.I17]" office:value-type="percentage" office:value="0.235294117647059">
            <text:p>24%</text:p>
          </table:table-cell>
          <table:table-cell table:style-name="ce62" table:formula="of:=[.I18]-[.I17]" office:value-type="float" office:value="24000">
            <text:p>24,000 </text:p>
          </table:table-cell>
          <table:table-cell table:style-name="ce50" table:formula="of:=([.K18]-[.K17])/[.K17]" office:value-type="percentage" office:value="0.142857142857143">
            <text:p>14.29%</text:p>
          </table:table-cell>
          <table:table-cell table:style-name="ce64" table:formula="of:=[.M17]+[.M17]*[.J18]" office:value-type="float" office:value="168000">
            <text:p>168,000 </text:p>
          </table:table-cell>
          <table:table-cell table:style-name="ce66" table:formula="of:=([.M18]-[.M17])/[.M17]" office:value-type="percentage" office:value="0.235294117647059">
            <text:p>24%</text:p>
          </table:table-cell>
          <table:table-cell table:style-name="ce62" table:formula="of:=[.M18]-[.M17]" office:value-type="float" office:value="32000">
            <text:p>32,000 </text:p>
          </table:table-cell>
          <table:table-cell table:style-name="ce50" table:formula="of:=([.O18]-[.O17])/[.O17]" office:value-type="percentage" office:value="0.142857142857143">
            <text:p>14.29%</text:p>
          </table:table-cell>
          <table:table-cell table:style-name="ce64" table:formula="of:=[.Q17]+[.Q17]*[.N18]" office:value-type="float" office:value="210000">
            <text:p>210,000 </text:p>
          </table:table-cell>
          <table:table-cell table:formula="of:=([.Q18]-[.Q17])/[.Q17]" office:value-type="percentage" office:value="0.235294117647059">
            <text:p>24%</text:p>
          </table:table-cell>
          <table:table-cell table:formula="of:=[.Q18]-[.Q17]" office:value-type="float" office:value="40000">
            <text:p>40,000 </text:p>
          </table:table-cell>
          <table:table-cell table:formula="of:=([.S18]-[.S17])/[.S17]" office:value-type="percentage" office:value="0.142857142857143">
            <text:p>14.29%</text:p>
          </table:table-cell>
          <table:table-cell table:style-name="ce64" table:formula="of:=[.U17]+[.U17]*[.R18]" office:value-type="float" office:value="252000">
            <text:p>252,000 </text:p>
          </table:table-cell>
          <table:table-cell table:style-name="ce66" table:formula="of:=([.U18]-[.U17])/[.U17]" office:value-type="percentage" office:value="0.235294117647059">
            <text:p>24%</text:p>
          </table:table-cell>
          <table:table-cell table:style-name="ce62" table:formula="of:=[.U18]-[.U17]" office:value-type="float" office:value="48000">
            <text:p>48,000 </text:p>
          </table:table-cell>
          <table:table-cell table:formula="of:=([.W18]-[.W17])/[.W17]" office:value-type="percentage" office:value="0.142857142857143">
            <text:p>14.29%</text:p>
          </table:table-cell>
          <table:table-cell table:style-name="ce64" table:formula="of:=[.Y17]+[.Y17]*[.V18]" office:value-type="float" office:value="294000">
            <text:p>294,000 </text:p>
          </table:table-cell>
          <table:table-cell table:style-name="ce66" table:formula="of:=([.Y18]-[.Y17])/[.Y17]" office:value-type="percentage" office:value="0.235294117647059">
            <text:p>24%</text:p>
          </table:table-cell>
          <table:table-cell table:style-name="ce62" table:formula="of:=[.Y18]-[.Y17]" office:value-type="float" office:value="56000">
            <text:p>56,000 </text:p>
          </table:table-cell>
          <table:table-cell table:style-name="ce50" table:formula="of:=([.AA18]-[.AA17])/[.AA17]" office:value-type="percentage" office:value="0.142857142857143">
            <text:p>14.29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17">
            <text:p>17</text:p>
          </table:table-cell>
          <table:table-cell table:style-name="ce62" table:formula="of:=[.I19]" office:value-type="float" office:value="156000">
            <text:p>156,000 </text:p>
          </table:table-cell>
          <table:table-cell table:style-name="ce62" table:formula="of:=[.M19]" office:value-type="float" office:value="208000">
            <text:p>208,000 </text:p>
          </table:table-cell>
          <table:table-cell table:style-name="ce62" table:formula="of:=[.Q19]" office:value-type="float" office:value="260000">
            <text:p>260,000 </text:p>
          </table:table-cell>
          <table:table-cell table:style-name="ce62" table:formula="of:=[.U19]" office:value-type="float" office:value="312000">
            <text:p>312,000 </text:p>
          </table:table-cell>
          <table:table-cell table:style-name="ce62" table:formula="of:=[.Y19]" office:value-type="float" office:value="364000">
            <text:p>364,000 </text:p>
          </table:table-cell>
          <table:table-cell/>
          <table:table-cell table:style-name="ce20" office:value-type="float" office:value="17">
            <text:p>17</text:p>
          </table:table-cell>
          <table:table-cell table:style-name="ce64" office:value-type="float" office:value="156000">
            <text:p>156,000 </text:p>
          </table:table-cell>
          <table:table-cell table:style-name="ce66" table:formula="of:=([.I19]-[.I18])/[.I18]" office:value-type="percentage" office:value="0.238095238095238">
            <text:p>24%</text:p>
          </table:table-cell>
          <table:table-cell table:style-name="ce62" table:formula="of:=[.I19]-[.I18]" office:value-type="float" office:value="30000">
            <text:p>30,000 </text:p>
          </table:table-cell>
          <table:table-cell table:style-name="ce50" table:formula="of:=([.K19]-[.K18])/[.K18]" office:value-type="percentage" office:value="0.25">
            <text:p>25.00%</text:p>
          </table:table-cell>
          <table:table-cell table:style-name="ce64" table:formula="of:=[.M18]+[.M18]*[.J19]" office:value-type="float" office:value="208000">
            <text:p>208,000 </text:p>
          </table:table-cell>
          <table:table-cell table:style-name="ce66" table:formula="of:=([.M19]-[.M18])/[.M18]" office:value-type="percentage" office:value="0.238095238095238">
            <text:p>24%</text:p>
          </table:table-cell>
          <table:table-cell table:style-name="ce62" table:formula="of:=[.M19]-[.M18]" office:value-type="float" office:value="40000">
            <text:p>40,000 </text:p>
          </table:table-cell>
          <table:table-cell table:style-name="ce50" table:formula="of:=([.O19]-[.O18])/[.O18]" office:value-type="percentage" office:value="0.25">
            <text:p>25.00%</text:p>
          </table:table-cell>
          <table:table-cell table:style-name="ce64" table:formula="of:=[.Q18]+[.Q18]*[.N19]" office:value-type="float" office:value="260000">
            <text:p>260,000 </text:p>
          </table:table-cell>
          <table:table-cell table:formula="of:=([.Q19]-[.Q18])/[.Q18]" office:value-type="percentage" office:value="0.238095238095238">
            <text:p>24%</text:p>
          </table:table-cell>
          <table:table-cell table:formula="of:=[.Q19]-[.Q18]" office:value-type="float" office:value="50000">
            <text:p>50,000 </text:p>
          </table:table-cell>
          <table:table-cell table:formula="of:=([.S19]-[.S18])/[.S18]" office:value-type="percentage" office:value="0.25">
            <text:p>25.00%</text:p>
          </table:table-cell>
          <table:table-cell table:style-name="ce64" table:formula="of:=[.U18]+[.U18]*[.R19]" office:value-type="float" office:value="312000">
            <text:p>312,000 </text:p>
          </table:table-cell>
          <table:table-cell table:style-name="ce66" table:formula="of:=([.U19]-[.U18])/[.U18]" office:value-type="percentage" office:value="0.238095238095238">
            <text:p>24%</text:p>
          </table:table-cell>
          <table:table-cell table:style-name="ce62" table:formula="of:=[.U19]-[.U18]" office:value-type="float" office:value="60000">
            <text:p>60,000 </text:p>
          </table:table-cell>
          <table:table-cell table:formula="of:=([.W19]-[.W18])/[.W18]" office:value-type="percentage" office:value="0.25">
            <text:p>25.00%</text:p>
          </table:table-cell>
          <table:table-cell table:style-name="ce64" table:formula="of:=[.Y18]+[.Y18]*[.V19]" office:value-type="float" office:value="364000">
            <text:p>364,000 </text:p>
          </table:table-cell>
          <table:table-cell table:style-name="ce66" table:formula="of:=([.Y19]-[.Y18])/[.Y18]" office:value-type="percentage" office:value="0.238095238095238">
            <text:p>24%</text:p>
          </table:table-cell>
          <table:table-cell table:style-name="ce62" table:formula="of:=[.Y19]-[.Y18]" office:value-type="float" office:value="70000">
            <text:p>70,000 </text:p>
          </table:table-cell>
          <table:table-cell table:style-name="ce50" table:formula="of:=([.AA19]-[.AA18])/[.AA18]" office:value-type="percentage" office:value="0.25">
            <text:p>25.00%</text:p>
          </table:table-cell>
          <table:table-cell table:style-name="ce5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18">
            <text:p>18</text:p>
          </table:table-cell>
          <table:table-cell table:style-name="ce62" table:formula="of:=[.I20]" office:value-type="float" office:value="198000">
            <text:p>198,000 </text:p>
          </table:table-cell>
          <table:table-cell table:style-name="ce62" table:formula="of:=[.M20]" office:value-type="float" office:value="264000">
            <text:p>264,000 </text:p>
          </table:table-cell>
          <table:table-cell table:style-name="ce62" table:formula="of:=[.Q20]" office:value-type="float" office:value="330000">
            <text:p>330,000 </text:p>
          </table:table-cell>
          <table:table-cell table:style-name="ce62" table:formula="of:=[.U20]" office:value-type="float" office:value="396000">
            <text:p>396,000 </text:p>
          </table:table-cell>
          <table:table-cell table:style-name="ce62" table:formula="of:=[.Y20]" office:value-type="float" office:value="462000">
            <text:p>462,000 </text:p>
          </table:table-cell>
          <table:table-cell/>
          <table:table-cell table:style-name="ce20" office:value-type="float" office:value="18">
            <text:p>18</text:p>
          </table:table-cell>
          <table:table-cell table:style-name="ce64" office:value-type="float" office:value="198000">
            <text:p>198,000 </text:p>
          </table:table-cell>
          <table:table-cell table:style-name="ce66" table:formula="of:=([.I20]-[.I19])/[.I19]" office:value-type="percentage" office:value="0.269230769230769">
            <text:p>27%</text:p>
          </table:table-cell>
          <table:table-cell table:style-name="ce62" table:formula="of:=[.I20]-[.I19]" office:value-type="float" office:value="42000">
            <text:p>42,000 </text:p>
          </table:table-cell>
          <table:table-cell table:style-name="ce50" table:formula="of:=([.K20]-[.K19])/[.K19]" office:value-type="percentage" office:value="0.4">
            <text:p>40.00%</text:p>
          </table:table-cell>
          <table:table-cell table:style-name="ce64" table:formula="of:=[.M19]+[.M19]*[.J20]" office:value-type="float" office:value="264000">
            <text:p>264,000 </text:p>
          </table:table-cell>
          <table:table-cell table:style-name="ce66" table:formula="of:=([.M20]-[.M19])/[.M19]" office:value-type="percentage" office:value="0.269230769230769">
            <text:p>27%</text:p>
          </table:table-cell>
          <table:table-cell table:style-name="ce62" table:formula="of:=[.M20]-[.M19]" office:value-type="float" office:value="56000">
            <text:p>56,000 </text:p>
          </table:table-cell>
          <table:table-cell table:style-name="ce50" table:formula="of:=([.O20]-[.O19])/[.O19]" office:value-type="percentage" office:value="0.4">
            <text:p>40.00%</text:p>
          </table:table-cell>
          <table:table-cell table:style-name="ce64" table:formula="of:=[.Q19]+[.Q19]*[.N20]" office:value-type="float" office:value="330000">
            <text:p>330,000 </text:p>
          </table:table-cell>
          <table:table-cell table:formula="of:=([.Q20]-[.Q19])/[.Q19]" office:value-type="percentage" office:value="0.269230769230769">
            <text:p>27%</text:p>
          </table:table-cell>
          <table:table-cell table:formula="of:=[.Q20]-[.Q19]" office:value-type="float" office:value="70000">
            <text:p>70,000 </text:p>
          </table:table-cell>
          <table:table-cell table:formula="of:=([.S20]-[.S19])/[.S19]" office:value-type="percentage" office:value="0.4">
            <text:p>40.00%</text:p>
          </table:table-cell>
          <table:table-cell table:style-name="ce64" table:formula="of:=[.U19]+[.U19]*[.R20]" office:value-type="float" office:value="396000">
            <text:p>396,000 </text:p>
          </table:table-cell>
          <table:table-cell table:style-name="ce66" table:formula="of:=([.U20]-[.U19])/[.U19]" office:value-type="percentage" office:value="0.269230769230769">
            <text:p>27%</text:p>
          </table:table-cell>
          <table:table-cell table:style-name="ce62" table:formula="of:=[.U20]-[.U19]" office:value-type="float" office:value="84000">
            <text:p>84,000 </text:p>
          </table:table-cell>
          <table:table-cell table:formula="of:=([.W20]-[.W19])/[.W19]" office:value-type="percentage" office:value="0.4">
            <text:p>40.00%</text:p>
          </table:table-cell>
          <table:table-cell table:style-name="ce64" table:formula="of:=[.Y19]+[.Y19]*[.V20]" office:value-type="float" office:value="462000">
            <text:p>462,000 </text:p>
          </table:table-cell>
          <table:table-cell table:style-name="ce66" table:formula="of:=([.Y20]-[.Y19])/[.Y19]" office:value-type="percentage" office:value="0.269230769230769">
            <text:p>27%</text:p>
          </table:table-cell>
          <table:table-cell table:style-name="ce62" table:formula="of:=[.Y20]-[.Y19]" office:value-type="float" office:value="98000">
            <text:p>98,000 </text:p>
          </table:table-cell>
          <table:table-cell table:style-name="ce50" table:formula="of:=([.AA20]-[.AA19])/[.AA19]" office:value-type="percentage" office:value="0.4">
            <text:p>40.00%</text:p>
          </table:table-cell>
          <table:table-cell table:style-name="ce2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19">
            <text:p>19</text:p>
          </table:table-cell>
          <table:table-cell table:style-name="ce62" table:formula="of:=[.I21]" office:value-type="float" office:value="252000">
            <text:p>252,000 </text:p>
          </table:table-cell>
          <table:table-cell table:style-name="ce62" table:formula="of:=[.M21]" office:value-type="float" office:value="336000">
            <text:p>336,000 </text:p>
          </table:table-cell>
          <table:table-cell table:style-name="ce62" table:formula="of:=[.Q21]" office:value-type="float" office:value="420000">
            <text:p>420,000 </text:p>
          </table:table-cell>
          <table:table-cell table:style-name="ce62" table:formula="of:=[.U21]" office:value-type="float" office:value="504000">
            <text:p>504,000 </text:p>
          </table:table-cell>
          <table:table-cell table:style-name="ce62" table:formula="of:=[.Y21]" office:value-type="float" office:value="588000">
            <text:p>588,000 </text:p>
          </table:table-cell>
          <table:table-cell/>
          <table:table-cell table:style-name="ce20" office:value-type="float" office:value="19">
            <text:p>19</text:p>
          </table:table-cell>
          <table:table-cell table:style-name="ce64" office:value-type="float" office:value="252000">
            <text:p>252,000 </text:p>
          </table:table-cell>
          <table:table-cell table:style-name="ce66" table:formula="of:=([.I21]-[.I20])/[.I20]" office:value-type="percentage" office:value="0.272727272727273">
            <text:p>27%</text:p>
          </table:table-cell>
          <table:table-cell table:style-name="ce62" table:formula="of:=[.I21]-[.I20]" office:value-type="float" office:value="54000">
            <text:p>54,000 </text:p>
          </table:table-cell>
          <table:table-cell table:style-name="ce50" table:formula="of:=([.K21]-[.K20])/[.K20]" office:value-type="percentage" office:value="0.285714285714286">
            <text:p>28.57%</text:p>
          </table:table-cell>
          <table:table-cell table:style-name="ce64" table:formula="of:=[.M20]+[.M20]*[.J21]" office:value-type="float" office:value="336000">
            <text:p>336,000 </text:p>
          </table:table-cell>
          <table:table-cell table:style-name="ce66" table:formula="of:=([.M21]-[.M20])/[.M20]" office:value-type="percentage" office:value="0.272727272727273">
            <text:p>27%</text:p>
          </table:table-cell>
          <table:table-cell table:style-name="ce62" table:formula="of:=[.M21]-[.M20]" office:value-type="float" office:value="72000">
            <text:p>72,000 </text:p>
          </table:table-cell>
          <table:table-cell table:style-name="ce50" table:formula="of:=([.O21]-[.O20])/[.O20]" office:value-type="percentage" office:value="0.285714285714286">
            <text:p>28.57%</text:p>
          </table:table-cell>
          <table:table-cell table:style-name="ce64" table:formula="of:=[.Q20]+[.Q20]*[.N21]" office:value-type="float" office:value="420000">
            <text:p>420,000 </text:p>
          </table:table-cell>
          <table:table-cell table:formula="of:=([.Q21]-[.Q20])/[.Q20]" office:value-type="percentage" office:value="0.272727272727273">
            <text:p>27%</text:p>
          </table:table-cell>
          <table:table-cell table:formula="of:=[.Q21]-[.Q20]" office:value-type="float" office:value="90000">
            <text:p>90,000 </text:p>
          </table:table-cell>
          <table:table-cell table:formula="of:=([.S21]-[.S20])/[.S20]" office:value-type="percentage" office:value="0.285714285714286">
            <text:p>28.57%</text:p>
          </table:table-cell>
          <table:table-cell table:style-name="ce64" table:formula="of:=[.U20]+[.U20]*[.R21]" office:value-type="float" office:value="504000">
            <text:p>504,000 </text:p>
          </table:table-cell>
          <table:table-cell table:style-name="ce66" table:formula="of:=([.U21]-[.U20])/[.U20]" office:value-type="percentage" office:value="0.272727272727273">
            <text:p>27%</text:p>
          </table:table-cell>
          <table:table-cell table:style-name="ce62" table:formula="of:=[.U21]-[.U20]" office:value-type="float" office:value="108000">
            <text:p>108,000 </text:p>
          </table:table-cell>
          <table:table-cell table:formula="of:=([.W21]-[.W20])/[.W20]" office:value-type="percentage" office:value="0.285714285714286">
            <text:p>28.57%</text:p>
          </table:table-cell>
          <table:table-cell table:style-name="ce64" table:formula="of:=[.Y20]+[.Y20]*[.V21]" office:value-type="float" office:value="588000">
            <text:p>588,000 </text:p>
          </table:table-cell>
          <table:table-cell table:style-name="ce66" table:formula="of:=([.Y21]-[.Y20])/[.Y20]" office:value-type="percentage" office:value="0.272727272727273">
            <text:p>27%</text:p>
          </table:table-cell>
          <table:table-cell table:style-name="ce62" table:formula="of:=[.Y21]-[.Y20]" office:value-type="float" office:value="126000">
            <text:p>126,000 </text:p>
          </table:table-cell>
          <table:table-cell table:style-name="ce50" table:formula="of:=([.AA21]-[.AA20])/[.AA20]" office:value-type="percentage" office:value="0.285714285714286">
            <text:p>28.57%</text:p>
          </table:table-cell>
          <table:table-cell table:style-name="ce2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0">
            <text:p>20</text:p>
          </table:table-cell>
          <table:table-cell table:style-name="ce62" table:formula="of:=[.I22]" office:value-type="float" office:value="312000">
            <text:p>312,000 </text:p>
          </table:table-cell>
          <table:table-cell table:style-name="ce62" table:formula="of:=[.M22]" office:value-type="float" office:value="416000">
            <text:p>416,000 </text:p>
          </table:table-cell>
          <table:table-cell table:style-name="ce62" table:formula="of:=[.Q22]" office:value-type="float" office:value="520000">
            <text:p>520,000 </text:p>
          </table:table-cell>
          <table:table-cell table:style-name="ce62" table:formula="of:=[.U22]" office:value-type="float" office:value="624000">
            <text:p>624,000 </text:p>
          </table:table-cell>
          <table:table-cell table:style-name="ce62" table:formula="of:=[.Y22]" office:value-type="float" office:value="728000">
            <text:p>728,000 </text:p>
          </table:table-cell>
          <table:table-cell/>
          <table:table-cell table:style-name="ce20" office:value-type="float" office:value="20">
            <text:p>20</text:p>
          </table:table-cell>
          <table:table-cell table:style-name="ce64" office:value-type="float" office:value="312000">
            <text:p>312,000 </text:p>
          </table:table-cell>
          <table:table-cell table:style-name="ce66" table:formula="of:=([.I22]-[.I21])/[.I21]" office:value-type="percentage" office:value="0.238095238095238">
            <text:p>24%</text:p>
          </table:table-cell>
          <table:table-cell table:style-name="ce62" table:formula="of:=[.I22]-[.I21]" office:value-type="float" office:value="60000">
            <text:p>60,000 </text:p>
          </table:table-cell>
          <table:table-cell table:style-name="ce50" table:formula="of:=([.K22]-[.K21])/[.K21]" office:value-type="percentage" office:value="0.111111111111111">
            <text:p>11.11%</text:p>
          </table:table-cell>
          <table:table-cell table:style-name="ce64" table:formula="of:=[.M21]+[.M21]*[.J22]" office:value-type="float" office:value="416000">
            <text:p>416,000 </text:p>
          </table:table-cell>
          <table:table-cell table:style-name="ce66" table:formula="of:=([.M22]-[.M21])/[.M21]" office:value-type="percentage" office:value="0.238095238095238">
            <text:p>24%</text:p>
          </table:table-cell>
          <table:table-cell table:style-name="ce62" table:formula="of:=[.M22]-[.M21]" office:value-type="float" office:value="80000">
            <text:p>80,000 </text:p>
          </table:table-cell>
          <table:table-cell table:style-name="ce50" table:formula="of:=([.O22]-[.O21])/[.O21]" office:value-type="percentage" office:value="0.111111111111111">
            <text:p>11.11%</text:p>
          </table:table-cell>
          <table:table-cell table:style-name="ce64" table:formula="of:=[.Q21]+[.Q21]*[.N22]" office:value-type="float" office:value="520000">
            <text:p>520,000 </text:p>
          </table:table-cell>
          <table:table-cell table:formula="of:=([.Q22]-[.Q21])/[.Q21]" office:value-type="percentage" office:value="0.238095238095238">
            <text:p>24%</text:p>
          </table:table-cell>
          <table:table-cell table:formula="of:=[.Q22]-[.Q21]" office:value-type="float" office:value="100000">
            <text:p>100,000 </text:p>
          </table:table-cell>
          <table:table-cell table:formula="of:=([.S22]-[.S21])/[.S21]" office:value-type="percentage" office:value="0.111111111111111">
            <text:p>11.11%</text:p>
          </table:table-cell>
          <table:table-cell table:style-name="ce64" table:formula="of:=[.U21]+[.U21]*[.R22]" office:value-type="float" office:value="624000">
            <text:p>624,000 </text:p>
          </table:table-cell>
          <table:table-cell table:style-name="ce66" table:formula="of:=([.U22]-[.U21])/[.U21]" office:value-type="percentage" office:value="0.238095238095238">
            <text:p>24%</text:p>
          </table:table-cell>
          <table:table-cell table:style-name="ce62" table:formula="of:=[.U22]-[.U21]" office:value-type="float" office:value="120000">
            <text:p>120,000 </text:p>
          </table:table-cell>
          <table:table-cell table:formula="of:=([.W22]-[.W21])/[.W21]" office:value-type="percentage" office:value="0.111111111111111">
            <text:p>11.11%</text:p>
          </table:table-cell>
          <table:table-cell table:style-name="ce64" table:formula="of:=[.Y21]+[.Y21]*[.V22]" office:value-type="float" office:value="728000">
            <text:p>728,000 </text:p>
          </table:table-cell>
          <table:table-cell table:style-name="ce66" table:formula="of:=([.Y22]-[.Y21])/[.Y21]" office:value-type="percentage" office:value="0.238095238095238">
            <text:p>24%</text:p>
          </table:table-cell>
          <table:table-cell table:style-name="ce62" table:formula="of:=[.Y22]-[.Y21]" office:value-type="float" office:value="140000">
            <text:p>140,000 </text:p>
          </table:table-cell>
          <table:table-cell table:style-name="ce50" table:formula="of:=([.AA22]-[.AA21])/[.AA21]" office:value-type="percentage" office:value="0.111111111111111">
            <text:p>11.11%</text:p>
          </table:table-cell>
          <table:table-cell table:style-name="ce2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1">
            <text:p>21</text:p>
          </table:table-cell>
          <table:table-cell table:style-name="ce62" table:formula="of:=[.I23]" office:value-type="float" office:value="390000">
            <text:p>390,000 </text:p>
          </table:table-cell>
          <table:table-cell table:style-name="ce62" table:formula="of:=[.M23]" office:value-type="float" office:value="520000">
            <text:p>520,000 </text:p>
          </table:table-cell>
          <table:table-cell table:style-name="ce62" table:formula="of:=[.Q23]" office:value-type="float" office:value="650000">
            <text:p>650,000 </text:p>
          </table:table-cell>
          <table:table-cell table:style-name="ce62" table:formula="of:=[.U23]" office:value-type="float" office:value="780000">
            <text:p>780,000 </text:p>
          </table:table-cell>
          <table:table-cell table:style-name="ce62" table:formula="of:=[.Y23]" office:value-type="float" office:value="910000">
            <text:p>910,000 </text:p>
          </table:table-cell>
          <table:table-cell/>
          <table:table-cell table:style-name="ce20" office:value-type="float" office:value="21">
            <text:p>21</text:p>
          </table:table-cell>
          <table:table-cell table:style-name="ce64" office:value-type="float" office:value="390000">
            <text:p>390,000 </text:p>
          </table:table-cell>
          <table:table-cell table:style-name="ce66" table:formula="of:=([.I23]-[.I22])/[.I22]" office:value-type="percentage" office:value="0.25">
            <text:p>25%</text:p>
          </table:table-cell>
          <table:table-cell table:style-name="ce62" table:formula="of:=[.I23]-[.I22]" office:value-type="float" office:value="78000">
            <text:p>78,000 </text:p>
          </table:table-cell>
          <table:table-cell table:style-name="ce50" table:formula="of:=([.K23]-[.K22])/[.K22]" office:value-type="percentage" office:value="0.3">
            <text:p>30.00%</text:p>
          </table:table-cell>
          <table:table-cell table:style-name="ce64" table:formula="of:=[.M22]+[.M22]*[.J23]" office:value-type="float" office:value="520000">
            <text:p>520,000 </text:p>
          </table:table-cell>
          <table:table-cell table:style-name="ce66" table:formula="of:=([.M23]-[.M22])/[.M22]" office:value-type="percentage" office:value="0.25">
            <text:p>25%</text:p>
          </table:table-cell>
          <table:table-cell table:style-name="ce62" table:formula="of:=[.M23]-[.M22]" office:value-type="float" office:value="104000">
            <text:p>104,000 </text:p>
          </table:table-cell>
          <table:table-cell table:style-name="ce50" table:formula="of:=([.O23]-[.O22])/[.O22]" office:value-type="percentage" office:value="0.3">
            <text:p>30.00%</text:p>
          </table:table-cell>
          <table:table-cell table:style-name="ce64" table:formula="of:=[.Q22]+[.Q22]*[.N23]" office:value-type="float" office:value="650000">
            <text:p>650,000 </text:p>
          </table:table-cell>
          <table:table-cell table:formula="of:=([.Q23]-[.Q22])/[.Q22]" office:value-type="percentage" office:value="0.25">
            <text:p>25%</text:p>
          </table:table-cell>
          <table:table-cell table:formula="of:=[.Q23]-[.Q22]" office:value-type="float" office:value="130000">
            <text:p>130,000 </text:p>
          </table:table-cell>
          <table:table-cell table:formula="of:=([.S23]-[.S22])/[.S22]" office:value-type="percentage" office:value="0.3">
            <text:p>30.00%</text:p>
          </table:table-cell>
          <table:table-cell table:style-name="ce64" table:formula="of:=[.U22]+[.U22]*[.R23]" office:value-type="float" office:value="780000">
            <text:p>780,000 </text:p>
          </table:table-cell>
          <table:table-cell table:style-name="ce66" table:formula="of:=([.U23]-[.U22])/[.U22]" office:value-type="percentage" office:value="0.25">
            <text:p>25%</text:p>
          </table:table-cell>
          <table:table-cell table:style-name="ce62" table:formula="of:=[.U23]-[.U22]" office:value-type="float" office:value="156000">
            <text:p>156,000 </text:p>
          </table:table-cell>
          <table:table-cell table:formula="of:=([.W23]-[.W22])/[.W22]" office:value-type="percentage" office:value="0.3">
            <text:p>30.00%</text:p>
          </table:table-cell>
          <table:table-cell table:style-name="ce64" table:formula="of:=[.Y22]+[.Y22]*[.V23]" office:value-type="float" office:value="910000">
            <text:p>910,000 </text:p>
          </table:table-cell>
          <table:table-cell table:style-name="ce66" table:formula="of:=([.Y23]-[.Y22])/[.Y22]" office:value-type="percentage" office:value="0.25">
            <text:p>25%</text:p>
          </table:table-cell>
          <table:table-cell table:style-name="ce62" table:formula="of:=[.Y23]-[.Y22]" office:value-type="float" office:value="182000">
            <text:p>182,000 </text:p>
          </table:table-cell>
          <table:table-cell table:style-name="ce50" table:formula="of:=([.AA23]-[.AA22])/[.AA22]" office:value-type="percentage" office:value="0.3">
            <text:p>30.00%</text:p>
          </table:table-cell>
          <table:table-cell table:style-name="ce2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2">
            <text:p>22</text:p>
          </table:table-cell>
          <table:table-cell table:style-name="ce62" table:formula="of:=[.I24]" office:value-type="float" office:value="480000">
            <text:p>480,000 </text:p>
          </table:table-cell>
          <table:table-cell table:style-name="ce62" table:formula="of:=[.M24]" office:value-type="float" office:value="640000">
            <text:p>640,000 </text:p>
          </table:table-cell>
          <table:table-cell table:style-name="ce62" table:formula="of:=[.Q24]" office:value-type="float" office:value="800000">
            <text:p>800,000 </text:p>
          </table:table-cell>
          <table:table-cell table:style-name="ce62" table:formula="of:=[.U24]" office:value-type="float" office:value="960000">
            <text:p>960,000 </text:p>
          </table:table-cell>
          <table:table-cell table:style-name="ce62" table:formula="of:=[.Y24]" office:value-type="float" office:value="1120000">
            <text:p>1,120,000 </text:p>
          </table:table-cell>
          <table:table-cell/>
          <table:table-cell table:style-name="ce20" office:value-type="float" office:value="22">
            <text:p>22</text:p>
          </table:table-cell>
          <table:table-cell table:style-name="ce64" office:value-type="float" office:value="480000">
            <text:p>480,000 </text:p>
          </table:table-cell>
          <table:table-cell table:style-name="ce66" table:formula="of:=([.I24]-[.I23])/[.I23]" office:value-type="percentage" office:value="0.230769230769231">
            <text:p>23%</text:p>
          </table:table-cell>
          <table:table-cell table:style-name="ce62" table:formula="of:=[.I24]-[.I23]" office:value-type="float" office:value="90000">
            <text:p>90,000 </text:p>
          </table:table-cell>
          <table:table-cell table:style-name="ce50" table:formula="of:=([.K24]-[.K23])/[.K23]" office:value-type="percentage" office:value="0.153846153846154">
            <text:p>15.38%</text:p>
          </table:table-cell>
          <table:table-cell table:style-name="ce64" table:formula="of:=[.M23]+[.M23]*[.J24]" office:value-type="float" office:value="640000">
            <text:p>640,000 </text:p>
          </table:table-cell>
          <table:table-cell table:style-name="ce66" table:formula="of:=([.M24]-[.M23])/[.M23]" office:value-type="percentage" office:value="0.230769230769231">
            <text:p>23%</text:p>
          </table:table-cell>
          <table:table-cell table:style-name="ce62" table:formula="of:=[.M24]-[.M23]" office:value-type="float" office:value="120000">
            <text:p>120,000 </text:p>
          </table:table-cell>
          <table:table-cell table:style-name="ce50" table:formula="of:=([.O24]-[.O23])/[.O23]" office:value-type="percentage" office:value="0.153846153846154">
            <text:p>15.38%</text:p>
          </table:table-cell>
          <table:table-cell table:style-name="ce64" table:formula="of:=[.Q23]+[.Q23]*[.N24]" office:value-type="float" office:value="800000">
            <text:p>800,000 </text:p>
          </table:table-cell>
          <table:table-cell table:formula="of:=([.Q24]-[.Q23])/[.Q23]" office:value-type="percentage" office:value="0.230769230769231">
            <text:p>23%</text:p>
          </table:table-cell>
          <table:table-cell table:formula="of:=[.Q24]-[.Q23]" office:value-type="float" office:value="150000">
            <text:p>150,000 </text:p>
          </table:table-cell>
          <table:table-cell table:formula="of:=([.S24]-[.S23])/[.S23]" office:value-type="percentage" office:value="0.153846153846154">
            <text:p>15.38%</text:p>
          </table:table-cell>
          <table:table-cell table:style-name="ce64" table:formula="of:=[.U23]+[.U23]*[.R24]" office:value-type="float" office:value="960000">
            <text:p>960,000 </text:p>
          </table:table-cell>
          <table:table-cell table:style-name="ce66" table:formula="of:=([.U24]-[.U23])/[.U23]" office:value-type="percentage" office:value="0.230769230769231">
            <text:p>23%</text:p>
          </table:table-cell>
          <table:table-cell table:style-name="ce62" table:formula="of:=[.U24]-[.U23]" office:value-type="float" office:value="180000">
            <text:p>180,000 </text:p>
          </table:table-cell>
          <table:table-cell table:formula="of:=([.W24]-[.W23])/[.W23]" office:value-type="percentage" office:value="0.153846153846154">
            <text:p>15.38%</text:p>
          </table:table-cell>
          <table:table-cell table:style-name="ce64" table:formula="of:=[.Y23]+[.Y23]*[.V24]" office:value-type="float" office:value="1120000">
            <text:p>1,120,000 </text:p>
          </table:table-cell>
          <table:table-cell table:style-name="ce66" table:formula="of:=([.Y24]-[.Y23])/[.Y23]" office:value-type="percentage" office:value="0.230769230769231">
            <text:p>23%</text:p>
          </table:table-cell>
          <table:table-cell table:style-name="ce62" table:formula="of:=[.Y24]-[.Y23]" office:value-type="float" office:value="210000">
            <text:p>210,000 </text:p>
          </table:table-cell>
          <table:table-cell table:style-name="ce50" table:formula="of:=([.AA24]-[.AA23])/[.AA23]" office:value-type="percentage" office:value="0.153846153846154">
            <text:p>15.38%</text:p>
          </table:table-cell>
          <table:table-cell table:style-name="ce2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3">
            <text:p>23</text:p>
          </table:table-cell>
          <table:table-cell table:style-name="ce62" table:formula="of:=[.I25]" office:value-type="float" office:value="600000">
            <text:p>600,000 </text:p>
          </table:table-cell>
          <table:table-cell table:style-name="ce62" table:formula="of:=[.M25]" office:value-type="float" office:value="800000">
            <text:p>800,000 </text:p>
          </table:table-cell>
          <table:table-cell table:style-name="ce62" table:formula="of:=[.Q25]" office:value-type="float" office:value="1000000">
            <text:p>1,000,000 </text:p>
          </table:table-cell>
          <table:table-cell table:style-name="ce62" table:formula="of:=[.U25]" office:value-type="float" office:value="1200000">
            <text:p>1,200,000 </text:p>
          </table:table-cell>
          <table:table-cell table:style-name="ce62" table:formula="of:=[.Y25]" office:value-type="float" office:value="1400000">
            <text:p>1,400,000 </text:p>
          </table:table-cell>
          <table:table-cell/>
          <table:table-cell table:style-name="ce20" office:value-type="float" office:value="23">
            <text:p>23</text:p>
          </table:table-cell>
          <table:table-cell table:style-name="ce64" office:value-type="float" office:value="600000">
            <text:p>600,000 </text:p>
          </table:table-cell>
          <table:table-cell table:style-name="ce66" table:formula="of:=([.I25]-[.I24])/[.I24]" office:value-type="percentage" office:value="0.25">
            <text:p>25%</text:p>
          </table:table-cell>
          <table:table-cell table:style-name="ce62" table:formula="of:=[.I25]-[.I24]" office:value-type="float" office:value="120000">
            <text:p>120,000 </text:p>
          </table:table-cell>
          <table:table-cell table:style-name="ce50" table:formula="of:=([.K25]-[.K24])/[.K24]" office:value-type="percentage" office:value="0.333333333333333">
            <text:p>33.33%</text:p>
          </table:table-cell>
          <table:table-cell table:style-name="ce64" table:formula="of:=[.M24]+[.M24]*[.J25]" office:value-type="float" office:value="800000">
            <text:p>800,000 </text:p>
          </table:table-cell>
          <table:table-cell table:style-name="ce66" table:formula="of:=([.M25]-[.M24])/[.M24]" office:value-type="percentage" office:value="0.25">
            <text:p>25%</text:p>
          </table:table-cell>
          <table:table-cell table:style-name="ce62" table:formula="of:=[.M25]-[.M24]" office:value-type="float" office:value="160000">
            <text:p>160,000 </text:p>
          </table:table-cell>
          <table:table-cell table:style-name="ce50" table:formula="of:=([.O25]-[.O24])/[.O24]" office:value-type="percentage" office:value="0.333333333333333">
            <text:p>33.33%</text:p>
          </table:table-cell>
          <table:table-cell table:style-name="ce64" table:formula="of:=[.Q24]+[.Q24]*[.N25]" office:value-type="float" office:value="1000000">
            <text:p>1,000,000 </text:p>
          </table:table-cell>
          <table:table-cell table:formula="of:=([.Q25]-[.Q24])/[.Q24]" office:value-type="percentage" office:value="0.25">
            <text:p>25%</text:p>
          </table:table-cell>
          <table:table-cell table:formula="of:=[.Q25]-[.Q24]" office:value-type="float" office:value="200000">
            <text:p>200,000 </text:p>
          </table:table-cell>
          <table:table-cell table:formula="of:=([.S25]-[.S24])/[.S24]" office:value-type="percentage" office:value="0.333333333333333">
            <text:p>33.33%</text:p>
          </table:table-cell>
          <table:table-cell table:style-name="ce64" table:formula="of:=[.U24]+[.U24]*[.R25]" office:value-type="float" office:value="1200000">
            <text:p>1,200,000 </text:p>
          </table:table-cell>
          <table:table-cell table:style-name="ce66" table:formula="of:=([.U25]-[.U24])/[.U24]" office:value-type="percentage" office:value="0.25">
            <text:p>25%</text:p>
          </table:table-cell>
          <table:table-cell table:style-name="ce62" table:formula="of:=[.U25]-[.U24]" office:value-type="float" office:value="240000">
            <text:p>240,000 </text:p>
          </table:table-cell>
          <table:table-cell table:formula="of:=([.W25]-[.W24])/[.W24]" office:value-type="percentage" office:value="0.333333333333333">
            <text:p>33.33%</text:p>
          </table:table-cell>
          <table:table-cell table:style-name="ce64" table:formula="of:=[.Y24]+[.Y24]*[.V25]" office:value-type="float" office:value="1400000">
            <text:p>1,400,000 </text:p>
          </table:table-cell>
          <table:table-cell table:style-name="ce66" table:formula="of:=([.Y25]-[.Y24])/[.Y24]" office:value-type="percentage" office:value="0.25">
            <text:p>25%</text:p>
          </table:table-cell>
          <table:table-cell table:style-name="ce62" table:formula="of:=[.Y25]-[.Y24]" office:value-type="float" office:value="280000">
            <text:p>280,000 </text:p>
          </table:table-cell>
          <table:table-cell table:style-name="ce50" table:formula="of:=([.AA25]-[.AA24])/[.AA24]" office:value-type="percentage" office:value="0.333333333333333">
            <text:p>33.33%</text:p>
          </table:table-cell>
          <table:table-cell table:style-name="ce2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4">
            <text:p>24</text:p>
          </table:table-cell>
          <table:table-cell table:style-name="ce62" table:formula="of:=[.I26]" office:value-type="float" office:value="750000">
            <text:p>750,000 </text:p>
          </table:table-cell>
          <table:table-cell table:style-name="ce62" table:formula="of:=[.M26]" office:value-type="float" office:value="1000000">
            <text:p>1,000,000 </text:p>
          </table:table-cell>
          <table:table-cell table:style-name="ce62" table:formula="of:=[.Q26]" office:value-type="float" office:value="1250000">
            <text:p>1,250,000 </text:p>
          </table:table-cell>
          <table:table-cell table:style-name="ce62" table:formula="of:=[.U26]" office:value-type="float" office:value="1500000">
            <text:p>1,500,000 </text:p>
          </table:table-cell>
          <table:table-cell table:style-name="ce62" table:formula="of:=[.Y26]" office:value-type="float" office:value="1750000">
            <text:p>1,750,000 </text:p>
          </table:table-cell>
          <table:table-cell/>
          <table:table-cell table:style-name="ce20" office:value-type="float" office:value="24">
            <text:p>24</text:p>
          </table:table-cell>
          <table:table-cell table:style-name="ce64" office:value-type="float" office:value="750000">
            <text:p>750,000 </text:p>
          </table:table-cell>
          <table:table-cell table:style-name="ce66" table:formula="of:=([.I26]-[.I25])/[.I25]" office:value-type="percentage" office:value="0.25">
            <text:p>25%</text:p>
          </table:table-cell>
          <table:table-cell table:style-name="ce62" table:formula="of:=[.I26]-[.I25]" office:value-type="float" office:value="150000">
            <text:p>150,000 </text:p>
          </table:table-cell>
          <table:table-cell table:style-name="ce50" table:formula="of:=([.K26]-[.K25])/[.K25]" office:value-type="percentage" office:value="0.25">
            <text:p>25.00%</text:p>
          </table:table-cell>
          <table:table-cell table:style-name="ce64" table:formula="of:=[.M25]+[.M25]*[.J26]" office:value-type="float" office:value="1000000">
            <text:p>1,000,000 </text:p>
          </table:table-cell>
          <table:table-cell table:style-name="ce66" table:formula="of:=([.M26]-[.M25])/[.M25]" office:value-type="percentage" office:value="0.25">
            <text:p>25%</text:p>
          </table:table-cell>
          <table:table-cell table:style-name="ce62" table:formula="of:=[.M26]-[.M25]" office:value-type="float" office:value="200000">
            <text:p>200,000 </text:p>
          </table:table-cell>
          <table:table-cell table:style-name="ce50" table:formula="of:=([.O26]-[.O25])/[.O25]" office:value-type="percentage" office:value="0.25">
            <text:p>25.00%</text:p>
          </table:table-cell>
          <table:table-cell table:style-name="ce64" table:formula="of:=[.Q25]+[.Q25]*[.N26]" office:value-type="float" office:value="1250000">
            <text:p>1,250,000 </text:p>
          </table:table-cell>
          <table:table-cell table:formula="of:=([.Q26]-[.Q25])/[.Q25]" office:value-type="percentage" office:value="0.25">
            <text:p>25%</text:p>
          </table:table-cell>
          <table:table-cell table:formula="of:=[.Q26]-[.Q25]" office:value-type="float" office:value="250000">
            <text:p>250,000 </text:p>
          </table:table-cell>
          <table:table-cell table:formula="of:=([.S26]-[.S25])/[.S25]" office:value-type="percentage" office:value="0.25">
            <text:p>25.00%</text:p>
          </table:table-cell>
          <table:table-cell table:style-name="ce64" table:formula="of:=[.U25]+[.U25]*[.R26]" office:value-type="float" office:value="1500000">
            <text:p>1,500,000 </text:p>
          </table:table-cell>
          <table:table-cell table:style-name="ce66" table:formula="of:=([.U26]-[.U25])/[.U25]" office:value-type="percentage" office:value="0.25">
            <text:p>25%</text:p>
          </table:table-cell>
          <table:table-cell table:style-name="ce62" table:formula="of:=[.U26]-[.U25]" office:value-type="float" office:value="300000">
            <text:p>300,000 </text:p>
          </table:table-cell>
          <table:table-cell table:formula="of:=([.W26]-[.W25])/[.W25]" office:value-type="percentage" office:value="0.25">
            <text:p>25.00%</text:p>
          </table:table-cell>
          <table:table-cell table:style-name="ce64" table:formula="of:=[.Y25]+[.Y25]*[.V26]" office:value-type="float" office:value="1750000">
            <text:p>1,750,000 </text:p>
          </table:table-cell>
          <table:table-cell table:style-name="ce66" table:formula="of:=([.Y26]-[.Y25])/[.Y25]" office:value-type="percentage" office:value="0.25">
            <text:p>25%</text:p>
          </table:table-cell>
          <table:table-cell table:style-name="ce62" table:formula="of:=[.Y26]-[.Y25]" office:value-type="float" office:value="350000">
            <text:p>350,000 </text:p>
          </table:table-cell>
          <table:table-cell table:style-name="ce50" table:formula="of:=([.AA26]-[.AA25])/[.AA25]" office:value-type="percentage" office:value="0.25">
            <text:p>25.00%</text:p>
          </table:table-cell>
          <table:table-cell table:style-name="ce2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5">
            <text:p>25</text:p>
          </table:table-cell>
          <table:table-cell table:style-name="ce62" table:formula="of:=[.I27]" office:value-type="float" office:value="900000">
            <text:p>900,000 </text:p>
          </table:table-cell>
          <table:table-cell table:style-name="ce62" table:formula="of:=[.M27]" office:value-type="float" office:value="1200000">
            <text:p>1,200,000 </text:p>
          </table:table-cell>
          <table:table-cell table:style-name="ce62" table:formula="of:=[.Q27]" office:value-type="float" office:value="1500000">
            <text:p>1,500,000 </text:p>
          </table:table-cell>
          <table:table-cell table:style-name="ce62" table:formula="of:=[.U27]" office:value-type="float" office:value="1800000">
            <text:p>1,800,000 </text:p>
          </table:table-cell>
          <table:table-cell table:style-name="ce62" table:formula="of:=[.Y27]" office:value-type="float" office:value="2100000">
            <text:p>2,100,000 </text:p>
          </table:table-cell>
          <table:table-cell/>
          <table:table-cell table:style-name="ce20" office:value-type="float" office:value="25">
            <text:p>25</text:p>
          </table:table-cell>
          <table:table-cell table:style-name="ce64" office:value-type="float" office:value="900000">
            <text:p>900,000 </text:p>
          </table:table-cell>
          <table:table-cell table:style-name="ce66" table:formula="of:=([.I27]-[.I26])/[.I26]" office:value-type="percentage" office:value="0.2">
            <text:p>20%</text:p>
          </table:table-cell>
          <table:table-cell table:style-name="ce62" table:formula="of:=[.I27]-[.I26]" office:value-type="float" office:value="150000">
            <text:p>150,000 </text:p>
          </table:table-cell>
          <table:table-cell table:style-name="ce50" table:formula="of:=([.K27]-[.K26])/[.K26]" office:value-type="percentage" office:value="0">
            <text:p>0.00%</text:p>
          </table:table-cell>
          <table:table-cell table:style-name="ce64" table:formula="of:=[.M26]+[.M26]*[.J27]" office:value-type="float" office:value="1200000">
            <text:p>1,200,000 </text:p>
          </table:table-cell>
          <table:table-cell table:style-name="ce66" table:formula="of:=([.M27]-[.M26])/[.M26]" office:value-type="percentage" office:value="0.2">
            <text:p>20%</text:p>
          </table:table-cell>
          <table:table-cell table:style-name="ce62" table:formula="of:=[.M27]-[.M26]" office:value-type="float" office:value="200000">
            <text:p>200,000 </text:p>
          </table:table-cell>
          <table:table-cell table:style-name="ce50" table:formula="of:=([.O27]-[.O26])/[.O26]" office:value-type="percentage" office:value="0">
            <text:p>0.00%</text:p>
          </table:table-cell>
          <table:table-cell table:style-name="ce64" table:formula="of:=[.Q26]+[.Q26]*[.N27]" office:value-type="float" office:value="1500000">
            <text:p>1,500,000 </text:p>
          </table:table-cell>
          <table:table-cell table:formula="of:=([.Q27]-[.Q26])/[.Q26]" office:value-type="percentage" office:value="0.2">
            <text:p>20%</text:p>
          </table:table-cell>
          <table:table-cell table:formula="of:=[.Q27]-[.Q26]" office:value-type="float" office:value="250000">
            <text:p>250,000 </text:p>
          </table:table-cell>
          <table:table-cell table:formula="of:=([.S27]-[.S26])/[.S26]" office:value-type="percentage" office:value="0">
            <text:p>0.00%</text:p>
          </table:table-cell>
          <table:table-cell table:style-name="ce64" table:formula="of:=[.U26]+[.U26]*[.R27]" office:value-type="float" office:value="1800000">
            <text:p>1,800,000 </text:p>
          </table:table-cell>
          <table:table-cell table:style-name="ce66" table:formula="of:=([.U27]-[.U26])/[.U26]" office:value-type="percentage" office:value="0.2">
            <text:p>20%</text:p>
          </table:table-cell>
          <table:table-cell table:style-name="ce62" table:formula="of:=[.U27]-[.U26]" office:value-type="float" office:value="300000">
            <text:p>300,000 </text:p>
          </table:table-cell>
          <table:table-cell table:formula="of:=([.W27]-[.W26])/[.W26]" office:value-type="percentage" office:value="0">
            <text:p>0.00%</text:p>
          </table:table-cell>
          <table:table-cell table:style-name="ce64" table:formula="of:=[.Y26]+[.Y26]*[.V27]" office:value-type="float" office:value="2100000">
            <text:p>2,100,000 </text:p>
          </table:table-cell>
          <table:table-cell table:style-name="ce66" table:formula="of:=([.Y27]-[.Y26])/[.Y26]" office:value-type="percentage" office:value="0.2">
            <text:p>20%</text:p>
          </table:table-cell>
          <table:table-cell table:style-name="ce62" table:formula="of:=[.Y27]-[.Y26]" office:value-type="float" office:value="350000">
            <text:p>350,000 </text:p>
          </table:table-cell>
          <table:table-cell table:style-name="ce50" table:formula="of:=([.AA27]-[.AA26])/[.AA26]" office:value-type="percentage" office:value="0">
            <text:p>0.00%</text:p>
          </table:table-cell>
          <table:table-cell table:style-name="ce2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6">
            <text:p>26</text:p>
          </table:table-cell>
          <table:table-cell table:style-name="ce62" table:formula="of:=[.I28]" office:value-type="float" office:value="1050000">
            <text:p>1,050,000 </text:p>
          </table:table-cell>
          <table:table-cell table:style-name="ce62" table:formula="of:=[.M28]" office:value-type="float" office:value="1400000">
            <text:p>1,400,000 </text:p>
          </table:table-cell>
          <table:table-cell table:style-name="ce62" table:formula="of:=[.Q28]" office:value-type="float" office:value="1750000">
            <text:p>1,750,000 </text:p>
          </table:table-cell>
          <table:table-cell table:style-name="ce62" table:formula="of:=[.U28]" office:value-type="float" office:value="2100000">
            <text:p>2,100,000 </text:p>
          </table:table-cell>
          <table:table-cell table:style-name="ce62" table:formula="of:=[.Y28]" office:value-type="float" office:value="2450000">
            <text:p>2,450,000 </text:p>
          </table:table-cell>
          <table:table-cell/>
          <table:table-cell table:style-name="ce20" office:value-type="float" office:value="26">
            <text:p>26</text:p>
          </table:table-cell>
          <table:table-cell table:style-name="ce64" office:value-type="float" office:value="1050000">
            <text:p>1,050,000 </text:p>
          </table:table-cell>
          <table:table-cell table:style-name="ce66" table:formula="of:=([.I28]-[.I27])/[.I27]" office:value-type="percentage" office:value="0.166666666666667">
            <text:p>17%</text:p>
          </table:table-cell>
          <table:table-cell table:style-name="ce62" table:formula="of:=[.I28]-[.I27]" office:value-type="float" office:value="150000">
            <text:p>150,000 </text:p>
          </table:table-cell>
          <table:table-cell table:style-name="ce50" table:formula="of:=([.K28]-[.K27])/[.K27]" office:value-type="percentage" office:value="0">
            <text:p>0.00%</text:p>
          </table:table-cell>
          <table:table-cell table:style-name="ce64" table:formula="of:=[.M27]+[.M27]*[.J28]" office:value-type="float" office:value="1400000">
            <text:p>1,400,000 </text:p>
          </table:table-cell>
          <table:table-cell table:style-name="ce66" table:formula="of:=([.M28]-[.M27])/[.M27]" office:value-type="percentage" office:value="0.166666666666667">
            <text:p>17%</text:p>
          </table:table-cell>
          <table:table-cell table:style-name="ce62" table:formula="of:=[.M28]-[.M27]" office:value-type="float" office:value="200000">
            <text:p>200,000 </text:p>
          </table:table-cell>
          <table:table-cell table:style-name="ce50" table:formula="of:=([.O28]-[.O27])/[.O27]" office:value-type="percentage" office:value="0">
            <text:p>0.00%</text:p>
          </table:table-cell>
          <table:table-cell table:style-name="ce64" table:formula="of:=[.Q27]+[.Q27]*[.N28]" office:value-type="float" office:value="1750000">
            <text:p>1,750,000 </text:p>
          </table:table-cell>
          <table:table-cell table:formula="of:=([.Q28]-[.Q27])/[.Q27]" office:value-type="percentage" office:value="0.166666666666667">
            <text:p>17%</text:p>
          </table:table-cell>
          <table:table-cell table:formula="of:=[.Q28]-[.Q27]" office:value-type="float" office:value="250000">
            <text:p>250,000 </text:p>
          </table:table-cell>
          <table:table-cell table:formula="of:=([.S28]-[.S27])/[.S27]" office:value-type="percentage" office:value="0">
            <text:p>0.00%</text:p>
          </table:table-cell>
          <table:table-cell table:style-name="ce64" table:formula="of:=[.U27]+[.U27]*[.R28]" office:value-type="float" office:value="2100000">
            <text:p>2,100,000 </text:p>
          </table:table-cell>
          <table:table-cell table:style-name="ce66" table:formula="of:=([.U28]-[.U27])/[.U27]" office:value-type="percentage" office:value="0.166666666666667">
            <text:p>17%</text:p>
          </table:table-cell>
          <table:table-cell table:style-name="ce62" table:formula="of:=[.U28]-[.U27]" office:value-type="float" office:value="300000">
            <text:p>300,000 </text:p>
          </table:table-cell>
          <table:table-cell table:formula="of:=([.W28]-[.W27])/[.W27]" office:value-type="percentage" office:value="0">
            <text:p>0.00%</text:p>
          </table:table-cell>
          <table:table-cell table:style-name="ce64" table:formula="of:=[.Y27]+[.Y27]*[.V28]" office:value-type="float" office:value="2450000">
            <text:p>2,450,000 </text:p>
          </table:table-cell>
          <table:table-cell table:style-name="ce66" table:formula="of:=([.Y28]-[.Y27])/[.Y27]" office:value-type="percentage" office:value="0.166666666666667">
            <text:p>17%</text:p>
          </table:table-cell>
          <table:table-cell table:style-name="ce62" table:formula="of:=[.Y28]-[.Y27]" office:value-type="float" office:value="350000">
            <text:p>350,000 </text:p>
          </table:table-cell>
          <table:table-cell table:style-name="ce50" table:formula="of:=([.AA28]-[.AA27])/[.AA27]" office:value-type="percentage" office:value="0">
            <text:p>0.00%</text:p>
          </table:table-cell>
          <table:table-cell table:style-name="ce20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7">
            <text:p>27</text:p>
          </table:table-cell>
          <table:table-cell table:style-name="ce62" table:formula="of:=[.I29]" office:value-type="float" office:value="0">
            <text:p><text:s/>- </text:p>
          </table:table-cell>
          <table:table-cell table:style-name="ce62" table:formula="of:=[.M29]" office:value-type="float" office:value="0">
            <text:p><text:s/>- </text:p>
          </table:table-cell>
          <table:table-cell table:style-name="ce62" table:formula="of:=[.Q29]" office:value-type="float" office:value="0">
            <text:p><text:s/>- </text:p>
          </table:table-cell>
          <table:table-cell table:style-name="ce62" table:formula="of:=[.U29]" office:value-type="float" office:value="0">
            <text:p><text:s/>- </text:p>
          </table:table-cell>
          <table:table-cell table:style-name="ce62" table:formula="of:=[.Y29]" office:value-type="float" office:value="0">
            <text:p><text:s/>- </text:p>
          </table:table-cell>
          <table:table-cell/>
          <table:table-cell table:style-name="ce20" office:value-type="float" office:value="27">
            <text:p>27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8">
            <text:p>28</text:p>
          </table:table-cell>
          <table:table-cell table:style-name="ce62" table:formula="of:=[.I30]" office:value-type="float" office:value="0">
            <text:p><text:s/>- </text:p>
          </table:table-cell>
          <table:table-cell table:style-name="ce62" table:formula="of:=[.M30]" office:value-type="float" office:value="0">
            <text:p><text:s/>- </text:p>
          </table:table-cell>
          <table:table-cell table:style-name="ce62" table:formula="of:=[.Q30]" office:value-type="float" office:value="0">
            <text:p><text:s/>- </text:p>
          </table:table-cell>
          <table:table-cell table:style-name="ce62" table:formula="of:=[.U30]" office:value-type="float" office:value="0">
            <text:p><text:s/>- </text:p>
          </table:table-cell>
          <table:table-cell table:style-name="ce62" table:formula="of:=[.Y30]" office:value-type="float" office:value="0">
            <text:p><text:s/>- </text:p>
          </table:table-cell>
          <table:table-cell/>
          <table:table-cell table:style-name="ce20" office:value-type="float" office:value="28">
            <text:p>28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29">
            <text:p>29</text:p>
          </table:table-cell>
          <table:table-cell table:style-name="ce62" table:formula="of:=[.I31]" office:value-type="float" office:value="0">
            <text:p><text:s/>- </text:p>
          </table:table-cell>
          <table:table-cell table:style-name="ce62" table:formula="of:=[.M31]" office:value-type="float" office:value="0">
            <text:p><text:s/>- </text:p>
          </table:table-cell>
          <table:table-cell table:style-name="ce62" table:formula="of:=[.Q31]" office:value-type="float" office:value="0">
            <text:p><text:s/>- </text:p>
          </table:table-cell>
          <table:table-cell table:style-name="ce62" table:formula="of:=[.U31]" office:value-type="float" office:value="0">
            <text:p><text:s/>- </text:p>
          </table:table-cell>
          <table:table-cell table:style-name="ce62" table:formula="of:=[.Y31]" office:value-type="float" office:value="0">
            <text:p><text:s/>- </text:p>
          </table:table-cell>
          <table:table-cell/>
          <table:table-cell table:style-name="ce20" office:value-type="float" office:value="29">
            <text:p>29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0">
            <text:p>30</text:p>
          </table:table-cell>
          <table:table-cell table:style-name="ce62" table:formula="of:=[.I32]" office:value-type="float" office:value="0">
            <text:p><text:s/>- </text:p>
          </table:table-cell>
          <table:table-cell table:style-name="ce62" table:formula="of:=[.M32]" office:value-type="float" office:value="0">
            <text:p><text:s/>- </text:p>
          </table:table-cell>
          <table:table-cell table:style-name="ce62" table:formula="of:=[.Q32]" office:value-type="float" office:value="0">
            <text:p><text:s/>- </text:p>
          </table:table-cell>
          <table:table-cell table:style-name="ce62" table:formula="of:=[.U32]" office:value-type="float" office:value="0">
            <text:p><text:s/>- </text:p>
          </table:table-cell>
          <table:table-cell table:style-name="ce62" table:formula="of:=[.Y32]" office:value-type="float" office:value="0">
            <text:p><text:s/>- </text:p>
          </table:table-cell>
          <table:table-cell/>
          <table:table-cell table:style-name="ce20" office:value-type="float" office:value="30">
            <text:p>30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1">
            <text:p>31</text:p>
          </table:table-cell>
          <table:table-cell table:style-name="ce62" table:formula="of:=[.I33]" office:value-type="float" office:value="0">
            <text:p><text:s/>- </text:p>
          </table:table-cell>
          <table:table-cell table:style-name="ce62" table:formula="of:=[.M33]" office:value-type="float" office:value="0">
            <text:p><text:s/>- </text:p>
          </table:table-cell>
          <table:table-cell table:style-name="ce62" table:formula="of:=[.Q33]" office:value-type="float" office:value="0">
            <text:p><text:s/>- </text:p>
          </table:table-cell>
          <table:table-cell table:style-name="ce62" table:formula="of:=[.U33]" office:value-type="float" office:value="0">
            <text:p><text:s/>- </text:p>
          </table:table-cell>
          <table:table-cell table:style-name="ce62" table:formula="of:=[.Y33]" office:value-type="float" office:value="0">
            <text:p><text:s/>- </text:p>
          </table:table-cell>
          <table:table-cell/>
          <table:table-cell table:style-name="ce20" office:value-type="float" office:value="31">
            <text:p>31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2">
            <text:p>32</text:p>
          </table:table-cell>
          <table:table-cell table:style-name="ce62" table:formula="of:=[.I34]" office:value-type="float" office:value="0">
            <text:p><text:s/>- </text:p>
          </table:table-cell>
          <table:table-cell table:style-name="ce62" table:formula="of:=[.M34]" office:value-type="float" office:value="0">
            <text:p><text:s/>- </text:p>
          </table:table-cell>
          <table:table-cell table:style-name="ce62" table:formula="of:=[.Q34]" office:value-type="float" office:value="0">
            <text:p><text:s/>- </text:p>
          </table:table-cell>
          <table:table-cell table:style-name="ce62" table:formula="of:=[.U34]" office:value-type="float" office:value="0">
            <text:p><text:s/>- </text:p>
          </table:table-cell>
          <table:table-cell table:style-name="ce62" table:formula="of:=[.Y34]" office:value-type="float" office:value="0">
            <text:p><text:s/>- </text:p>
          </table:table-cell>
          <table:table-cell/>
          <table:table-cell table:style-name="ce20" office:value-type="float" office:value="32">
            <text:p>32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3">
            <text:p>33</text:p>
          </table:table-cell>
          <table:table-cell table:style-name="ce62" table:formula="of:=[.I35]" office:value-type="float" office:value="0">
            <text:p><text:s/>- </text:p>
          </table:table-cell>
          <table:table-cell table:style-name="ce62" table:formula="of:=[.M35]" office:value-type="float" office:value="0">
            <text:p><text:s/>- </text:p>
          </table:table-cell>
          <table:table-cell table:style-name="ce62" table:formula="of:=[.Q35]" office:value-type="float" office:value="0">
            <text:p><text:s/>- </text:p>
          </table:table-cell>
          <table:table-cell table:style-name="ce62" table:formula="of:=[.U35]" office:value-type="float" office:value="0">
            <text:p><text:s/>- </text:p>
          </table:table-cell>
          <table:table-cell table:style-name="ce62" table:formula="of:=[.Y35]" office:value-type="float" office:value="0">
            <text:p><text:s/>- </text:p>
          </table:table-cell>
          <table:table-cell/>
          <table:table-cell table:style-name="ce20" office:value-type="float" office:value="33">
            <text:p>33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4">
            <text:p>34</text:p>
          </table:table-cell>
          <table:table-cell table:style-name="ce62" table:formula="of:=[.I36]" office:value-type="float" office:value="0">
            <text:p><text:s/>- </text:p>
          </table:table-cell>
          <table:table-cell table:style-name="ce62" table:formula="of:=[.M36]" office:value-type="float" office:value="0">
            <text:p><text:s/>- </text:p>
          </table:table-cell>
          <table:table-cell table:style-name="ce62" table:formula="of:=[.Q36]" office:value-type="float" office:value="0">
            <text:p><text:s/>- </text:p>
          </table:table-cell>
          <table:table-cell table:style-name="ce62" table:formula="of:=[.U36]" office:value-type="float" office:value="0">
            <text:p><text:s/>- </text:p>
          </table:table-cell>
          <table:table-cell table:style-name="ce62" table:formula="of:=[.Y36]" office:value-type="float" office:value="0">
            <text:p><text:s/>- </text:p>
          </table:table-cell>
          <table:table-cell/>
          <table:table-cell table:style-name="ce20" office:value-type="float" office:value="34">
            <text:p>34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5">
            <text:p>35</text:p>
          </table:table-cell>
          <table:table-cell table:style-name="ce62" table:formula="of:=[.I37]" office:value-type="float" office:value="0">
            <text:p><text:s/>- </text:p>
          </table:table-cell>
          <table:table-cell table:style-name="ce62" table:formula="of:=[.M37]" office:value-type="float" office:value="0">
            <text:p><text:s/>- </text:p>
          </table:table-cell>
          <table:table-cell table:style-name="ce62" table:formula="of:=[.Q37]" office:value-type="float" office:value="0">
            <text:p><text:s/>- </text:p>
          </table:table-cell>
          <table:table-cell table:style-name="ce62" table:formula="of:=[.U37]" office:value-type="float" office:value="0">
            <text:p><text:s/>- </text:p>
          </table:table-cell>
          <table:table-cell table:style-name="ce62" table:formula="of:=[.Y37]" office:value-type="float" office:value="0">
            <text:p><text:s/>- </text:p>
          </table:table-cell>
          <table:table-cell/>
          <table:table-cell table:style-name="ce20" office:value-type="float" office:value="35">
            <text:p>35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6">
            <text:p>36</text:p>
          </table:table-cell>
          <table:table-cell table:style-name="ce62" table:formula="of:=[.I38]" office:value-type="float" office:value="0">
            <text:p><text:s/>- </text:p>
          </table:table-cell>
          <table:table-cell table:style-name="ce62" table:formula="of:=[.M38]" office:value-type="float" office:value="0">
            <text:p><text:s/>- </text:p>
          </table:table-cell>
          <table:table-cell table:style-name="ce62" table:formula="of:=[.Q38]" office:value-type="float" office:value="0">
            <text:p><text:s/>- </text:p>
          </table:table-cell>
          <table:table-cell table:style-name="ce62" table:formula="of:=[.U38]" office:value-type="float" office:value="0">
            <text:p><text:s/>- </text:p>
          </table:table-cell>
          <table:table-cell table:style-name="ce62" table:formula="of:=[.Y38]" office:value-type="float" office:value="0">
            <text:p><text:s/>- </text:p>
          </table:table-cell>
          <table:table-cell/>
          <table:table-cell table:style-name="ce20" office:value-type="float" office:value="36">
            <text:p>36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7">
            <text:p>37</text:p>
          </table:table-cell>
          <table:table-cell table:style-name="ce62" table:formula="of:=[.I39]" office:value-type="float" office:value="0">
            <text:p><text:s/>- </text:p>
          </table:table-cell>
          <table:table-cell table:style-name="ce62" table:formula="of:=[.M39]" office:value-type="float" office:value="0">
            <text:p><text:s/>- </text:p>
          </table:table-cell>
          <table:table-cell table:style-name="ce62" table:formula="of:=[.Q39]" office:value-type="float" office:value="0">
            <text:p><text:s/>- </text:p>
          </table:table-cell>
          <table:table-cell table:style-name="ce62" table:formula="of:=[.U39]" office:value-type="float" office:value="0">
            <text:p><text:s/>- </text:p>
          </table:table-cell>
          <table:table-cell table:style-name="ce62" table:formula="of:=[.Y39]" office:value-type="float" office:value="0">
            <text:p><text:s/>- </text:p>
          </table:table-cell>
          <table:table-cell/>
          <table:table-cell table:style-name="ce20" office:value-type="float" office:value="37">
            <text:p>37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8">
            <text:p>38</text:p>
          </table:table-cell>
          <table:table-cell table:style-name="ce62" table:formula="of:=[.I40]" office:value-type="float" office:value="0">
            <text:p><text:s/>- </text:p>
          </table:table-cell>
          <table:table-cell table:style-name="ce62" table:formula="of:=[.M40]" office:value-type="float" office:value="0">
            <text:p><text:s/>- </text:p>
          </table:table-cell>
          <table:table-cell table:style-name="ce62" table:formula="of:=[.Q40]" office:value-type="float" office:value="0">
            <text:p><text:s/>- </text:p>
          </table:table-cell>
          <table:table-cell table:style-name="ce62" table:formula="of:=[.U40]" office:value-type="float" office:value="0">
            <text:p><text:s/>- </text:p>
          </table:table-cell>
          <table:table-cell table:style-name="ce62" table:formula="of:=[.Y40]" office:value-type="float" office:value="0">
            <text:p><text:s/>- </text:p>
          </table:table-cell>
          <table:table-cell/>
          <table:table-cell table:style-name="ce20" office:value-type="float" office:value="38">
            <text:p>38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39">
            <text:p>39</text:p>
          </table:table-cell>
          <table:table-cell table:style-name="ce62" table:formula="of:=[.I41]" office:value-type="float" office:value="0">
            <text:p><text:s/>- </text:p>
          </table:table-cell>
          <table:table-cell table:style-name="ce62" table:formula="of:=[.M41]" office:value-type="float" office:value="0">
            <text:p><text:s/>- </text:p>
          </table:table-cell>
          <table:table-cell table:style-name="ce62" table:formula="of:=[.Q41]" office:value-type="float" office:value="0">
            <text:p><text:s/>- </text:p>
          </table:table-cell>
          <table:table-cell table:style-name="ce62" table:formula="of:=[.U41]" office:value-type="float" office:value="0">
            <text:p><text:s/>- </text:p>
          </table:table-cell>
          <table:table-cell table:style-name="ce62" table:formula="of:=[.Y41]" office:value-type="float" office:value="0">
            <text:p><text:s/>- </text:p>
          </table:table-cell>
          <table:table-cell/>
          <table:table-cell table:style-name="ce20" office:value-type="float" office:value="39">
            <text:p>39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0">
            <text:p>40</text:p>
          </table:table-cell>
          <table:table-cell table:style-name="ce62" table:formula="of:=[.I42]" office:value-type="float" office:value="0">
            <text:p><text:s/>- </text:p>
          </table:table-cell>
          <table:table-cell table:style-name="ce62" table:formula="of:=[.M42]" office:value-type="float" office:value="0">
            <text:p><text:s/>- </text:p>
          </table:table-cell>
          <table:table-cell table:style-name="ce62" table:formula="of:=[.Q42]" office:value-type="float" office:value="0">
            <text:p><text:s/>- </text:p>
          </table:table-cell>
          <table:table-cell table:style-name="ce62" table:formula="of:=[.U42]" office:value-type="float" office:value="0">
            <text:p><text:s/>- </text:p>
          </table:table-cell>
          <table:table-cell table:style-name="ce62" table:formula="of:=[.Y42]" office:value-type="float" office:value="0">
            <text:p><text:s/>- </text:p>
          </table:table-cell>
          <table:table-cell/>
          <table:table-cell table:style-name="ce20" office:value-type="float" office:value="40">
            <text:p>40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1">
            <text:p>41</text:p>
          </table:table-cell>
          <table:table-cell table:style-name="ce62" table:formula="of:=[.I43]" office:value-type="float" office:value="0">
            <text:p><text:s/>- </text:p>
          </table:table-cell>
          <table:table-cell table:style-name="ce62" table:formula="of:=[.M43]" office:value-type="float" office:value="0">
            <text:p><text:s/>- </text:p>
          </table:table-cell>
          <table:table-cell table:style-name="ce62" table:formula="of:=[.Q43]" office:value-type="float" office:value="0">
            <text:p><text:s/>- </text:p>
          </table:table-cell>
          <table:table-cell table:style-name="ce62" table:formula="of:=[.U43]" office:value-type="float" office:value="0">
            <text:p><text:s/>- </text:p>
          </table:table-cell>
          <table:table-cell table:style-name="ce62" table:formula="of:=[.Y43]" office:value-type="float" office:value="0">
            <text:p><text:s/>- </text:p>
          </table:table-cell>
          <table:table-cell/>
          <table:table-cell table:style-name="ce20" office:value-type="float" office:value="41">
            <text:p>41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2">
            <text:p>42</text:p>
          </table:table-cell>
          <table:table-cell table:style-name="ce62" table:formula="of:=[.I44]" office:value-type="float" office:value="0">
            <text:p><text:s/>- </text:p>
          </table:table-cell>
          <table:table-cell table:style-name="ce62" table:formula="of:=[.M44]" office:value-type="float" office:value="0">
            <text:p><text:s/>- </text:p>
          </table:table-cell>
          <table:table-cell table:style-name="ce62" table:formula="of:=[.Q44]" office:value-type="float" office:value="0">
            <text:p><text:s/>- </text:p>
          </table:table-cell>
          <table:table-cell table:style-name="ce62" table:formula="of:=[.U44]" office:value-type="float" office:value="0">
            <text:p><text:s/>- </text:p>
          </table:table-cell>
          <table:table-cell table:style-name="ce62" table:formula="of:=[.Y44]" office:value-type="float" office:value="0">
            <text:p><text:s/>- </text:p>
          </table:table-cell>
          <table:table-cell/>
          <table:table-cell table:style-name="ce20" office:value-type="float" office:value="42">
            <text:p>42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3">
            <text:p>43</text:p>
          </table:table-cell>
          <table:table-cell table:style-name="ce62" table:formula="of:=[.I45]" office:value-type="float" office:value="0">
            <text:p><text:s/>- </text:p>
          </table:table-cell>
          <table:table-cell table:style-name="ce62" table:formula="of:=[.M45]" office:value-type="float" office:value="0">
            <text:p><text:s/>- </text:p>
          </table:table-cell>
          <table:table-cell table:style-name="ce62" table:formula="of:=[.Q45]" office:value-type="float" office:value="0">
            <text:p><text:s/>- </text:p>
          </table:table-cell>
          <table:table-cell table:style-name="ce62" table:formula="of:=[.U45]" office:value-type="float" office:value="0">
            <text:p><text:s/>- </text:p>
          </table:table-cell>
          <table:table-cell table:style-name="ce62" table:formula="of:=[.Y45]" office:value-type="float" office:value="0">
            <text:p><text:s/>- </text:p>
          </table:table-cell>
          <table:table-cell/>
          <table:table-cell table:style-name="ce20" office:value-type="float" office:value="43">
            <text:p>43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4">
            <text:p>44</text:p>
          </table:table-cell>
          <table:table-cell table:style-name="ce62" table:formula="of:=[.I46]" office:value-type="float" office:value="0">
            <text:p><text:s/>- </text:p>
          </table:table-cell>
          <table:table-cell table:style-name="ce62" table:formula="of:=[.M46]" office:value-type="float" office:value="0">
            <text:p><text:s/>- </text:p>
          </table:table-cell>
          <table:table-cell table:style-name="ce62" table:formula="of:=[.Q46]" office:value-type="float" office:value="0">
            <text:p><text:s/>- </text:p>
          </table:table-cell>
          <table:table-cell table:style-name="ce62" table:formula="of:=[.U46]" office:value-type="float" office:value="0">
            <text:p><text:s/>- </text:p>
          </table:table-cell>
          <table:table-cell table:style-name="ce62" table:formula="of:=[.Y46]" office:value-type="float" office:value="0">
            <text:p><text:s/>- </text:p>
          </table:table-cell>
          <table:table-cell/>
          <table:table-cell table:style-name="ce20" office:value-type="float" office:value="44">
            <text:p>44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5">
            <text:p>45</text:p>
          </table:table-cell>
          <table:table-cell table:style-name="ce62" table:formula="of:=[.I47]" office:value-type="float" office:value="0">
            <text:p><text:s/>- </text:p>
          </table:table-cell>
          <table:table-cell table:style-name="ce62" table:formula="of:=[.M47]" office:value-type="float" office:value="0">
            <text:p><text:s/>- </text:p>
          </table:table-cell>
          <table:table-cell table:style-name="ce62" table:formula="of:=[.Q47]" office:value-type="float" office:value="0">
            <text:p><text:s/>- </text:p>
          </table:table-cell>
          <table:table-cell table:style-name="ce62" table:formula="of:=[.U47]" office:value-type="float" office:value="0">
            <text:p><text:s/>- </text:p>
          </table:table-cell>
          <table:table-cell table:style-name="ce62" table:formula="of:=[.Y47]" office:value-type="float" office:value="0">
            <text:p><text:s/>- </text:p>
          </table:table-cell>
          <table:table-cell/>
          <table:table-cell table:style-name="ce20" office:value-type="float" office:value="45">
            <text:p>45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6">
            <text:p>46</text:p>
          </table:table-cell>
          <table:table-cell table:style-name="ce62" table:formula="of:=[.I48]" office:value-type="float" office:value="0">
            <text:p><text:s/>- </text:p>
          </table:table-cell>
          <table:table-cell table:style-name="ce62" table:formula="of:=[.M48]" office:value-type="float" office:value="0">
            <text:p><text:s/>- </text:p>
          </table:table-cell>
          <table:table-cell table:style-name="ce62" table:formula="of:=[.Q48]" office:value-type="float" office:value="0">
            <text:p><text:s/>- </text:p>
          </table:table-cell>
          <table:table-cell table:style-name="ce62" table:formula="of:=[.U48]" office:value-type="float" office:value="0">
            <text:p><text:s/>- </text:p>
          </table:table-cell>
          <table:table-cell table:style-name="ce62" table:formula="of:=[.Y48]" office:value-type="float" office:value="0">
            <text:p><text:s/>- </text:p>
          </table:table-cell>
          <table:table-cell/>
          <table:table-cell table:style-name="ce20" office:value-type="float" office:value="46">
            <text:p>46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7">
            <text:p>47</text:p>
          </table:table-cell>
          <table:table-cell table:style-name="ce62" table:formula="of:=[.I49]" office:value-type="float" office:value="0">
            <text:p><text:s/>- </text:p>
          </table:table-cell>
          <table:table-cell table:style-name="ce62" table:formula="of:=[.M49]" office:value-type="float" office:value="0">
            <text:p><text:s/>- </text:p>
          </table:table-cell>
          <table:table-cell table:style-name="ce62" table:formula="of:=[.Q49]" office:value-type="float" office:value="0">
            <text:p><text:s/>- </text:p>
          </table:table-cell>
          <table:table-cell table:style-name="ce62" table:formula="of:=[.U49]" office:value-type="float" office:value="0">
            <text:p><text:s/>- </text:p>
          </table:table-cell>
          <table:table-cell table:style-name="ce62" table:formula="of:=[.Y49]" office:value-type="float" office:value="0">
            <text:p><text:s/>- </text:p>
          </table:table-cell>
          <table:table-cell/>
          <table:table-cell table:style-name="ce20" office:value-type="float" office:value="47">
            <text:p>47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8">
            <text:p>48</text:p>
          </table:table-cell>
          <table:table-cell table:style-name="ce62" table:formula="of:=[.I50]" office:value-type="float" office:value="0">
            <text:p><text:s/>- </text:p>
          </table:table-cell>
          <table:table-cell table:style-name="ce62" table:formula="of:=[.M50]" office:value-type="float" office:value="0">
            <text:p><text:s/>- </text:p>
          </table:table-cell>
          <table:table-cell table:style-name="ce62" table:formula="of:=[.Q50]" office:value-type="float" office:value="0">
            <text:p><text:s/>- </text:p>
          </table:table-cell>
          <table:table-cell table:style-name="ce62" table:formula="of:=[.U50]" office:value-type="float" office:value="0">
            <text:p><text:s/>- </text:p>
          </table:table-cell>
          <table:table-cell table:style-name="ce62" table:formula="of:=[.Y50]" office:value-type="float" office:value="0">
            <text:p><text:s/>- </text:p>
          </table:table-cell>
          <table:table-cell/>
          <table:table-cell table:style-name="ce20" office:value-type="float" office:value="48">
            <text:p>48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49">
            <text:p>49</text:p>
          </table:table-cell>
          <table:table-cell table:style-name="ce62" table:formula="of:=[.I51]" office:value-type="float" office:value="0">
            <text:p><text:s/>- </text:p>
          </table:table-cell>
          <table:table-cell table:style-name="ce62" table:formula="of:=[.M51]" office:value-type="float" office:value="0">
            <text:p><text:s/>- </text:p>
          </table:table-cell>
          <table:table-cell table:style-name="ce62" table:formula="of:=[.Q51]" office:value-type="float" office:value="0">
            <text:p><text:s/>- </text:p>
          </table:table-cell>
          <table:table-cell table:style-name="ce62" table:formula="of:=[.U51]" office:value-type="float" office:value="0">
            <text:p><text:s/>- </text:p>
          </table:table-cell>
          <table:table-cell table:style-name="ce62" table:formula="of:=[.Y51]" office:value-type="float" office:value="0">
            <text:p><text:s/>- </text:p>
          </table:table-cell>
          <table:table-cell/>
          <table:table-cell table:style-name="ce20" office:value-type="float" office:value="49">
            <text:p>49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0">
            <text:p>50</text:p>
          </table:table-cell>
          <table:table-cell table:style-name="ce62" table:formula="of:=[.I52]" office:value-type="float" office:value="0">
            <text:p><text:s/>- </text:p>
          </table:table-cell>
          <table:table-cell table:style-name="ce62" table:formula="of:=[.M52]" office:value-type="float" office:value="0">
            <text:p><text:s/>- </text:p>
          </table:table-cell>
          <table:table-cell table:style-name="ce62" table:formula="of:=[.Q52]" office:value-type="float" office:value="0">
            <text:p><text:s/>- </text:p>
          </table:table-cell>
          <table:table-cell table:style-name="ce62" table:formula="of:=[.U52]" office:value-type="float" office:value="0">
            <text:p><text:s/>- </text:p>
          </table:table-cell>
          <table:table-cell table:style-name="ce62" table:formula="of:=[.Y52]" office:value-type="float" office:value="0">
            <text:p><text:s/>- </text:p>
          </table:table-cell>
          <table:table-cell/>
          <table:table-cell table:style-name="ce20" office:value-type="float" office:value="50">
            <text:p>50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1">
            <text:p>51</text:p>
          </table:table-cell>
          <table:table-cell table:style-name="ce62" table:formula="of:=[.I53]" office:value-type="float" office:value="0">
            <text:p><text:s/>- </text:p>
          </table:table-cell>
          <table:table-cell table:style-name="ce62" table:formula="of:=[.M53]" office:value-type="float" office:value="0">
            <text:p><text:s/>- </text:p>
          </table:table-cell>
          <table:table-cell table:style-name="ce62" table:formula="of:=[.Q53]" office:value-type="float" office:value="0">
            <text:p><text:s/>- </text:p>
          </table:table-cell>
          <table:table-cell table:style-name="ce62" table:formula="of:=[.U53]" office:value-type="float" office:value="0">
            <text:p><text:s/>- </text:p>
          </table:table-cell>
          <table:table-cell table:style-name="ce62" table:formula="of:=[.Y53]" office:value-type="float" office:value="0">
            <text:p><text:s/>- </text:p>
          </table:table-cell>
          <table:table-cell/>
          <table:table-cell table:style-name="ce20" office:value-type="float" office:value="51">
            <text:p>51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2">
            <text:p>52</text:p>
          </table:table-cell>
          <table:table-cell table:style-name="ce62" table:formula="of:=[.I54]" office:value-type="float" office:value="0">
            <text:p><text:s/>- </text:p>
          </table:table-cell>
          <table:table-cell table:style-name="ce62" table:formula="of:=[.M54]" office:value-type="float" office:value="0">
            <text:p><text:s/>- </text:p>
          </table:table-cell>
          <table:table-cell table:style-name="ce62" table:formula="of:=[.Q54]" office:value-type="float" office:value="0">
            <text:p><text:s/>- </text:p>
          </table:table-cell>
          <table:table-cell table:style-name="ce62" table:formula="of:=[.U54]" office:value-type="float" office:value="0">
            <text:p><text:s/>- </text:p>
          </table:table-cell>
          <table:table-cell table:style-name="ce62" table:formula="of:=[.Y54]" office:value-type="float" office:value="0">
            <text:p><text:s/>- </text:p>
          </table:table-cell>
          <table:table-cell/>
          <table:table-cell table:style-name="ce20" office:value-type="float" office:value="52">
            <text:p>52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3">
            <text:p>53</text:p>
          </table:table-cell>
          <table:table-cell table:style-name="ce62" table:formula="of:=[.I55]" office:value-type="float" office:value="0">
            <text:p><text:s/>- </text:p>
          </table:table-cell>
          <table:table-cell table:style-name="ce62" table:formula="of:=[.M55]" office:value-type="float" office:value="0">
            <text:p><text:s/>- </text:p>
          </table:table-cell>
          <table:table-cell table:style-name="ce62" table:formula="of:=[.Q55]" office:value-type="float" office:value="0">
            <text:p><text:s/>- </text:p>
          </table:table-cell>
          <table:table-cell table:style-name="ce62" table:formula="of:=[.U55]" office:value-type="float" office:value="0">
            <text:p><text:s/>- </text:p>
          </table:table-cell>
          <table:table-cell table:style-name="ce62" table:formula="of:=[.Y55]" office:value-type="float" office:value="0">
            <text:p><text:s/>- </text:p>
          </table:table-cell>
          <table:table-cell/>
          <table:table-cell table:style-name="ce20" office:value-type="float" office:value="53">
            <text:p>53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4">
            <text:p>54</text:p>
          </table:table-cell>
          <table:table-cell table:style-name="ce62" table:formula="of:=[.I56]" office:value-type="float" office:value="0">
            <text:p><text:s/>- </text:p>
          </table:table-cell>
          <table:table-cell table:style-name="ce62" table:formula="of:=[.M56]" office:value-type="float" office:value="0">
            <text:p><text:s/>- </text:p>
          </table:table-cell>
          <table:table-cell table:style-name="ce62" table:formula="of:=[.Q56]" office:value-type="float" office:value="0">
            <text:p><text:s/>- </text:p>
          </table:table-cell>
          <table:table-cell table:style-name="ce62" table:formula="of:=[.U56]" office:value-type="float" office:value="0">
            <text:p><text:s/>- </text:p>
          </table:table-cell>
          <table:table-cell table:style-name="ce62" table:formula="of:=[.Y56]" office:value-type="float" office:value="0">
            <text:p><text:s/>- </text:p>
          </table:table-cell>
          <table:table-cell/>
          <table:table-cell table:style-name="ce20" office:value-type="float" office:value="54">
            <text:p>54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5">
            <text:p>55</text:p>
          </table:table-cell>
          <table:table-cell table:style-name="ce62" table:formula="of:=[.I57]" office:value-type="float" office:value="0">
            <text:p><text:s/>- </text:p>
          </table:table-cell>
          <table:table-cell table:style-name="ce62" table:formula="of:=[.M57]" office:value-type="float" office:value="0">
            <text:p><text:s/>- </text:p>
          </table:table-cell>
          <table:table-cell table:style-name="ce62" table:formula="of:=[.Q57]" office:value-type="float" office:value="0">
            <text:p><text:s/>- </text:p>
          </table:table-cell>
          <table:table-cell table:style-name="ce62" table:formula="of:=[.U57]" office:value-type="float" office:value="0">
            <text:p><text:s/>- </text:p>
          </table:table-cell>
          <table:table-cell table:style-name="ce62" table:formula="of:=[.Y57]" office:value-type="float" office:value="0">
            <text:p><text:s/>- </text:p>
          </table:table-cell>
          <table:table-cell/>
          <table:table-cell table:style-name="ce20" office:value-type="float" office:value="55">
            <text:p>55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6">
            <text:p>56</text:p>
          </table:table-cell>
          <table:table-cell table:style-name="ce62" table:formula="of:=[.I58]" office:value-type="float" office:value="0">
            <text:p><text:s/>- </text:p>
          </table:table-cell>
          <table:table-cell table:style-name="ce62" table:formula="of:=[.M58]" office:value-type="float" office:value="0">
            <text:p><text:s/>- </text:p>
          </table:table-cell>
          <table:table-cell table:style-name="ce62" table:formula="of:=[.Q58]" office:value-type="float" office:value="0">
            <text:p><text:s/>- </text:p>
          </table:table-cell>
          <table:table-cell table:style-name="ce62" table:formula="of:=[.U58]" office:value-type="float" office:value="0">
            <text:p><text:s/>- </text:p>
          </table:table-cell>
          <table:table-cell table:style-name="ce62" table:formula="of:=[.Y58]" office:value-type="float" office:value="0">
            <text:p><text:s/>- </text:p>
          </table:table-cell>
          <table:table-cell/>
          <table:table-cell table:style-name="ce20" office:value-type="float" office:value="56">
            <text:p>56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7">
            <text:p>57</text:p>
          </table:table-cell>
          <table:table-cell table:style-name="ce62" table:formula="of:=[.I59]" office:value-type="float" office:value="0">
            <text:p><text:s/>- </text:p>
          </table:table-cell>
          <table:table-cell table:style-name="ce62" table:formula="of:=[.M59]" office:value-type="float" office:value="0">
            <text:p><text:s/>- </text:p>
          </table:table-cell>
          <table:table-cell table:style-name="ce62" table:formula="of:=[.Q59]" office:value-type="float" office:value="0">
            <text:p><text:s/>- </text:p>
          </table:table-cell>
          <table:table-cell table:style-name="ce62" table:formula="of:=[.U59]" office:value-type="float" office:value="0">
            <text:p><text:s/>- </text:p>
          </table:table-cell>
          <table:table-cell table:style-name="ce62" table:formula="of:=[.Y59]" office:value-type="float" office:value="0">
            <text:p><text:s/>- </text:p>
          </table:table-cell>
          <table:table-cell/>
          <table:table-cell table:style-name="ce20" office:value-type="float" office:value="57">
            <text:p>57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8">
            <text:p>58</text:p>
          </table:table-cell>
          <table:table-cell table:style-name="ce62" table:formula="of:=[.I60]" office:value-type="float" office:value="0">
            <text:p><text:s/>- </text:p>
          </table:table-cell>
          <table:table-cell table:style-name="ce62" table:formula="of:=[.M60]" office:value-type="float" office:value="0">
            <text:p><text:s/>- </text:p>
          </table:table-cell>
          <table:table-cell table:style-name="ce62" table:formula="of:=[.Q60]" office:value-type="float" office:value="0">
            <text:p><text:s/>- </text:p>
          </table:table-cell>
          <table:table-cell table:style-name="ce62" table:formula="of:=[.U60]" office:value-type="float" office:value="0">
            <text:p><text:s/>- </text:p>
          </table:table-cell>
          <table:table-cell table:style-name="ce62" table:formula="of:=[.Y60]" office:value-type="float" office:value="0">
            <text:p><text:s/>- </text:p>
          </table:table-cell>
          <table:table-cell/>
          <table:table-cell table:style-name="ce20" office:value-type="float" office:value="58">
            <text:p>58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59">
            <text:p>59</text:p>
          </table:table-cell>
          <table:table-cell table:style-name="ce62" table:formula="of:=[.I61]" office:value-type="float" office:value="0">
            <text:p><text:s/>- </text:p>
          </table:table-cell>
          <table:table-cell table:style-name="ce62" table:formula="of:=[.M61]" office:value-type="float" office:value="0">
            <text:p><text:s/>- </text:p>
          </table:table-cell>
          <table:table-cell table:style-name="ce62" table:formula="of:=[.Q61]" office:value-type="float" office:value="0">
            <text:p><text:s/>- </text:p>
          </table:table-cell>
          <table:table-cell table:style-name="ce62" table:formula="of:=[.U61]" office:value-type="float" office:value="0">
            <text:p><text:s/>- </text:p>
          </table:table-cell>
          <table:table-cell table:style-name="ce62" table:formula="of:=[.Y61]" office:value-type="float" office:value="0">
            <text:p><text:s/>- </text:p>
          </table:table-cell>
          <table:table-cell/>
          <table:table-cell table:style-name="ce20" office:value-type="float" office:value="59">
            <text:p>59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0">
            <text:p>60</text:p>
          </table:table-cell>
          <table:table-cell table:style-name="ce62" table:formula="of:=[.I62]" office:value-type="float" office:value="0">
            <text:p><text:s/>- </text:p>
          </table:table-cell>
          <table:table-cell table:style-name="ce62" table:formula="of:=[.M62]" office:value-type="float" office:value="0">
            <text:p><text:s/>- </text:p>
          </table:table-cell>
          <table:table-cell table:style-name="ce62" table:formula="of:=[.Q62]" office:value-type="float" office:value="0">
            <text:p><text:s/>- </text:p>
          </table:table-cell>
          <table:table-cell table:style-name="ce62" table:formula="of:=[.U62]" office:value-type="float" office:value="0">
            <text:p><text:s/>- </text:p>
          </table:table-cell>
          <table:table-cell table:style-name="ce62" table:formula="of:=[.Y62]" office:value-type="float" office:value="0">
            <text:p><text:s/>- </text:p>
          </table:table-cell>
          <table:table-cell/>
          <table:table-cell table:style-name="ce20" office:value-type="float" office:value="60">
            <text:p>60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1">
            <text:p>61</text:p>
          </table:table-cell>
          <table:table-cell table:style-name="ce62" table:formula="of:=[.I63]" office:value-type="float" office:value="0">
            <text:p><text:s/>- </text:p>
          </table:table-cell>
          <table:table-cell table:style-name="ce62" table:formula="of:=[.M63]" office:value-type="float" office:value="0">
            <text:p><text:s/>- </text:p>
          </table:table-cell>
          <table:table-cell table:style-name="ce62" table:formula="of:=[.Q63]" office:value-type="float" office:value="0">
            <text:p><text:s/>- </text:p>
          </table:table-cell>
          <table:table-cell table:style-name="ce62" table:formula="of:=[.U63]" office:value-type="float" office:value="0">
            <text:p><text:s/>- </text:p>
          </table:table-cell>
          <table:table-cell table:style-name="ce62" table:formula="of:=[.Y63]" office:value-type="float" office:value="0">
            <text:p><text:s/>- </text:p>
          </table:table-cell>
          <table:table-cell/>
          <table:table-cell table:style-name="ce20" office:value-type="float" office:value="61">
            <text:p>61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2">
            <text:p>62</text:p>
          </table:table-cell>
          <table:table-cell table:style-name="ce62" table:formula="of:=[.I64]" office:value-type="float" office:value="0">
            <text:p><text:s/>- </text:p>
          </table:table-cell>
          <table:table-cell table:style-name="ce62" table:formula="of:=[.M64]" office:value-type="float" office:value="0">
            <text:p><text:s/>- </text:p>
          </table:table-cell>
          <table:table-cell table:style-name="ce62" table:formula="of:=[.Q64]" office:value-type="float" office:value="0">
            <text:p><text:s/>- </text:p>
          </table:table-cell>
          <table:table-cell table:style-name="ce62" table:formula="of:=[.U64]" office:value-type="float" office:value="0">
            <text:p><text:s/>- </text:p>
          </table:table-cell>
          <table:table-cell table:style-name="ce62" table:formula="of:=[.Y64]" office:value-type="float" office:value="0">
            <text:p><text:s/>- </text:p>
          </table:table-cell>
          <table:table-cell/>
          <table:table-cell table:style-name="ce20" office:value-type="float" office:value="62">
            <text:p>62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3">
            <text:p>63</text:p>
          </table:table-cell>
          <table:table-cell table:style-name="ce62" table:formula="of:=[.I65]" office:value-type="float" office:value="0">
            <text:p><text:s/>- </text:p>
          </table:table-cell>
          <table:table-cell table:style-name="ce62" table:formula="of:=[.M65]" office:value-type="float" office:value="0">
            <text:p><text:s/>- </text:p>
          </table:table-cell>
          <table:table-cell table:style-name="ce62" table:formula="of:=[.Q65]" office:value-type="float" office:value="0">
            <text:p><text:s/>- </text:p>
          </table:table-cell>
          <table:table-cell table:style-name="ce62" table:formula="of:=[.U65]" office:value-type="float" office:value="0">
            <text:p><text:s/>- </text:p>
          </table:table-cell>
          <table:table-cell table:style-name="ce62" table:formula="of:=[.Y65]" office:value-type="float" office:value="0">
            <text:p><text:s/>- </text:p>
          </table:table-cell>
          <table:table-cell/>
          <table:table-cell table:style-name="ce20" office:value-type="float" office:value="63">
            <text:p>63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4">
            <text:p>64</text:p>
          </table:table-cell>
          <table:table-cell table:style-name="ce62" table:formula="of:=[.I66]" office:value-type="float" office:value="0">
            <text:p><text:s/>- </text:p>
          </table:table-cell>
          <table:table-cell table:style-name="ce62" table:formula="of:=[.M66]" office:value-type="float" office:value="0">
            <text:p><text:s/>- </text:p>
          </table:table-cell>
          <table:table-cell table:style-name="ce62" table:formula="of:=[.Q66]" office:value-type="float" office:value="0">
            <text:p><text:s/>- </text:p>
          </table:table-cell>
          <table:table-cell table:style-name="ce62" table:formula="of:=[.U66]" office:value-type="float" office:value="0">
            <text:p><text:s/>- </text:p>
          </table:table-cell>
          <table:table-cell table:style-name="ce62" table:formula="of:=[.Y66]" office:value-type="float" office:value="0">
            <text:p><text:s/>- </text:p>
          </table:table-cell>
          <table:table-cell/>
          <table:table-cell table:style-name="ce20" office:value-type="float" office:value="64">
            <text:p>64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5">
            <text:p>65</text:p>
          </table:table-cell>
          <table:table-cell table:style-name="ce62" table:formula="of:=[.I67]" office:value-type="float" office:value="0">
            <text:p><text:s/>- </text:p>
          </table:table-cell>
          <table:table-cell table:style-name="ce62" table:formula="of:=[.M67]" office:value-type="float" office:value="0">
            <text:p><text:s/>- </text:p>
          </table:table-cell>
          <table:table-cell table:style-name="ce62" table:formula="of:=[.Q67]" office:value-type="float" office:value="0">
            <text:p><text:s/>- </text:p>
          </table:table-cell>
          <table:table-cell table:style-name="ce62" table:formula="of:=[.U67]" office:value-type="float" office:value="0">
            <text:p><text:s/>- </text:p>
          </table:table-cell>
          <table:table-cell table:style-name="ce62" table:formula="of:=[.Y67]" office:value-type="float" office:value="0">
            <text:p><text:s/>- </text:p>
          </table:table-cell>
          <table:table-cell/>
          <table:table-cell table:style-name="ce20" office:value-type="float" office:value="65">
            <text:p>65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6">
            <text:p>66</text:p>
          </table:table-cell>
          <table:table-cell table:style-name="ce62" table:formula="of:=[.I68]" office:value-type="float" office:value="0">
            <text:p><text:s/>- </text:p>
          </table:table-cell>
          <table:table-cell table:style-name="ce62" table:formula="of:=[.M68]" office:value-type="float" office:value="0">
            <text:p><text:s/>- </text:p>
          </table:table-cell>
          <table:table-cell table:style-name="ce62" table:formula="of:=[.Q68]" office:value-type="float" office:value="0">
            <text:p><text:s/>- </text:p>
          </table:table-cell>
          <table:table-cell table:style-name="ce62" table:formula="of:=[.U68]" office:value-type="float" office:value="0">
            <text:p><text:s/>- </text:p>
          </table:table-cell>
          <table:table-cell table:style-name="ce62" table:formula="of:=[.Y68]" office:value-type="float" office:value="0">
            <text:p><text:s/>- </text:p>
          </table:table-cell>
          <table:table-cell/>
          <table:table-cell table:style-name="ce20" office:value-type="float" office:value="66">
            <text:p>66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7">
            <text:p>67</text:p>
          </table:table-cell>
          <table:table-cell table:style-name="ce62" table:formula="of:=[.I69]" office:value-type="float" office:value="0">
            <text:p><text:s/>- </text:p>
          </table:table-cell>
          <table:table-cell table:style-name="ce62" table:formula="of:=[.M69]" office:value-type="float" office:value="0">
            <text:p><text:s/>- </text:p>
          </table:table-cell>
          <table:table-cell table:style-name="ce62" table:formula="of:=[.Q69]" office:value-type="float" office:value="0">
            <text:p><text:s/>- </text:p>
          </table:table-cell>
          <table:table-cell table:style-name="ce62" table:formula="of:=[.U69]" office:value-type="float" office:value="0">
            <text:p><text:s/>- </text:p>
          </table:table-cell>
          <table:table-cell table:style-name="ce62" table:formula="of:=[.Y69]" office:value-type="float" office:value="0">
            <text:p><text:s/>- </text:p>
          </table:table-cell>
          <table:table-cell/>
          <table:table-cell table:style-name="ce20" office:value-type="float" office:value="67">
            <text:p>67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8">
            <text:p>68</text:p>
          </table:table-cell>
          <table:table-cell table:style-name="ce62" table:formula="of:=[.I70]" office:value-type="float" office:value="0">
            <text:p><text:s/>- </text:p>
          </table:table-cell>
          <table:table-cell table:style-name="ce62" table:formula="of:=[.M70]" office:value-type="float" office:value="0">
            <text:p><text:s/>- </text:p>
          </table:table-cell>
          <table:table-cell table:style-name="ce62" table:formula="of:=[.Q70]" office:value-type="float" office:value="0">
            <text:p><text:s/>- </text:p>
          </table:table-cell>
          <table:table-cell table:style-name="ce62" table:formula="of:=[.U70]" office:value-type="float" office:value="0">
            <text:p><text:s/>- </text:p>
          </table:table-cell>
          <table:table-cell table:style-name="ce62" table:formula="of:=[.Y70]" office:value-type="float" office:value="0">
            <text:p><text:s/>- </text:p>
          </table:table-cell>
          <table:table-cell/>
          <table:table-cell table:style-name="ce20" office:value-type="float" office:value="68">
            <text:p>68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69">
            <text:p>69</text:p>
          </table:table-cell>
          <table:table-cell table:style-name="ce62" table:formula="of:=[.I71]" office:value-type="float" office:value="0">
            <text:p><text:s/>- </text:p>
          </table:table-cell>
          <table:table-cell table:style-name="ce62" table:formula="of:=[.M71]" office:value-type="float" office:value="0">
            <text:p><text:s/>- </text:p>
          </table:table-cell>
          <table:table-cell table:style-name="ce62" table:formula="of:=[.Q71]" office:value-type="float" office:value="0">
            <text:p><text:s/>- </text:p>
          </table:table-cell>
          <table:table-cell table:style-name="ce62" table:formula="of:=[.U71]" office:value-type="float" office:value="0">
            <text:p><text:s/>- </text:p>
          </table:table-cell>
          <table:table-cell table:style-name="ce62" table:formula="of:=[.Y71]" office:value-type="float" office:value="0">
            <text:p><text:s/>- </text:p>
          </table:table-cell>
          <table:table-cell/>
          <table:table-cell table:style-name="ce20" office:value-type="float" office:value="69">
            <text:p>69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0">
            <text:p>70</text:p>
          </table:table-cell>
          <table:table-cell table:style-name="ce62" table:formula="of:=[.I72]" office:value-type="float" office:value="0">
            <text:p><text:s/>- </text:p>
          </table:table-cell>
          <table:table-cell table:style-name="ce62" table:formula="of:=[.M72]" office:value-type="float" office:value="0">
            <text:p><text:s/>- </text:p>
          </table:table-cell>
          <table:table-cell table:style-name="ce62" table:formula="of:=[.Q72]" office:value-type="float" office:value="0">
            <text:p><text:s/>- </text:p>
          </table:table-cell>
          <table:table-cell table:style-name="ce62" table:formula="of:=[.U72]" office:value-type="float" office:value="0">
            <text:p><text:s/>- </text:p>
          </table:table-cell>
          <table:table-cell table:style-name="ce62" table:formula="of:=[.Y72]" office:value-type="float" office:value="0">
            <text:p><text:s/>- </text:p>
          </table:table-cell>
          <table:table-cell/>
          <table:table-cell table:style-name="ce20" office:value-type="float" office:value="70">
            <text:p>70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1">
            <text:p>71</text:p>
          </table:table-cell>
          <table:table-cell table:style-name="ce62" table:formula="of:=[.I73]" office:value-type="float" office:value="0">
            <text:p><text:s/>- </text:p>
          </table:table-cell>
          <table:table-cell table:style-name="ce62" table:formula="of:=[.M73]" office:value-type="float" office:value="0">
            <text:p><text:s/>- </text:p>
          </table:table-cell>
          <table:table-cell table:style-name="ce62" table:formula="of:=[.Q73]" office:value-type="float" office:value="0">
            <text:p><text:s/>- </text:p>
          </table:table-cell>
          <table:table-cell table:style-name="ce62" table:formula="of:=[.U73]" office:value-type="float" office:value="0">
            <text:p><text:s/>- </text:p>
          </table:table-cell>
          <table:table-cell table:style-name="ce62" table:formula="of:=[.Y73]" office:value-type="float" office:value="0">
            <text:p><text:s/>- </text:p>
          </table:table-cell>
          <table:table-cell/>
          <table:table-cell table:style-name="ce20" office:value-type="float" office:value="71">
            <text:p>71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2">
            <text:p>72</text:p>
          </table:table-cell>
          <table:table-cell table:style-name="ce62" table:formula="of:=[.I74]" office:value-type="float" office:value="0">
            <text:p><text:s/>- </text:p>
          </table:table-cell>
          <table:table-cell table:style-name="ce62" table:formula="of:=[.M74]" office:value-type="float" office:value="0">
            <text:p><text:s/>- </text:p>
          </table:table-cell>
          <table:table-cell table:style-name="ce62" table:formula="of:=[.Q74]" office:value-type="float" office:value="0">
            <text:p><text:s/>- </text:p>
          </table:table-cell>
          <table:table-cell table:style-name="ce62" table:formula="of:=[.U74]" office:value-type="float" office:value="0">
            <text:p><text:s/>- </text:p>
          </table:table-cell>
          <table:table-cell table:style-name="ce62" table:formula="of:=[.Y74]" office:value-type="float" office:value="0">
            <text:p><text:s/>- </text:p>
          </table:table-cell>
          <table:table-cell/>
          <table:table-cell table:style-name="ce20" office:value-type="float" office:value="72">
            <text:p>72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3">
            <text:p>73</text:p>
          </table:table-cell>
          <table:table-cell table:style-name="ce62" table:formula="of:=[.I75]" office:value-type="float" office:value="0">
            <text:p><text:s/>- </text:p>
          </table:table-cell>
          <table:table-cell table:style-name="ce62" table:formula="of:=[.M75]" office:value-type="float" office:value="0">
            <text:p><text:s/>- </text:p>
          </table:table-cell>
          <table:table-cell table:style-name="ce62" table:formula="of:=[.Q75]" office:value-type="float" office:value="0">
            <text:p><text:s/>- </text:p>
          </table:table-cell>
          <table:table-cell table:style-name="ce62" table:formula="of:=[.U75]" office:value-type="float" office:value="0">
            <text:p><text:s/>- </text:p>
          </table:table-cell>
          <table:table-cell table:style-name="ce62" table:formula="of:=[.Y75]" office:value-type="float" office:value="0">
            <text:p><text:s/>- </text:p>
          </table:table-cell>
          <table:table-cell/>
          <table:table-cell table:style-name="ce20" office:value-type="float" office:value="73">
            <text:p>73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4">
            <text:p>74</text:p>
          </table:table-cell>
          <table:table-cell table:style-name="ce62" table:formula="of:=[.I76]" office:value-type="float" office:value="0">
            <text:p><text:s/>- </text:p>
          </table:table-cell>
          <table:table-cell table:style-name="ce62" table:formula="of:=[.M76]" office:value-type="float" office:value="0">
            <text:p><text:s/>- </text:p>
          </table:table-cell>
          <table:table-cell table:style-name="ce62" table:formula="of:=[.Q76]" office:value-type="float" office:value="0">
            <text:p><text:s/>- </text:p>
          </table:table-cell>
          <table:table-cell table:style-name="ce62" table:formula="of:=[.U76]" office:value-type="float" office:value="0">
            <text:p><text:s/>- </text:p>
          </table:table-cell>
          <table:table-cell table:style-name="ce62" table:formula="of:=[.Y76]" office:value-type="float" office:value="0">
            <text:p><text:s/>- </text:p>
          </table:table-cell>
          <table:table-cell/>
          <table:table-cell table:style-name="ce20" office:value-type="float" office:value="74">
            <text:p>74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5">
            <text:p>75</text:p>
          </table:table-cell>
          <table:table-cell table:style-name="ce62" table:formula="of:=[.I77]" office:value-type="float" office:value="0">
            <text:p><text:s/>- </text:p>
          </table:table-cell>
          <table:table-cell table:style-name="ce62" table:formula="of:=[.M77]" office:value-type="float" office:value="0">
            <text:p><text:s/>- </text:p>
          </table:table-cell>
          <table:table-cell table:style-name="ce62" table:formula="of:=[.Q77]" office:value-type="float" office:value="0">
            <text:p><text:s/>- </text:p>
          </table:table-cell>
          <table:table-cell table:style-name="ce62" table:formula="of:=[.U77]" office:value-type="float" office:value="0">
            <text:p><text:s/>- </text:p>
          </table:table-cell>
          <table:table-cell table:style-name="ce62" table:formula="of:=[.Y77]" office:value-type="float" office:value="0">
            <text:p><text:s/>- </text:p>
          </table:table-cell>
          <table:table-cell/>
          <table:table-cell table:style-name="ce20" office:value-type="float" office:value="75">
            <text:p>75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6">
            <text:p>76</text:p>
          </table:table-cell>
          <table:table-cell table:style-name="ce62" table:formula="of:=[.I78]" office:value-type="float" office:value="0">
            <text:p><text:s/>- </text:p>
          </table:table-cell>
          <table:table-cell table:style-name="ce62" table:formula="of:=[.M78]" office:value-type="float" office:value="0">
            <text:p><text:s/>- </text:p>
          </table:table-cell>
          <table:table-cell table:style-name="ce62" table:formula="of:=[.Q78]" office:value-type="float" office:value="0">
            <text:p><text:s/>- </text:p>
          </table:table-cell>
          <table:table-cell table:style-name="ce62" table:formula="of:=[.U78]" office:value-type="float" office:value="0">
            <text:p><text:s/>- </text:p>
          </table:table-cell>
          <table:table-cell table:style-name="ce62" table:formula="of:=[.Y78]" office:value-type="float" office:value="0">
            <text:p><text:s/>- </text:p>
          </table:table-cell>
          <table:table-cell/>
          <table:table-cell table:style-name="ce20" office:value-type="float" office:value="76">
            <text:p>76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7">
            <text:p>77</text:p>
          </table:table-cell>
          <table:table-cell table:style-name="ce62" table:formula="of:=[.I79]" office:value-type="float" office:value="0">
            <text:p><text:s/>- </text:p>
          </table:table-cell>
          <table:table-cell table:style-name="ce62" table:formula="of:=[.M79]" office:value-type="float" office:value="0">
            <text:p><text:s/>- </text:p>
          </table:table-cell>
          <table:table-cell table:style-name="ce62" table:formula="of:=[.Q79]" office:value-type="float" office:value="0">
            <text:p><text:s/>- </text:p>
          </table:table-cell>
          <table:table-cell table:style-name="ce62" table:formula="of:=[.U79]" office:value-type="float" office:value="0">
            <text:p><text:s/>- </text:p>
          </table:table-cell>
          <table:table-cell table:style-name="ce62" table:formula="of:=[.Y79]" office:value-type="float" office:value="0">
            <text:p><text:s/>- </text:p>
          </table:table-cell>
          <table:table-cell/>
          <table:table-cell table:style-name="ce20" office:value-type="float" office:value="77">
            <text:p>77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8">
            <text:p>78</text:p>
          </table:table-cell>
          <table:table-cell table:style-name="ce62" table:formula="of:=[.I80]" office:value-type="float" office:value="0">
            <text:p><text:s/>- </text:p>
          </table:table-cell>
          <table:table-cell table:style-name="ce62" table:formula="of:=[.M80]" office:value-type="float" office:value="0">
            <text:p><text:s/>- </text:p>
          </table:table-cell>
          <table:table-cell table:style-name="ce62" table:formula="of:=[.Q80]" office:value-type="float" office:value="0">
            <text:p><text:s/>- </text:p>
          </table:table-cell>
          <table:table-cell table:style-name="ce62" table:formula="of:=[.U80]" office:value-type="float" office:value="0">
            <text:p><text:s/>- </text:p>
          </table:table-cell>
          <table:table-cell table:style-name="ce62" table:formula="of:=[.Y80]" office:value-type="float" office:value="0">
            <text:p><text:s/>- </text:p>
          </table:table-cell>
          <table:table-cell/>
          <table:table-cell table:style-name="ce20" office:value-type="float" office:value="78">
            <text:p>78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79">
            <text:p>79</text:p>
          </table:table-cell>
          <table:table-cell table:style-name="ce62" table:formula="of:=[.I81]" office:value-type="float" office:value="0">
            <text:p><text:s/>- </text:p>
          </table:table-cell>
          <table:table-cell table:style-name="ce62" table:formula="of:=[.M81]" office:value-type="float" office:value="0">
            <text:p><text:s/>- </text:p>
          </table:table-cell>
          <table:table-cell table:style-name="ce62" table:formula="of:=[.Q81]" office:value-type="float" office:value="0">
            <text:p><text:s/>- </text:p>
          </table:table-cell>
          <table:table-cell table:style-name="ce62" table:formula="of:=[.U81]" office:value-type="float" office:value="0">
            <text:p><text:s/>- </text:p>
          </table:table-cell>
          <table:table-cell table:style-name="ce62" table:formula="of:=[.Y81]" office:value-type="float" office:value="0">
            <text:p><text:s/>- </text:p>
          </table:table-cell>
          <table:table-cell/>
          <table:table-cell table:style-name="ce20" office:value-type="float" office:value="79">
            <text:p>79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0">
            <text:p>80</text:p>
          </table:table-cell>
          <table:table-cell table:style-name="ce62" table:formula="of:=[.I82]" office:value-type="float" office:value="0">
            <text:p><text:s/>- </text:p>
          </table:table-cell>
          <table:table-cell table:style-name="ce62" table:formula="of:=[.M82]" office:value-type="float" office:value="0">
            <text:p><text:s/>- </text:p>
          </table:table-cell>
          <table:table-cell table:style-name="ce62" table:formula="of:=[.Q82]" office:value-type="float" office:value="0">
            <text:p><text:s/>- </text:p>
          </table:table-cell>
          <table:table-cell table:style-name="ce62" table:formula="of:=[.U82]" office:value-type="float" office:value="0">
            <text:p><text:s/>- </text:p>
          </table:table-cell>
          <table:table-cell table:style-name="ce62" table:formula="of:=[.Y82]" office:value-type="float" office:value="0">
            <text:p><text:s/>- </text:p>
          </table:table-cell>
          <table:table-cell/>
          <table:table-cell table:style-name="ce20" office:value-type="float" office:value="80">
            <text:p>80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1">
            <text:p>81</text:p>
          </table:table-cell>
          <table:table-cell table:style-name="ce62" table:formula="of:=[.I83]" office:value-type="float" office:value="0">
            <text:p><text:s/>- </text:p>
          </table:table-cell>
          <table:table-cell table:style-name="ce62" table:formula="of:=[.M83]" office:value-type="float" office:value="0">
            <text:p><text:s/>- </text:p>
          </table:table-cell>
          <table:table-cell table:style-name="ce62" table:formula="of:=[.Q83]" office:value-type="float" office:value="0">
            <text:p><text:s/>- </text:p>
          </table:table-cell>
          <table:table-cell table:style-name="ce62" table:formula="of:=[.U83]" office:value-type="float" office:value="0">
            <text:p><text:s/>- </text:p>
          </table:table-cell>
          <table:table-cell table:style-name="ce62" table:formula="of:=[.Y83]" office:value-type="float" office:value="0">
            <text:p><text:s/>- </text:p>
          </table:table-cell>
          <table:table-cell/>
          <table:table-cell table:style-name="ce20" office:value-type="float" office:value="81">
            <text:p>81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2">
            <text:p>82</text:p>
          </table:table-cell>
          <table:table-cell table:style-name="ce62" table:formula="of:=[.I84]" office:value-type="float" office:value="0">
            <text:p><text:s/>- </text:p>
          </table:table-cell>
          <table:table-cell table:style-name="ce62" table:formula="of:=[.M84]" office:value-type="float" office:value="0">
            <text:p><text:s/>- </text:p>
          </table:table-cell>
          <table:table-cell table:style-name="ce62" table:formula="of:=[.Q84]" office:value-type="float" office:value="0">
            <text:p><text:s/>- </text:p>
          </table:table-cell>
          <table:table-cell table:style-name="ce62" table:formula="of:=[.U84]" office:value-type="float" office:value="0">
            <text:p><text:s/>- </text:p>
          </table:table-cell>
          <table:table-cell table:style-name="ce62" table:formula="of:=[.Y84]" office:value-type="float" office:value="0">
            <text:p><text:s/>- </text:p>
          </table:table-cell>
          <table:table-cell/>
          <table:table-cell table:style-name="ce20" office:value-type="float" office:value="82">
            <text:p>82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3">
            <text:p>83</text:p>
          </table:table-cell>
          <table:table-cell table:style-name="ce62" table:formula="of:=[.I85]" office:value-type="float" office:value="0">
            <text:p><text:s/>- </text:p>
          </table:table-cell>
          <table:table-cell table:style-name="ce62" table:formula="of:=[.M85]" office:value-type="float" office:value="0">
            <text:p><text:s/>- </text:p>
          </table:table-cell>
          <table:table-cell table:style-name="ce62" table:formula="of:=[.Q85]" office:value-type="float" office:value="0">
            <text:p><text:s/>- </text:p>
          </table:table-cell>
          <table:table-cell table:style-name="ce62" table:formula="of:=[.U85]" office:value-type="float" office:value="0">
            <text:p><text:s/>- </text:p>
          </table:table-cell>
          <table:table-cell table:style-name="ce62" table:formula="of:=[.Y85]" office:value-type="float" office:value="0">
            <text:p><text:s/>- </text:p>
          </table:table-cell>
          <table:table-cell/>
          <table:table-cell table:style-name="ce20" office:value-type="float" office:value="83">
            <text:p>83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4">
            <text:p>84</text:p>
          </table:table-cell>
          <table:table-cell table:style-name="ce62" table:formula="of:=[.I86]" office:value-type="float" office:value="0">
            <text:p><text:s/>- </text:p>
          </table:table-cell>
          <table:table-cell table:style-name="ce62" table:formula="of:=[.M86]" office:value-type="float" office:value="0">
            <text:p><text:s/>- </text:p>
          </table:table-cell>
          <table:table-cell table:style-name="ce62" table:formula="of:=[.Q86]" office:value-type="float" office:value="0">
            <text:p><text:s/>- </text:p>
          </table:table-cell>
          <table:table-cell table:style-name="ce62" table:formula="of:=[.U86]" office:value-type="float" office:value="0">
            <text:p><text:s/>- </text:p>
          </table:table-cell>
          <table:table-cell table:style-name="ce62" table:formula="of:=[.Y86]" office:value-type="float" office:value="0">
            <text:p><text:s/>- </text:p>
          </table:table-cell>
          <table:table-cell/>
          <table:table-cell table:style-name="ce20" office:value-type="float" office:value="84">
            <text:p>84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5">
            <text:p>85</text:p>
          </table:table-cell>
          <table:table-cell table:style-name="ce62" table:formula="of:=[.I87]" office:value-type="float" office:value="0">
            <text:p><text:s/>- </text:p>
          </table:table-cell>
          <table:table-cell table:style-name="ce62" table:formula="of:=[.M87]" office:value-type="float" office:value="0">
            <text:p><text:s/>- </text:p>
          </table:table-cell>
          <table:table-cell table:style-name="ce62" table:formula="of:=[.Q87]" office:value-type="float" office:value="0">
            <text:p><text:s/>- </text:p>
          </table:table-cell>
          <table:table-cell table:style-name="ce62" table:formula="of:=[.U87]" office:value-type="float" office:value="0">
            <text:p><text:s/>- </text:p>
          </table:table-cell>
          <table:table-cell table:style-name="ce62" table:formula="of:=[.Y87]" office:value-type="float" office:value="0">
            <text:p><text:s/>- </text:p>
          </table:table-cell>
          <table:table-cell/>
          <table:table-cell table:style-name="ce20" office:value-type="float" office:value="85">
            <text:p>85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6">
            <text:p>86</text:p>
          </table:table-cell>
          <table:table-cell table:style-name="ce62" table:formula="of:=[.I88]" office:value-type="float" office:value="0">
            <text:p><text:s/>- </text:p>
          </table:table-cell>
          <table:table-cell table:style-name="ce62" table:formula="of:=[.M88]" office:value-type="float" office:value="0">
            <text:p><text:s/>- </text:p>
          </table:table-cell>
          <table:table-cell table:style-name="ce62" table:formula="of:=[.Q88]" office:value-type="float" office:value="0">
            <text:p><text:s/>- </text:p>
          </table:table-cell>
          <table:table-cell table:style-name="ce62" table:formula="of:=[.U88]" office:value-type="float" office:value="0">
            <text:p><text:s/>- </text:p>
          </table:table-cell>
          <table:table-cell table:style-name="ce62" table:formula="of:=[.Y88]" office:value-type="float" office:value="0">
            <text:p><text:s/>- </text:p>
          </table:table-cell>
          <table:table-cell/>
          <table:table-cell table:style-name="ce20" office:value-type="float" office:value="86">
            <text:p>86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7">
            <text:p>87</text:p>
          </table:table-cell>
          <table:table-cell table:style-name="ce62" table:formula="of:=[.I89]" office:value-type="float" office:value="0">
            <text:p><text:s/>- </text:p>
          </table:table-cell>
          <table:table-cell table:style-name="ce62" table:formula="of:=[.M89]" office:value-type="float" office:value="0">
            <text:p><text:s/>- </text:p>
          </table:table-cell>
          <table:table-cell table:style-name="ce62" table:formula="of:=[.Q89]" office:value-type="float" office:value="0">
            <text:p><text:s/>- </text:p>
          </table:table-cell>
          <table:table-cell table:style-name="ce62" table:formula="of:=[.U89]" office:value-type="float" office:value="0">
            <text:p><text:s/>- </text:p>
          </table:table-cell>
          <table:table-cell table:style-name="ce62" table:formula="of:=[.Y89]" office:value-type="float" office:value="0">
            <text:p><text:s/>- </text:p>
          </table:table-cell>
          <table:table-cell/>
          <table:table-cell table:style-name="ce20" office:value-type="float" office:value="87">
            <text:p>87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8">
            <text:p>88</text:p>
          </table:table-cell>
          <table:table-cell table:style-name="ce62" table:formula="of:=[.I90]" office:value-type="float" office:value="0">
            <text:p><text:s/>- </text:p>
          </table:table-cell>
          <table:table-cell table:style-name="ce62" table:formula="of:=[.M90]" office:value-type="float" office:value="0">
            <text:p><text:s/>- </text:p>
          </table:table-cell>
          <table:table-cell table:style-name="ce62" table:formula="of:=[.Q90]" office:value-type="float" office:value="0">
            <text:p><text:s/>- </text:p>
          </table:table-cell>
          <table:table-cell table:style-name="ce62" table:formula="of:=[.U90]" office:value-type="float" office:value="0">
            <text:p><text:s/>- </text:p>
          </table:table-cell>
          <table:table-cell table:style-name="ce62" table:formula="of:=[.Y90]" office:value-type="float" office:value="0">
            <text:p><text:s/>- </text:p>
          </table:table-cell>
          <table:table-cell/>
          <table:table-cell table:style-name="ce20" office:value-type="float" office:value="88">
            <text:p>88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89">
            <text:p>89</text:p>
          </table:table-cell>
          <table:table-cell table:style-name="ce62" table:formula="of:=[.I91]" office:value-type="float" office:value="0">
            <text:p><text:s/>- </text:p>
          </table:table-cell>
          <table:table-cell table:style-name="ce62" table:formula="of:=[.M91]" office:value-type="float" office:value="0">
            <text:p><text:s/>- </text:p>
          </table:table-cell>
          <table:table-cell table:style-name="ce62" table:formula="of:=[.Q91]" office:value-type="float" office:value="0">
            <text:p><text:s/>- </text:p>
          </table:table-cell>
          <table:table-cell table:style-name="ce62" table:formula="of:=[.U91]" office:value-type="float" office:value="0">
            <text:p><text:s/>- </text:p>
          </table:table-cell>
          <table:table-cell table:style-name="ce62" table:formula="of:=[.Y91]" office:value-type="float" office:value="0">
            <text:p><text:s/>- </text:p>
          </table:table-cell>
          <table:table-cell/>
          <table:table-cell table:style-name="ce20" office:value-type="float" office:value="89">
            <text:p>89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90">
            <text:p>90</text:p>
          </table:table-cell>
          <table:table-cell table:style-name="ce62" table:formula="of:=[.I92]" office:value-type="float" office:value="0">
            <text:p><text:s/>- </text:p>
          </table:table-cell>
          <table:table-cell table:style-name="ce62" table:formula="of:=[.M92]" office:value-type="float" office:value="0">
            <text:p><text:s/>- </text:p>
          </table:table-cell>
          <table:table-cell table:style-name="ce62" table:formula="of:=[.Q92]" office:value-type="float" office:value="0">
            <text:p><text:s/>- </text:p>
          </table:table-cell>
          <table:table-cell table:style-name="ce62" table:formula="of:=[.U92]" office:value-type="float" office:value="0">
            <text:p><text:s/>- </text:p>
          </table:table-cell>
          <table:table-cell table:style-name="ce62" table:formula="of:=[.Y92]" office:value-type="float" office:value="0">
            <text:p><text:s/>- </text:p>
          </table:table-cell>
          <table:table-cell/>
          <table:table-cell table:style-name="ce20" office:value-type="float" office:value="90">
            <text:p>90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91">
            <text:p>91</text:p>
          </table:table-cell>
          <table:table-cell table:style-name="ce62" table:formula="of:=[.I93]" office:value-type="float" office:value="0">
            <text:p><text:s/>- </text:p>
          </table:table-cell>
          <table:table-cell table:style-name="ce62" table:formula="of:=[.M93]" office:value-type="float" office:value="0">
            <text:p><text:s/>- </text:p>
          </table:table-cell>
          <table:table-cell table:style-name="ce62" table:formula="of:=[.Q93]" office:value-type="float" office:value="0">
            <text:p><text:s/>- </text:p>
          </table:table-cell>
          <table:table-cell table:style-name="ce62" table:formula="of:=[.U93]" office:value-type="float" office:value="0">
            <text:p><text:s/>- </text:p>
          </table:table-cell>
          <table:table-cell table:style-name="ce62" table:formula="of:=[.Y93]" office:value-type="float" office:value="0">
            <text:p><text:s/>- </text:p>
          </table:table-cell>
          <table:table-cell/>
          <table:table-cell table:style-name="ce20" office:value-type="float" office:value="91">
            <text:p>91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92">
            <text:p>92</text:p>
          </table:table-cell>
          <table:table-cell table:style-name="ce62" table:formula="of:=[.I94]" office:value-type="float" office:value="0">
            <text:p><text:s/>- </text:p>
          </table:table-cell>
          <table:table-cell table:style-name="ce62" table:formula="of:=[.M94]" office:value-type="float" office:value="0">
            <text:p><text:s/>- </text:p>
          </table:table-cell>
          <table:table-cell table:style-name="ce62" table:formula="of:=[.Q94]" office:value-type="float" office:value="0">
            <text:p><text:s/>- </text:p>
          </table:table-cell>
          <table:table-cell table:style-name="ce62" table:formula="of:=[.U94]" office:value-type="float" office:value="0">
            <text:p><text:s/>- </text:p>
          </table:table-cell>
          <table:table-cell table:style-name="ce62" table:formula="of:=[.Y94]" office:value-type="float" office:value="0">
            <text:p><text:s/>- </text:p>
          </table:table-cell>
          <table:table-cell/>
          <table:table-cell table:style-name="ce20" office:value-type="float" office:value="92">
            <text:p>92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93">
            <text:p>93</text:p>
          </table:table-cell>
          <table:table-cell table:style-name="ce62" table:formula="of:=[.I95]" office:value-type="float" office:value="0">
            <text:p><text:s/>- </text:p>
          </table:table-cell>
          <table:table-cell table:style-name="ce62" table:formula="of:=[.M95]" office:value-type="float" office:value="0">
            <text:p><text:s/>- </text:p>
          </table:table-cell>
          <table:table-cell table:style-name="ce62" table:formula="of:=[.Q95]" office:value-type="float" office:value="0">
            <text:p><text:s/>- </text:p>
          </table:table-cell>
          <table:table-cell table:style-name="ce62" table:formula="of:=[.U95]" office:value-type="float" office:value="0">
            <text:p><text:s/>- </text:p>
          </table:table-cell>
          <table:table-cell table:style-name="ce62" table:formula="of:=[.Y95]" office:value-type="float" office:value="0">
            <text:p><text:s/>- </text:p>
          </table:table-cell>
          <table:table-cell/>
          <table:table-cell table:style-name="ce20" office:value-type="float" office:value="93">
            <text:p>93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94">
            <text:p>94</text:p>
          </table:table-cell>
          <table:table-cell table:style-name="ce62" table:formula="of:=[.I96]" office:value-type="float" office:value="0">
            <text:p><text:s/>- </text:p>
          </table:table-cell>
          <table:table-cell table:style-name="ce62" table:formula="of:=[.M96]" office:value-type="float" office:value="0">
            <text:p><text:s/>- </text:p>
          </table:table-cell>
          <table:table-cell table:style-name="ce62" table:formula="of:=[.Q96]" office:value-type="float" office:value="0">
            <text:p><text:s/>- </text:p>
          </table:table-cell>
          <table:table-cell table:style-name="ce62" table:formula="of:=[.U96]" office:value-type="float" office:value="0">
            <text:p><text:s/>- </text:p>
          </table:table-cell>
          <table:table-cell table:style-name="ce62" table:formula="of:=[.Y96]" office:value-type="float" office:value="0">
            <text:p><text:s/>- </text:p>
          </table:table-cell>
          <table:table-cell/>
          <table:table-cell table:style-name="ce20" office:value-type="float" office:value="94">
            <text:p>94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95">
            <text:p>95</text:p>
          </table:table-cell>
          <table:table-cell table:style-name="ce62" table:formula="of:=[.I97]" office:value-type="float" office:value="0">
            <text:p><text:s/>- </text:p>
          </table:table-cell>
          <table:table-cell table:style-name="ce62" table:formula="of:=[.M97]" office:value-type="float" office:value="0">
            <text:p><text:s/>- </text:p>
          </table:table-cell>
          <table:table-cell table:style-name="ce62" table:formula="of:=[.Q97]" office:value-type="float" office:value="0">
            <text:p><text:s/>- </text:p>
          </table:table-cell>
          <table:table-cell table:style-name="ce62" table:formula="of:=[.U97]" office:value-type="float" office:value="0">
            <text:p><text:s/>- </text:p>
          </table:table-cell>
          <table:table-cell table:style-name="ce62" table:formula="of:=[.Y97]" office:value-type="float" office:value="0">
            <text:p><text:s/>- </text:p>
          </table:table-cell>
          <table:table-cell/>
          <table:table-cell table:style-name="ce20" office:value-type="float" office:value="95">
            <text:p>95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96">
            <text:p>96</text:p>
          </table:table-cell>
          <table:table-cell table:style-name="ce62" table:formula="of:=[.I98]" office:value-type="float" office:value="0">
            <text:p><text:s/>- </text:p>
          </table:table-cell>
          <table:table-cell table:style-name="ce62" table:formula="of:=[.M98]" office:value-type="float" office:value="0">
            <text:p><text:s/>- </text:p>
          </table:table-cell>
          <table:table-cell table:style-name="ce62" table:formula="of:=[.Q98]" office:value-type="float" office:value="0">
            <text:p><text:s/>- </text:p>
          </table:table-cell>
          <table:table-cell table:style-name="ce62" table:formula="of:=[.U98]" office:value-type="float" office:value="0">
            <text:p><text:s/>- </text:p>
          </table:table-cell>
          <table:table-cell table:style-name="ce62" table:formula="of:=[.Y98]" office:value-type="float" office:value="0">
            <text:p><text:s/>- </text:p>
          </table:table-cell>
          <table:table-cell/>
          <table:table-cell table:style-name="ce20" office:value-type="float" office:value="96">
            <text:p>96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97">
            <text:p>97</text:p>
          </table:table-cell>
          <table:table-cell table:style-name="ce62" table:formula="of:=[.I99]" office:value-type="float" office:value="0">
            <text:p><text:s/>- </text:p>
          </table:table-cell>
          <table:table-cell table:style-name="ce62" table:formula="of:=[.M99]" office:value-type="float" office:value="0">
            <text:p><text:s/>- </text:p>
          </table:table-cell>
          <table:table-cell table:style-name="ce62" table:formula="of:=[.Q99]" office:value-type="float" office:value="0">
            <text:p><text:s/>- </text:p>
          </table:table-cell>
          <table:table-cell table:style-name="ce62" table:formula="of:=[.U99]" office:value-type="float" office:value="0">
            <text:p><text:s/>- </text:p>
          </table:table-cell>
          <table:table-cell table:style-name="ce62" table:formula="of:=[.Y99]" office:value-type="float" office:value="0">
            <text:p><text:s/>- </text:p>
          </table:table-cell>
          <table:table-cell/>
          <table:table-cell table:style-name="ce20" office:value-type="float" office:value="97">
            <text:p>97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98">
            <text:p>98</text:p>
          </table:table-cell>
          <table:table-cell table:style-name="ce62" table:formula="of:=[.I100]" office:value-type="float" office:value="0">
            <text:p><text:s/>- </text:p>
          </table:table-cell>
          <table:table-cell table:style-name="ce62" table:formula="of:=[.M100]" office:value-type="float" office:value="0">
            <text:p><text:s/>- </text:p>
          </table:table-cell>
          <table:table-cell table:style-name="ce62" table:formula="of:=[.Q100]" office:value-type="float" office:value="0">
            <text:p><text:s/>- </text:p>
          </table:table-cell>
          <table:table-cell table:style-name="ce62" table:formula="of:=[.U100]" office:value-type="float" office:value="0">
            <text:p><text:s/>- </text:p>
          </table:table-cell>
          <table:table-cell table:style-name="ce62" table:formula="of:=[.Y100]" office:value-type="float" office:value="0">
            <text:p><text:s/>- </text:p>
          </table:table-cell>
          <table:table-cell/>
          <table:table-cell table:style-name="ce20" office:value-type="float" office:value="98">
            <text:p>98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99">
            <text:p>99</text:p>
          </table:table-cell>
          <table:table-cell table:style-name="ce62" table:formula="of:=[.I101]" office:value-type="float" office:value="0">
            <text:p><text:s/>- </text:p>
          </table:table-cell>
          <table:table-cell table:style-name="ce62" table:formula="of:=[.M101]" office:value-type="float" office:value="0">
            <text:p><text:s/>- </text:p>
          </table:table-cell>
          <table:table-cell table:style-name="ce62" table:formula="of:=[.Q101]" office:value-type="float" office:value="0">
            <text:p><text:s/>- </text:p>
          </table:table-cell>
          <table:table-cell table:style-name="ce62" table:formula="of:=[.U101]" office:value-type="float" office:value="0">
            <text:p><text:s/>- </text:p>
          </table:table-cell>
          <table:table-cell table:style-name="ce62" table:formula="of:=[.Y101]" office:value-type="float" office:value="0">
            <text:p><text:s/>- </text:p>
          </table:table-cell>
          <table:table-cell/>
          <table:table-cell table:style-name="ce20" office:value-type="float" office:value="99">
            <text:p>99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>
          <table:table-cell table:style-name="ce20" office:value-type="float" office:value="100">
            <text:p>100</text:p>
          </table:table-cell>
          <table:table-cell table:style-name="ce62" table:formula="of:=[.I102]" office:value-type="float" office:value="0">
            <text:p><text:s/>- </text:p>
          </table:table-cell>
          <table:table-cell table:style-name="ce62" table:formula="of:=[.M102]" office:value-type="float" office:value="0">
            <text:p><text:s/>- </text:p>
          </table:table-cell>
          <table:table-cell table:style-name="ce62" table:formula="of:=[.Q102]" office:value-type="float" office:value="0">
            <text:p><text:s/>- </text:p>
          </table:table-cell>
          <table:table-cell table:style-name="ce62" table:formula="of:=[.U102]" office:value-type="float" office:value="0">
            <text:p><text:s/>- </text:p>
          </table:table-cell>
          <table:table-cell table:style-name="ce62" table:formula="of:=[.Y102]" office:value-type="float" office:value="0">
            <text:p><text:s/>- </text:p>
          </table:table-cell>
          <table:table-cell/>
          <table:table-cell table:style-name="ce20" office:value-type="float" office:value="100">
            <text:p>100</text:p>
          </table:table-cell>
          <table:table-cell table:style-name="ce64"/>
          <table:table-cell table:style-name="ce20" table:number-columns-repeated="3"/>
          <table:table-cell table:style-name="ce68"/>
          <table:table-cell table:style-name="ce20" table:number-columns-repeated="3"/>
          <table:table-cell table:style-name="ce64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20" table:number-columns-repeated="2"/>
          <table:table-cell table:style-name="Default" table:number-columns-repeated="6"/>
          <table:table-cell table:number-columns-repeated="987"/>
        </table:table-row>
        <table:table-row table:style-name="ro3" table:number-rows-repeated="1048473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kills" table:style-name="ta13" table:print="false">
        <table:table-column table:style-name="co86" table:default-cell-style-name="Default"/>
        <table:table-column table:style-name="co80" table:default-cell-style-name="Default"/>
        <table:table-column table:style-name="co80" table:default-cell-style-name="ce62"/>
        <table:table-column table:style-name="co87" table:default-cell-style-name="Default"/>
        <table:table-column table:style-name="co85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25"/>
        <table:table-column table:style-name="co88" table:default-cell-style-name="Default"/>
        <table:table-column table:style-name="co86" table:default-cell-style-name="Default"/>
        <table:table-column table:style-name="co91" table:default-cell-style-name="ce25"/>
        <table:table-column table:style-name="co88" table:default-cell-style-name="Default"/>
        <table:table-column table:style-name="co92" table:default-cell-style-name="Default"/>
        <table:table-column table:style-name="co80" table:default-cell-style-name="Default"/>
        <table:table-column table:style-name="co88" table:default-cell-style-name="Default"/>
        <table:table-column table:style-name="co93" table:default-cell-style-name="Default"/>
        <table:table-row table:style-name="ro3">
          <table:table-cell table:style-name="ce84" office:value-type="string">
            <text:p>Skill</text:p>
          </table:table-cell>
          <table:table-cell table:style-name="ce84" office:value-type="string">
            <text:p>Diff</text:p>
          </table:table-cell>
          <table:table-cell table:style-name="ce84" office:value-type="string">
            <text:p>Rank</text:p>
          </table:table-cell>
          <table:table-cell table:style-name="ce92" office:value-type="string" office:string-value="Cost">
            <text:p>Cost </text:p>
          </table:table-cell>
          <table:table-cell table:style-name="ce84" office:value-type="string">
            <text:p>forsake</text:p>
          </table:table-cell>
          <table:table-cell table:style-name="ce12"/>
          <table:table-cell table:style-name="ce1" office:value-type="string">
            <text:p>Fedaykin</text:p>
          </table:table-cell>
          <table:table-cell table:style-name="ce1" office:value-type="string">
            <text:p>str</text:p>
          </table:table-cell>
          <table:table-cell/>
          <table:table-cell table:style-name="ce1" office:value-type="string">
            <text:p>Zensunni</text:p>
          </table:table-cell>
          <table:table-cell table:style-name="ce1" office:value-type="string">
            <text:p>int</text:p>
          </table:table-cell>
          <table:table-cell/>
          <table:table-cell table:style-name="ce1" office:value-type="string">
            <text:p>Sayyadina/Qizarate</text:p>
          </table:table-cell>
          <table:table-cell table:style-name="ce1" office:value-type="string">
            <text:p>wis</text:p>
          </table:table-cell>
          <table:table-cell/>
          <table:table-cell table:style-name="ce25"/>
        </table:table-row>
        <table:table-row table:style-name="ro8">
          <table:table-cell table:style-name="ce85" office:value-type="string">
            <text:p>Ambush</text:p>
          </table:table-cell>
          <table:table-cell table:style-name="ce85" office:value-type="string">
            <text:p>Easy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2]+1;[$numbers.A$1:.EI$1048576];IF([.B2]=&quot;Very Easy&quot;;2;IF([.B2]=&quot;Easy&quot;;3;IF([.B2]=&quot;Normal&quot;;4;IF([.B2]=&quot;Hard&quot;;5;IF([.B2]=&quot;Very Hard&quot;;6;0))))))" office:value-type="float" office:value="520000">
            <text:p>520,000 </text:p>
          </table:table-cell>
          <table:table-cell table:formula="of:=IF([.B2]=&quot;Very Easy&quot;;[.C2]-7;IF([.B2]=&quot;Easy&quot;;[.C2]-7;IF([.B2]=&quot;Normal&quot;;[.C2]-7;IF([.B2]=&quot;Hard&quot;;[.C2]-1;IF([.B2]=&quot;Very Hard&quot;;[.C2]-1)))))" office:value-type="float" office:value="13">
            <text:p>13</text:p>
          </table:table-cell>
          <table:table-cell/>
          <table:table-cell table:style-name="ce85" office:value-type="string">
            <text:p>Ambush</text:p>
          </table:table-cell>
          <table:table-cell table:style-name="ce85" office:value-type="string">
            <text:p>Easy</text:p>
          </table:table-cell>
          <table:table-cell/>
          <table:table-cell table:style-name="ce87" office:value-type="string">
            <text:p>Ambush</text:p>
          </table:table-cell>
          <table:table-cell table:style-name="ce87" office:value-type="string">
            <text:p>Hard</text:p>
          </table:table-cell>
          <table:table-cell/>
          <table:table-cell table:style-name="ce87" office:value-type="string">
            <text:p>Ambush</text:p>
          </table:table-cell>
          <table:table-cell table:style-name="ce87" office:value-type="string">
            <text:p>Hard</text:p>
          </table:table-cell>
          <table:table-cell/>
          <table:table-cell table:style-name="ce25" office:value-type="string">
            <text:p>backstabbing damage</text:p>
          </table:table-cell>
        </table:table-row>
        <table:table-row table:style-name="ro8">
          <table:table-cell table:style-name="ce86" office:value-type="string">
            <text:p>Assault <text:s text:c="9"/></text:p>
          </table:table-cell>
          <table:table-cell table:style-name="ce86" office:value-type="string">
            <text:p>Very Easy</text:p>
          </table:table-cell>
          <table:table-cell table:style-name="Default" office:value-type="float" office:value="25">
            <text:p>25</text:p>
          </table:table-cell>
          <table:table-cell table:style-name="ce93" table:formula="of:=VLOOKUP([$skills.C3]+1;[$numbers.A$1:.EI$1048576];IF([.B3]=&quot;Very Easy&quot;;2;IF([.B3]=&quot;Easy&quot;;3;IF([.B3]=&quot;Normal&quot;;4;IF([.B3]=&quot;Hard&quot;;5;IF([.B3]=&quot;Very Hard&quot;;6;0))))))" office:value-type="float" office:value="1050000">
            <text:p>1,050,000 </text:p>
          </table:table-cell>
          <table:table-cell table:formula="of:=IF([.B3]=&quot;Very Easy&quot;;[.C3]-7;IF([.B3]=&quot;Easy&quot;;[.C3]-7;IF([.B3]=&quot;Normal&quot;;[.C3]-7;IF([.B3]=&quot;Hard&quot;;[.C3]-1;IF([.B3]=&quot;Very Hard&quot;;[.C3]-1)))))" office:value-type="float" office:value="18">
            <text:p>18</text:p>
          </table:table-cell>
          <table:table-cell/>
          <table:table-cell table:style-name="ce86" office:value-type="string">
            <text:p>Assault <text:s text:c="9"/></text:p>
          </table:table-cell>
          <table:table-cell table:style-name="ce86" office:value-type="string">
            <text:p>Very Easy</text:p>
          </table:table-cell>
          <table:table-cell/>
          <table:table-cell table:style-name="ce88" office:value-type="string">
            <text:p>Assault</text:p>
          </table:table-cell>
          <table:table-cell table:style-name="ce88" office:value-type="string">
            <text:p>Normal</text:p>
          </table:table-cell>
          <table:table-cell/>
          <table:table-cell table:style-name="ce89" office:value-type="string">
            <text:p>Assault <text:s text:c="9"/></text:p>
          </table:table-cell>
          <table:table-cell table:style-name="ce89" office:value-type="string">
            <text:p>Very Hard</text:p>
          </table:table-cell>
          <table:table-cell/>
          <table:table-cell table:style-name="ce25" office:value-type="string">
            <text:p>damage with weapon (knife/maula)</text:p>
          </table:table-cell>
        </table:table-row>
        <table:table-row table:style-name="ro8">
          <table:table-cell table:style-name="ce87" office:value-type="string">
            <text:p>Bindu</text:p>
          </table:table-cell>
          <table:table-cell table:style-name="ce87" office:value-type="string">
            <text:p>Hard</text:p>
          </table:table-cell>
          <table:table-cell table:style-name="Default" office:value-type="float" office:value="18">
            <text:p>18</text:p>
          </table:table-cell>
          <table:table-cell table:style-name="ce93" table:formula="of:=VLOOKUP([$skills.C4]+1;[$numbers.A$1:.EI$1048576];IF([.B4]=&quot;Very Easy&quot;;2;IF([.B4]=&quot;Easy&quot;;3;IF([.B4]=&quot;Normal&quot;;4;IF([.B4]=&quot;Hard&quot;;5;IF([.B4]=&quot;Very Hard&quot;;6;0))))))" office:value-type="float" office:value="504000">
            <text:p>504,000 </text:p>
          </table:table-cell>
          <table:table-cell table:formula="of:=IF([.B4]=&quot;Very Easy&quot;;[.C4]-7;IF([.B4]=&quot;Easy&quot;;[.C4]-7;IF([.B4]=&quot;Normal&quot;;[.C4]-7;IF([.B4]=&quot;Hard&quot;;[.C4]-1;IF([.B4]=&quot;Very Hard&quot;;[.C4]-1)))))" office:value-type="float" office:value="17">
            <text:p>17</text:p>
          </table:table-cell>
          <table:table-cell/>
          <table:table-cell table:style-name="ce87" office:value-type="string">
            <text:p>Bindu</text:p>
          </table:table-cell>
          <table:table-cell table:style-name="ce87" office:value-type="string">
            <text:p>Hard</text:p>
          </table:table-cell>
          <table:table-cell/>
          <table:table-cell table:style-name="ce86" office:value-type="string">
            <text:p>Bindu <text:s text:c="11"/></text:p>
          </table:table-cell>
          <table:table-cell table:style-name="ce86" office:value-type="string">
            <text:p>Very Easy</text:p>
          </table:table-cell>
          <table:table-cell/>
          <table:table-cell table:style-name="ce85" office:value-type="string">
            <text:p>Bindu</text:p>
          </table:table-cell>
          <table:table-cell table:style-name="ce85" office:value-type="string">
            <text:p>Easy</text:p>
          </table:table-cell>
          <table:table-cell/>
          <table:table-cell table:style-name="ce25" office:value-type="string">
            <text:p>sp regen</text:p>
          </table:table-cell>
        </table:table-row>
        <table:table-row table:style-name="ro8">
          <table:table-cell table:style-name="ce88" office:value-type="string">
            <text:p>Chaumary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5]+1;[$numbers.A$1:.EI$1048576];IF([.B5]=&quot;Very Easy&quot;;2;IF([.B5]=&quot;Easy&quot;;3;IF([.B5]=&quot;Normal&quot;;4;IF([.B5]=&quot;Hard&quot;;5;IF([.B5]=&quot;Very Hard&quot;;6;0))))))" office:value-type="float" office:value="650000">
            <text:p>650,000 </text:p>
          </table:table-cell>
          <table:table-cell table:formula="of:=IF([.B5]=&quot;Very Easy&quot;;[.C5]-7;IF([.B5]=&quot;Easy&quot;;[.C5]-7;IF([.B5]=&quot;Normal&quot;;[.C5]-7;IF([.B5]=&quot;Hard&quot;;[.C5]-1;IF([.B5]=&quot;Very Hard&quot;;[.C5]-1)))))" office:value-type="float" office:value="13">
            <text:p>13</text:p>
          </table:table-cell>
          <table:table-cell/>
          <table:table-cell table:style-name="ce88" office:value-type="string">
            <text:p>Chaumary</text:p>
          </table:table-cell>
          <table:table-cell table:style-name="ce88" office:value-type="string">
            <text:p>Normal</text:p>
          </table:table-cell>
          <table:table-cell/>
          <table:table-cell table:style-name="ce88" office:value-type="string">
            <text:p>Chaumary</text:p>
          </table:table-cell>
          <table:table-cell table:style-name="ce88" office:value-type="string">
            <text:p>Normal</text:p>
          </table:table-cell>
          <table:table-cell/>
          <table:table-cell table:style-name="ce88" office:value-type="string">
            <text:p>Chaumary</text:p>
          </table:table-cell>
          <table:table-cell table:style-name="ce88" office:value-type="string">
            <text:p>Normal</text:p>
          </table:table-cell>
          <table:table-cell/>
          <table:table-cell table:style-name="ce25" office:value-type="string">
            <text:p>poison strength and quantity</text:p>
          </table:table-cell>
        </table:table-row>
        <table:table-row table:style-name="ro8">
          <table:table-cell table:style-name="ce85" office:value-type="string">
            <text:p>Crysknife</text:p>
          </table:table-cell>
          <table:table-cell table:style-name="ce85" office:value-type="string">
            <text:p>Easy</text:p>
          </table:table-cell>
          <table:table-cell table:style-name="Default" office:value-type="float" office:value="21">
            <text:p>21</text:p>
          </table:table-cell>
          <table:table-cell table:style-name="ce93" table:formula="of:=VLOOKUP([$skills.C6]+1;[$numbers.A$1:.EI$1048576];IF([.B6]=&quot;Very Easy&quot;;2;IF([.B6]=&quot;Easy&quot;;3;IF([.B6]=&quot;Normal&quot;;4;IF([.B6]=&quot;Hard&quot;;5;IF([.B6]=&quot;Very Hard&quot;;6;0))))))" office:value-type="float" office:value="640000">
            <text:p>640,000 </text:p>
          </table:table-cell>
          <table:table-cell table:formula="of:=IF([.B6]=&quot;Very Easy&quot;;[.C6]-7;IF([.B6]=&quot;Easy&quot;;[.C6]-7;IF([.B6]=&quot;Normal&quot;;[.C6]-7;IF([.B6]=&quot;Hard&quot;;[.C6]-1;IF([.B6]=&quot;Very Hard&quot;;[.C6]-1)))))" office:value-type="float" office:value="14">
            <text:p>14</text:p>
          </table:table-cell>
          <table:table-cell/>
          <table:table-cell table:style-name="ce85" office:value-type="string">
            <text:p>Crysknife</text:p>
          </table:table-cell>
          <table:table-cell table:style-name="ce85" office:value-type="string">
            <text:p>Easy</text:p>
          </table:table-cell>
          <table:table-cell/>
          <table:table-cell table:style-name="ce87" office:value-type="string">
            <text:p>Crysknife</text:p>
          </table:table-cell>
          <table:table-cell table:style-name="ce87" office:value-type="string">
            <text:p>Hard</text:p>
          </table:table-cell>
          <table:table-cell/>
          <table:table-cell table:style-name="ce88" office:value-type="string">
            <text:p>Crysknife</text:p>
          </table:table-cell>
          <table:table-cell table:style-name="ce88" office:value-type="string">
            <text:p>Normal</text:p>
          </table:table-cell>
          <table:table-cell/>
          <table:table-cell table:style-name="ce25" office:value-type="string">
            <text:p>damage with knife/ hit with knife</text:p>
          </table:table-cell>
        </table:table-row>
        <table:table-row table:style-name="ro8">
          <table:table-cell table:style-name="ce85" office:value-type="string">
            <text:p>Desert hardening</text:p>
          </table:table-cell>
          <table:table-cell table:style-name="ce85" office:value-type="string">
            <text:p>Easy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7]+1;[$numbers.A$1:.EI$1048576];IF([.B7]=&quot;Very Easy&quot;;2;IF([.B7]=&quot;Easy&quot;;3;IF([.B7]=&quot;Normal&quot;;4;IF([.B7]=&quot;Hard&quot;;5;IF([.B7]=&quot;Very Hard&quot;;6;0))))))" office:value-type="float" office:value="520000">
            <text:p>520,000 </text:p>
          </table:table-cell>
          <table:table-cell table:formula="of:=IF([.B7]=&quot;Very Easy&quot;;[.C7]-7;IF([.B7]=&quot;Easy&quot;;[.C7]-7;IF([.B7]=&quot;Normal&quot;;[.C7]-7;IF([.B7]=&quot;Hard&quot;;[.C7]-1;IF([.B7]=&quot;Very Hard&quot;;[.C7]-1)))))" office:value-type="float" office:value="13">
            <text:p>13</text:p>
          </table:table-cell>
          <table:table-cell/>
          <table:table-cell table:style-name="ce85" office:value-type="string">
            <text:p>Desert hardening</text:p>
          </table:table-cell>
          <table:table-cell table:style-name="ce85" office:value-type="string">
            <text:p>Easy</text:p>
          </table:table-cell>
          <table:table-cell/>
          <table:table-cell table:style-name="ce87" office:value-type="string">
            <text:p>Desert hardening</text:p>
          </table:table-cell>
          <table:table-cell table:style-name="ce87" office:value-type="string">
            <text:p>Hard</text:p>
          </table:table-cell>
          <table:table-cell/>
          <table:table-cell table:style-name="ce87" office:value-type="string">
            <text:p>Desert hardening</text:p>
          </table:table-cell>
          <table:table-cell table:style-name="ce87" office:value-type="string">
            <text:p>Hard</text:p>
          </table:table-cell>
          <table:table-cell/>
          <table:table-cell table:style-name="ce25" office:value-type="string">
            <text:p>natural ac</text:p>
          </table:table-cell>
        </table:table-row>
        <table:table-row table:style-name="ro8">
          <table:table-cell table:style-name="ce88" office:value-type="string">
            <text:p>Devices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8]+1;[$numbers.A$1:.EI$1048576];IF([.B8]=&quot;Very Easy&quot;;2;IF([.B8]=&quot;Easy&quot;;3;IF([.B8]=&quot;Normal&quot;;4;IF([.B8]=&quot;Hard&quot;;5;IF([.B8]=&quot;Very Hard&quot;;6;0))))))" office:value-type="float" office:value="650000">
            <text:p>650,000 </text:p>
          </table:table-cell>
          <table:table-cell table:formula="of:=IF([.B8]=&quot;Very Easy&quot;;[.C8]-7;IF([.B8]=&quot;Easy&quot;;[.C8]-7;IF([.B8]=&quot;Normal&quot;;[.C8]-7;IF([.B8]=&quot;Hard&quot;;[.C8]-1;IF([.B8]=&quot;Very Hard&quot;;[.C8]-1)))))" office:value-type="float" office:value="13">
            <text:p>13</text:p>
          </table:table-cell>
          <table:table-cell/>
          <table:table-cell table:style-name="ce88" office:value-type="string">
            <text:p>Devices</text:p>
          </table:table-cell>
          <table:table-cell table:style-name="ce88" office:value-type="string">
            <text:p>Normal</text:p>
          </table:table-cell>
          <table:table-cell/>
          <table:table-cell table:style-name="ce88" office:value-type="string">
            <text:p>Devices</text:p>
          </table:table-cell>
          <table:table-cell table:style-name="ce88" office:value-type="string">
            <text:p>Normal</text:p>
          </table:table-cell>
          <table:table-cell/>
          <table:table-cell table:style-name="ce88" office:value-type="string">
            <text:p>Devices</text:p>
          </table:table-cell>
          <table:table-cell table:style-name="ce88" office:value-type="string">
            <text:p>Normal</text:p>
          </table:table-cell>
          <table:table-cell/>
          <table:table-cell table:style-name="ce25" office:value-type="string">
            <text:p>helps all weapons minus knife</text:p>
          </table:table-cell>
        </table:table-row>
        <table:table-row table:style-name="ro8">
          <table:table-cell table:style-name="ce87" office:value-type="string">
            <text:p>Fai</text:p>
          </table:table-cell>
          <table:table-cell table:style-name="ce87" office:value-type="string">
            <text:p>Hard</text:p>
          </table:table-cell>
          <table:table-cell table:style-name="Default" office:value-type="float" office:value="18">
            <text:p>18</text:p>
          </table:table-cell>
          <table:table-cell table:style-name="ce93" table:formula="of:=VLOOKUP([$skills.C9]+1;[$numbers.A$1:.EI$1048576];IF([.B9]=&quot;Very Easy&quot;;2;IF([.B9]=&quot;Easy&quot;;3;IF([.B9]=&quot;Normal&quot;;4;IF([.B9]=&quot;Hard&quot;;5;IF([.B9]=&quot;Very Hard&quot;;6;0))))))" office:value-type="float" office:value="504000">
            <text:p>504,000 </text:p>
          </table:table-cell>
          <table:table-cell table:formula="of:=IF([.B9]=&quot;Very Easy&quot;;[.C9]-7;IF([.B9]=&quot;Easy&quot;;[.C9]-7;IF([.B9]=&quot;Normal&quot;;[.C9]-7;IF([.B9]=&quot;Hard&quot;;[.C9]-1;IF([.B9]=&quot;Very Hard&quot;;[.C9]-1)))))" office:value-type="float" office:value="17">
            <text:p>17</text:p>
          </table:table-cell>
          <table:table-cell/>
          <table:table-cell table:style-name="ce87" office:value-type="string">
            <text:p>Fai</text:p>
          </table:table-cell>
          <table:table-cell table:style-name="ce87" office:value-type="string">
            <text:p>Hard</text:p>
          </table:table-cell>
          <table:table-cell/>
          <table:table-cell table:style-name="ce87" office:value-type="string">
            <text:p>Fai</text:p>
          </table:table-cell>
          <table:table-cell table:style-name="ce87" office:value-type="string">
            <text:p>Hard</text:p>
          </table:table-cell>
          <table:table-cell/>
          <table:table-cell table:style-name="ce85" office:value-type="string">
            <text:p>Fai</text:p>
          </table:table-cell>
          <table:table-cell table:style-name="ce85" office:value-type="string">
            <text:p>Easy</text:p>
          </table:table-cell>
          <table:table-cell/>
          <table:table-cell table:style-name="ce25" office:value-type="string">
            <text:p>water donate/bonus cap</text:p>
          </table:table-cell>
        </table:table-row>
        <table:table-row table:style-name="ro8">
          <table:table-cell table:style-name="ce87" office:value-type="string">
            <text:p>Fiqh</text:p>
          </table:table-cell>
          <table:table-cell table:style-name="ce87" office:value-type="string">
            <text:p>Hard</text:p>
          </table:table-cell>
          <table:table-cell table:style-name="Default" office:value-type="float" office:value="18">
            <text:p>18</text:p>
          </table:table-cell>
          <table:table-cell table:style-name="ce93" table:formula="of:=VLOOKUP([$skills.C10]+1;[$numbers.A$1:.EI$1048576];IF([.B10]=&quot;Very Easy&quot;;2;IF([.B10]=&quot;Easy&quot;;3;IF([.B10]=&quot;Normal&quot;;4;IF([.B10]=&quot;Hard&quot;;5;IF([.B10]=&quot;Very Hard&quot;;6;0))))))" office:value-type="float" office:value="504000">
            <text:p>504,000 </text:p>
          </table:table-cell>
          <table:table-cell table:formula="of:=IF([.B10]=&quot;Very Easy&quot;;[.C10]-7;IF([.B10]=&quot;Easy&quot;;[.C10]-7;IF([.B10]=&quot;Normal&quot;;[.C10]-7;IF([.B10]=&quot;Hard&quot;;[.C10]-1;IF([.B10]=&quot;Very Hard&quot;;[.C10]-1)))))" office:value-type="float" office:value="17">
            <text:p>17</text:p>
          </table:table-cell>
          <table:table-cell/>
          <table:table-cell table:style-name="ce87" office:value-type="string">
            <text:p>Fiqh</text:p>
          </table:table-cell>
          <table:table-cell table:style-name="ce87" office:value-type="string">
            <text:p>Hard</text:p>
          </table:table-cell>
          <table:table-cell/>
          <table:table-cell table:style-name="ce85" office:value-type="string">
            <text:p>Fiqh</text:p>
          </table:table-cell>
          <table:table-cell table:style-name="ce85" office:value-type="string">
            <text:p>Easy</text:p>
          </table:table-cell>
          <table:table-cell/>
          <table:table-cell table:style-name="ce88" office:value-type="string">
            <text:p>Fiqh</text:p>
          </table:table-cell>
          <table:table-cell table:style-name="ce88" office:value-type="string">
            <text:p>Normal</text:p>
          </table:table-cell>
          <table:table-cell/>
          <table:table-cell table:style-name="ce25" office:value-type="string">
            <text:p>help agony cost, focus pool for litany</text:p>
          </table:table-cell>
        </table:table-row>
        <table:table-row table:style-name="ro8">
          <table:table-cell table:style-name="ce85" office:value-type="string">
            <text:p>Hide</text:p>
          </table:table-cell>
          <table:table-cell table:style-name="ce85" office:value-type="string">
            <text:p>Easy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11]+1;[$numbers.A$1:.EI$1048576];IF([.B11]=&quot;Very Easy&quot;;2;IF([.B11]=&quot;Easy&quot;;3;IF([.B11]=&quot;Normal&quot;;4;IF([.B11]=&quot;Hard&quot;;5;IF([.B11]=&quot;Very Hard&quot;;6;0))))))" office:value-type="float" office:value="520000">
            <text:p>520,000 </text:p>
          </table:table-cell>
          <table:table-cell table:formula="of:=IF([.B11]=&quot;Very Easy&quot;;[.C11]-7;IF([.B11]=&quot;Easy&quot;;[.C11]-7;IF([.B11]=&quot;Normal&quot;;[.C11]-7;IF([.B11]=&quot;Hard&quot;;[.C11]-1;IF([.B11]=&quot;Very Hard&quot;;[.C11]-1)))))" office:value-type="float" office:value="13">
            <text:p>13</text:p>
          </table:table-cell>
          <table:table-cell/>
          <table:table-cell table:style-name="ce85" office:value-type="string">
            <text:p>Hide</text:p>
          </table:table-cell>
          <table:table-cell table:style-name="ce85" office:value-type="string">
            <text:p>Easy</text:p>
          </table:table-cell>
          <table:table-cell/>
          <table:table-cell table:style-name="ce87" office:value-type="string">
            <text:p>Hide</text:p>
          </table:table-cell>
          <table:table-cell table:style-name="ce87" office:value-type="string">
            <text:p>Hard</text:p>
          </table:table-cell>
          <table:table-cell/>
          <table:table-cell table:style-name="ce87" office:value-type="string">
            <text:p>Hide</text:p>
          </table:table-cell>
          <table:table-cell table:style-name="ce87" office:value-type="string">
            <text:p>Hard</text:p>
          </table:table-cell>
          <table:table-cell/>
          <table:table-cell table:style-name="ce25" office:value-type="string">
            <text:p>hide ability</text:p>
          </table:table-cell>
        </table:table-row>
        <table:table-row table:style-name="ro8">
          <table:table-cell table:style-name="ce88" office:value-type="string">
            <text:p>Huanui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12]+1;[$numbers.A$1:.EI$1048576];IF([.B12]=&quot;Very Easy&quot;;2;IF([.B12]=&quot;Easy&quot;;3;IF([.B12]=&quot;Normal&quot;;4;IF([.B12]=&quot;Hard&quot;;5;IF([.B12]=&quot;Very Hard&quot;;6;0))))))" office:value-type="float" office:value="650000">
            <text:p>650,000 </text:p>
          </table:table-cell>
          <table:table-cell table:formula="of:=IF([.B12]=&quot;Very Easy&quot;;[.C12]-7;IF([.B12]=&quot;Easy&quot;;[.C12]-7;IF([.B12]=&quot;Normal&quot;;[.C12]-7;IF([.B12]=&quot;Hard&quot;;[.C12]-1;IF([.B12]=&quot;Very Hard&quot;;[.C12]-1)))))" office:value-type="float" office:value="13">
            <text:p>13</text:p>
          </table:table-cell>
          <table:table-cell/>
          <table:table-cell table:style-name="ce88" office:value-type="string">
            <text:p>Huanui</text:p>
          </table:table-cell>
          <table:table-cell table:style-name="ce88" office:value-type="string">
            <text:p>Normal</text:p>
          </table:table-cell>
          <table:table-cell/>
          <table:table-cell table:style-name="ce88" office:value-type="string">
            <text:p>Huanui</text:p>
          </table:table-cell>
          <table:table-cell table:style-name="ce88" office:value-type="string">
            <text:p>Normal</text:p>
          </table:table-cell>
          <table:table-cell/>
          <table:table-cell table:style-name="ce87" office:value-type="string">
            <text:p>Huanui</text:p>
          </table:table-cell>
          <table:table-cell table:style-name="ce87" office:value-type="string">
            <text:p>Hard</text:p>
          </table:table-cell>
          <table:table-cell/>
          <table:table-cell table:style-name="ce25" office:value-type="string">
            <text:p>water from corpses</text:p>
          </table:table-cell>
        </table:table-row>
        <table:table-row table:style-name="ro8">
          <table:table-cell table:style-name="ce87" office:value-type="string">
            <text:p>Ilm</text:p>
          </table:table-cell>
          <table:table-cell table:style-name="ce87" office:value-type="string">
            <text:p>Hard</text:p>
          </table:table-cell>
          <table:table-cell table:style-name="Default" office:value-type="float" office:value="18">
            <text:p>18</text:p>
          </table:table-cell>
          <table:table-cell table:style-name="ce93" table:formula="of:=VLOOKUP([$skills.C13]+1;[$numbers.A$1:.EI$1048576];IF([.B13]=&quot;Very Easy&quot;;2;IF([.B13]=&quot;Easy&quot;;3;IF([.B13]=&quot;Normal&quot;;4;IF([.B13]=&quot;Hard&quot;;5;IF([.B13]=&quot;Very Hard&quot;;6;0))))))" office:value-type="float" office:value="504000">
            <text:p>504,000 </text:p>
          </table:table-cell>
          <table:table-cell table:formula="of:=IF([.B13]=&quot;Very Easy&quot;;[.C13]-7;IF([.B13]=&quot;Easy&quot;;[.C13]-7;IF([.B13]=&quot;Normal&quot;;[.C13]-7;IF([.B13]=&quot;Hard&quot;;[.C13]-1;IF([.B13]=&quot;Very Hard&quot;;[.C13]-1)))))" office:value-type="float" office:value="17">
            <text:p>17</text:p>
          </table:table-cell>
          <table:table-cell/>
          <table:table-cell table:style-name="ce87" office:value-type="string">
            <text:p>Ilm</text:p>
          </table:table-cell>
          <table:table-cell table:style-name="ce87" office:value-type="string">
            <text:p>Hard</text:p>
          </table:table-cell>
          <table:table-cell/>
          <table:table-cell table:style-name="ce85" office:value-type="string">
            <text:p>Ilm</text:p>
          </table:table-cell>
          <table:table-cell table:style-name="ce85" office:value-type="string">
            <text:p>Easy</text:p>
          </table:table-cell>
          <table:table-cell/>
          <table:table-cell table:style-name="ce85" office:value-type="string">
            <text:p>Ilm</text:p>
          </table:table-cell>
          <table:table-cell table:style-name="ce85" office:value-type="string">
            <text:p>Easy</text:p>
          </table:table-cell>
          <table:table-cell/>
          <table:table-cell table:style-name="ce25" office:value-type="string">
            <text:p>increase agony dmg, litany blocking</text:p>
          </table:table-cell>
        </table:table-row>
        <table:table-row table:style-name="ro8">
          <table:table-cell table:style-name="ce87" office:value-type="string">
            <text:p>Litany</text:p>
          </table:table-cell>
          <table:table-cell table:style-name="ce87" office:value-type="string">
            <text:p>Hard</text:p>
          </table:table-cell>
          <table:table-cell table:style-name="Default" office:value-type="float" office:value="18">
            <text:p>18</text:p>
          </table:table-cell>
          <table:table-cell table:style-name="ce93" table:formula="of:=VLOOKUP([$skills.C14]+1;[$numbers.A$1:.EI$1048576];IF([.B14]=&quot;Very Easy&quot;;2;IF([.B14]=&quot;Easy&quot;;3;IF([.B14]=&quot;Normal&quot;;4;IF([.B14]=&quot;Hard&quot;;5;IF([.B14]=&quot;Very Hard&quot;;6;0))))))" office:value-type="float" office:value="504000">
            <text:p>504,000 </text:p>
          </table:table-cell>
          <table:table-cell table:formula="of:=IF([.B14]=&quot;Very Easy&quot;;[.C14]-7;IF([.B14]=&quot;Easy&quot;;[.C14]-7;IF([.B14]=&quot;Normal&quot;;[.C14]-7;IF([.B14]=&quot;Hard&quot;;[.C14]-1;IF([.B14]=&quot;Very Hard&quot;;[.C14]-1)))))" office:value-type="float" office:value="17">
            <text:p>17</text:p>
          </table:table-cell>
          <table:table-cell/>
          <table:table-cell table:style-name="ce87" office:value-type="string">
            <text:p>Litany</text:p>
          </table:table-cell>
          <table:table-cell table:style-name="ce87" office:value-type="string">
            <text:p>Hard</text:p>
          </table:table-cell>
          <table:table-cell/>
          <table:table-cell table:style-name="ce85" office:value-type="string">
            <text:p>Litany</text:p>
          </table:table-cell>
          <table:table-cell table:style-name="ce85" office:value-type="string">
            <text:p>Easy</text:p>
          </table:table-cell>
          <table:table-cell/>
          <table:table-cell table:style-name="ce85" office:value-type="string">
            <text:p>Litany</text:p>
          </table:table-cell>
          <table:table-cell table:style-name="ce85" office:value-type="string">
            <text:p>Easy</text:p>
          </table:table-cell>
          <table:table-cell/>
          <table:table-cell table:style-name="ce25" office:value-type="string">
            <text:p>tanking</text:p>
          </table:table-cell>
        </table:table-row>
        <table:table-row table:style-name="ro8">
          <table:table-cell table:style-name="ce88" office:value-type="string">
            <text:p>Nerve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15]+1;[$numbers.A$1:.EI$1048576];IF([.B15]=&quot;Very Easy&quot;;2;IF([.B15]=&quot;Easy&quot;;3;IF([.B15]=&quot;Normal&quot;;4;IF([.B15]=&quot;Hard&quot;;5;IF([.B15]=&quot;Very Hard&quot;;6;0))))))" office:value-type="float" office:value="650000">
            <text:p>650,000 </text:p>
          </table:table-cell>
          <table:table-cell table:formula="of:=IF([.B15]=&quot;Very Easy&quot;;[.C15]-7;IF([.B15]=&quot;Easy&quot;;[.C15]-7;IF([.B15]=&quot;Normal&quot;;[.C15]-7;IF([.B15]=&quot;Hard&quot;;[.C15]-1;IF([.B15]=&quot;Very Hard&quot;;[.C15]-1)))))" office:value-type="float" office:value="13">
            <text:p>13</text:p>
          </table:table-cell>
          <table:table-cell/>
          <table:table-cell table:style-name="ce88" office:value-type="string">
            <text:p>Nerve</text:p>
          </table:table-cell>
          <table:table-cell table:style-name="ce88" office:value-type="string">
            <text:p>Normal</text:p>
          </table:table-cell>
          <table:table-cell/>
          <table:table-cell table:style-name="ce85" office:value-type="string">
            <text:p>Nerve</text:p>
          </table:table-cell>
          <table:table-cell table:style-name="ce85" office:value-type="string">
            <text:p>Easy</text:p>
          </table:table-cell>
          <table:table-cell/>
          <table:table-cell table:style-name="ce87" office:value-type="string">
            <text:p>Nerve</text:p>
          </table:table-cell>
          <table:table-cell table:style-name="ce87" office:value-type="string">
            <text:p>Hard</text:p>
          </table:table-cell>
          <table:table-cell/>
          <table:table-cell table:style-name="ce25" office:value-type="string">
            <text:p>boost to con</text:p>
          </table:table-cell>
        </table:table-row>
        <table:table-row table:style-name="ro8">
          <table:table-cell table:style-name="ce89" office:value-type="string">
            <text:p>Pain <text:s text:c="12"/></text:p>
          </table:table-cell>
          <table:table-cell table:style-name="ce89" office:value-type="string">
            <text:p>Very Hard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16]+1;[$numbers.A$1:.EI$1048576];IF([.B16]=&quot;Very Easy&quot;;2;IF([.B16]=&quot;Easy&quot;;3;IF([.B16]=&quot;Normal&quot;;4;IF([.B16]=&quot;Hard&quot;;5;IF([.B16]=&quot;Very Hard&quot;;6;0))))))" office:value-type="float" office:value="910000">
            <text:p>910,000 </text:p>
          </table:table-cell>
          <table:table-cell table:formula="of:=IF([.B16]=&quot;Very Easy&quot;;[.C16]-7;IF([.B16]=&quot;Easy&quot;;[.C16]-7;IF([.B16]=&quot;Normal&quot;;[.C16]-7;IF([.B16]=&quot;Hard&quot;;[.C16]-1;IF([.B16]=&quot;Very Hard&quot;;[.C16]-1)))))" office:value-type="float" office:value="19">
            <text:p>19</text:p>
          </table:table-cell>
          <table:table-cell/>
          <table:table-cell table:style-name="ce89" office:value-type="string">
            <text:p>Pain <text:s text:c="12"/></text:p>
          </table:table-cell>
          <table:table-cell table:style-name="ce89" office:value-type="string">
            <text:p>Very Hard</text:p>
          </table:table-cell>
          <table:table-cell/>
          <table:table-cell table:style-name="ce88" office:value-type="string">
            <text:p>Pain</text:p>
          </table:table-cell>
          <table:table-cell table:style-name="ce88" office:value-type="string">
            <text:p>Normal</text:p>
          </table:table-cell>
          <table:table-cell/>
          <table:table-cell table:style-name="ce86" office:value-type="string">
            <text:p>Pain <text:s text:c="12"/></text:p>
          </table:table-cell>
          <table:table-cell table:style-name="ce86" office:value-type="string">
            <text:p>Very Easy</text:p>
          </table:table-cell>
          <table:table-cell/>
          <table:table-cell table:style-name="ce25" office:value-type="string">
            <text:p>agony dmg</text:p>
          </table:table-cell>
        </table:table-row>
        <table:table-row table:style-name="ro8">
          <table:table-cell table:style-name="ce88" office:value-type="string">
            <text:p>Prana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17]+1;[$numbers.A$1:.EI$1048576];IF([.B17]=&quot;Very Easy&quot;;2;IF([.B17]=&quot;Easy&quot;;3;IF([.B17]=&quot;Normal&quot;;4;IF([.B17]=&quot;Hard&quot;;5;IF([.B17]=&quot;Very Hard&quot;;6;0))))))" office:value-type="float" office:value="650000">
            <text:p>650,000 </text:p>
          </table:table-cell>
          <table:table-cell table:formula="of:=IF([.B17]=&quot;Very Easy&quot;;[.C17]-7;IF([.B17]=&quot;Easy&quot;;[.C17]-7;IF([.B17]=&quot;Normal&quot;;[.C17]-7;IF([.B17]=&quot;Hard&quot;;[.C17]-1;IF([.B17]=&quot;Very Hard&quot;;[.C17]-1)))))" office:value-type="float" office:value="13">
            <text:p>13</text:p>
          </table:table-cell>
          <table:table-cell/>
          <table:table-cell table:style-name="ce88" office:value-type="string">
            <text:p>Prana</text:p>
          </table:table-cell>
          <table:table-cell table:style-name="ce88" office:value-type="string">
            <text:p>Normal</text:p>
          </table:table-cell>
          <table:table-cell/>
          <table:table-cell table:style-name="ce86" office:value-type="string">
            <text:p>Prana <text:s text:c="11"/></text:p>
          </table:table-cell>
          <table:table-cell table:style-name="ce86" office:value-type="string">
            <text:p>Very Easy</text:p>
          </table:table-cell>
          <table:table-cell/>
          <table:table-cell table:style-name="ce88" office:value-type="string">
            <text:p>Prana</text:p>
          </table:table-cell>
          <table:table-cell table:style-name="ce88" office:value-type="string">
            <text:p>Normal</text:p>
          </table:table-cell>
          <table:table-cell/>
          <table:table-cell table:style-name="ce25" office:value-type="string">
            <text:p>hp regen</text:p>
          </table:table-cell>
        </table:table-row>
        <table:table-row table:style-name="ro8">
          <table:table-cell table:style-name="ce85" office:value-type="string">
            <text:p>Prescience</text:p>
          </table:table-cell>
          <table:table-cell table:style-name="ce85" office:value-type="string">
            <text:p>Easy</text:p>
          </table:table-cell>
          <table:table-cell table:style-name="Default" office:value-type="float" office:value="25">
            <text:p>25</text:p>
          </table:table-cell>
          <table:table-cell table:style-name="ce93" table:formula="of:=VLOOKUP([$skills.C18]+1;[$numbers.A$1:.EI$1048576];IF([.B18]=&quot;Very Easy&quot;;2;IF([.B18]=&quot;Easy&quot;;3;IF([.B18]=&quot;Normal&quot;;4;IF([.B18]=&quot;Hard&quot;;5;IF([.B18]=&quot;Very Hard&quot;;6;0))))))" office:value-type="float" office:value="1400000">
            <text:p>1,400,000 </text:p>
          </table:table-cell>
          <table:table-cell table:formula="of:=IF([.B18]=&quot;Very Easy&quot;;[.C18]-7;IF([.B18]=&quot;Easy&quot;;[.C18]-7;IF([.B18]=&quot;Normal&quot;;[.C18]-7;IF([.B18]=&quot;Hard&quot;;[.C18]-1;IF([.B18]=&quot;Very Hard&quot;;[.C18]-1)))))" office:value-type="float" office:value="18">
            <text:p>18</text:p>
          </table:table-cell>
          <table:table-cell/>
          <table:table-cell table:style-name="ce85" office:value-type="string">
            <text:p>Prescience</text:p>
          </table:table-cell>
          <table:table-cell table:style-name="ce85" office:value-type="string">
            <text:p>Easy</text:p>
          </table:table-cell>
          <table:table-cell/>
          <table:table-cell table:style-name="ce89" office:value-type="string">
            <text:p>Prescience <text:s text:c="6"/></text:p>
          </table:table-cell>
          <table:table-cell table:style-name="ce89" office:value-type="string">
            <text:p>Very Hard</text:p>
          </table:table-cell>
          <table:table-cell/>
          <table:table-cell table:style-name="ce85" office:value-type="string">
            <text:p>Prescience</text:p>
          </table:table-cell>
          <table:table-cell table:style-name="ce85" office:value-type="string">
            <text:p>Easy</text:p>
          </table:table-cell>
          <table:table-cell/>
          <table:table-cell table:style-name="ce25" office:value-type="string">
            <text:p>helps dodge/vision</text:p>
          </table:table-cell>
        </table:table-row>
        <table:table-row table:style-name="ro8">
          <table:table-cell table:style-name="ce88" office:value-type="string">
            <text:p>Projectile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19]+1;[$numbers.A$1:.EI$1048576];IF([.B19]=&quot;Very Easy&quot;;2;IF([.B19]=&quot;Easy&quot;;3;IF([.B19]=&quot;Normal&quot;;4;IF([.B19]=&quot;Hard&quot;;5;IF([.B19]=&quot;Very Hard&quot;;6;0))))))" office:value-type="float" office:value="650000">
            <text:p>650,000 </text:p>
          </table:table-cell>
          <table:table-cell table:formula="of:=IF([.B19]=&quot;Very Easy&quot;;[.C19]-7;IF([.B19]=&quot;Easy&quot;;[.C19]-7;IF([.B19]=&quot;Normal&quot;;[.C19]-7;IF([.B19]=&quot;Hard&quot;;[.C19]-1;IF([.B19]=&quot;Very Hard&quot;;[.C19]-1)))))" office:value-type="float" office:value="13">
            <text:p>13</text:p>
          </table:table-cell>
          <table:table-cell/>
          <table:table-cell table:style-name="ce88" office:value-type="string">
            <text:p>Projectile</text:p>
          </table:table-cell>
          <table:table-cell table:style-name="ce88" office:value-type="string">
            <text:p>Normal</text:p>
          </table:table-cell>
          <table:table-cell/>
          <table:table-cell table:style-name="ce88" office:value-type="string">
            <text:p>Projectile</text:p>
          </table:table-cell>
          <table:table-cell table:style-name="ce88" office:value-type="string">
            <text:p>Normal</text:p>
          </table:table-cell>
          <table:table-cell/>
          <table:table-cell table:style-name="ce89" office:value-type="string">
            <text:p>Projectile <text:s text:c="6"/></text:p>
          </table:table-cell>
          <table:table-cell table:style-name="ce89" office:value-type="string">
            <text:p>Very Hard</text:p>
          </table:table-cell>
          <table:table-cell/>
          <table:table-cell table:style-name="ce25" office:value-type="string">
            <text:p>maula/lasgun/stun</text:p>
          </table:table-cell>
        </table:table-row>
        <table:table-row table:style-name="ro8">
          <table:table-cell table:style-name="ce89" office:value-type="string">
            <text:p>Voice <text:s text:c="11"/></text:p>
          </table:table-cell>
          <table:table-cell table:style-name="ce89" office:value-type="string">
            <text:p>Very Hard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20]+1;[$numbers.A$1:.EI$1048576];IF([.B20]=&quot;Very Easy&quot;;2;IF([.B20]=&quot;Easy&quot;;3;IF([.B20]=&quot;Normal&quot;;4;IF([.B20]=&quot;Hard&quot;;5;IF([.B20]=&quot;Very Hard&quot;;6;0))))))" office:value-type="float" office:value="910000">
            <text:p>910,000 </text:p>
          </table:table-cell>
          <table:table-cell table:formula="of:=IF([.B20]=&quot;Very Easy&quot;;[.C20]-7;IF([.B20]=&quot;Easy&quot;;[.C20]-7;IF([.B20]=&quot;Normal&quot;;[.C20]-7;IF([.B20]=&quot;Hard&quot;;[.C20]-1;IF([.B20]=&quot;Very Hard&quot;;[.C20]-1)))))" office:value-type="float" office:value="19">
            <text:p>19</text:p>
          </table:table-cell>
          <table:table-cell/>
          <table:table-cell table:style-name="ce89" office:value-type="string">
            <text:p>Voice <text:s text:c="11"/></text:p>
          </table:table-cell>
          <table:table-cell table:style-name="ce89" office:value-type="string">
            <text:p>Very Hard</text:p>
          </table:table-cell>
          <table:table-cell/>
          <table:table-cell table:style-name="ce85" office:value-type="string">
            <text:p>Voice</text:p>
          </table:table-cell>
          <table:table-cell table:style-name="ce85" office:value-type="string">
            <text:p>Easy</text:p>
          </table:table-cell>
          <table:table-cell/>
          <table:table-cell table:style-name="ce86" office:value-type="string">
            <text:p>Voice <text:s text:c="11"/></text:p>
          </table:table-cell>
          <table:table-cell table:style-name="ce86" office:value-type="string">
            <text:p>Very Easy</text:p>
          </table:table-cell>
          <table:table-cell/>
          <table:table-cell table:style-name="ce25" office:value-type="string">
            <text:p>voice power</text:p>
          </table:table-cell>
        </table:table-row>
        <table:table-row table:style-name="ro8">
          <table:table-cell table:style-name="ce88" office:value-type="string">
            <text:p>Water discipline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0">
            <text:p>20</text:p>
          </table:table-cell>
          <table:table-cell table:style-name="ce93" table:formula="of:=VLOOKUP([$skills.C21]+1;[$numbers.A$1:.EI$1048576];IF([.B21]=&quot;Very Easy&quot;;2;IF([.B21]=&quot;Easy&quot;;3;IF([.B21]=&quot;Normal&quot;;4;IF([.B21]=&quot;Hard&quot;;5;IF([.B21]=&quot;Very Hard&quot;;6;0))))))" office:value-type="float" office:value="650000">
            <text:p>650,000 </text:p>
          </table:table-cell>
          <table:table-cell table:formula="of:=IF([.B21]=&quot;Very Easy&quot;;[.C21]-7;IF([.B21]=&quot;Easy&quot;;[.C21]-7;IF([.B21]=&quot;Normal&quot;;[.C21]-7;IF([.B21]=&quot;Hard&quot;;[.C21]-1;IF([.B21]=&quot;Very Hard&quot;;[.C21]-1)))))" office:value-type="float" office:value="13">
            <text:p>13</text:p>
          </table:table-cell>
          <table:table-cell/>
          <table:table-cell table:style-name="ce88" office:value-type="string">
            <text:p>Water discipline</text:p>
          </table:table-cell>
          <table:table-cell table:style-name="ce88" office:value-type="string">
            <text:p>Normal</text:p>
          </table:table-cell>
          <table:table-cell/>
          <table:table-cell table:style-name="ce88" office:value-type="string">
            <text:p>Water discipline</text:p>
          </table:table-cell>
          <table:table-cell table:style-name="ce88" office:value-type="string">
            <text:p>Normal</text:p>
          </table:table-cell>
          <table:table-cell/>
          <table:table-cell table:style-name="ce88" office:value-type="string">
            <text:p>Water discipline</text:p>
          </table:table-cell>
          <table:table-cell table:style-name="ce88" office:value-type="string">
            <text:p>Normal</text:p>
          </table:table-cell>
          <table:table-cell/>
          <table:table-cell table:style-name="ce25" office:value-type="string">
            <text:p>how much water you have</text:p>
          </table:table-cell>
        </table:table-row>
        <table:table-row table:style-name="ro8">
          <table:table-cell table:style-name="ce86" office:value-type="string">
            <text:p>Weirding <text:s text:c="8"/></text:p>
          </table:table-cell>
          <table:table-cell table:style-name="ce86" office:value-type="string">
            <text:p>Very Easy</text:p>
          </table:table-cell>
          <table:table-cell table:style-name="Default" office:value-type="float" office:value="25">
            <text:p>25</text:p>
          </table:table-cell>
          <table:table-cell table:style-name="ce93" table:formula="of:=VLOOKUP([$skills.C22]+1;[$numbers.A$1:.EI$1048576];IF([.B22]=&quot;Very Easy&quot;;2;IF([.B22]=&quot;Easy&quot;;3;IF([.B22]=&quot;Normal&quot;;4;IF([.B22]=&quot;Hard&quot;;5;IF([.B22]=&quot;Very Hard&quot;;6;0))))))" office:value-type="float" office:value="1050000">
            <text:p>1,050,000 </text:p>
          </table:table-cell>
          <table:table-cell table:formula="of:=IF([.B22]=&quot;Very Easy&quot;;[.C22]-7;IF([.B22]=&quot;Easy&quot;;[.C22]-7;IF([.B22]=&quot;Normal&quot;;[.C22]-7;IF([.B22]=&quot;Hard&quot;;[.C22]-1;IF([.B22]=&quot;Very Hard&quot;;[.C22]-1)))))" office:value-type="float" office:value="18">
            <text:p>18</text:p>
          </table:table-cell>
          <table:table-cell/>
          <table:table-cell table:style-name="ce86" office:value-type="string">
            <text:p>Weirding <text:s text:c="8"/></text:p>
          </table:table-cell>
          <table:table-cell table:style-name="ce86" office:value-type="string">
            <text:p>Very Easy</text:p>
          </table:table-cell>
          <table:table-cell/>
          <table:table-cell table:style-name="ce89" office:value-type="string">
            <text:p>Weirding <text:s text:c="8"/></text:p>
          </table:table-cell>
          <table:table-cell table:style-name="ce89" office:value-type="string">
            <text:p>Very Hard</text:p>
          </table:table-cell>
          <table:table-cell/>
          <table:table-cell table:style-name="ce88" office:value-type="string">
            <text:p>Weirding</text:p>
          </table:table-cell>
          <table:table-cell table:style-name="ce88" office:value-type="string">
            <text:p>Normal</text:p>
          </table:table-cell>
          <table:table-cell/>
          <table:table-cell table:style-name="ce25" office:value-type="string">
            <text:p>speed</text:p>
          </table:table-cell>
        </table:table-row>
        <table:table-row table:style-name="ro3">
          <table:table-cell table:number-columns-repeated="2"/>
          <table:table-cell table:style-name="Default" table:formula="of:=SUM([.C2:.C22])" office:value-type="float" office:value="426">
            <text:p>426</text:p>
          </table:table-cell>
          <table:table-cell table:style-name="ce62"/>
          <table:table-cell table:formula="of:=SUM([.E2:.E22])" office:value-type="float" office:value="321">
            <text:p>32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5"/>
        </table:table-row>
        <table:table-row table:style-name="ro3">
          <table:table-cell table:number-columns-repeated="2"/>
          <table:table-cell table:style-name="Default"/>
          <table:table-cell table:style-name="ce62"/>
          <table:table-cell table:number-columns-repeated="2"/>
          <table:table-cell office:value-type="string">
            <text:p>fedaykin</text:p>
          </table:table-cell>
          <table:table-cell table:style-name="Default"/>
          <table:table-cell/>
          <table:table-cell office:value-type="string">
            <text:p>zensunni</text:p>
          </table:table-cell>
          <table:table-cell table:style-name="Default"/>
          <table:table-cell/>
          <table:table-cell office:value-type="string">
            <text:p>priests</text:p>
          </table:table-cell>
          <table:table-cell table:number-columns-repeated="2"/>
          <table:table-cell table:style-name="ce25"/>
        </table:table-row>
        <table:table-row table:style-name="ro3">
          <table:table-cell table:style-name="ce12" office:value-type="string">
            <text:p>Glvl</text:p>
          </table:table-cell>
          <table:table-cell table:style-name="ce12"/>
          <table:table-cell table:style-name="ce90" table:formula="of:=SUM([.C2:.C22])/6" office:value-type="float" office:value="71">
            <text:p>71.00</text:p>
          </table:table-cell>
          <table:table-cell/>
          <table:table-cell table:style-name="ce90" table:formula="of:=SUM([.E2:.E22])/6" office:value-type="float" office:value="53.5">
            <text:p>53.50</text:p>
          </table:table-cell>
          <table:table-cell/>
          <table:table-cell office:value-type="string">
            <text:p>get boost to dodge/melee</text:p>
          </table:table-cell>
          <table:table-cell table:style-name="Default"/>
          <table:table-cell/>
          <table:table-cell office:value-type="string">
            <text:p>boost to hp/sp regen</text:p>
          </table:table-cell>
          <table:table-cell table:style-name="Default"/>
          <table:table-cell/>
          <table:table-cell office:value-type="string">
            <text:p>boosts to agony/voice</text:p>
          </table:table-cell>
          <table:table-cell table:number-columns-repeated="2"/>
          <table:table-cell table:style-name="ce25"/>
        </table:table-row>
        <table:table-row table:style-name="ro3">
          <table:table-cell table:style-name="ce12" office:value-type="string">
            <text:p>Mode Points</text:p>
          </table:table-cell>
          <table:table-cell table:style-name="ce12"/>
          <table:table-cell table:style-name="ce90" table:formula="of:=([.C3]+[.C14]+[.C16]+[.C22])/4" office:value-type="float" office:value="22">
            <text:p>22.00</text:p>
          </table:table-cell>
          <table:table-cell table:style-name="ce62"/>
          <table:table-cell table:style-name="ce95"/>
          <table:table-cell table:number-columns-repeated="10"/>
          <table:table-cell table:style-name="ce25"/>
        </table:table-row>
        <table:table-row table:style-name="ro3">
          <table:table-cell table:style-name="ce31" office:value-type="string">
            <text:p>GXP Cap</text:p>
          </table:table-cell>
          <table:table-cell table:style-name="ce31"/>
          <table:table-cell table:style-name="ce91" table:formula="of:=ROUNDDOWN([.C25])*2*10" office:value-type="float" office:value="1420">
            <text:p>1,420</text:p>
          </table:table-cell>
          <table:table-cell table:number-columns-repeated="3"/>
          <table:table-cell office:value-type="string">
            <text:p>good with all wpns</text:p>
          </table:table-cell>
          <table:table-cell table:style-name="Default" office:value-type="string">
            <text:p>bad with agony</text:p>
          </table:table-cell>
          <table:table-cell/>
          <table:table-cell office:value-type="string">
            <text:p>more tanky</text:p>
          </table:table-cell>
          <table:table-cell table:style-name="Default" office:value-type="string">
            <text:p>worst dodge</text:p>
          </table:table-cell>
          <table:table-cell/>
          <table:table-cell office:value-type="string">
            <text:p>best dmg with agony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/>
          <table:table-cell table:style-name="ce62"/>
          <table:table-cell/>
          <table:table-cell office:value-type="string">
            <text:p>best dodge</text:p>
          </table:table-cell>
          <table:table-cell table:style-name="Default" office:value-type="string">
            <text:p>weak litany</text:p>
          </table:table-cell>
          <table:table-cell/>
          <table:table-cell office:value-type="string">
            <text:p>decent voice</text:p>
          </table:table-cell>
          <table:table-cell table:style-name="Default" office:value-type="string">
            <text:p>worst attacks/reflexes</text:p>
          </table:table-cell>
          <table:table-cell/>
          <table:table-cell office:value-type="string">
            <text:p>voice is sick end game</text:p>
          </table:table-cell>
          <table:table-cell table:number-columns-repeated="3"/>
        </table:table-row>
        <table:table-row table:style-name="ro3">
          <table:table-cell table:style-name="ce84" office:value-type="string">
            <text:p>Skill</text:p>
          </table:table-cell>
          <table:table-cell table:style-name="ce84" office:value-type="string">
            <text:p>Diff</text:p>
          </table:table-cell>
          <table:table-cell table:style-name="ce84" office:value-type="string">
            <text:p>Rank</text:p>
          </table:table-cell>
          <table:table-cell table:style-name="ce92" office:value-type="string" office:string-value="Cost">
            <text:p>Cost </text:p>
          </table:table-cell>
          <table:table-cell table:style-name="ce84" office:value-type="string">
            <text:p>forsake</text:p>
          </table:table-cell>
          <table:table-cell/>
          <table:table-cell office:value-type="string">
            <text:p>great ambush</text:p>
          </table:table-cell>
          <table:table-cell table:style-name="Default" office:value-type="string">
            <text:p>bad voice</text:p>
          </table:table-cell>
          <table:table-cell/>
          <table:table-cell office:value-type="string">
            <text:p>good stun</text:p>
          </table:table-cell>
          <table:table-cell table:style-name="Default" office:value-type="string">
            <text:p>harder with knife</text:p>
          </table:table-cell>
          <table:table-cell table:number-columns-repeated="5"/>
        </table:table-row>
        <table:table-row table:style-name="ro8">
          <table:table-cell table:style-name="ce85" office:value-type="string">
            <text:p>Ambush</text:p>
          </table:table-cell>
          <table:table-cell table:style-name="ce85" office:value-type="string">
            <text:p>Easy</text:p>
          </table:table-cell>
          <table:table-cell table:style-name="Default" office:value-type="float" office:value="23">
            <text:p>23</text:p>
          </table:table-cell>
          <table:table-cell table:style-name="ce94" table:formula="of:=VLOOKUP([$skills.C30]+1;[$numbers.A$1:.EI$1048576];IF([.B30]=&quot;Very Easy&quot;;2;IF([.B30]=&quot;Easy&quot;;3;IF([.B30]=&quot;Normal&quot;;4;IF([.B30]=&quot;Hard&quot;;5;IF([.B30]=&quot;Very Hard&quot;;6;0))))))" office:value-type="float" office:value="1000000">
            <text:p>1,000,000 </text:p>
          </table:table-cell>
          <table:table-cell table:formula="of:=IF([.B30]=&quot;Very Easy&quot;;[.C30]-7;IF([.B30]=&quot;Easy&quot;;[.C30]-7;IF([.B30]=&quot;Normal&quot;;[.C30]-7;IF([.B30]=&quot;Hard&quot;;[.C30]-1;IF([.B30]=&quot;Very Hard&quot;;[.C30]-1)))))" office:value-type="float" office:value="16">
            <text:p>16</text:p>
          </table:table-cell>
          <table:table-cell/>
          <table:table-cell office:value-type="string">
            <text:p>good stun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style-name="ce86" office:value-type="string">
            <text:p>Assault <text:s text:c="9"/></text:p>
          </table:table-cell>
          <table:table-cell table:style-name="ce86" office:value-type="string">
            <text:p>Very Easy</text:p>
          </table:table-cell>
          <table:table-cell table:style-name="Default" office:value-type="float" office:value="28">
            <text:p>28</text:p>
          </table:table-cell>
          <table:table-cell table:style-name="ce94" table:formula="of:=VLOOKUP([$skills.C31]+1;[$numbers.A$1:.EI$1048576];IF([.B31]=&quot;Very Easy&quot;;2;IF([.B31]=&quot;Easy&quot;;3;IF([.B31]=&quot;Normal&quot;;4;IF([.B31]=&quot;Hard&quot;;5;IF([.B31]=&quot;Very Hard&quot;;6;0))))))" office:value-type="float" office:value="0">
            <text:p/>
          </table:table-cell>
          <table:table-cell table:formula="of:=IF([.B31]=&quot;Very Easy&quot;;[.C31]-7;IF([.B31]=&quot;Easy&quot;;[.C31]-7;IF([.B31]=&quot;Normal&quot;;[.C31]-7;IF([.B31]=&quot;Hard&quot;;[.C31]-1;IF([.B31]=&quot;Very Hard&quot;;[.C31]-1)))))" office:value-type="float" office:value="21">
            <text:p>21</text:p>
          </table:table-cell>
          <table:table-cell/>
          <table:table-cell office:value-type="string">
            <text:p>great attack/reflexes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7" office:value-type="string">
            <text:p>Bindu</text:p>
          </table:table-cell>
          <table:table-cell table:style-name="ce87" office:value-type="string">
            <text:p>Hard</text:p>
          </table:table-cell>
          <table:table-cell table:style-name="Default" office:value-type="float" office:value="21">
            <text:p>21</text:p>
          </table:table-cell>
          <table:table-cell table:style-name="ce94" table:formula="of:=VLOOKUP([$skills.C32]+1;[$numbers.A$1:.EI$1048576];IF([.B32]=&quot;Very Easy&quot;;2;IF([.B32]=&quot;Easy&quot;;3;IF([.B32]=&quot;Normal&quot;;4;IF([.B32]=&quot;Hard&quot;;5;IF([.B32]=&quot;Very Hard&quot;;6;0))))))" office:value-type="float" office:value="960000">
            <text:p>960,000 </text:p>
          </table:table-cell>
          <table:table-cell table:formula="of:=IF([.B32]=&quot;Very Easy&quot;;[.C32]-7;IF([.B32]=&quot;Easy&quot;;[.C32]-7;IF([.B32]=&quot;Normal&quot;;[.C32]-7;IF([.B32]=&quot;Hard&quot;;[.C32]-1;IF([.B32]=&quot;Very Hard&quot;;[.C32]-1)))))" office:value-type="float" office:value="20">
            <text:p>2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8" office:value-type="string">
            <text:p>Chaumary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2">
            <text:p>22</text:p>
          </table:table-cell>
          <table:table-cell table:style-name="ce94" table:formula="of:=VLOOKUP([$skills.C33]+1;[$numbers.A$1:.EI$1048576];IF([.B33]=&quot;Very Easy&quot;;2;IF([.B33]=&quot;Easy&quot;;3;IF([.B33]=&quot;Normal&quot;;4;IF([.B33]=&quot;Hard&quot;;5;IF([.B33]=&quot;Very Hard&quot;;6;0))))))" office:value-type="float" office:value="1000000">
            <text:p>1,000,000 </text:p>
          </table:table-cell>
          <table:table-cell table:formula="of:=IF([.B33]=&quot;Very Easy&quot;;[.C33]-7;IF([.B33]=&quot;Easy&quot;;[.C33]-7;IF([.B33]=&quot;Normal&quot;;[.C33]-7;IF([.B33]=&quot;Hard&quot;;[.C33]-1;IF([.B33]=&quot;Very Hard&quot;;[.C33]-1)))))"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5" office:value-type="string">
            <text:p>Crysknife</text:p>
          </table:table-cell>
          <table:table-cell table:style-name="ce85" office:value-type="string">
            <text:p>Easy</text:p>
          </table:table-cell>
          <table:table-cell table:style-name="Default" office:value-type="float" office:value="23">
            <text:p>23</text:p>
          </table:table-cell>
          <table:table-cell table:style-name="ce94" table:formula="of:=VLOOKUP([$skills.C34]+1;[$numbers.A$1:.EI$1048576];IF([.B34]=&quot;Very Easy&quot;;2;IF([.B34]=&quot;Easy&quot;;3;IF([.B34]=&quot;Normal&quot;;4;IF([.B34]=&quot;Hard&quot;;5;IF([.B34]=&quot;Very Hard&quot;;6;0))))))" office:value-type="float" office:value="1000000">
            <text:p>1,000,000 </text:p>
          </table:table-cell>
          <table:table-cell table:formula="of:=IF([.B34]=&quot;Very Easy&quot;;[.C34]-7;IF([.B34]=&quot;Easy&quot;;[.C34]-7;IF([.B34]=&quot;Normal&quot;;[.C34]-7;IF([.B34]=&quot;Hard&quot;;[.C34]-1;IF([.B34]=&quot;Very Hard&quot;;[.C34]-1)))))" office:value-type="float" office:value="16">
            <text:p>1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5" office:value-type="string">
            <text:p>Desert hardening</text:p>
          </table:table-cell>
          <table:table-cell table:style-name="ce85" office:value-type="string">
            <text:p>Easy</text:p>
          </table:table-cell>
          <table:table-cell table:style-name="Default" office:value-type="float" office:value="23">
            <text:p>23</text:p>
          </table:table-cell>
          <table:table-cell table:style-name="ce94" table:formula="of:=VLOOKUP([$skills.C35]+1;[$numbers.A$1:.EI$1048576];IF([.B35]=&quot;Very Easy&quot;;2;IF([.B35]=&quot;Easy&quot;;3;IF([.B35]=&quot;Normal&quot;;4;IF([.B35]=&quot;Hard&quot;;5;IF([.B35]=&quot;Very Hard&quot;;6;0))))))" office:value-type="float" office:value="1000000">
            <text:p>1,000,000 </text:p>
          </table:table-cell>
          <table:table-cell table:formula="of:=IF([.B35]=&quot;Very Easy&quot;;[.C35]-7;IF([.B35]=&quot;Easy&quot;;[.C35]-7;IF([.B35]=&quot;Normal&quot;;[.C35]-7;IF([.B35]=&quot;Hard&quot;;[.C35]-1;IF([.B35]=&quot;Very Hard&quot;;[.C35]-1)))))" office:value-type="float" office:value="16">
            <text:p>1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8" office:value-type="string">
            <text:p>Devices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2">
            <text:p>22</text:p>
          </table:table-cell>
          <table:table-cell table:style-name="ce94" table:formula="of:=VLOOKUP([$skills.C36]+1;[$numbers.A$1:.EI$1048576];IF([.B36]=&quot;Very Easy&quot;;2;IF([.B36]=&quot;Easy&quot;;3;IF([.B36]=&quot;Normal&quot;;4;IF([.B36]=&quot;Hard&quot;;5;IF([.B36]=&quot;Very Hard&quot;;6;0))))))" office:value-type="float" office:value="1000000">
            <text:p>1,000,000 </text:p>
          </table:table-cell>
          <table:table-cell table:formula="of:=IF([.B36]=&quot;Very Easy&quot;;[.C36]-7;IF([.B36]=&quot;Easy&quot;;[.C36]-7;IF([.B36]=&quot;Normal&quot;;[.C36]-7;IF([.B36]=&quot;Hard&quot;;[.C36]-1;IF([.B36]=&quot;Very Hard&quot;;[.C36]-1)))))" office:value-type="float" office:value="15">
            <text:p>15</text:p>
          </table:table-cell>
          <table:table-cell table:number-columns-repeated="11"/>
        </table:table-row>
        <table:table-row table:style-name="ro8">
          <table:table-cell table:style-name="ce87" office:value-type="string">
            <text:p>Fai</text:p>
          </table:table-cell>
          <table:table-cell table:style-name="ce87" office:value-type="string">
            <text:p>Hard</text:p>
          </table:table-cell>
          <table:table-cell table:style-name="Default" office:value-type="float" office:value="21">
            <text:p>21</text:p>
          </table:table-cell>
          <table:table-cell table:style-name="ce94" table:formula="of:=VLOOKUP([$skills.C37]+1;[$numbers.A$1:.EI$1048576];IF([.B37]=&quot;Very Easy&quot;;2;IF([.B37]=&quot;Easy&quot;;3;IF([.B37]=&quot;Normal&quot;;4;IF([.B37]=&quot;Hard&quot;;5;IF([.B37]=&quot;Very Hard&quot;;6;0))))))" office:value-type="float" office:value="960000">
            <text:p>960,000 </text:p>
          </table:table-cell>
          <table:table-cell table:formula="of:=IF([.B37]=&quot;Very Easy&quot;;[.C37]-7;IF([.B37]=&quot;Easy&quot;;[.C37]-7;IF([.B37]=&quot;Normal&quot;;[.C37]-7;IF([.B37]=&quot;Hard&quot;;[.C37]-1;IF([.B37]=&quot;Very Hard&quot;;[.C37]-1)))))" office:value-type="float" office:value="20">
            <text:p>20</text:p>
          </table:table-cell>
          <table:table-cell table:number-columns-repeated="11"/>
        </table:table-row>
        <table:table-row table:style-name="ro8">
          <table:table-cell table:style-name="ce87" office:value-type="string">
            <text:p>Fiqh</text:p>
          </table:table-cell>
          <table:table-cell table:style-name="ce87" office:value-type="string">
            <text:p>Hard</text:p>
          </table:table-cell>
          <table:table-cell table:style-name="Default" office:value-type="float" office:value="22">
            <text:p>22</text:p>
          </table:table-cell>
          <table:table-cell table:style-name="ce94" table:formula="of:=VLOOKUP([$skills.C38]+1;[$numbers.A$1:.EI$1048576];IF([.B38]=&quot;Very Easy&quot;;2;IF([.B38]=&quot;Easy&quot;;3;IF([.B38]=&quot;Normal&quot;;4;IF([.B38]=&quot;Hard&quot;;5;IF([.B38]=&quot;Very Hard&quot;;6;0))))))" office:value-type="float" office:value="1200000">
            <text:p>1,200,000 </text:p>
          </table:table-cell>
          <table:table-cell table:formula="of:=IF([.B38]=&quot;Very Easy&quot;;[.C38]-7;IF([.B38]=&quot;Easy&quot;;[.C38]-7;IF([.B38]=&quot;Normal&quot;;[.C38]-7;IF([.B38]=&quot;Hard&quot;;[.C38]-1;IF([.B38]=&quot;Very Hard&quot;;[.C38]-1)))))" office:value-type="float" office:value="21">
            <text:p>21</text:p>
          </table:table-cell>
          <table:table-cell table:number-columns-repeated="11"/>
        </table:table-row>
        <table:table-row table:style-name="ro8">
          <table:table-cell table:style-name="ce85" office:value-type="string">
            <text:p>Hide</text:p>
          </table:table-cell>
          <table:table-cell table:style-name="ce85" office:value-type="string">
            <text:p>Easy</text:p>
          </table:table-cell>
          <table:table-cell table:style-name="Default" office:value-type="float" office:value="23">
            <text:p>23</text:p>
          </table:table-cell>
          <table:table-cell table:style-name="ce94" table:formula="of:=VLOOKUP([$skills.C39]+1;[$numbers.A$1:.EI$1048576];IF([.B39]=&quot;Very Easy&quot;;2;IF([.B39]=&quot;Easy&quot;;3;IF([.B39]=&quot;Normal&quot;;4;IF([.B39]=&quot;Hard&quot;;5;IF([.B39]=&quot;Very Hard&quot;;6;0))))))" office:value-type="float" office:value="1000000">
            <text:p>1,000,000 </text:p>
          </table:table-cell>
          <table:table-cell table:formula="of:=IF([.B39]=&quot;Very Easy&quot;;[.C39]-7;IF([.B39]=&quot;Easy&quot;;[.C39]-7;IF([.B39]=&quot;Normal&quot;;[.C39]-7;IF([.B39]=&quot;Hard&quot;;[.C39]-1;IF([.B39]=&quot;Very Hard&quot;;[.C39]-1)))))" office:value-type="float" office:value="16">
            <text:p>16</text:p>
          </table:table-cell>
          <table:table-cell table:number-columns-repeated="11"/>
        </table:table-row>
        <table:table-row table:style-name="ro8">
          <table:table-cell table:style-name="ce88" office:value-type="string">
            <text:p>Huanui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2">
            <text:p>22</text:p>
          </table:table-cell>
          <table:table-cell table:style-name="ce94" table:formula="of:=VLOOKUP([$skills.C40]+1;[$numbers.A$1:.EI$1048576];IF([.B40]=&quot;Very Easy&quot;;2;IF([.B40]=&quot;Easy&quot;;3;IF([.B40]=&quot;Normal&quot;;4;IF([.B40]=&quot;Hard&quot;;5;IF([.B40]=&quot;Very Hard&quot;;6;0))))))" office:value-type="float" office:value="1000000">
            <text:p>1,000,000 </text:p>
          </table:table-cell>
          <table:table-cell table:formula="of:=IF([.B40]=&quot;Very Easy&quot;;[.C40]-7;IF([.B40]=&quot;Easy&quot;;[.C40]-7;IF([.B40]=&quot;Normal&quot;;[.C40]-7;IF([.B40]=&quot;Hard&quot;;[.C40]-1;IF([.B40]=&quot;Very Hard&quot;;[.C40]-1)))))" office:value-type="float" office:value="15">
            <text:p>15</text:p>
          </table:table-cell>
          <table:table-cell table:number-columns-repeated="11"/>
        </table:table-row>
        <table:table-row table:style-name="ro8">
          <table:table-cell table:style-name="ce87" office:value-type="string">
            <text:p>Ilm</text:p>
          </table:table-cell>
          <table:table-cell table:style-name="ce87" office:value-type="string">
            <text:p>Hard</text:p>
          </table:table-cell>
          <table:table-cell table:style-name="Default" office:value-type="float" office:value="22">
            <text:p>22</text:p>
          </table:table-cell>
          <table:table-cell table:style-name="ce94" table:formula="of:=VLOOKUP([$skills.C41]+1;[$numbers.A$1:.EI$1048576];IF([.B41]=&quot;Very Easy&quot;;2;IF([.B41]=&quot;Easy&quot;;3;IF([.B41]=&quot;Normal&quot;;4;IF([.B41]=&quot;Hard&quot;;5;IF([.B41]=&quot;Very Hard&quot;;6;0))))))" office:value-type="float" office:value="1200000">
            <text:p>1,200,000 </text:p>
          </table:table-cell>
          <table:table-cell table:formula="of:=IF([.B41]=&quot;Very Easy&quot;;[.C41]-7;IF([.B41]=&quot;Easy&quot;;[.C41]-7;IF([.B41]=&quot;Normal&quot;;[.C41]-7;IF([.B41]=&quot;Hard&quot;;[.C41]-1;IF([.B41]=&quot;Very Hard&quot;;[.C41]-1)))))" office:value-type="float" office:value="21">
            <text:p>21</text:p>
          </table:table-cell>
          <table:table-cell table:number-columns-repeated="11"/>
        </table:table-row>
        <table:table-row table:style-name="ro8">
          <table:table-cell table:style-name="ce87" office:value-type="string">
            <text:p>Litany</text:p>
          </table:table-cell>
          <table:table-cell table:style-name="ce87" office:value-type="string">
            <text:p>Hard</text:p>
          </table:table-cell>
          <table:table-cell table:style-name="Default" office:value-type="float" office:value="22">
            <text:p>22</text:p>
          </table:table-cell>
          <table:table-cell table:style-name="ce94" table:formula="of:=VLOOKUP([$skills.C42]+1;[$numbers.A$1:.EI$1048576];IF([.B42]=&quot;Very Easy&quot;;2;IF([.B42]=&quot;Easy&quot;;3;IF([.B42]=&quot;Normal&quot;;4;IF([.B42]=&quot;Hard&quot;;5;IF([.B42]=&quot;Very Hard&quot;;6;0))))))" office:value-type="float" office:value="1200000">
            <text:p>1,200,000 </text:p>
          </table:table-cell>
          <table:table-cell table:formula="of:=IF([.B42]=&quot;Very Easy&quot;;[.C42]-7;IF([.B42]=&quot;Easy&quot;;[.C42]-7;IF([.B42]=&quot;Normal&quot;;[.C42]-7;IF([.B42]=&quot;Hard&quot;;[.C42]-1;IF([.B42]=&quot;Very Hard&quot;;[.C42]-1)))))" office:value-type="float" office:value="21">
            <text:p>2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8" office:value-type="string">
            <text:p>Nerve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2">
            <text:p>22</text:p>
          </table:table-cell>
          <table:table-cell table:style-name="ce94" table:formula="of:=VLOOKUP([$skills.C43]+1;[$numbers.A$1:.EI$1048576];IF([.B43]=&quot;Very Easy&quot;;2;IF([.B43]=&quot;Easy&quot;;3;IF([.B43]=&quot;Normal&quot;;4;IF([.B43]=&quot;Hard&quot;;5;IF([.B43]=&quot;Very Hard&quot;;6;0))))))" office:value-type="float" office:value="1000000">
            <text:p>1,000,000 </text:p>
          </table:table-cell>
          <table:table-cell table:formula="of:=IF([.B43]=&quot;Very Easy&quot;;[.C43]-7;IF([.B43]=&quot;Easy&quot;;[.C43]-7;IF([.B43]=&quot;Normal&quot;;[.C43]-7;IF([.B43]=&quot;Hard&quot;;[.C43]-1;IF([.B43]=&quot;Very Hard&quot;;[.C43]-1)))))"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9" office:value-type="string">
            <text:p>Pain <text:s text:c="12"/></text:p>
          </table:table-cell>
          <table:table-cell table:style-name="ce89" office:value-type="string">
            <text:p>Very Hard</text:p>
          </table:table-cell>
          <table:table-cell table:style-name="Default" office:value-type="float" office:value="21">
            <text:p>21</text:p>
          </table:table-cell>
          <table:table-cell table:style-name="ce94" table:formula="of:=VLOOKUP([$skills.C44]+1;[$numbers.A$1:.EI$1048576];IF([.B44]=&quot;Very Easy&quot;;2;IF([.B44]=&quot;Easy&quot;;3;IF([.B44]=&quot;Normal&quot;;4;IF([.B44]=&quot;Hard&quot;;5;IF([.B44]=&quot;Very Hard&quot;;6;0))))))" office:value-type="float" office:value="1120000">
            <text:p>1,120,000 </text:p>
          </table:table-cell>
          <table:table-cell table:formula="of:=IF([.B44]=&quot;Very Easy&quot;;[.C44]-7;IF([.B44]=&quot;Easy&quot;;[.C44]-7;IF([.B44]=&quot;Normal&quot;;[.C44]-7;IF([.B44]=&quot;Hard&quot;;[.C44]-1;IF([.B44]=&quot;Very Hard&quot;;[.C44]-1)))))" office:value-type="float" office:value="20">
            <text:p>2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8" office:value-type="string">
            <text:p>Prana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2">
            <text:p>22</text:p>
          </table:table-cell>
          <table:table-cell table:style-name="ce94" table:formula="of:=VLOOKUP([$skills.C45]+1;[$numbers.A$1:.EI$1048576];IF([.B45]=&quot;Very Easy&quot;;2;IF([.B45]=&quot;Easy&quot;;3;IF([.B45]=&quot;Normal&quot;;4;IF([.B45]=&quot;Hard&quot;;5;IF([.B45]=&quot;Very Hard&quot;;6;0))))))" office:value-type="float" office:value="1000000">
            <text:p>1,000,000 </text:p>
          </table:table-cell>
          <table:table-cell table:formula="of:=IF([.B45]=&quot;Very Easy&quot;;[.C45]-7;IF([.B45]=&quot;Easy&quot;;[.C45]-7;IF([.B45]=&quot;Normal&quot;;[.C45]-7;IF([.B45]=&quot;Hard&quot;;[.C45]-1;IF([.B45]=&quot;Very Hard&quot;;[.C45]-1)))))"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style-name="ce85" office:value-type="string">
            <text:p>Prescience</text:p>
          </table:table-cell>
          <table:table-cell table:style-name="ce85" office:value-type="string">
            <text:p>Easy</text:p>
          </table:table-cell>
          <table:table-cell table:style-name="Default" office:value-type="float" office:value="28">
            <text:p>28</text:p>
          </table:table-cell>
          <table:table-cell table:style-name="ce94" table:formula="of:=VLOOKUP([$skills.C46]+1;[$numbers.A$1:.EI$1048576];IF([.B46]=&quot;Very Easy&quot;;2;IF([.B46]=&quot;Easy&quot;;3;IF([.B46]=&quot;Normal&quot;;4;IF([.B46]=&quot;Hard&quot;;5;IF([.B46]=&quot;Very Hard&quot;;6;0))))))" office:value-type="float" office:value="0">
            <text:p/>
          </table:table-cell>
          <table:table-cell table:formula="of:=IF([.B46]=&quot;Very Easy&quot;;[.C46]-7;IF([.B46]=&quot;Easy&quot;;[.C46]-7;IF([.B46]=&quot;Normal&quot;;[.C46]-7;IF([.B46]=&quot;Hard&quot;;[.C46]-1;IF([.B46]=&quot;Very Hard&quot;;[.C46]-1)))))" office:value-type="float" office:value="21">
            <text:p>2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8" office:value-type="string">
            <text:p>Projectile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2">
            <text:p>22</text:p>
          </table:table-cell>
          <table:table-cell table:style-name="ce94" table:formula="of:=VLOOKUP([$skills.C47]+1;[$numbers.A$1:.EI$1048576];IF([.B47]=&quot;Very Easy&quot;;2;IF([.B47]=&quot;Easy&quot;;3;IF([.B47]=&quot;Normal&quot;;4;IF([.B47]=&quot;Hard&quot;;5;IF([.B47]=&quot;Very Hard&quot;;6;0))))))" office:value-type="float" office:value="1000000">
            <text:p>1,000,000 </text:p>
          </table:table-cell>
          <table:table-cell table:formula="of:=IF([.B47]=&quot;Very Easy&quot;;[.C47]-7;IF([.B47]=&quot;Easy&quot;;[.C47]-7;IF([.B47]=&quot;Normal&quot;;[.C47]-7;IF([.B47]=&quot;Hard&quot;;[.C47]-1;IF([.B47]=&quot;Very Hard&quot;;[.C47]-1)))))"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9" office:value-type="string">
            <text:p>Voice <text:s text:c="11"/></text:p>
          </table:table-cell>
          <table:table-cell table:style-name="ce89" office:value-type="string">
            <text:p>Very Hard</text:p>
          </table:table-cell>
          <table:table-cell table:style-name="Default" office:value-type="float" office:value="21">
            <text:p>21</text:p>
          </table:table-cell>
          <table:table-cell table:style-name="ce94" table:formula="of:=VLOOKUP([$skills.C48]+1;[$numbers.A$1:.EI$1048576];IF([.B48]=&quot;Very Easy&quot;;2;IF([.B48]=&quot;Easy&quot;;3;IF([.B48]=&quot;Normal&quot;;4;IF([.B48]=&quot;Hard&quot;;5;IF([.B48]=&quot;Very Hard&quot;;6;0))))))" office:value-type="float" office:value="1120000">
            <text:p>1,120,000 </text:p>
          </table:table-cell>
          <table:table-cell table:formula="of:=IF([.B48]=&quot;Very Easy&quot;;[.C48]-7;IF([.B48]=&quot;Easy&quot;;[.C48]-7;IF([.B48]=&quot;Normal&quot;;[.C48]-7;IF([.B48]=&quot;Hard&quot;;[.C48]-1;IF([.B48]=&quot;Very Hard&quot;;[.C48]-1)))))" office:value-type="float" office:value="20">
            <text:p>2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style-name="ce88" office:value-type="string">
            <text:p>Water discipline</text:p>
          </table:table-cell>
          <table:table-cell table:style-name="ce88" office:value-type="string">
            <text:p>Normal</text:p>
          </table:table-cell>
          <table:table-cell table:style-name="Default" office:value-type="float" office:value="22">
            <text:p>22</text:p>
          </table:table-cell>
          <table:table-cell table:style-name="ce94" table:formula="of:=VLOOKUP([$skills.C49]+1;[$numbers.A$1:.EI$1048576];IF([.B49]=&quot;Very Easy&quot;;2;IF([.B49]=&quot;Easy&quot;;3;IF([.B49]=&quot;Normal&quot;;4;IF([.B49]=&quot;Hard&quot;;5;IF([.B49]=&quot;Very Hard&quot;;6;0))))))" office:value-type="float" office:value="1000000">
            <text:p>1,000,000 </text:p>
          </table:table-cell>
          <table:table-cell table:formula="of:=IF([.B49]=&quot;Very Easy&quot;;[.C49]-7;IF([.B49]=&quot;Easy&quot;;[.C49]-7;IF([.B49]=&quot;Normal&quot;;[.C49]-7;IF([.B49]=&quot;Hard&quot;;[.C49]-1;IF([.B49]=&quot;Very Hard&quot;;[.C49]-1)))))"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style-name="ce86" office:value-type="string">
            <text:p>Weirding <text:s text:c="8"/></text:p>
          </table:table-cell>
          <table:table-cell table:style-name="ce86" office:value-type="string">
            <text:p>Very Easy</text:p>
          </table:table-cell>
          <table:table-cell table:style-name="Default" office:value-type="float" office:value="28">
            <text:p>28</text:p>
          </table:table-cell>
          <table:table-cell table:style-name="ce94" table:formula="of:=VLOOKUP([$skills.C50]+1;[$numbers.A$1:.EI$1048576];IF([.B50]=&quot;Very Easy&quot;;2;IF([.B50]=&quot;Easy&quot;;3;IF([.B50]=&quot;Normal&quot;;4;IF([.B50]=&quot;Hard&quot;;5;IF([.B50]=&quot;Very Hard&quot;;6;0))))))" office:value-type="float" office:value="0">
            <text:p/>
          </table:table-cell>
          <table:table-cell table:formula="of:=IF([.B50]=&quot;Very Easy&quot;;[.C50]-7;IF([.B50]=&quot;Easy&quot;;[.C50]-7;IF([.B50]=&quot;Normal&quot;;[.C50]-7;IF([.B50]=&quot;Hard&quot;;[.C50]-1;IF([.B50]=&quot;Very Hard&quot;;[.C50]-1)))))" office:value-type="float" office:value="21">
            <text:p>2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Default" table:formula="of:=SUM([.C30:.C50])" office:value-type="float" office:value="480">
            <text:p>480</text:p>
          </table:table-cell>
          <table:table-cell table:style-name="ce62"/>
          <table:table-cell table:formula="of:=SUM([.E30:.E50])" office:value-type="float" office:value="375">
            <text:p>37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 table:style-name="ce62"/>
          <table:table-cell table:number-columns-repeated="12"/>
        </table:table-row>
        <table:table-row table:style-name="ro3">
          <table:table-cell table:style-name="ce12" office:value-type="string">
            <text:p>Glvl</text:p>
          </table:table-cell>
          <table:table-cell table:style-name="ce12"/>
          <table:table-cell table:style-name="ce90" table:formula="of:=SUM([.C30:.C50])/6" office:value-type="float" office:value="80">
            <text:p>80.00</text:p>
          </table:table-cell>
          <table:table-cell/>
          <table:table-cell table:style-name="ce90" table:formula="of:=SUM([.E30:.E50])/6" office:value-type="float" office:value="62.5">
            <text:p>62.50</text:p>
          </table:table-cell>
          <table:table-cell table:number-columns-repeated="11"/>
        </table:table-row>
        <table:table-row table:style-name="ro3">
          <table:table-cell table:style-name="ce12" office:value-type="string">
            <text:p>Mode Points</text:p>
          </table:table-cell>
          <table:table-cell table:style-name="ce12"/>
          <table:table-cell table:style-name="ce90" table:formula="of:=([.C31]+[.C42]+[.C44]+[.C50])/4" office:value-type="float" office:value="24.75">
            <text:p>24.75</text:p>
          </table:table-cell>
          <table:table-cell table:style-name="ce62"/>
          <table:table-cell table:style-name="ce95"/>
          <table:table-cell table:number-columns-repeated="11"/>
        </table:table-row>
        <table:table-row table:style-name="ro3">
          <table:table-cell table:style-name="ce31" office:value-type="string">
            <text:p>GXP Cap</text:p>
          </table:table-cell>
          <table:table-cell table:style-name="ce31"/>
          <table:table-cell table:style-name="ce91" table:formula="of:=ROUNDDOWN([.C53])*2*10" office:value-type="float" office:value="1600">
            <text:p>1,600</text:p>
          </table:table-cell>
          <table:table-cell table:number-columns-repeated="13"/>
        </table:table-row>
        <table:table-row table:style-name="ro3" table:number-rows-repeated="31"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16"/>
        </table:table-row>
        <table:table-row table:style-name="ro3" table:number-rows-repeated="57">
          <table:table-cell table:number-columns-repeated="2"/>
          <table:table-cell table:style-name="Default"/>
          <table:table-cell table:number-columns-repeated="13"/>
        </table:table-row>
        <table:table-row table:style-name="ro3" table:number-rows-repeated="1048431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tats" table:style-name="ta11" table:print="false">
        <office:forms form:automatic-focus="false" form:apply-design-mode="false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0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3" table:number-columns-repeated="247" table:default-cell-style-name="Default"/>
        <table:table-row table:style-name="ro1">
          <table:table-cell table:style-name="ce1" office:value-type="string">
            <text:p>Lvl</text:p>
          </table:table-cell>
          <table:table-cell table:style-name="ce1" office:value-type="float" office:value="46">
            <text:p>46</text:p>
          </table:table-cell>
          <table:table-cell table:number-columns-repeated="10"/>
          <table:table-cell office:value-type="string">
            <text:p>Thrax</text:p>
          </table:table-cell>
          <table:table-cell table:style-name="ce79" office:value-type="date" office:date-value="2012-12-04">
            <text:p>12/04/12</text:p>
          </table:table-cell>
          <table:table-cell table:number-columns-repeated="242"/>
        </table:table-row>
        <table:table-row table:style-name="ro1">
          <table:table-cell office:value-type="string">
            <text:p>Str</text:p>
          </table:table-cell>
          <table:table-cell office:value-type="float" office:value="47">
            <text:p>47</text:p>
          </table:table-cell>
          <table:table-cell table:formula="of:=[.B2]+19" office:value-type="float" office:value="66">
            <text:p>66</text:p>
          </table:table-cell>
          <table:table-cell table:style-name="ce50" table:formula="of:=[.B2]/SUM([.B$2:.B$7])" office:value-type="percentage" office:value="0.18359375">
            <text:p>18.36%</text:p>
          </table:table-cell>
          <table:table-cell table:style-name="ce20" office:value-type="string">
            <text:p>Str</text:p>
          </table:table-cell>
          <table:table-cell office:value-type="string">
            <text:p>neutral</text:p>
          </table:table-cell>
          <table:table-cell office:value-type="string">
            <text:p>crsknife dmg, reflexes?</text:p>
          </table:table-cell>
          <table:table-cell table:number-columns-repeated="5"/>
          <table:table-cell office:value-type="float" office:value="186">
            <text:p>186</text:p>
          </table:table-cell>
          <table:table-cell office:value-type="float" office:value="219">
            <text:p>219</text:p>
          </table:table-cell>
          <table:table-cell office:value-type="string">
            <text:p>with fai</text:p>
          </table:table-cell>
          <table:table-cell table:number-columns-repeated="241"/>
        </table:table-row>
        <table:table-row table:style-name="ro1">
          <table:table-cell office:value-type="string">
            <text:p>Dex</text:p>
          </table:table-cell>
          <table:table-cell office:value-type="float" office:value="45">
            <text:p>45</text:p>
          </table:table-cell>
          <table:table-cell/>
          <table:table-cell table:style-name="ce50" table:formula="of:=[.B3]/SUM([.B$2:.B$7])" office:value-type="percentage" office:value="0.17578125">
            <text:p>17.58%</text:p>
          </table:table-cell>
          <table:table-cell office:value-type="string">
            <text:p>Dex</text:p>
          </table:table-cell>
          <table:table-cell office:value-type="string">
            <text:p>primary</text:p>
          </table:table-cell>
          <table:table-cell office:value-type="string">
            <text:p>crysknife hitting, reflexes, maula dmg/hitting, stuns</text:p>
          </table:table-cell>
          <table:table-cell table:number-columns-repeated="5"/>
          <table:table-cell office:value-type="float" office:value="50">
            <text:p>50</text:p>
          </table:table-cell>
          <table:table-cell table:number-columns-repeated="243"/>
        </table:table-row>
        <table:table-row table:style-name="ro1">
          <table:table-cell office:value-type="string">
            <text:p>Wis</text:p>
          </table:table-cell>
          <table:table-cell office:value-type="float" office:value="47">
            <text:p>47</text:p>
          </table:table-cell>
          <table:table-cell/>
          <table:table-cell table:style-name="ce50" table:formula="of:=[.B4]/SUM([.B$2:.B$7])" office:value-type="percentage" office:value="0.18359375">
            <text:p>18.36%</text:p>
          </table:table-cell>
          <table:table-cell office:value-type="string">
            <text:p>Wis</text:p>
          </table:table-cell>
          <table:table-cell office:value-type="string">
            <text:p>neutral</text:p>
          </table:table-cell>
          <table:table-cell office:value-type="string">
            <text:p>agony dmg, crysknife hitting, longer voice</text:p>
          </table:table-cell>
          <table:table-cell table:number-columns-repeated="5"/>
          <table:table-cell office:value-type="float" office:value="115">
            <text:p>115</text:p>
          </table:table-cell>
          <table:table-cell table:number-columns-repeated="243"/>
        </table:table-row>
        <table:table-row table:style-name="ro1">
          <table:table-cell office:value-type="string">
            <text:p>Int</text:p>
          </table:table-cell>
          <table:table-cell office:value-type="float" office:value="31">
            <text:p>31</text:p>
          </table:table-cell>
          <table:table-cell/>
          <table:table-cell table:style-name="ce50" table:formula="of:=[.B5]/SUM([.B$2:.B$7])" office:value-type="percentage" office:value="0.12109375">
            <text:p>12.11%</text:p>
          </table:table-cell>
          <table:table-cell office:value-type="string">
            <text:p>Int</text:p>
          </table:table-cell>
          <table:table-cell office:value-type="string">
            <text:p>neutral</text:p>
          </table:table-cell>
          <table:table-cell office:value-type="string">
            <text:p>sps for agony/litany</text:p>
          </table:table-cell>
          <table:table-cell table:number-columns-repeated="5"/>
          <table:table-cell office:value-type="float" office:value="50">
            <text:p>50</text:p>
          </table:table-cell>
          <table:table-cell table:number-columns-repeated="243"/>
        </table:table-row>
        <table:table-row table:style-name="ro1">
          <table:table-cell office:value-type="string">
            <text:p>Con</text:p>
          </table:table-cell>
          <table:table-cell office:value-type="float" office:value="56">
            <text:p>56</text:p>
          </table:table-cell>
          <table:table-cell table:formula="of:=[.B6]+[$skills.C15]" office:value-type="float" office:value="76">
            <text:p>76</text:p>
          </table:table-cell>
          <table:table-cell table:style-name="ce50" table:formula="of:=[.B6]/SUM([.B$2:.B$7])" office:value-type="percentage" office:value="0.21875">
            <text:p>21.88%</text:p>
          </table:table-cell>
          <table:table-cell office:value-type="string">
            <text:p>Con</text:p>
          </table:table-cell>
          <table:table-cell office:value-type="string">
            <text:p>neutral</text:p>
          </table:table-cell>
          <table:table-cell office:value-type="string">
            <text:p>water and hps</text:p>
          </table:table-cell>
          <table:table-cell table:number-columns-repeated="5"/>
          <table:table-cell office:value-type="float" office:value="193">
            <text:p>193</text:p>
          </table:table-cell>
          <table:table-cell table:number-columns-repeated="243"/>
        </table:table-row>
        <table:table-row table:style-name="ro1">
          <table:table-cell office:value-type="string">
            <text:p>Cha</text:p>
          </table:table-cell>
          <table:table-cell office:value-type="float" office:value="30">
            <text:p>30</text:p>
          </table:table-cell>
          <table:table-cell/>
          <table:table-cell table:style-name="ce50" table:formula="of:=[.B7]/SUM([.B$2:.B$7])" office:value-type="percentage" office:value="0.1171875">
            <text:p>11.72%</text:p>
          </table:table-cell>
          <table:table-cell office:value-type="string">
            <text:p>Cha</text:p>
          </table:table-cell>
          <table:table-cell office:value-type="string">
            <text:p>lower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243"/>
        </table:table-row>
        <table:table-row table:style-name="ro1">
          <table:table-cell office:value-type="string">
            <text:p>Used</text:p>
          </table:table-cell>
          <table:table-cell table:formula="of:=SUM([.B2:.B7])" office:value-type="float" office:value="256">
            <text:p>256</text:p>
          </table:table-cell>
          <table:table-cell table:number-columns-repeated="254"/>
        </table:table-row>
        <table:table-row table:style-name="ro1">
          <table:table-cell office:value-type="string">
            <text:p>Max</text:p>
          </table:table-cell>
          <table:table-cell table:formula="of:=[.B1]*5+26" office:value-type="float" office:value="256">
            <text:p>256</text:p>
          </table:table-cell>
          <table:table-cell table:number-columns-repeated="254"/>
        </table:table-row>
        <table:table-row table:style-name="ro1">
          <table:table-cell table:style-name="ce69" office:value-type="string">
            <text:p>HP</text:p>
          </table:table-cell>
          <table:table-cell table:style-name="ce72" table:formula="of:=[.C6]*10+42+([.$B$1]*2)" office:value-type="float" office:value="894">
            <text:p>894 </text:p>
          </table:table-cell>
          <table:table-cell table:number-columns-repeated="254"/>
        </table:table-row>
        <table:table-row table:style-name="ro1">
          <table:table-cell table:style-name="ce70" office:value-type="string">
            <text:p>SP</text:p>
          </table:table-cell>
          <table:table-cell table:style-name="ce73" table:formula="of:=[.B5]*7+42" office:value-type="float" office:value="259">
            <text:p>259 </text:p>
          </table:table-cell>
          <table:table-cell table:number-columns-repeated="254"/>
        </table:table-row>
        <table:table-row table:style-name="ro1">
          <table:table-cell table:style-name="ce71" office:value-type="string">
            <text:p>W</text:p>
          </table:table-cell>
          <table:table-cell table:style-name="ce74" table:formula="of:=[.B6]*5+[$skills.$C$21]*13+50" office:value-type="float" office:value="590">
            <text:p>590</text:p>
          </table:table-cell>
          <table:table-cell table:style-name="ce77" table:formula="of:=[.B12]*1.3" office:value-type="float" office:value="767">
            <text:p>767</text:p>
          </table:table-cell>
          <table:table-cell office:value-type="string">
            <text:p>*water circulates after 30 rounds</text:p>
          </table:table-cell>
          <table:table-cell table:number-columns-repeated="6"/>
          <table:table-cell office:value-type="string">
            <text:p>potential total water while still suit is cycling (135%)</text:p>
          </table:table-cell>
          <table:table-cell table:number-columns-repeated="245"/>
        </table:table-row>
        <table:table-row table:style-name="ro1">
          <table:table-cell table:style-name="ce25" office:value-type="string">
            <text:p>Prnd</text:p>
          </table:table-cell>
          <table:table-cell table:style-name="ce75" table:formula="of:=ROUNDDOWN([.B12]/30)" office:value-type="float" office:value="19">
            <text:p>19</text:p>
          </table:table-cell>
          <table:table-cell table:style-name="ce75" table:formula="of:=ROUNDDOWN([.C12]/30;0)" office:value-type="float" office:value="25">
            <text:p>25</text:p>
          </table:table-cell>
          <table:table-cell table:number-columns-repeated="253"/>
        </table:table-row>
        <table:table-row table:style-name="ro1">
          <table:table-cell table:number-columns-repeated="10"/>
          <table:table-cell table:style-name="ce76"/>
          <table:table-cell table:number-columns-repeated="245"/>
        </table:table-row>
        <table:table-row table:style-name="ro1">
          <table:table-cell table:style-name="ce1" office:value-type="string">
            <text:p>Lvl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0">
            <text:p>90</text:p>
          </table:table-cell>
          <table:table-cell table:style-name="ce78" office:value-type="float" office:value="100">
            <text:p>100</text:p>
          </table:table-cell>
          <table:table-cell table:style-name="ce78" office:value-type="float" office:value="110">
            <text:p>110</text:p>
          </table:table-cell>
          <table:table-cell table:style-name="ce78" office:value-type="float" office:value="120">
            <text:p>120</text:p>
          </table:table-cell>
          <table:table-cell table:number-columns-repeated="245"/>
        </table:table-row>
        <table:table-row table:style-name="ro1">
          <table:table-cell office:value-type="string">
            <text:p>Str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style-name="ce50" table:formula="of:=[.K16]/SUM([.K$15:.K$20])" office:value-type="percentage" office:value="0.172661870503597">
            <text:p>17.27%</text:p>
          </table:table-cell>
          <table:table-cell table:number-columns-repeated="244"/>
        </table:table-row>
        <table:table-row table:style-name="ro1">
          <table:table-cell office:value-type="string">
            <text:p>Dex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style-name="ce50" table:formula="of:=[.K17]/SUM([.K$15:.K$20])" office:value-type="percentage" office:value="0.172661870503597">
            <text:p>17.27%</text:p>
          </table:table-cell>
          <table:table-cell table:number-columns-repeated="244"/>
        </table:table-row>
        <table:table-row table:style-name="ro1">
          <table:table-cell office:value-type="string">
            <text:p>Wis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style-name="ce50" table:formula="of:=[.K18]/SUM([.K$15:.K$20])" office:value-type="percentage" office:value="0.172661870503597">
            <text:p>17.27%</text:p>
          </table:table-cell>
          <table:table-cell table:number-columns-repeated="244"/>
        </table:table-row>
        <table:table-row table:style-name="ro1">
          <table:table-cell office:value-type="string">
            <text:p>Int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2" office:value-type="float" office:value="80">
            <text:p>80</text:p>
          </table:table-cell>
          <table:table-cell office:value-type="float" office:value="50">
            <text:p>50</text:p>
          </table:table-cell>
          <table:table-cell table:style-name="ce50" table:formula="of:=[.K19]/SUM([.K$15:.K$20])" office:value-type="percentage" office:value="0.0719424460431655">
            <text:p>7.19%</text:p>
          </table:table-cell>
          <table:table-cell table:number-columns-repeated="244"/>
        </table:table-row>
        <table:table-row table:style-name="ro1">
          <table:table-cell office:value-type="string">
            <text:p>Con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65">
            <text:p>165</text:p>
          </table:table-cell>
          <table:table-cell table:style-name="ce50" table:formula="of:=[.K20]/SUM([.K$15:.K$20])" office:value-type="percentage" office:value="0.237410071942446">
            <text:p>23.74%</text:p>
          </table:table-cell>
          <table:table-cell table:number-columns-repeated="244"/>
        </table:table-row>
        <table:table-row table:style-name="ro1">
          <table:table-cell office:value-type="string">
            <text:p>Cha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7"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50" table:formula="of:=[.K21]/SUM([.K$15:.K$20])" office:value-type="percentage" office:value="0.0719424460431655">
            <text:p>7.19%</text:p>
          </table:table-cell>
          <table:table-cell table:number-columns-repeated="244"/>
        </table:table-row>
        <table:table-row table:style-name="ro1">
          <table:table-cell office:value-type="string">
            <text:p>Used</text:p>
          </table:table-cell>
          <table:table-cell table:formula="of:=SUM([.B16:.B21])" office:value-type="float" office:value="176">
            <text:p>176</text:p>
          </table:table-cell>
          <table:table-cell table:formula="of:=SUM([.C16:.C21])" office:value-type="float" office:value="225">
            <text:p>225</text:p>
          </table:table-cell>
          <table:table-cell table:formula="of:=SUM([.D16:.D21])" office:value-type="float" office:value="276">
            <text:p>276</text:p>
          </table:table-cell>
          <table:table-cell table:formula="of:=SUM([.E16:.E21])" office:value-type="float" office:value="326">
            <text:p>326</text:p>
          </table:table-cell>
          <table:table-cell table:formula="of:=SUM([.F16:.F21])" office:value-type="float" office:value="376">
            <text:p>376</text:p>
          </table:table-cell>
          <table:table-cell table:formula="of:=SUM([.G16:.G21])" office:value-type="float" office:value="426">
            <text:p>426</text:p>
          </table:table-cell>
          <table:table-cell table:formula="of:=SUM([.H16:.H21])" office:value-type="float" office:value="476">
            <text:p>476</text:p>
          </table:table-cell>
          <table:table-cell table:formula="of:=SUM([.I16:.I21])" office:value-type="float" office:value="526">
            <text:p>526</text:p>
          </table:table-cell>
          <table:table-cell table:formula="of:=SUM([.J16:.J21])" office:value-type="float" office:value="576">
            <text:p>576</text:p>
          </table:table-cell>
          <table:table-cell table:formula="of:=SUM([.K16:.K21])" office:value-type="float" office:value="625">
            <text:p>625</text:p>
          </table:table-cell>
          <table:table-cell table:number-columns-repeated="245"/>
        </table:table-row>
        <table:table-row table:style-name="ro1">
          <table:table-cell office:value-type="string">
            <text:p>Max</text:p>
          </table:table-cell>
          <table:table-cell table:formula="of:=[.B15]*5+26" office:value-type="float" office:value="176">
            <text:p>176</text:p>
          </table:table-cell>
          <table:table-cell table:formula="of:=[.C15]*5+26" office:value-type="float" office:value="226">
            <text:p>226</text:p>
          </table:table-cell>
          <table:table-cell table:formula="of:=[.D15]*5+26" office:value-type="float" office:value="276">
            <text:p>276</text:p>
          </table:table-cell>
          <table:table-cell table:formula="of:=[.E15]*5+26" office:value-type="float" office:value="326">
            <text:p>326</text:p>
          </table:table-cell>
          <table:table-cell table:formula="of:=[.F15]*5+26" office:value-type="float" office:value="376">
            <text:p>376</text:p>
          </table:table-cell>
          <table:table-cell table:formula="of:=[.G15]*5+26" office:value-type="float" office:value="426">
            <text:p>426</text:p>
          </table:table-cell>
          <table:table-cell table:formula="of:=[.H15]*5+26" office:value-type="float" office:value="476">
            <text:p>476</text:p>
          </table:table-cell>
          <table:table-cell table:formula="of:=[.I15]*5+26" office:value-type="float" office:value="526">
            <text:p>526</text:p>
          </table:table-cell>
          <table:table-cell table:formula="of:=[.J15]*5+26" office:value-type="float" office:value="576">
            <text:p>576</text:p>
          </table:table-cell>
          <table:table-cell table:formula="of:=[.K15]*5+26" office:value-type="float" office:value="626">
            <text:p>626</text:p>
          </table:table-cell>
          <table:table-cell table:number-columns-repeated="245"/>
        </table:table-row>
        <table:table-row table:style-name="ro1">
          <table:table-cell table:style-name="ce69" office:value-type="string">
            <text:p>HP</text:p>
          </table:table-cell>
          <table:table-cell table:style-name="ce72" table:formula="of:=([.B20]+[.$C$6]-[.$B$6])*10+42+([.B15]*2)" office:value-type="float" office:value="652">
            <text:p>652 </text:p>
          </table:table-cell>
          <table:table-cell table:style-name="ce72" table:formula="of:=([.C20]+[.$C$6]-[.$B$6])*10+42+([.C15]*2)" office:value-type="float" office:value="822">
            <text:p>822 </text:p>
          </table:table-cell>
          <table:table-cell table:style-name="ce72" table:formula="of:=([.D20]+[.$C$6]-[.$B$6])*10+42+([.D15]*2)" office:value-type="float" office:value="892">
            <text:p>892 </text:p>
          </table:table-cell>
          <table:table-cell table:style-name="ce72" table:formula="of:=([.E20]+[.$C$6]-[.$B$6])*10+42+([.E15]*2)" office:value-type="float" office:value="1012">
            <text:p>1,012 </text:p>
          </table:table-cell>
          <table:table-cell table:style-name="ce72" table:formula="of:=([.F20]+[.$C$6]-[.$B$6])*10+42+([.F15]*2)" office:value-type="float" office:value="1132">
            <text:p>1,132 </text:p>
          </table:table-cell>
          <table:table-cell table:style-name="ce72" table:formula="of:=([.G20]+[.$C$6]-[.$B$6])*10+42+([.G15]*2)" office:value-type="float" office:value="1302">
            <text:p>1,302 </text:p>
          </table:table-cell>
          <table:table-cell table:style-name="ce72" table:formula="of:=([.H20]+[.$C$6]-[.$B$6])*10+42+([.H15]*2)" office:value-type="float" office:value="1622">
            <text:p>1,622 </text:p>
          </table:table-cell>
          <table:table-cell table:style-name="ce72" table:formula="of:=([.I20]+[.$C$6]-[.$B$6])*10+42+([.I15]*2)" office:value-type="float" office:value="1842">
            <text:p>1,842 </text:p>
          </table:table-cell>
          <table:table-cell table:style-name="ce72" table:formula="of:=([.J20]+[.$C$6]-[.$B$6])*10+42+([.J15]*2)" office:value-type="float" office:value="2062">
            <text:p>2,062 </text:p>
          </table:table-cell>
          <table:table-cell table:style-name="ce72" table:formula="of:=([.K20]+[.$C$6]-[.$B$6])*10+42+([.K15]*2)" office:value-type="float" office:value="2132">
            <text:p>2,132 </text:p>
          </table:table-cell>
          <table:table-cell table:number-columns-repeated="245"/>
        </table:table-row>
        <table:table-row table:style-name="ro1">
          <table:table-cell table:style-name="ce70" office:value-type="string">
            <text:p>SP</text:p>
          </table:table-cell>
          <table:table-cell table:style-name="ce73" table:formula="of:=[.B19]*7+42" office:value-type="float" office:value="252">
            <text:p>252 </text:p>
          </table:table-cell>
          <table:table-cell table:style-name="ce73" table:formula="of:=[.C19]*7+42" office:value-type="float" office:value="252">
            <text:p>252 </text:p>
          </table:table-cell>
          <table:table-cell table:style-name="ce73" table:formula="of:=[.D19]*7+42" office:value-type="float" office:value="392">
            <text:p>392 </text:p>
          </table:table-cell>
          <table:table-cell table:style-name="ce73" table:formula="of:=[.E19]*7+42" office:value-type="float" office:value="462">
            <text:p>462 </text:p>
          </table:table-cell>
          <table:table-cell table:style-name="ce73" table:formula="of:=[.F19]*7+42" office:value-type="float" office:value="532">
            <text:p>532 </text:p>
          </table:table-cell>
          <table:table-cell table:style-name="ce73" table:formula="of:=[.G19]*7+42" office:value-type="float" office:value="602">
            <text:p>602 </text:p>
          </table:table-cell>
          <table:table-cell table:style-name="ce73" table:formula="of:=[.H19]*7+42" office:value-type="float" office:value="672">
            <text:p>672 </text:p>
          </table:table-cell>
          <table:table-cell table:style-name="ce73" table:formula="of:=[.I19]*7+42" office:value-type="float" office:value="602">
            <text:p>602 </text:p>
          </table:table-cell>
          <table:table-cell table:style-name="ce73" table:formula="of:=[.J19]*7+42" office:value-type="float" office:value="602">
            <text:p>602 </text:p>
          </table:table-cell>
          <table:table-cell table:style-name="ce73" table:formula="of:=[.K19]*7+42" office:value-type="float" office:value="392">
            <text:p>392 </text:p>
          </table:table-cell>
          <table:table-cell table:number-columns-repeated="245"/>
        </table:table-row>
        <table:table-row table:style-name="ro1">
          <table:table-cell table:style-name="ce71" office:value-type="string">
            <text:p>W</text:p>
          </table:table-cell>
          <table:table-cell table:style-name="ce74" table:formula="of:=[.B20]*5+[$skills.$C$21]*13+50" office:value-type="float" office:value="485">
            <text:p>485</text:p>
          </table:table-cell>
          <table:table-cell table:style-name="ce74" table:formula="of:=[.C20]*5+[$skills.$C$21]*13+50" office:value-type="float" office:value="560">
            <text:p>560</text:p>
          </table:table-cell>
          <table:table-cell table:style-name="ce74" table:formula="of:=[.D20]*5+[$skills.$C$21]*13+50" office:value-type="float" office:value="585">
            <text:p>585</text:p>
          </table:table-cell>
          <table:table-cell table:style-name="ce74" table:formula="of:=[.E20]*5+[$skills.$C$21]*13+50" office:value-type="float" office:value="635">
            <text:p>635</text:p>
          </table:table-cell>
          <table:table-cell table:style-name="ce74" table:formula="of:=[.F20]*5+[$skills.$C$21]*13+50" office:value-type="float" office:value="685">
            <text:p>685</text:p>
          </table:table-cell>
          <table:table-cell table:style-name="ce74" table:formula="of:=[.G20]*5+[$skills.$C$21]*13+50" office:value-type="float" office:value="760">
            <text:p>760</text:p>
          </table:table-cell>
          <table:table-cell table:style-name="ce74" table:formula="of:=[.H20]*5+[$skills.$C$21]*13+50" office:value-type="float" office:value="910">
            <text:p>910</text:p>
          </table:table-cell>
          <table:table-cell table:style-name="ce74" table:formula="of:=[.I20]*5+[$skills.$C$21]*13+50" office:value-type="float" office:value="1010">
            <text:p>1,010</text:p>
          </table:table-cell>
          <table:table-cell table:style-name="ce74" table:formula="of:=[.J20]*5+[$skills.$C$21]*13+50" office:value-type="float" office:value="1110">
            <text:p>1,110</text:p>
          </table:table-cell>
          <table:table-cell table:style-name="ce74" table:formula="of:=[.K20]*5+[$skills.$C$21]*13+50" office:value-type="float" office:value="1135">
            <text:p>1,135</text:p>
          </table:table-cell>
          <table:table-cell table:number-columns-repeated="245"/>
        </table:table-row>
        <table:table-row table:style-name="ro1">
          <table:table-cell table:style-name="ce71" office:value-type="string">
            <text:p>Wr</text:p>
          </table:table-cell>
          <table:table-cell table:style-name="ce74" table:formula="of:=ROUNDDOWN([.B26]/30)" office:value-type="float" office:value="16">
            <text:p>16</text:p>
          </table:table-cell>
          <table:table-cell table:style-name="ce74" table:formula="of:=ROUNDDOWN([.C26]/30)" office:value-type="float" office:value="18">
            <text:p>18</text:p>
          </table:table-cell>
          <table:table-cell table:style-name="ce74" table:formula="of:=ROUNDDOWN([.D26]/30)" office:value-type="float" office:value="19">
            <text:p>19</text:p>
          </table:table-cell>
          <table:table-cell table:style-name="ce74" table:formula="of:=ROUNDDOWN([.E26]/30)" office:value-type="float" office:value="21">
            <text:p>21</text:p>
          </table:table-cell>
          <table:table-cell table:style-name="ce74" table:formula="of:=ROUNDDOWN([.F26]/30)" office:value-type="float" office:value="22">
            <text:p>22</text:p>
          </table:table-cell>
          <table:table-cell table:style-name="ce74" table:formula="of:=ROUNDDOWN([.G26]/30)" office:value-type="float" office:value="25">
            <text:p>25</text:p>
          </table:table-cell>
          <table:table-cell table:style-name="ce74" table:formula="of:=ROUNDDOWN([.H26]/30)" office:value-type="float" office:value="30">
            <text:p>30</text:p>
          </table:table-cell>
          <table:table-cell table:style-name="ce74" table:formula="of:=ROUNDDOWN([.I26]/30)" office:value-type="float" office:value="33">
            <text:p>33</text:p>
          </table:table-cell>
          <table:table-cell table:style-name="ce74" table:formula="of:=ROUNDDOWN([.J26]/30)" office:value-type="float" office:value="37">
            <text:p>37</text:p>
          </table:table-cell>
          <table:table-cell table:style-name="ce74" table:formula="of:=ROUNDDOWN([.K26]/30)" office:value-type="float" office:value="37">
            <text:p>37</text:p>
          </table:table-cell>
          <table:table-cell table:number-columns-repeated="245"/>
        </table:table-row>
        <table:table-row table:style-name="ro1">
          <table:table-cell office:value-type="string">
            <text:p>PW</text:p>
          </table:table-cell>
          <table:table-cell table:style-name="ce76" table:formula="of:=[.B26]*1.3" office:value-type="float" office:value="630.5">
            <text:p>631 </text:p>
          </table:table-cell>
          <table:table-cell table:style-name="ce76" table:formula="of:=[.C26]*1.3" office:value-type="float" office:value="728">
            <text:p>728 </text:p>
          </table:table-cell>
          <table:table-cell table:style-name="ce76" table:formula="of:=[.D26]*1.3" office:value-type="float" office:value="760.5">
            <text:p>761 </text:p>
          </table:table-cell>
          <table:table-cell table:style-name="ce76" table:formula="of:=[.E26]*1.3" office:value-type="float" office:value="825.5">
            <text:p>826 </text:p>
          </table:table-cell>
          <table:table-cell table:style-name="ce76" table:formula="of:=[.F26]*1.3" office:value-type="float" office:value="890.5">
            <text:p>891 </text:p>
          </table:table-cell>
          <table:table-cell table:style-name="ce76" table:formula="of:=[.G26]*1.3" office:value-type="float" office:value="988">
            <text:p>988 </text:p>
          </table:table-cell>
          <table:table-cell table:style-name="ce76" table:formula="of:=[.H26]*1.3" office:value-type="float" office:value="1183">
            <text:p>1,183 </text:p>
          </table:table-cell>
          <table:table-cell table:style-name="ce76" table:formula="of:=[.I26]*1.3" office:value-type="float" office:value="1313">
            <text:p>1,313 </text:p>
          </table:table-cell>
          <table:table-cell table:style-name="ce76" table:formula="of:=[.J26]*1.3" office:value-type="float" office:value="1443">
            <text:p>1,443 </text:p>
          </table:table-cell>
          <table:table-cell table:style-name="ce76" table:formula="of:=[.K26]*1.3" office:value-type="float" office:value="1475.5">
            <text:p>1,476 </text:p>
          </table:table-cell>
          <table:table-cell table:number-columns-repeated="245"/>
        </table:table-row>
        <table:table-row table:style-name="ro1">
          <table:table-cell office:value-type="string">
            <text:p>Prnd</text:p>
          </table:table-cell>
          <table:table-cell table:style-name="ce76" table:formula="of:=ROUNDDOWN([.B28]/30)" office:value-type="float" office:value="21">
            <text:p>21 </text:p>
          </table:table-cell>
          <table:table-cell table:style-name="ce76" table:formula="of:=ROUNDDOWN([.C28]/30)" office:value-type="float" office:value="24">
            <text:p>24 </text:p>
          </table:table-cell>
          <table:table-cell table:style-name="ce76" table:formula="of:=ROUNDDOWN([.D28]/30)" office:value-type="float" office:value="25">
            <text:p>25 </text:p>
          </table:table-cell>
          <table:table-cell table:style-name="ce76" table:formula="of:=ROUNDDOWN([.E28]/30)" office:value-type="float" office:value="27">
            <text:p>27 </text:p>
          </table:table-cell>
          <table:table-cell table:style-name="ce76" table:formula="of:=ROUNDDOWN([.F28]/30)" office:value-type="float" office:value="29">
            <text:p>29 </text:p>
          </table:table-cell>
          <table:table-cell table:style-name="ce76" table:formula="of:=ROUNDDOWN([.G28]/30)" office:value-type="float" office:value="32">
            <text:p>32 </text:p>
          </table:table-cell>
          <table:table-cell table:style-name="ce76" table:formula="of:=ROUNDDOWN([.H28]/30)" office:value-type="float" office:value="39">
            <text:p>39 </text:p>
          </table:table-cell>
          <table:table-cell table:style-name="ce76" table:formula="of:=ROUNDDOWN([.I28]/30)" office:value-type="float" office:value="43">
            <text:p>43 </text:p>
          </table:table-cell>
          <table:table-cell table:style-name="ce76" table:formula="of:=ROUNDDOWN([.J28]/30)" office:value-type="float" office:value="48">
            <text:p>48 </text:p>
          </table:table-cell>
          <table:table-cell table:style-name="ce76" table:formula="of:=ROUNDDOWN([.K28]/30)" office:value-type="float" office:value="49">
            <text:p>49 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Lvl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0">
            <text:p>90</text:p>
          </table:table-cell>
          <table:table-cell table:style-name="ce78" office:value-type="float" office:value="100">
            <text:p>100</text:p>
          </table:table-cell>
          <table:table-cell table:style-name="ce78" office:value-type="float" office:value="110">
            <text:p>110</text:p>
          </table:table-cell>
          <table:table-cell table:style-name="ce78" office:value-type="float" office:value="120">
            <text:p>120</text:p>
          </table:table-cell>
          <table:table-cell table:number-columns-repeated="245"/>
        </table:table-row>
        <table:table-row table:style-name="ro1">
          <table:table-cell office:value-type="string">
            <text:p>Str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table:number-columns-repeated="245"/>
        </table:table-row>
        <table:table-row table:style-name="ro1">
          <table:table-cell office:value-type="string">
            <text:p>Dex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245"/>
        </table:table-row>
        <table:table-row table:style-name="ro1">
          <table:table-cell office:value-type="string">
            <text:p>Wis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45"/>
        </table:table-row>
        <table:table-row table:style-name="ro1">
          <table:table-cell office:value-type="string">
            <text:p>Int</text:p>
          </table:table-cell>
          <table:table-cell table:number-columns-repeated="4"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3" office:value-type="float" office:value="50">
            <text:p>50</text:p>
          </table:table-cell>
          <table:table-cell table:number-columns-repeated="245"/>
        </table:table-row>
        <table:table-row table:style-name="ro1">
          <table:table-cell office:value-type="string">
            <text:p>Con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table:number-columns-repeated="245"/>
        </table:table-row>
        <table:table-row table:style-name="ro1">
          <table:table-cell office:value-type="string">
            <text:p>Cha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5"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table:number-columns-repeated="245"/>
        </table:table-row>
        <table:table-row table:style-name="ro1">
          <table:table-cell office:value-type="string">
            <text:p>Used</text:p>
          </table:table-cell>
          <table:table-cell table:formula="of:=SUM([.B32:.B37])" office:value-type="float" office:value="175">
            <text:p>175</text:p>
          </table:table-cell>
          <table:table-cell table:formula="of:=SUM([.C32:.C37])" office:value-type="float" office:value="225">
            <text:p>225</text:p>
          </table:table-cell>
          <table:table-cell table:formula="of:=SUM([.D32:.D37])" office:value-type="float" office:value="275">
            <text:p>275</text:p>
          </table:table-cell>
          <table:table-cell table:formula="of:=SUM([.E32:.E37])" office:value-type="float" office:value="325">
            <text:p>325</text:p>
          </table:table-cell>
          <table:table-cell table:formula="of:=SUM([.F32:.F37])" office:value-type="float" office:value="375">
            <text:p>375</text:p>
          </table:table-cell>
          <table:table-cell table:formula="of:=SUM([.G32:.G37])" office:value-type="float" office:value="425">
            <text:p>425</text:p>
          </table:table-cell>
          <table:table-cell table:formula="of:=SUM([.H32:.H37])" office:value-type="float" office:value="475">
            <text:p>475</text:p>
          </table:table-cell>
          <table:table-cell table:formula="of:=SUM([.I32:.I37])" office:value-type="float" office:value="525">
            <text:p>525</text:p>
          </table:table-cell>
          <table:table-cell table:formula="of:=SUM([.J32:.J37])" office:value-type="float" office:value="575">
            <text:p>575</text:p>
          </table:table-cell>
          <table:table-cell table:formula="of:=SUM([.K32:.K37])" office:value-type="float" office:value="620">
            <text:p>620</text:p>
          </table:table-cell>
          <table:table-cell table:number-columns-repeated="245"/>
        </table:table-row>
        <table:table-row table:style-name="ro1">
          <table:table-cell office:value-type="string">
            <text:p>Max</text:p>
          </table:table-cell>
          <table:table-cell table:formula="of:=[.B31]*5+26" office:value-type="float" office:value="176">
            <text:p>176</text:p>
          </table:table-cell>
          <table:table-cell table:formula="of:=[.C31]*5+26" office:value-type="float" office:value="226">
            <text:p>226</text:p>
          </table:table-cell>
          <table:table-cell table:formula="of:=[.D31]*5+26" office:value-type="float" office:value="276">
            <text:p>276</text:p>
          </table:table-cell>
          <table:table-cell table:formula="of:=[.E31]*5+26" office:value-type="float" office:value="326">
            <text:p>326</text:p>
          </table:table-cell>
          <table:table-cell table:formula="of:=[.F31]*5+26" office:value-type="float" office:value="376">
            <text:p>376</text:p>
          </table:table-cell>
          <table:table-cell table:formula="of:=[.G31]*5+26" office:value-type="float" office:value="426">
            <text:p>426</text:p>
          </table:table-cell>
          <table:table-cell table:formula="of:=[.H31]*5+26" office:value-type="float" office:value="476">
            <text:p>476</text:p>
          </table:table-cell>
          <table:table-cell table:formula="of:=[.I31]*5+26" office:value-type="float" office:value="526">
            <text:p>526</text:p>
          </table:table-cell>
          <table:table-cell table:formula="of:=[.J31]*5+26" office:value-type="float" office:value="576">
            <text:p>576</text:p>
          </table:table-cell>
          <table:table-cell table:formula="of:=[.K31]*5+26" office:value-type="float" office:value="626">
            <text:p>626</text:p>
          </table:table-cell>
          <table:table-cell table:number-columns-repeated="245"/>
        </table:table-row>
        <table:table-row table:style-name="ro1">
          <table:table-cell table:style-name="ce69" office:value-type="string">
            <text:p>HP</text:p>
          </table:table-cell>
          <table:table-cell table:style-name="ce72" table:formula="of:=([.B36]+[.$C$6]-[.$B$6])*10+42+([.B31]*2)" office:value-type="float" office:value="752">
            <text:p>752 </text:p>
          </table:table-cell>
          <table:table-cell table:style-name="ce72" table:formula="of:=([.C36]+[.$C$6]-[.$B$6])*10+42+([.C31]*2)" office:value-type="float" office:value="922">
            <text:p>922 </text:p>
          </table:table-cell>
          <table:table-cell table:style-name="ce72" table:formula="of:=([.D36]+[.$C$6]-[.$B$6])*10+42+([.D31]*2)" office:value-type="float" office:value="1092">
            <text:p>1,092 </text:p>
          </table:table-cell>
          <table:table-cell table:style-name="ce72" table:formula="of:=([.E36]+[.$C$6]-[.$B$6])*10+42+([.E31]*2)" office:value-type="float" office:value="1262">
            <text:p>1,262 </text:p>
          </table:table-cell>
          <table:table-cell table:style-name="ce72" table:formula="of:=([.F36]+[.$C$6]-[.$B$6])*10+42+([.F31]*2)" office:value-type="float" office:value="1432">
            <text:p>1,432 </text:p>
          </table:table-cell>
          <table:table-cell table:style-name="ce72" table:formula="of:=([.G36]+[.$C$6]-[.$B$6])*10+42+([.G31]*2)" office:value-type="float" office:value="1602">
            <text:p>1,602 </text:p>
          </table:table-cell>
          <table:table-cell table:style-name="ce72" table:formula="of:=([.H36]+[.$C$6]-[.$B$6])*10+42+([.H31]*2)" office:value-type="float" office:value="1772">
            <text:p>1,772 </text:p>
          </table:table-cell>
          <table:table-cell table:style-name="ce72" table:formula="of:=([.I36]+[.$C$6]-[.$B$6])*10+42+([.I31]*2)" office:value-type="float" office:value="1942">
            <text:p>1,942 </text:p>
          </table:table-cell>
          <table:table-cell table:style-name="ce72" table:formula="of:=([.J36]+[.$C$6]-[.$B$6])*10+42+([.J31]*2)" office:value-type="float" office:value="2112">
            <text:p>2,112 </text:p>
          </table:table-cell>
          <table:table-cell table:style-name="ce72" table:formula="of:=([.K36]+[.$C$6]-[.$B$6])*10+42+([.K31]*2)" office:value-type="float" office:value="2282">
            <text:p>2,282 </text:p>
          </table:table-cell>
          <table:table-cell table:number-columns-repeated="245"/>
        </table:table-row>
        <table:table-row table:style-name="ro1">
          <table:table-cell table:style-name="ce70" office:value-type="string">
            <text:p>SP</text:p>
          </table:table-cell>
          <table:table-cell table:style-name="ce73" table:formula="of:=[.B35]*7+42" office:value-type="float" office:value="252">
            <text:p>252 </text:p>
          </table:table-cell>
          <table:table-cell table:style-name="ce73" table:formula="of:=[.C35]*7+42" office:value-type="float" office:value="252">
            <text:p>252 </text:p>
          </table:table-cell>
          <table:table-cell table:style-name="ce73" table:formula="of:=[.D35]*7+42" office:value-type="float" office:value="252">
            <text:p>252 </text:p>
          </table:table-cell>
          <table:table-cell table:style-name="ce73" table:formula="of:=[.E35]*7+42" office:value-type="float" office:value="252">
            <text:p>252 </text:p>
          </table:table-cell>
          <table:table-cell table:style-name="ce73" table:formula="of:=[.F35]*7+42" office:value-type="float" office:value="287">
            <text:p>287 </text:p>
          </table:table-cell>
          <table:table-cell table:style-name="ce73" table:formula="of:=[.G35]*7+42" office:value-type="float" office:value="322">
            <text:p>322 </text:p>
          </table:table-cell>
          <table:table-cell table:style-name="ce73" table:formula="of:=[.H35]*7+42" office:value-type="float" office:value="357">
            <text:p>357 </text:p>
          </table:table-cell>
          <table:table-cell table:style-name="ce73" table:formula="of:=[.I35]*7+42" office:value-type="float" office:value="392">
            <text:p>392 </text:p>
          </table:table-cell>
          <table:table-cell table:style-name="ce73" table:formula="of:=[.J35]*7+42" office:value-type="float" office:value="392">
            <text:p>392 </text:p>
          </table:table-cell>
          <table:table-cell table:style-name="ce73" table:formula="of:=[.K35]*7+42" office:value-type="float" office:value="392">
            <text:p>392 </text:p>
          </table:table-cell>
          <table:table-cell table:number-columns-repeated="245"/>
        </table:table-row>
        <table:table-row table:style-name="ro1">
          <table:table-cell table:style-name="ce71" office:value-type="string">
            <text:p>W</text:p>
          </table:table-cell>
          <table:table-cell table:style-name="ce74" table:formula="of:=[.B36]*5+[$skills.$C$21]*13+50" office:value-type="float" office:value="535">
            <text:p>535</text:p>
          </table:table-cell>
          <table:table-cell table:style-name="ce74" table:formula="of:=[.C36]*5+[$skills.$C$21]*13+50" office:value-type="float" office:value="610">
            <text:p>610</text:p>
          </table:table-cell>
          <table:table-cell table:style-name="ce74" table:formula="of:=[.D36]*5+[$skills.$C$21]*13+50" office:value-type="float" office:value="685">
            <text:p>685</text:p>
          </table:table-cell>
          <table:table-cell table:style-name="ce74" table:formula="of:=[.E36]*5+[$skills.$C$21]*13+50" office:value-type="float" office:value="760">
            <text:p>760</text:p>
          </table:table-cell>
          <table:table-cell table:style-name="ce74" table:formula="of:=[.F36]*5+[$skills.$C$21]*13+50" office:value-type="float" office:value="835">
            <text:p>835</text:p>
          </table:table-cell>
          <table:table-cell table:style-name="ce74" table:formula="of:=[.G36]*5+[$skills.$C$21]*13+50" office:value-type="float" office:value="910">
            <text:p>910</text:p>
          </table:table-cell>
          <table:table-cell table:style-name="ce74" table:formula="of:=[.H36]*5+[$skills.$C$21]*13+50" office:value-type="float" office:value="985">
            <text:p>985</text:p>
          </table:table-cell>
          <table:table-cell table:style-name="ce74" table:formula="of:=[.I36]*5+[$skills.$C$21]*13+50" office:value-type="float" office:value="1060">
            <text:p>1,060</text:p>
          </table:table-cell>
          <table:table-cell table:style-name="ce74" table:formula="of:=[.J36]*5+[$skills.$C$21]*13+50" office:value-type="float" office:value="1135">
            <text:p>1,135</text:p>
          </table:table-cell>
          <table:table-cell table:style-name="ce74" table:formula="of:=[.K36]*5+[$skills.$C$21]*13+50" office:value-type="float" office:value="1210">
            <text:p>1,210</text:p>
          </table:table-cell>
          <table:table-cell table:number-columns-repeated="245"/>
        </table:table-row>
        <table:table-row table:style-name="ro1">
          <table:table-cell table:style-name="ce71" office:value-type="string">
            <text:p>Wr</text:p>
          </table:table-cell>
          <table:table-cell table:style-name="ce74" table:formula="of:=ROUNDDOWN([.B42]/30)" office:value-type="float" office:value="17">
            <text:p>17</text:p>
          </table:table-cell>
          <table:table-cell table:style-name="ce74" table:formula="of:=ROUNDDOWN([.C42]/30)" office:value-type="float" office:value="20">
            <text:p>20</text:p>
          </table:table-cell>
          <table:table-cell table:style-name="ce74" table:formula="of:=ROUNDDOWN([.D42]/30)" office:value-type="float" office:value="22">
            <text:p>22</text:p>
          </table:table-cell>
          <table:table-cell table:style-name="ce74" table:formula="of:=ROUNDDOWN([.E42]/30)" office:value-type="float" office:value="25">
            <text:p>25</text:p>
          </table:table-cell>
          <table:table-cell table:style-name="ce74" table:formula="of:=ROUNDDOWN([.F42]/30)" office:value-type="float" office:value="27">
            <text:p>27</text:p>
          </table:table-cell>
          <table:table-cell table:style-name="ce74" table:formula="of:=ROUNDDOWN([.G42]/30)" office:value-type="float" office:value="30">
            <text:p>30</text:p>
          </table:table-cell>
          <table:table-cell table:style-name="ce74" table:formula="of:=ROUNDDOWN([.H42]/30)" office:value-type="float" office:value="32">
            <text:p>32</text:p>
          </table:table-cell>
          <table:table-cell table:style-name="ce74" table:formula="of:=ROUNDDOWN([.I42]/30)" office:value-type="float" office:value="35">
            <text:p>35</text:p>
          </table:table-cell>
          <table:table-cell table:style-name="ce74" table:formula="of:=ROUNDDOWN([.J42]/30)" office:value-type="float" office:value="37">
            <text:p>37</text:p>
          </table:table-cell>
          <table:table-cell table:style-name="ce74" table:formula="of:=ROUNDDOWN([.K42]/30)" office:value-type="float" office:value="40">
            <text:p>40</text:p>
          </table:table-cell>
          <table:table-cell table:number-columns-repeated="245"/>
        </table:table-row>
        <table:table-row table:style-name="ro1">
          <table:table-cell office:value-type="string">
            <text:p>PW</text:p>
          </table:table-cell>
          <table:table-cell table:style-name="ce76" table:formula="of:=[.B42]*1.3" office:value-type="float" office:value="695.5">
            <text:p>696 </text:p>
          </table:table-cell>
          <table:table-cell table:style-name="ce76" table:formula="of:=[.C42]*1.3" office:value-type="float" office:value="793">
            <text:p>793 </text:p>
          </table:table-cell>
          <table:table-cell table:style-name="ce76" table:formula="of:=[.D42]*1.3" office:value-type="float" office:value="890.5">
            <text:p>891 </text:p>
          </table:table-cell>
          <table:table-cell table:style-name="ce76" table:formula="of:=[.E42]*1.3" office:value-type="float" office:value="988">
            <text:p>988 </text:p>
          </table:table-cell>
          <table:table-cell table:style-name="ce76" table:formula="of:=[.F42]*1.3" office:value-type="float" office:value="1085.5">
            <text:p>1,086 </text:p>
          </table:table-cell>
          <table:table-cell table:style-name="ce76" table:formula="of:=[.G42]*1.3" office:value-type="float" office:value="1183">
            <text:p>1,183 </text:p>
          </table:table-cell>
          <table:table-cell table:style-name="ce76" table:formula="of:=[.H42]*1.3" office:value-type="float" office:value="1280.5">
            <text:p>1,281 </text:p>
          </table:table-cell>
          <table:table-cell table:style-name="ce76" table:formula="of:=[.I42]*1.3" office:value-type="float" office:value="1378">
            <text:p>1,378 </text:p>
          </table:table-cell>
          <table:table-cell table:style-name="ce76" table:formula="of:=[.J42]*1.3" office:value-type="float" office:value="1475.5">
            <text:p>1,476 </text:p>
          </table:table-cell>
          <table:table-cell table:style-name="ce76" table:formula="of:=[.K42]*1.3" office:value-type="float" office:value="1573">
            <text:p>1,573 </text:p>
          </table:table-cell>
          <table:table-cell table:number-columns-repeated="245"/>
        </table:table-row>
        <table:table-row table:style-name="ro1">
          <table:table-cell office:value-type="string">
            <text:p>Prnd</text:p>
          </table:table-cell>
          <table:table-cell table:style-name="ce76" table:formula="of:=ROUNDDOWN([.B44]/30)" office:value-type="float" office:value="23">
            <text:p>23 </text:p>
          </table:table-cell>
          <table:table-cell table:style-name="ce76" table:formula="of:=ROUNDDOWN([.C44]/30)" office:value-type="float" office:value="26">
            <text:p>26 </text:p>
          </table:table-cell>
          <table:table-cell table:style-name="ce76" table:formula="of:=ROUNDDOWN([.D44]/30)" office:value-type="float" office:value="29">
            <text:p>29 </text:p>
          </table:table-cell>
          <table:table-cell table:style-name="ce76" table:formula="of:=ROUNDDOWN([.E44]/30)" office:value-type="float" office:value="32">
            <text:p>32 </text:p>
          </table:table-cell>
          <table:table-cell table:style-name="ce76" table:formula="of:=ROUNDDOWN([.F44]/30)" office:value-type="float" office:value="36">
            <text:p>36 </text:p>
          </table:table-cell>
          <table:table-cell table:style-name="ce76" table:formula="of:=ROUNDDOWN([.G44]/30)" office:value-type="float" office:value="39">
            <text:p>39 </text:p>
          </table:table-cell>
          <table:table-cell table:style-name="ce76" table:formula="of:=ROUNDDOWN([.H44]/30)" office:value-type="float" office:value="42">
            <text:p>42 </text:p>
          </table:table-cell>
          <table:table-cell table:style-name="ce76" table:formula="of:=ROUNDDOWN([.I44]/30)" office:value-type="float" office:value="45">
            <text:p>45 </text:p>
          </table:table-cell>
          <table:table-cell table:style-name="ce76" table:formula="of:=ROUNDDOWN([.J44]/30)" office:value-type="float" office:value="49">
            <text:p>49 </text:p>
          </table:table-cell>
          <table:table-cell table:style-name="ce76" table:formula="of:=ROUNDDOWN([.K44]/30)" office:value-type="float" office:value="52">
            <text:p>52 </text:p>
          </table:table-cell>
          <table:table-cell table:number-columns-repeated="2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P1" style:volatile="true">
      <number:text> (</number:text>
      <number:number number:decimal-places="1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1" number:min-integer-digits="1" number:grouping="true"/>
    </number:number-style>
    <number:number-style style:name="N150">
      <number:number number:decimal-places="9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20"/>
    <style:style style:name="Excel_5f_CondFormat_5f_6_5f_1_5f_1" style:display-name="Excel_CondFormat_6_1_1" style:family="table-cell" style:parent-style-name="Default">
      <style:table-cell-properties fo:background-color="#ffcc99" fo:border="0.0138in solid #000000"/>
    </style:style>
    <style:style style:name="Excel_5f_CondFormat_5f_6_5f_1_5f_2" style:display-name="Excel_CondFormat_6_1_2" style:family="table-cell" style:parent-style-name="Default">
      <style:table-cell-properties fo:background-color="#ffff99" fo:border="0.0138in solid #000000"/>
    </style:style>
    <style:style style:name="Untitled1" style:family="table-cell" style:parent-style-name="Default">
      <style:table-cell-properties fo:background-color="#ffd320"/>
    </style:style>
    <style:style style:name="Untitled2" style:family="table-cell" style:parent-style-name="Default">
      <style:table-cell-properties fo:background-color="#ffffcc"/>
    </style:style>
    <style:style style:name="Untitled3" style:family="table-cell" style:parent-style-name="Default">
      <style:table-cell-properties fo:background-color="#ffd320"/>
    </style:style>
    <style:style style:name="Untitled4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1/05/2015</text:date>, <text:time>10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bels" style:display-name="PageStyle_label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kills" style:display-name="PageStyle_skil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pladna</meta:initial-creator>
    <meta:creation-date>2006-11-28T11:16:41</meta:creation-date>
    <dc:date>2015-01-05T10:41:19</dc:date>
    <meta:generator>OpenOffice/4.1.1$Unix OpenOffice.org_project/411m6$Build-9775</meta:generator>
    <meta:editing-duration>P2DT17H7M32S</meta:editing-duration>
    <meta:editing-cycles>293</meta:editing-cycles>
    <meta:document-statistic meta:table-count="8" meta:cell-count="3262" meta:object-count="0"/>
  </office:meta>
</office:document-meta>
</file>